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7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8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9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0">
      <text:list-level-style-bullet text:level="1" text:bullet-char=" 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 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 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 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 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 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 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 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 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1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2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15%"/>
    </style:style>
    <style:style style:name="T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" style:parent-style-name="Normal" style:list-style-name="LFO1" style:family="paragraph">
      <style:paragraph-properties fo:margin-bottom="0in" fo:line-height="115%"/>
    </style:style>
    <style:style style:name="T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" style:parent-style-name="Normal" style:list-style-name="LFO1" style:family="paragraph">
      <style:paragraph-properties fo:margin-bottom="0in" fo:line-height="115%"/>
    </style:style>
    <style:style style:name="T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" style:parent-style-name="Tipodeletrapredefinidodoparágrafo" style:family="text">
      <style:text-properties fo:font-size="11pt" style:font-size-asian="11pt" style:font-size-complex="11pt"/>
    </style:style>
    <style:style style:name="P8" style:parent-style-name="Normal" style:list-style-name="LFO1" style:family="paragraph">
      <style:paragraph-properties fo:margin-bottom="0in" fo:line-height="115%"/>
    </style:style>
    <style:style style:name="T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Tipodeletrapredefinidodoparágrafo" style:family="text">
      <style:text-properties fo:font-size="11pt" style:font-size-asian="11pt" style:font-size-complex="11pt"/>
    </style:style>
    <style:style style:name="P11" style:parent-style-name="Normal" style:list-style-name="LFO1" style:family="paragraph">
      <style:paragraph-properties fo:margin-bottom="0in" fo:line-height="115%"/>
    </style:style>
    <style:style style:name="T1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3" style:parent-style-name="Normal" style:list-style-name="LFO1" style:family="paragraph">
      <style:paragraph-properties fo:margin-bottom="0in" fo:line-height="115%"/>
    </style:style>
    <style:style style:name="T1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Tipodeletrapredefinidodoparágrafo" style:family="text">
      <style:text-properties fo:font-size="11pt" style:font-size-asian="11pt" style:font-size-complex="11pt"/>
    </style:style>
    <style:style style:name="P16" style:parent-style-name="Normal" style:list-style-name="LFO1" style:family="paragraph">
      <style:paragraph-properties fo:margin-bottom="0in" fo:line-height="115%"/>
    </style:style>
    <style:style style:name="T1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" style:parent-style-name="Tipodeletrapredefinidodoparágrafo" style:family="text">
      <style:text-properties fo:font-size="11pt" style:font-size-asian="11pt" style:font-size-complex="11pt"/>
    </style:style>
    <style:style style:name="P19" style:parent-style-name="Normal" style:list-style-name="LFO1" style:family="paragraph">
      <style:paragraph-properties fo:margin-bottom="0in" fo:line-height="115%"/>
    </style:style>
    <style:style style:name="T2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1" style:parent-style-name="Normal" style:list-style-name="LFO1" style:family="paragraph">
      <style:paragraph-properties fo:margin-bottom="0in" fo:line-height="115%"/>
    </style:style>
    <style:style style:name="T2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" style:parent-style-name="Tipodeletrapredefinidodoparágrafo" style:family="text">
      <style:text-properties fo:font-size="11pt" style:font-size-asian="11pt" style:font-size-complex="11pt"/>
    </style:style>
    <style:style style:name="P24" style:parent-style-name="Normal" style:list-style-name="LFO1" style:family="paragraph">
      <style:paragraph-properties fo:margin-bottom="0in" fo:line-height="115%"/>
    </style:style>
    <style:style style:name="T2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6" style:parent-style-name="Tipodeletrapredefinidodoparágrafo" style:family="text">
      <style:text-properties fo:font-size="11pt" style:font-size-asian="11pt" style:font-size-complex="11pt"/>
    </style:style>
    <style:style style:name="P27" style:parent-style-name="Normal" style:list-style-name="LFO1" style:family="paragraph">
      <style:paragraph-properties fo:margin-bottom="0in" fo:line-height="115%"/>
    </style:style>
    <style:style style:name="T2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9" style:parent-style-name="Normal" style:list-style-name="LFO1" style:family="paragraph">
      <style:paragraph-properties fo:margin-bottom="0in" fo:line-height="115%"/>
    </style:style>
    <style:style style:name="T3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P32" style:parent-style-name="Normal" style:list-style-name="LFO1" style:family="paragraph">
      <style:paragraph-properties fo:margin-bottom="0in" fo:line-height="115%"/>
    </style:style>
    <style:style style:name="T3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Tipodeletrapredefinidodoparágrafo" style:family="text">
      <style:text-properties fo:font-size="11pt" style:font-size-asian="11pt" style:font-size-complex="11pt"/>
    </style:style>
    <style:style style:name="P35" style:parent-style-name="Normal" style:list-style-name="LFO1" style:family="paragraph">
      <style:paragraph-properties fo:margin-bottom="0in" fo:line-height="115%"/>
    </style:style>
    <style:style style:name="T3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7" style:parent-style-name="Normal" style:list-style-name="LFO1" style:family="paragraph">
      <style:paragraph-properties fo:margin-bottom="0in" fo:line-height="115%"/>
    </style:style>
    <style:style style:name="T3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9" style:parent-style-name="Tipodeletrapredefinidodoparágrafo" style:family="text">
      <style:text-properties fo:font-size="11pt" style:font-size-asian="11pt" style:font-size-complex="11pt"/>
    </style:style>
    <style:style style:name="P40" style:parent-style-name="Normal" style:list-style-name="LFO1" style:family="paragraph">
      <style:paragraph-properties fo:margin-bottom="0in" fo:line-height="115%"/>
    </style:style>
    <style:style style:name="T4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2" style:parent-style-name="Tipodeletrapredefinidodoparágrafo" style:family="text">
      <style:text-properties fo:font-size="11pt" style:font-size-asian="11pt" style:font-size-complex="11pt"/>
    </style:style>
    <style:style style:name="P43" style:parent-style-name="Normal" style:list-style-name="LFO1" style:family="paragraph">
      <style:paragraph-properties fo:margin-bottom="0in" fo:line-height="115%"/>
    </style:style>
    <style:style style:name="T4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Tipodeletrapredefinidodoparágrafo" style:family="text">
      <style:text-properties fo:font-size="11pt" style:font-size-asian="11pt" style:font-size-complex="11pt"/>
    </style:style>
    <style:style style:name="P46" style:parent-style-name="Normal" style:list-style-name="LFO1" style:family="paragraph">
      <style:paragraph-properties fo:margin-bottom="0in" fo:line-height="115%"/>
    </style:style>
    <style:style style:name="T4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8" style:parent-style-name="Normal" style:list-style-name="LFO1" style:family="paragraph">
      <style:paragraph-properties fo:margin-bottom="0in" fo:line-height="115%"/>
      <style:text-properties fo:font-size="11pt" style:font-size-asian="11pt" style:font-size-complex="11pt"/>
    </style:style>
    <style:style style:name="P49" style:parent-style-name="Normal" style:list-style-name="LFO1" style:family="paragraph">
      <style:paragraph-properties fo:margin-bottom="0in" fo:line-height="115%"/>
      <style:text-properties fo:font-size="11pt" style:font-size-asian="11pt" style:font-size-complex="11pt"/>
    </style:style>
    <style:style style:name="P50" style:parent-style-name="Normal" style:list-style-name="LFO1" style:family="paragraph">
      <style:paragraph-properties fo:margin-bottom="0in" fo:line-height="115%"/>
    </style:style>
    <style:style style:name="T5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2" style:parent-style-name="Tipodeletrapredefinidodoparágrafo" style:family="text">
      <style:text-properties fo:font-size="11pt" style:font-size-asian="11pt" style:font-size-complex="11pt"/>
    </style:style>
    <style:style style:name="P53" style:parent-style-name="Normal" style:list-style-name="LFO1" style:family="paragraph">
      <style:paragraph-properties fo:margin-bottom="0in" fo:line-height="115%"/>
      <style:text-properties fo:font-size="11pt" style:font-size-asian="11pt" style:font-size-complex="11pt"/>
    </style:style>
    <style:style style:name="P54" style:parent-style-name="Normal" style:list-style-name="LFO1" style:family="paragraph">
      <style:paragraph-properties fo:margin-bottom="0in" fo:line-height="115%"/>
      <style:text-properties fo:font-size="11pt" style:font-size-asian="11pt" style:font-size-complex="11pt"/>
    </style:style>
    <style:style style:name="P55" style:parent-style-name="Normal" style:list-style-name="LFO1" style:family="paragraph">
      <style:paragraph-properties fo:margin-bottom="0in" fo:line-height="115%"/>
    </style:style>
    <style:style style:name="T5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7" style:parent-style-name="Normal" style:list-style-name="LFO1" style:family="paragraph">
      <style:paragraph-properties fo:margin-bottom="0in" fo:line-height="115%"/>
    </style:style>
    <style:style style:name="T58" style:parent-style-name="Tipodeletrapredefinidodoparágrafo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59" style:parent-style-name="Tipodeletrapredefinidodoparágrafo" style:family="text">
      <style:text-properties fo:font-size="11pt" style:font-size-asian="11pt" style:font-size-complex="11pt" fo:language="en" fo:country="US"/>
    </style:style>
    <style:style style:name="P60" style:parent-style-name="Normal" style:list-style-name="LFO1" style:family="paragraph">
      <style:paragraph-properties fo:margin-bottom="0in" fo:line-height="115%"/>
      <style:text-properties fo:font-size="11pt" style:font-size-asian="11pt" style:font-size-complex="11pt"/>
    </style:style>
    <style:style style:name="P61" style:parent-style-name="Normal" style:list-style-name="LFO1" style:family="paragraph">
      <style:paragraph-properties fo:margin-bottom="0in" fo:line-height="115%"/>
      <style:text-properties fo:font-size="11pt" style:font-size-asian="11pt" style:font-size-complex="11pt"/>
    </style:style>
    <style:style style:name="P62" style:parent-style-name="Normal" style:list-style-name="LFO1" style:family="paragraph">
      <style:paragraph-properties fo:margin-bottom="0in" fo:line-height="115%"/>
      <style:text-properties fo:font-size="11pt" style:font-size-asian="11pt" style:font-size-complex="11pt"/>
    </style:style>
    <style:style style:name="P63" style:parent-style-name="Normal" style:list-style-name="LFO1" style:family="paragraph">
      <style:paragraph-properties fo:margin-bottom="0in" fo:line-height="115%"/>
    </style:style>
    <style:style style:name="T6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5" style:parent-style-name="Normal" style:list-style-name="LFO1" style:family="paragraph">
      <style:paragraph-properties fo:margin-bottom="0in" fo:line-height="115%"/>
    </style:style>
    <style:style style:name="T6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7" style:parent-style-name="Tipodeletrapredefinidodoparágrafo" style:family="text">
      <style:text-properties fo:font-size="11pt" style:font-size-asian="11pt" style:font-size-complex="11pt"/>
    </style:style>
    <style:style style:name="P68" style:parent-style-name="Normal" style:list-style-name="LFO1" style:family="paragraph">
      <style:paragraph-properties fo:margin-bottom="0in" fo:line-height="115%"/>
    </style:style>
    <style:style style:name="T6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0" style:parent-style-name="Tipodeletrapredefinidodoparágrafo" style:family="text">
      <style:text-properties fo:font-size="11pt" style:font-size-asian="11pt" style:font-size-complex="11pt"/>
    </style:style>
    <style:style style:name="T7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72" style:parent-style-name="Tipodeletrapredefinidodoparágrafo" style:family="text">
      <style:text-properties fo:font-size="11pt" style:font-size-asian="11pt" style:font-size-complex="11pt"/>
    </style:style>
    <style:style style:name="P73" style:parent-style-name="Normal" style:list-style-name="LFO1" style:family="paragraph">
      <style:paragraph-properties fo:margin-bottom="0in" fo:line-height="115%"/>
    </style:style>
    <style:style style:name="T7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5" style:parent-style-name="Tipodeletrapredefinidodoparágrafo" style:family="text">
      <style:text-properties fo:font-size="11pt" style:font-size-asian="11pt" style:font-size-complex="11pt"/>
    </style:style>
    <style:style style:name="P76" style:parent-style-name="Normal" style:list-style-name="LFO1" style:family="paragraph">
      <style:paragraph-properties fo:margin-bottom="0in" fo:line-height="115%"/>
    </style:style>
    <style:style style:name="T7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8" style:parent-style-name="Normal" style:list-style-name="LFO1" style:family="paragraph">
      <style:paragraph-properties fo:margin-bottom="0in" fo:line-height="115%"/>
    </style:style>
    <style:style style:name="T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Tipodeletrapredefinidodoparágrafo" style:family="text">
      <style:text-properties fo:font-size="11pt" style:font-size-asian="11pt" style:font-size-complex="11pt"/>
    </style:style>
    <style:style style:name="P81" style:parent-style-name="Normal" style:list-style-name="LFO1" style:family="paragraph">
      <style:paragraph-properties fo:margin-bottom="0in" fo:line-height="115%"/>
    </style:style>
    <style:style style:name="T8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3" style:parent-style-name="Normal" style:list-style-name="LFO1" style:family="paragraph">
      <style:paragraph-properties fo:margin-bottom="0in" fo:line-height="115%"/>
    </style:style>
    <style:style style:name="T8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5" style:parent-style-name="Tipodeletrapredefinidodoparágrafo" style:family="text">
      <style:text-properties fo:font-size="11pt" style:font-size-asian="11pt" style:font-size-complex="11pt"/>
    </style:style>
    <style:style style:name="P86" style:parent-style-name="Normal" style:list-style-name="LFO1" style:family="paragraph">
      <style:paragraph-properties fo:margin-bottom="0in" fo:line-height="115%"/>
    </style:style>
    <style:style style:name="T8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8" style:parent-style-name="Tipodeletrapredefinidodoparágrafo" style:family="text">
      <style:text-properties fo:font-size="11pt" style:font-size-asian="11pt" style:font-size-complex="11pt"/>
    </style:style>
    <style:style style:name="P89" style:parent-style-name="Normal" style:family="paragraph">
      <style:paragraph-properties fo:margin-bottom="0in" fo:line-height="115%"/>
    </style:style>
    <style:style style:name="T9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91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92" style:parent-style-name="Normal" style:list-style-name="LFO3" style:family="paragraph">
      <style:paragraph-properties fo:margin-bottom="0in" fo:line-height="115%"/>
    </style:style>
    <style:style style:name="T9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94" style:parent-style-name="Normal" style:list-style-name="LFO3" style:family="paragraph">
      <style:paragraph-properties fo:margin-bottom="0in" fo:line-height="115%"/>
    </style:style>
    <style:style style:name="T9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6" style:parent-style-name="Tipodeletrapredefinidodoparágrafo" style:family="text">
      <style:text-properties fo:font-size="11pt" style:font-size-asian="11pt" style:font-size-complex="11pt"/>
    </style:style>
    <style:style style:name="P97" style:parent-style-name="Normal" style:list-style-name="LFO3" style:family="paragraph">
      <style:paragraph-properties fo:margin-bottom="0in" fo:line-height="115%"/>
    </style:style>
    <style:style style:name="T9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9" style:parent-style-name="Tipodeletrapredefinidodoparágrafo" style:family="text">
      <style:text-properties fo:font-size="11pt" style:font-size-asian="11pt" style:font-size-complex="11pt"/>
    </style:style>
    <style:style style:name="P100" style:parent-style-name="Normal" style:list-style-name="LFO3" style:family="paragraph">
      <style:paragraph-properties fo:margin-bottom="0in" fo:line-height="115%"/>
    </style:style>
    <style:style style:name="T10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02" style:parent-style-name="Tipodeletrapredefinidodoparágrafo" style:family="text">
      <style:text-properties fo:font-size="11pt" style:font-size-asian="11pt" style:font-size-complex="11pt"/>
    </style:style>
    <style:style style:name="P103" style:parent-style-name="Normal" style:list-style-name="LFO3" style:family="paragraph">
      <style:paragraph-properties fo:margin-bottom="0in" fo:line-height="115%"/>
    </style:style>
    <style:style style:name="T10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05" style:parent-style-name="Tipodeletrapredefinidodoparágrafo" style:family="text">
      <style:text-properties fo:font-size="11pt" style:font-size-asian="11pt" style:font-size-complex="11pt"/>
    </style:style>
    <style:style style:name="P106" style:parent-style-name="Normal" style:list-style-name="LFO3" style:family="paragraph">
      <style:paragraph-properties fo:margin-bottom="0in" fo:line-height="115%"/>
    </style:style>
    <style:style style:name="T10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08" style:parent-style-name="Normal" style:list-style-name="LFO3" style:family="paragraph">
      <style:paragraph-properties fo:margin-bottom="0in" fo:line-height="115%"/>
    </style:style>
    <style:style style:name="T10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Tipodeletrapredefinidodoparágrafo" style:family="text">
      <style:text-properties fo:font-size="11pt" style:font-size-asian="11pt" style:font-size-complex="11pt"/>
    </style:style>
    <style:style style:name="P111" style:parent-style-name="Normal" style:list-style-name="LFO3" style:family="paragraph">
      <style:paragraph-properties fo:margin-bottom="0in" fo:line-height="115%"/>
    </style:style>
    <style:style style:name="T11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Tipodeletrapredefinidodoparágrafo" style:family="text">
      <style:text-properties fo:font-size="11pt" style:font-size-asian="11pt" style:font-size-complex="11pt"/>
    </style:style>
    <style:style style:name="P114" style:parent-style-name="Normal" style:list-style-name="LFO3" style:family="paragraph">
      <style:paragraph-properties fo:margin-bottom="0in" fo:line-height="115%"/>
    </style:style>
    <style:style style:name="T11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6" style:parent-style-name="Tipodeletrapredefinidodoparágrafo" style:family="text">
      <style:text-properties fo:font-size="11pt" style:font-size-asian="11pt" style:font-size-complex="11pt"/>
    </style:style>
    <style:style style:name="P117" style:parent-style-name="Normal" style:list-style-name="LFO3" style:family="paragraph">
      <style:paragraph-properties fo:margin-bottom="0in" fo:line-height="115%"/>
    </style:style>
    <style:style style:name="T11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Tipodeletrapredefinidodoparágrafo" style:family="text">
      <style:text-properties fo:font-size="11pt" style:font-size-asian="11pt" style:font-size-complex="11pt"/>
    </style:style>
    <style:style style:name="P120" style:parent-style-name="Normal" style:list-style-name="LFO3" style:family="paragraph">
      <style:paragraph-properties fo:margin-bottom="0in" fo:line-height="115%"/>
    </style:style>
    <style:style style:name="T12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22" style:parent-style-name="Tipodeletrapredefinidodoparágrafo" style:family="text">
      <style:text-properties fo:font-size="11pt" style:font-size-asian="11pt" style:font-size-complex="11pt"/>
    </style:style>
    <style:style style:name="P123" style:parent-style-name="Normal" style:list-style-name="LFO3" style:family="paragraph">
      <style:paragraph-properties fo:margin-bottom="0in" fo:line-height="115%"/>
    </style:style>
    <style:style style:name="T12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25" style:parent-style-name="Tipodeletrapredefinidodoparágrafo" style:family="text">
      <style:text-properties fo:font-size="11pt" style:font-size-asian="11pt" style:font-size-complex="11pt"/>
    </style:style>
    <style:style style:name="P126" style:parent-style-name="Normal" style:list-style-name="LFO3" style:family="paragraph">
      <style:paragraph-properties fo:margin-bottom="0in" fo:line-height="115%"/>
    </style:style>
    <style:style style:name="T1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28" style:parent-style-name="Tipodeletrapredefinidodoparágrafo" style:family="text">
      <style:text-properties fo:font-size="11pt" style:font-size-asian="11pt" style:font-size-complex="11pt"/>
    </style:style>
    <style:style style:name="P129" style:parent-style-name="Normal" style:list-style-name="LFO3" style:family="paragraph">
      <style:paragraph-properties fo:margin-bottom="0in" fo:line-height="115%"/>
    </style:style>
    <style:style style:name="T13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31" style:parent-style-name="Normal" style:list-style-name="LFO3" style:family="paragraph">
      <style:paragraph-properties fo:margin-bottom="0in" fo:line-height="115%"/>
      <style:text-properties fo:font-size="11pt" style:font-size-asian="11pt" style:font-size-complex="11pt"/>
    </style:style>
    <style:style style:name="P132" style:parent-style-name="Normal" style:list-style-name="LFO3" style:family="paragraph">
      <style:paragraph-properties fo:margin-bottom="0in" fo:line-height="115%"/>
      <style:text-properties fo:font-size="11pt" style:font-size-asian="11pt" style:font-size-complex="11pt"/>
    </style:style>
    <style:style style:name="P133" style:parent-style-name="Normal" style:list-style-name="LFO3" style:family="paragraph">
      <style:paragraph-properties fo:margin-bottom="0in" fo:line-height="115%"/>
    </style:style>
    <style:style style:name="T13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35" style:parent-style-name="Normal" style:list-style-name="LFO3" style:family="paragraph">
      <style:paragraph-properties fo:margin-bottom="0in" fo:line-height="115%"/>
      <style:text-properties fo:font-size="11pt" style:font-size-asian="11pt" style:font-size-complex="11pt"/>
    </style:style>
    <style:style style:name="P136" style:parent-style-name="Normal" style:list-style-name="LFO3" style:family="paragraph">
      <style:paragraph-properties fo:margin-bottom="0in" fo:line-height="115%"/>
      <style:text-properties fo:font-size="11pt" style:font-size-asian="11pt" style:font-size-complex="11pt"/>
    </style:style>
    <style:style style:name="P137" style:parent-style-name="Normal" style:list-style-name="LFO3" style:family="paragraph">
      <style:paragraph-properties fo:margin-bottom="0in" fo:line-height="115%"/>
      <style:text-properties fo:font-size="11pt" style:font-size-asian="11pt" style:font-size-complex="11pt"/>
    </style:style>
    <style:style style:name="P138" style:parent-style-name="Normal" style:list-style-name="LFO3" style:family="paragraph">
      <style:paragraph-properties fo:margin-bottom="0in" fo:line-height="115%"/>
      <style:text-properties fo:font-size="11pt" style:font-size-asian="11pt" style:font-size-complex="11pt"/>
    </style:style>
    <style:style style:name="P139" style:parent-style-name="Normal" style:family="paragraph">
      <style:paragraph-properties fo:margin-bottom="0in" fo:line-height="115%"/>
    </style:style>
    <style:style style:name="T14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41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142" style:parent-style-name="Normal" style:list-style-name="LFO4" style:family="paragraph">
      <style:paragraph-properties fo:margin-bottom="0in" fo:line-height="115%"/>
    </style:style>
    <style:style style:name="T14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44" style:parent-style-name="Normal" style:list-style-name="LFO4" style:family="paragraph">
      <style:paragraph-properties fo:margin-bottom="0in" fo:line-height="115%"/>
    </style:style>
    <style:style style:name="T14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Tipodeletrapredefinidodoparágrafo" style:family="text">
      <style:text-properties fo:font-size="11pt" style:font-size-asian="11pt" style:font-size-complex="11pt"/>
    </style:style>
    <style:style style:name="P147" style:parent-style-name="Normal" style:list-style-name="LFO4" style:family="paragraph">
      <style:paragraph-properties fo:margin-bottom="0in" fo:line-height="115%"/>
    </style:style>
    <style:style style:name="T14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49" style:parent-style-name="Tipodeletrapredefinidodoparágrafo" style:family="text">
      <style:text-properties fo:font-size="11pt" style:font-size-asian="11pt" style:font-size-complex="11pt"/>
    </style:style>
    <style:style style:name="P150" style:parent-style-name="Normal" style:list-style-name="LFO4" style:family="paragraph">
      <style:paragraph-properties fo:margin-bottom="0in" fo:line-height="115%"/>
    </style:style>
    <style:style style:name="T15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2" style:parent-style-name="Tipodeletrapredefinidodoparágrafo" style:family="text">
      <style:text-properties fo:font-size="11pt" style:font-size-asian="11pt" style:font-size-complex="11pt"/>
    </style:style>
    <style:style style:name="P153" style:parent-style-name="Normal" style:list-style-name="LFO4" style:family="paragraph">
      <style:paragraph-properties fo:margin-bottom="0in" fo:line-height="115%"/>
    </style:style>
    <style:style style:name="T15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5" style:parent-style-name="Tipodeletrapredefinidodoparágrafo" style:family="text">
      <style:text-properties fo:font-size="11pt" style:font-size-asian="11pt" style:font-size-complex="11pt"/>
    </style:style>
    <style:style style:name="P156" style:parent-style-name="Normal" style:list-style-name="LFO4" style:family="paragraph">
      <style:paragraph-properties fo:margin-bottom="0in" fo:line-height="115%"/>
    </style:style>
    <style:style style:name="T15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58" style:parent-style-name="Normal" style:list-style-name="LFO4" style:family="paragraph">
      <style:paragraph-properties fo:margin-bottom="0in" fo:line-height="115%"/>
      <style:text-properties fo:font-size="11pt" style:font-size-asian="11pt" style:font-size-complex="11pt"/>
    </style:style>
    <style:style style:name="P159" style:parent-style-name="Normal" style:list-style-name="LFO4" style:family="paragraph">
      <style:paragraph-properties fo:margin-bottom="0in" fo:line-height="115%"/>
      <style:text-properties fo:font-size="11pt" style:font-size-asian="11pt" style:font-size-complex="11pt"/>
    </style:style>
    <style:style style:name="P160" style:parent-style-name="Normal" style:list-style-name="LFO4" style:family="paragraph">
      <style:paragraph-properties fo:margin-bottom="0in" fo:line-height="115%"/>
    </style:style>
    <style:style style:name="T16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2" style:parent-style-name="Tipodeletrapredefinidodoparágrafo" style:family="text">
      <style:text-properties fo:font-size="11pt" style:font-size-asian="11pt" style:font-size-complex="11pt"/>
    </style:style>
    <style:style style:name="P163" style:parent-style-name="Normal" style:list-style-name="LFO4" style:family="paragraph">
      <style:paragraph-properties fo:margin-bottom="0in" fo:line-height="115%"/>
    </style:style>
    <style:style style:name="T16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5" style:parent-style-name="Tipodeletrapredefinidodoparágrafo" style:family="text">
      <style:text-properties fo:font-size="11pt" style:font-size-asian="11pt" style:font-size-complex="11pt"/>
    </style:style>
    <style:style style:name="P166" style:parent-style-name="Normal" style:list-style-name="LFO4" style:family="paragraph">
      <style:paragraph-properties fo:margin-bottom="0in" fo:line-height="115%"/>
    </style:style>
    <style:style style:name="T16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8" style:parent-style-name="Tipodeletrapredefinidodoparágrafo" style:family="text">
      <style:text-properties fo:font-size="11pt" style:font-size-asian="11pt" style:font-size-complex="11pt"/>
    </style:style>
    <style:style style:name="P169" style:parent-style-name="Normal" style:list-style-name="LFO4" style:family="paragraph">
      <style:paragraph-properties fo:margin-bottom="0in" fo:line-height="115%"/>
    </style:style>
    <style:style style:name="T17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71" style:parent-style-name="Tipodeletrapredefinidodoparágrafo" style:family="text">
      <style:text-properties fo:font-size="11pt" style:font-size-asian="11pt" style:font-size-complex="11pt"/>
    </style:style>
    <style:style style:name="P172" style:parent-style-name="Normal" style:list-style-name="LFO4" style:family="paragraph">
      <style:paragraph-properties fo:margin-bottom="0in" fo:line-height="115%"/>
    </style:style>
    <style:style style:name="T17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74" style:parent-style-name="Tipodeletrapredefinidodoparágrafo" style:family="text">
      <style:text-properties fo:font-size="11pt" style:font-size-asian="11pt" style:font-size-complex="11pt"/>
    </style:style>
    <style:style style:name="P175" style:parent-style-name="Normal" style:list-style-name="LFO4" style:family="paragraph">
      <style:paragraph-properties fo:margin-bottom="0in" fo:line-height="115%"/>
    </style:style>
    <style:style style:name="T17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177" style:parent-style-name="Normal" style:list-style-name="LFO4" style:family="paragraph">
      <style:paragraph-properties fo:margin-bottom="0in" fo:line-height="115%"/>
      <style:text-properties fo:font-size="11pt" style:font-size-asian="11pt" style:font-size-complex="11pt"/>
    </style:style>
    <style:style style:name="P178" style:parent-style-name="Normal" style:list-style-name="LFO4" style:family="paragraph">
      <style:paragraph-properties fo:margin-bottom="0in" fo:line-height="115%"/>
      <style:text-properties fo:font-size="11pt" style:font-size-asian="11pt" style:font-size-complex="11pt"/>
    </style:style>
    <style:style style:name="P179" style:parent-style-name="Normal" style:list-style-name="LFO4" style:family="paragraph">
      <style:paragraph-properties fo:margin-bottom="0in" fo:line-height="115%"/>
      <style:text-properties fo:font-size="11pt" style:font-size-asian="11pt" style:font-size-complex="11pt"/>
    </style:style>
    <style:style style:name="P180" style:parent-style-name="Normal" style:list-style-name="LFO4" style:family="paragraph">
      <style:paragraph-properties fo:margin-bottom="0in" fo:line-height="115%"/>
    </style:style>
    <style:style style:name="T18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2" style:parent-style-name="Tipodeletrapredefinidodoparágrafo" style:family="text">
      <style:text-properties fo:font-size="11pt" style:font-size-asian="11pt" style:font-size-complex="11pt"/>
    </style:style>
    <style:style style:name="P183" style:parent-style-name="Normal" style:list-style-name="LFO4" style:family="paragraph">
      <style:paragraph-properties fo:margin-bottom="0in" fo:line-height="115%"/>
    </style:style>
    <style:style style:name="T18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5" style:parent-style-name="Tipodeletrapredefinidodoparágrafo" style:family="text">
      <style:text-properties fo:font-size="11pt" style:font-size-asian="11pt" style:font-size-complex="11pt"/>
    </style:style>
    <style:style style:name="P186" style:parent-style-name="Normal" style:list-style-name="LFO4" style:family="paragraph">
      <style:paragraph-properties fo:margin-bottom="0in" fo:line-height="115%"/>
    </style:style>
    <style:style style:name="T18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8" style:parent-style-name="Tipodeletrapredefinidodoparágrafo" style:family="text">
      <style:text-properties fo:font-size="11pt" style:font-size-asian="11pt" style:font-size-complex="11pt"/>
    </style:style>
    <style:style style:name="P189" style:parent-style-name="Normal" style:list-style-name="LFO4" style:family="paragraph">
      <style:paragraph-properties fo:margin-bottom="0in" fo:line-height="115%"/>
    </style:style>
    <style:style style:name="T19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91" style:parent-style-name="Tipodeletrapredefinidodoparágrafo" style:family="text">
      <style:text-properties fo:font-size="11pt" style:font-size-asian="11pt" style:font-size-complex="11pt"/>
    </style:style>
    <style:style style:name="P192" style:parent-style-name="Normal" style:list-style-name="LFO4" style:family="paragraph">
      <style:paragraph-properties fo:margin-bottom="0in" fo:line-height="115%"/>
    </style:style>
    <style:style style:name="T19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94" style:parent-style-name="Tipodeletrapredefinidodoparágrafo" style:family="text">
      <style:text-properties fo:font-size="11pt" style:font-size-asian="11pt" style:font-size-complex="11pt"/>
    </style:style>
    <style:style style:name="P195" style:parent-style-name="Normal" style:list-style-name="LFO4" style:family="paragraph">
      <style:paragraph-properties fo:margin-bottom="0in" fo:line-height="115%"/>
    </style:style>
    <style:style style:name="T19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97" style:parent-style-name="Tipodeletrapredefinidodoparágrafo" style:family="text">
      <style:text-properties fo:font-size="11pt" style:font-size-asian="11pt" style:font-size-complex="11pt"/>
    </style:style>
    <style:style style:name="P198" style:parent-style-name="Normal" style:list-style-name="LFO4" style:family="paragraph">
      <style:paragraph-properties fo:margin-bottom="0in" fo:line-height="115%"/>
    </style:style>
    <style:style style:name="T19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00" style:parent-style-name="Tipodeletrapredefinidodoparágrafo" style:family="text">
      <style:text-properties fo:font-size="11pt" style:font-size-asian="11pt" style:font-size-complex="11pt"/>
    </style:style>
    <style:style style:name="P201" style:parent-style-name="Normal" style:family="paragraph">
      <style:paragraph-properties fo:margin-bottom="0in" fo:line-height="115%"/>
    </style:style>
    <style:style style:name="T20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03" style:parent-style-name="Normal" style:family="paragraph">
      <style:paragraph-properties fo:margin-bottom="0in" fo:line-height="115%"/>
    </style:style>
    <style:style style:name="T20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05" style:parent-style-name="Normal" style:list-style-name="LFO5" style:family="paragraph">
      <style:paragraph-properties fo:margin-bottom="0in" fo:line-height="115%"/>
    </style:style>
    <style:style style:name="T20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07" style:parent-style-name="Tipodeletrapredefinidodoparágrafo" style:family="text">
      <style:text-properties fo:font-size="11pt" style:font-size-asian="11pt" style:font-size-complex="11pt"/>
    </style:style>
    <style:style style:name="P208" style:parent-style-name="Normal" style:list-style-name="LFO5" style:family="paragraph">
      <style:paragraph-properties fo:margin-bottom="0in" fo:line-height="115%"/>
    </style:style>
    <style:style style:name="T20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10" style:parent-style-name="Normal" style:list-style-name="LFO5" style:family="paragraph">
      <style:paragraph-properties fo:margin-bottom="0in" fo:line-height="115%"/>
      <style:text-properties fo:font-size="11pt" style:font-size-asian="11pt" style:font-size-complex="11pt"/>
    </style:style>
    <style:style style:name="P211" style:parent-style-name="Normal" style:list-style-name="LFO5" style:family="paragraph">
      <style:paragraph-properties fo:margin-bottom="0in" fo:line-height="115%"/>
      <style:text-properties fo:font-size="11pt" style:font-size-asian="11pt" style:font-size-complex="11pt"/>
    </style:style>
    <style:style style:name="P212" style:parent-style-name="Normal" style:list-style-name="LFO5" style:family="paragraph">
      <style:paragraph-properties fo:margin-bottom="0in" fo:line-height="115%"/>
    </style:style>
    <style:style style:name="T21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14" style:parent-style-name="Normal" style:list-style-name="LFO5" style:family="paragraph">
      <style:paragraph-properties fo:margin-bottom="0in" fo:line-height="115%"/>
      <style:text-properties fo:font-size="11pt" style:font-size-asian="11pt" style:font-size-complex="11pt"/>
    </style:style>
    <style:style style:name="P215" style:parent-style-name="Normal" style:list-style-name="LFO5" style:family="paragraph">
      <style:paragraph-properties fo:margin-bottom="0in" fo:line-height="115%"/>
      <style:text-properties fo:font-size="11pt" style:font-size-asian="11pt" style:font-size-complex="11pt"/>
    </style:style>
    <style:style style:name="P216" style:parent-style-name="Normal" style:list-style-name="LFO5" style:family="paragraph">
      <style:paragraph-properties fo:margin-bottom="0in" fo:line-height="115%"/>
    </style:style>
    <style:style style:name="T21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18" style:parent-style-name="Normal" style:list-style-name="LFO5" style:family="paragraph">
      <style:paragraph-properties fo:margin-bottom="0in" fo:line-height="115%"/>
      <style:text-properties fo:font-size="11pt" style:font-size-asian="11pt" style:font-size-complex="11pt"/>
    </style:style>
    <style:style style:name="P219" style:parent-style-name="Normal" style:list-style-name="LFO5" style:family="paragraph">
      <style:paragraph-properties fo:margin-bottom="0in" fo:line-height="115%"/>
    </style:style>
    <style:style style:name="T22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21" style:parent-style-name="Normal" style:list-style-name="LFO5" style:family="paragraph">
      <style:paragraph-properties fo:margin-bottom="0in" fo:line-height="115%"/>
      <style:text-properties fo:font-size="11pt" style:font-size-asian="11pt" style:font-size-complex="11pt"/>
    </style:style>
    <style:style style:name="P222" style:parent-style-name="Normal" style:list-style-name="LFO5" style:family="paragraph">
      <style:paragraph-properties fo:margin-bottom="0in" fo:line-height="115%"/>
    </style:style>
    <style:style style:name="T22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24" style:parent-style-name="Normal" style:list-style-name="LFO5" style:family="paragraph">
      <style:paragraph-properties fo:margin-bottom="0in" fo:line-height="115%"/>
      <style:text-properties fo:font-size="11pt" style:font-size-asian="11pt" style:font-size-complex="11pt"/>
    </style:style>
    <style:style style:name="P225" style:parent-style-name="Normal" style:list-style-name="LFO5" style:family="paragraph">
      <style:paragraph-properties fo:margin-bottom="0in" fo:line-height="115%"/>
    </style:style>
    <style:style style:name="T22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27" style:parent-style-name="Normal" style:list-style-name="LFO5" style:family="paragraph">
      <style:paragraph-properties fo:margin-bottom="0in" fo:line-height="115%"/>
    </style:style>
    <style:style style:name="T228" style:parent-style-name="Tipodeletrapredefinidodoparágrafo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229" style:parent-style-name="Tipodeletrapredefinidodoparágrafo" style:family="text">
      <style:text-properties fo:font-size="11pt" style:font-size-asian="11pt" style:font-size-complex="11pt" fo:language="en" fo:country="US"/>
    </style:style>
    <style:style style:name="P230" style:parent-style-name="Normal" style:list-style-name="LFO5" style:family="paragraph">
      <style:paragraph-properties fo:margin-bottom="0in" fo:line-height="115%"/>
    </style:style>
    <style:style style:name="T23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2" style:parent-style-name="Tipodeletrapredefinidodoparágrafo" style:family="text">
      <style:text-properties fo:font-size="11pt" style:font-size-asian="11pt" style:font-size-complex="11pt"/>
    </style:style>
    <style:style style:name="P233" style:parent-style-name="Normal" style:list-style-name="LFO5" style:family="paragraph">
      <style:paragraph-properties fo:margin-bottom="0in" fo:line-height="115%"/>
    </style:style>
    <style:style style:name="T23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5" style:parent-style-name="Tipodeletrapredefinidodoparágrafo" style:family="text">
      <style:text-properties fo:font-size="11pt" style:font-size-asian="11pt" style:font-size-complex="11pt"/>
    </style:style>
    <style:style style:name="P236" style:parent-style-name="Normal" style:family="paragraph">
      <style:paragraph-properties fo:margin-bottom="0in" fo:line-height="115%"/>
    </style:style>
    <style:style style:name="T23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38" style:parent-style-name="Normal" style:list-style-name="LFO6" style:family="paragraph">
      <style:paragraph-properties fo:margin-bottom="0in" fo:line-height="115%"/>
    </style:style>
    <style:style style:name="T23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40" style:parent-style-name="Tipodeletrapredefinidodoparágrafo" style:family="text">
      <style:text-properties fo:font-size="11pt" style:font-size-asian="11pt" style:font-size-complex="11pt"/>
    </style:style>
    <style:style style:name="P241" style:parent-style-name="Normal" style:list-style-name="LFO6" style:family="paragraph">
      <style:paragraph-properties fo:margin-bottom="0in" fo:line-height="115%"/>
    </style:style>
    <style:style style:name="T24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43" style:parent-style-name="Tipodeletrapredefinidodoparágrafo" style:family="text">
      <style:text-properties fo:font-size="11pt" style:font-size-asian="11pt" style:font-size-complex="11pt"/>
    </style:style>
    <style:style style:name="P244" style:parent-style-name="Normal" style:list-style-name="LFO6" style:family="paragraph">
      <style:paragraph-properties fo:margin-bottom="0in" fo:line-height="115%"/>
    </style:style>
    <style:style style:name="T24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46" style:parent-style-name="Tipodeletrapredefinidodoparágrafo" style:family="text">
      <style:text-properties fo:font-size="11pt" style:font-size-asian="11pt" style:font-size-complex="11pt"/>
    </style:style>
    <style:style style:name="P247" style:parent-style-name="Normal" style:list-style-name="LFO6" style:family="paragraph">
      <style:paragraph-properties fo:margin-bottom="0in" fo:line-height="115%"/>
    </style:style>
    <style:style style:name="T24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49" style:parent-style-name="Tipodeletrapredefinidodoparágrafo" style:family="text">
      <style:text-properties fo:font-size="11pt" style:font-size-asian="11pt" style:font-size-complex="11pt"/>
    </style:style>
    <style:style style:name="P250" style:parent-style-name="Normal" style:list-style-name="LFO6" style:family="paragraph">
      <style:paragraph-properties fo:margin-bottom="0in" fo:line-height="115%"/>
    </style:style>
    <style:style style:name="T25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52" style:parent-style-name="Normal" style:list-style-name="LFO6" style:family="paragraph">
      <style:paragraph-properties fo:margin-bottom="0in" fo:line-height="115%"/>
      <style:text-properties fo:font-size="11pt" style:font-size-asian="11pt" style:font-size-complex="11pt"/>
    </style:style>
    <style:style style:name="P253" style:parent-style-name="Normal" style:list-style-name="LFO6" style:family="paragraph">
      <style:paragraph-properties fo:margin-bottom="0in" fo:line-height="115%"/>
      <style:text-properties fo:font-size="11pt" style:font-size-asian="11pt" style:font-size-complex="11pt"/>
    </style:style>
    <style:style style:name="P254" style:parent-style-name="Normal" style:list-style-name="LFO6" style:family="paragraph">
      <style:paragraph-properties fo:margin-bottom="0in" fo:line-height="115%"/>
      <style:text-properties fo:font-size="11pt" style:font-size-asian="11pt" style:font-size-complex="11pt"/>
    </style:style>
    <style:style style:name="P255" style:parent-style-name="Normal" style:list-style-name="LFO6" style:family="paragraph">
      <style:paragraph-properties fo:margin-bottom="0in" fo:line-height="115%"/>
    </style:style>
    <style:style style:name="T25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57" style:parent-style-name="Normal" style:list-style-name="LFO6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258" style:parent-style-name="Normal" style:list-style-name="LFO6" style:family="paragraph">
      <style:paragraph-properties fo:margin-bottom="0in" fo:line-height="115%"/>
      <style:text-properties fo:font-size="11pt" style:font-size-asian="11pt" style:font-size-complex="11pt"/>
    </style:style>
    <style:style style:name="P259" style:parent-style-name="Normal" style:list-style-name="LFO6" style:family="paragraph">
      <style:paragraph-properties fo:margin-bottom="0in" fo:line-height="115%"/>
      <style:text-properties fo:font-size="11pt" style:font-size-asian="11pt" style:font-size-complex="11pt"/>
    </style:style>
    <style:style style:name="P260" style:parent-style-name="Normal" style:list-style-name="LFO6" style:family="paragraph">
      <style:paragraph-properties fo:margin-bottom="0in" fo:line-height="115%"/>
    </style:style>
    <style:style style:name="T26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62" style:parent-style-name="Normal" style:list-style-name="LFO6" style:family="paragraph">
      <style:paragraph-properties fo:margin-bottom="0in" fo:line-height="115%"/>
      <style:text-properties fo:font-size="11pt" style:font-size-asian="11pt" style:font-size-complex="11pt"/>
    </style:style>
    <style:style style:name="P263" style:parent-style-name="Normal" style:list-style-name="LFO6" style:family="paragraph">
      <style:paragraph-properties fo:margin-bottom="0in" fo:line-height="115%"/>
      <style:text-properties fo:font-size="11pt" style:font-size-asian="11pt" style:font-size-complex="11pt"/>
    </style:style>
    <style:style style:name="P264" style:parent-style-name="Normal" style:family="paragraph">
      <style:paragraph-properties fo:margin-bottom="0in" fo:line-height="115%"/>
    </style:style>
    <style:style style:name="T26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66" style:parent-style-name="Normal" style:list-style-name="LFO7" style:family="paragraph">
      <style:paragraph-properties fo:margin-bottom="0in" fo:line-height="115%"/>
    </style:style>
    <style:style style:name="T26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68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69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70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71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72" style:parent-style-name="Normal" style:list-style-name="LFO7" style:family="paragraph">
      <style:paragraph-properties fo:margin-bottom="0in" fo:line-height="115%"/>
    </style:style>
    <style:style style:name="T27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74" style:parent-style-name="Tipodeletrapredefinidodoparágrafo" style:family="text">
      <style:text-properties fo:font-size="11pt" style:font-size-asian="11pt" style:font-size-complex="11pt"/>
    </style:style>
    <style:style style:name="P275" style:parent-style-name="Normal" style:list-style-name="LFO7" style:family="paragraph">
      <style:paragraph-properties fo:margin-bottom="0in" fo:line-height="115%"/>
    </style:style>
    <style:style style:name="T27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77" style:parent-style-name="Tipodeletrapredefinidodoparágrafo" style:family="text">
      <style:text-properties fo:font-size="11pt" style:font-size-asian="11pt" style:font-size-complex="11pt"/>
    </style:style>
    <style:style style:name="P278" style:parent-style-name="Normal" style:list-style-name="LFO7" style:family="paragraph">
      <style:paragraph-properties fo:margin-bottom="0in" fo:line-height="115%"/>
    </style:style>
    <style:style style:name="T2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80" style:parent-style-name="Tipodeletrapredefinidodoparágrafo" style:family="text">
      <style:text-properties fo:font-size="11pt" style:font-size-asian="11pt" style:font-size-complex="11pt"/>
    </style:style>
    <style:style style:name="P281" style:parent-style-name="Normal" style:list-style-name="LFO7" style:family="paragraph">
      <style:paragraph-properties fo:margin-bottom="0in" fo:line-height="115%"/>
    </style:style>
    <style:style style:name="T28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83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84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85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86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87" style:parent-style-name="Normal" style:list-style-name="LFO7" style:family="paragraph">
      <style:paragraph-properties fo:margin-bottom="0in" fo:line-height="115%"/>
    </style:style>
    <style:style style:name="T28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289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0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1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2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3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4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5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6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7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8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299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00" style:parent-style-name="Normal" style:list-style-name="LFO7" style:family="paragraph">
      <style:paragraph-properties fo:margin-bottom="0in" fo:line-height="115%"/>
    </style:style>
    <style:style style:name="T30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02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03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04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05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06" style:parent-style-name="Normal" style:list-style-name="LFO7" style:family="paragraph">
      <style:paragraph-properties fo:margin-bottom="0in" fo:line-height="115%"/>
    </style:style>
    <style:style style:name="T30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08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09" style:parent-style-name="Normal" style:list-style-name="LFO7" style:family="paragraph">
      <style:paragraph-properties fo:margin-bottom="0in" fo:line-height="115%"/>
    </style:style>
    <style:style style:name="T31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11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12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13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14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15" style:parent-style-name="Normal" style:list-style-name="LFO7" style:family="paragraph">
      <style:paragraph-properties fo:margin-bottom="0in" fo:line-height="115%"/>
    </style:style>
    <style:style style:name="T31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17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18" style:parent-style-name="Normal" style:list-style-name="LFO7" style:family="paragraph">
      <style:paragraph-properties fo:margin-bottom="0in" fo:line-height="115%"/>
      <style:text-properties fo:font-size="11pt" style:font-size-asian="11pt" style:font-size-complex="11pt"/>
    </style:style>
    <style:style style:name="P319" style:parent-style-name="Normal" style:list-style-name="LFO7" style:family="paragraph">
      <style:paragraph-properties fo:margin-bottom="0in" fo:line-height="115%"/>
    </style:style>
    <style:style style:name="T32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21" style:parent-style-name="Tipodeletrapredefinidodoparágrafo" style:family="text">
      <style:text-properties fo:font-size="11pt" style:font-size-asian="11pt" style:font-size-complex="11pt"/>
    </style:style>
    <style:style style:name="P322" style:parent-style-name="Normal" style:list-style-name="LFO7" style:family="paragraph">
      <style:paragraph-properties fo:margin-bottom="0in" fo:line-height="115%"/>
    </style:style>
    <style:style style:name="T32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24" style:parent-style-name="Tipodeletrapredefinidodoparágrafo" style:family="text">
      <style:text-properties fo:font-size="11pt" style:font-size-asian="11pt" style:font-size-complex="11pt"/>
    </style:style>
    <style:style style:name="P325" style:parent-style-name="Normal" style:family="paragraph">
      <style:paragraph-properties fo:margin-bottom="0in" fo:line-height="115%"/>
    </style:style>
    <style:style style:name="T32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27" style:parent-style-name="Normal" style:list-style-name="LFO8" style:family="paragraph">
      <style:paragraph-properties fo:margin-bottom="0in" fo:line-height="115%"/>
    </style:style>
    <style:style style:name="T32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29" style:parent-style-name="Tipodeletrapredefinidodoparágrafo" style:family="text">
      <style:text-properties fo:font-size="11pt" style:font-size-asian="11pt" style:font-size-complex="11pt"/>
    </style:style>
    <style:style style:name="P330" style:parent-style-name="Normal" style:list-style-name="LFO8" style:family="paragraph">
      <style:paragraph-properties fo:margin-bottom="0in" fo:line-height="115%"/>
    </style:style>
    <style:style style:name="T33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2" style:parent-style-name="Tipodeletrapredefinidodoparágrafo" style:family="text">
      <style:text-properties fo:font-size="11pt" style:font-size-asian="11pt" style:font-size-complex="11pt"/>
    </style:style>
    <style:style style:name="P333" style:parent-style-name="Normal" style:list-style-name="LFO8" style:family="paragraph">
      <style:paragraph-properties fo:margin-bottom="0in" fo:line-height="115%"/>
    </style:style>
    <style:style style:name="T33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5" style:parent-style-name="Tipodeletrapredefinidodoparágrafo" style:family="text">
      <style:text-properties fo:font-size="11pt" style:font-size-asian="11pt" style:font-size-complex="11pt"/>
    </style:style>
    <style:style style:name="P336" style:parent-style-name="Normal" style:list-style-name="LFO8" style:family="paragraph">
      <style:paragraph-properties fo:margin-bottom="0in" fo:line-height="115%"/>
    </style:style>
    <style:style style:name="T33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8" style:parent-style-name="Tipodeletrapredefinidodoparágrafo" style:family="text">
      <style:text-properties fo:font-size="11pt" style:font-size-asian="11pt" style:font-size-complex="11pt"/>
    </style:style>
    <style:style style:name="P339" style:parent-style-name="Normal" style:family="paragraph">
      <style:paragraph-properties fo:margin-bottom="0in" fo:line-height="115%"/>
      <style:text-properties fo:font-weight="bold" style:font-weight-asian="bold" style:font-weight-complex="bold" fo:font-size="11pt" style:font-size-asian="11pt" style:font-size-complex="11pt"/>
    </style:style>
    <style:style style:name="P340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41" style:parent-style-name="Normal" style:family="paragraph">
      <style:paragraph-properties fo:margin-bottom="0in" fo:line-height="115%"/>
    </style:style>
    <style:style style:name="T34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4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4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4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4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4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4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4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5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51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52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53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54" style:parent-style-name="Normal" style:list-style-name="LFO38" style:family="paragraph">
      <style:paragraph-properties fo:margin-bottom="0in" fo:line-height="115%"/>
    </style:style>
    <style:style style:name="T35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56" style:parent-style-name="Normal" style:list-style-name="LFO38" style:family="paragraph">
      <style:paragraph-properties fo:margin-bottom="0in" fo:line-height="115%"/>
      <style:text-properties fo:font-size="11pt" style:font-size-asian="11pt" style:font-size-complex="11pt"/>
    </style:style>
    <style:style style:name="P357" style:parent-style-name="Normal" style:list-style-name="LFO38" style:family="paragraph">
      <style:paragraph-properties fo:margin-bottom="0in" fo:line-height="115%"/>
      <style:text-properties fo:font-size="11pt" style:font-size-asian="11pt" style:font-size-complex="11pt"/>
    </style:style>
    <style:style style:name="P358" style:parent-style-name="Normal" style:list-style-name="LFO38" style:family="paragraph">
      <style:paragraph-properties fo:margin-bottom="0in" fo:line-height="115%"/>
    </style:style>
    <style:style style:name="T35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60" style:parent-style-name="Tipodeletrapredefinidodoparágrafo" style:family="text">
      <style:text-properties fo:font-size="11pt" style:font-size-asian="11pt" style:font-size-complex="11pt"/>
    </style:style>
    <style:style style:name="P361" style:parent-style-name="Normal" style:family="paragraph">
      <style:paragraph-properties fo:margin-bottom="0in" fo:line-height="115%"/>
    </style:style>
    <style:style style:name="T362" style:parent-style-name="Tipodeletrapredefinidodoparágrafo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P36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6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6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6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6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6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6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70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71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72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73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74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75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76" style:parent-style-name="Normal" style:list-style-name="LFO39" style:family="paragraph">
      <style:paragraph-properties fo:margin-bottom="0in" fo:line-height="115%"/>
    </style:style>
    <style:style style:name="T37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78" style:parent-style-name="Normal" style:list-style-name="LFO39" style:family="paragraph">
      <style:paragraph-properties fo:margin-bottom="0in" fo:line-height="115%"/>
      <style:text-properties fo:font-size="11pt" style:font-size-asian="11pt" style:font-size-complex="11pt"/>
    </style:style>
    <style:style style:name="P379" style:parent-style-name="Normal" style:list-style-name="LFO39" style:family="paragraph">
      <style:paragraph-properties fo:margin-bottom="0in" fo:line-height="115%"/>
    </style:style>
    <style:style style:name="T38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81" style:parent-style-name="Tipodeletrapredefinidodoparágrafo" style:family="text">
      <style:text-properties fo:font-size="11pt" style:font-size-asian="11pt" style:font-size-complex="11pt"/>
    </style:style>
    <style:style style:name="P382" style:parent-style-name="Normal" style:family="paragraph">
      <style:paragraph-properties fo:margin-bottom="0in" fo:line-height="115%"/>
    </style:style>
    <style:style style:name="T38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84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8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8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8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8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8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1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2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39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1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2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0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1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2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19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20" style:parent-style-name="Normal" style:list-style-name="LFO40" style:family="paragraph">
      <style:paragraph-properties fo:margin-bottom="0in" fo:line-height="115%"/>
    </style:style>
    <style:style style:name="T42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22" style:parent-style-name="Normal" style:list-style-name="LFO40" style:family="paragraph">
      <style:paragraph-properties fo:margin-bottom="0in" fo:line-height="115%"/>
      <style:text-properties fo:font-size="11pt" style:font-size-asian="11pt" style:font-size-complex="11pt"/>
    </style:style>
    <style:style style:name="P423" style:parent-style-name="Normal" style:list-style-name="LFO40" style:family="paragraph">
      <style:paragraph-properties fo:margin-bottom="0in" fo:line-height="115%"/>
      <style:text-properties fo:font-size="11pt" style:font-size-asian="11pt" style:font-size-complex="11pt"/>
    </style:style>
    <style:style style:name="P424" style:parent-style-name="Normal" style:list-style-name="LFO40" style:family="paragraph">
      <style:paragraph-properties fo:margin-bottom="0in" fo:line-height="115%"/>
    </style:style>
    <style:style style:name="T42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26" style:parent-style-name="Tipodeletrapredefinidodoparágrafo" style:family="text">
      <style:text-properties fo:font-size="11pt" style:font-size-asian="11pt" style:font-size-complex="11pt"/>
    </style:style>
    <style:style style:name="P427" style:parent-style-name="Normal" style:family="paragraph">
      <style:paragraph-properties fo:margin-bottom="0in" fo:line-height="115%"/>
    </style:style>
    <style:style style:name="T42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29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3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1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2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3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4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41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42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4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4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45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46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47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48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49" style:parent-style-name="Normal" style:list-style-name="LFO41" style:family="paragraph">
      <style:paragraph-properties fo:margin-bottom="0in" fo:line-height="115%"/>
    </style:style>
    <style:style style:name="T45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51" style:parent-style-name="Normal" style:list-style-name="LFO41" style:family="paragraph">
      <style:paragraph-properties fo:margin-bottom="0in" fo:line-height="115%"/>
      <style:text-properties fo:font-size="11pt" style:font-size-asian="11pt" style:font-size-complex="11pt"/>
    </style:style>
    <style:style style:name="P452" style:parent-style-name="Normal" style:list-style-name="LFO41" style:family="paragraph">
      <style:paragraph-properties fo:margin-bottom="0in" fo:line-height="115%"/>
    </style:style>
    <style:style style:name="T45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54" style:parent-style-name="Tipodeletrapredefinidodoparágrafo" style:family="text">
      <style:text-properties fo:font-size="11pt" style:font-size-asian="11pt" style:font-size-complex="11pt"/>
    </style:style>
    <style:style style:name="P455" style:parent-style-name="Normal" style:family="paragraph">
      <style:paragraph-properties fo:margin-bottom="0in" fo:line-height="115%"/>
    </style:style>
    <style:style style:name="T456" style:parent-style-name="Tipodeletrapredefinidodoparágrafo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P45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5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5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1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2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3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4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7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8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69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70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71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72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73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74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75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76" style:parent-style-name="Normal" style:family="paragraph">
      <style:paragraph-properties fo:margin-bottom="0in" fo:line-height="115%"/>
      <style:text-properties fo:font-size="11pt" style:font-size-asian="11pt" style:font-size-complex="11pt" fo:language="en" fo:country="US"/>
    </style:style>
    <style:style style:name="P477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78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79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80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81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82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83" style:parent-style-name="Normal" style:list-style-name="LFO42" style:family="paragraph">
      <style:paragraph-properties fo:margin-bottom="0in" fo:line-height="115%"/>
    </style:style>
    <style:style style:name="T48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85" style:parent-style-name="Normal" style:list-style-name="LFO42" style:family="paragraph">
      <style:paragraph-properties fo:margin-bottom="0in" fo:line-height="115%"/>
      <style:text-properties fo:font-size="11pt" style:font-size-asian="11pt" style:font-size-complex="11pt"/>
    </style:style>
    <style:style style:name="P486" style:parent-style-name="Normal" style:list-style-name="LFO42" style:family="paragraph">
      <style:paragraph-properties fo:margin-bottom="0in" fo:line-height="115%"/>
      <style:text-properties fo:font-size="11pt" style:font-size-asian="11pt" style:font-size-complex="11pt"/>
    </style:style>
    <style:style style:name="P487" style:parent-style-name="Normal" style:list-style-name="LFO42" style:family="paragraph">
      <style:paragraph-properties fo:margin-bottom="0in" fo:line-height="115%"/>
    </style:style>
    <style:style style:name="T48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89" style:parent-style-name="Tipodeletrapredefinidodoparágrafo" style:family="text">
      <style:text-properties fo:font-size="11pt" style:font-size-asian="11pt" style:font-size-complex="11pt"/>
    </style:style>
    <style:style style:name="P490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91" style:parent-style-name="Normal" style:family="paragraph">
      <style:paragraph-properties fo:margin-bottom="0in" fo:line-height="115%"/>
      <style:text-properties fo:font-weight="bold" style:font-weight-asian="bold" style:font-weight-complex="bold" fo:font-size="11pt" style:font-size-asian="11pt" style:font-size-complex="11pt"/>
    </style:style>
    <style:style style:name="P492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493" style:parent-style-name="Normal" style:family="paragraph">
      <style:paragraph-properties fo:margin-bottom="0in" fo:line-height="115%"/>
    </style:style>
    <style:style style:name="T49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95" style:parent-style-name="Normal" style:family="paragraph">
      <style:paragraph-properties fo:margin-bottom="0in" fo:line-height="115%"/>
    </style:style>
    <style:style style:name="T49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97" style:parent-style-name="Normal" style:family="paragraph">
      <style:paragraph-properties fo:margin-bottom="0in" fo:line-height="115%"/>
    </style:style>
    <style:style style:name="T49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499" style:parent-style-name="Normal" style:list-style-name="LFO10" style:family="paragraph">
      <style:paragraph-properties fo:margin-bottom="0in" fo:line-height="115%"/>
    </style:style>
    <style:style style:name="T50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01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02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03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04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05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06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07" style:parent-style-name="Normal" style:list-style-name="LFO10" style:family="paragraph">
      <style:paragraph-properties fo:margin-bottom="0in" fo:line-height="115%"/>
    </style:style>
    <style:style style:name="T50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09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10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11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12" style:parent-style-name="Normal" style:list-style-name="LFO10" style:family="paragraph">
      <style:paragraph-properties fo:margin-bottom="0in" fo:line-height="115%"/>
      <style:text-properties fo:font-size="11pt" style:font-size-asian="11pt" style:font-size-complex="11pt"/>
    </style:style>
    <style:style style:name="P513" style:parent-style-name="Normal" style:family="paragraph">
      <style:paragraph-properties fo:margin-bottom="0in" fo:line-height="115%"/>
    </style:style>
    <style:style style:name="T51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15" style:parent-style-name="Normal" style:list-style-name="LFO11" style:family="paragraph">
      <style:paragraph-properties fo:margin-bottom="0in" fo:line-height="115%"/>
    </style:style>
    <style:style style:name="T51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17" style:parent-style-name="Tipodeletrapredefinidodoparágrafo" style:family="text">
      <style:text-properties fo:font-size="11pt" style:font-size-asian="11pt" style:font-size-complex="11pt"/>
    </style:style>
    <style:style style:name="P518" style:parent-style-name="Normal" style:list-style-name="LFO11" style:family="paragraph">
      <style:paragraph-properties fo:margin-bottom="0in" fo:line-height="115%"/>
    </style:style>
    <style:style style:name="T51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20" style:parent-style-name="Normal" style:list-style-name="LFO11" style:family="paragraph">
      <style:paragraph-properties fo:margin-bottom="0in" fo:line-height="115%"/>
      <style:text-properties fo:font-size="11pt" style:font-size-asian="11pt" style:font-size-complex="11pt"/>
    </style:style>
    <style:style style:name="P521" style:parent-style-name="Normal" style:list-style-name="LFO11" style:family="paragraph">
      <style:paragraph-properties fo:margin-bottom="0in" fo:line-height="115%"/>
      <style:text-properties fo:font-size="11pt" style:font-size-asian="11pt" style:font-size-complex="11pt"/>
    </style:style>
    <style:style style:name="P522" style:parent-style-name="Normal" style:list-style-name="LFO11" style:family="paragraph">
      <style:paragraph-properties fo:margin-bottom="0in" fo:line-height="115%"/>
      <style:text-properties fo:font-size="11pt" style:font-size-asian="11pt" style:font-size-complex="11pt"/>
    </style:style>
    <style:style style:name="P523" style:parent-style-name="Normal" style:list-style-name="LFO11" style:family="paragraph">
      <style:paragraph-properties fo:margin-bottom="0in" fo:line-height="115%"/>
      <style:text-properties fo:font-size="11pt" style:font-size-asian="11pt" style:font-size-complex="11pt"/>
    </style:style>
    <style:style style:name="P524" style:parent-style-name="Normal" style:family="paragraph">
      <style:paragraph-properties fo:margin-bottom="0in" fo:line-height="115%"/>
    </style:style>
    <style:style style:name="T52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26" style:parent-style-name="Normal" style:list-style-name="LFO12" style:family="paragraph">
      <style:paragraph-properties fo:margin-bottom="0in" fo:line-height="115%"/>
    </style:style>
    <style:style style:name="T5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28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29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30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31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32" style:parent-style-name="Normal" style:list-style-name="LFO12" style:family="paragraph">
      <style:paragraph-properties fo:margin-bottom="0in" fo:line-height="115%"/>
    </style:style>
    <style:style style:name="T53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34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35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36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37" style:parent-style-name="Normal" style:list-style-name="LFO12" style:family="paragraph">
      <style:paragraph-properties fo:margin-bottom="0in" fo:line-height="115%"/>
      <style:text-properties fo:font-size="11pt" style:font-size-asian="11pt" style:font-size-complex="11pt"/>
    </style:style>
    <style:style style:name="P538" style:parent-style-name="Normal" style:family="paragraph">
      <style:paragraph-properties fo:margin-bottom="0in" fo:line-height="115%"/>
    </style:style>
    <style:style style:name="T53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40" style:parent-style-name="Normal" style:list-style-name="LFO13" style:family="paragraph">
      <style:paragraph-properties fo:margin-bottom="0in" fo:line-height="115%"/>
      <style:text-properties fo:font-size="11pt" style:font-size-asian="11pt" style:font-size-complex="11pt"/>
    </style:style>
    <style:style style:name="P541" style:parent-style-name="Normal" style:list-style-name="LFO13" style:family="paragraph">
      <style:paragraph-properties fo:margin-bottom="0in" fo:line-height="115%"/>
      <style:text-properties fo:font-size="11pt" style:font-size-asian="11pt" style:font-size-complex="11pt"/>
    </style:style>
    <style:style style:name="P542" style:parent-style-name="Normal" style:family="paragraph">
      <style:paragraph-properties fo:margin-bottom="0in" fo:line-height="115%"/>
    </style:style>
    <style:style style:name="T54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44" style:parent-style-name="Normal" style:list-style-name="LFO14" style:family="paragraph">
      <style:paragraph-properties fo:margin-bottom="0in" fo:line-height="115%"/>
      <style:text-properties fo:font-size="11pt" style:font-size-asian="11pt" style:font-size-complex="11pt"/>
    </style:style>
    <style:style style:name="P545" style:parent-style-name="Normal" style:list-style-name="LFO14" style:family="paragraph">
      <style:paragraph-properties fo:margin-bottom="0in" fo:line-height="115%"/>
    </style:style>
    <style:style style:name="T54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47" style:parent-style-name="Normal" style:list-style-name="LFO14" style:family="paragraph">
      <style:paragraph-properties fo:margin-bottom="0in" fo:line-height="115%"/>
      <style:text-properties fo:font-size="11pt" style:font-size-asian="11pt" style:font-size-complex="11pt"/>
    </style:style>
    <style:style style:name="P548" style:parent-style-name="Normal" style:list-style-name="LFO14" style:family="paragraph">
      <style:paragraph-properties fo:margin-bottom="0in" fo:line-height="115%"/>
      <style:text-properties fo:font-size="11pt" style:font-size-asian="11pt" style:font-size-complex="11pt"/>
    </style:style>
    <style:style style:name="P549" style:parent-style-name="Normal" style:family="paragraph">
      <style:paragraph-properties fo:margin-bottom="0in" fo:line-height="115%"/>
    </style:style>
    <style:style style:name="T55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51" style:parent-style-name="Normal" style:list-style-name="LFO15" style:family="paragraph">
      <style:paragraph-properties fo:margin-bottom="0in" fo:line-height="115%"/>
    </style:style>
    <style:style style:name="T55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53" style:parent-style-name="Tipodeletrapredefinidodoparágrafo" style:family="text">
      <style:text-properties fo:font-size="11pt" style:font-size-asian="11pt" style:font-size-complex="11pt"/>
    </style:style>
    <style:style style:name="P554" style:parent-style-name="Normal" style:list-style-name="LFO15" style:family="paragraph">
      <style:paragraph-properties fo:margin-bottom="0in" fo:line-height="115%"/>
    </style:style>
    <style:style style:name="T55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56" style:parent-style-name="Tipodeletrapredefinidodoparágrafo" style:family="text">
      <style:text-properties fo:font-size="11pt" style:font-size-asian="11pt" style:font-size-complex="11pt"/>
    </style:style>
    <style:style style:name="P557" style:parent-style-name="Normal" style:list-style-name="LFO15" style:family="paragraph">
      <style:paragraph-properties fo:margin-bottom="0in" fo:line-height="115%"/>
    </style:style>
    <style:style style:name="T55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59" style:parent-style-name="Tipodeletrapredefinidodoparágrafo" style:family="text">
      <style:text-properties fo:font-size="11pt" style:font-size-asian="11pt" style:font-size-complex="11pt"/>
    </style:style>
    <style:style style:name="P560" style:parent-style-name="Normal" style:list-style-name="LFO15" style:family="paragraph">
      <style:paragraph-properties fo:margin-bottom="0in" fo:line-height="115%"/>
    </style:style>
    <style:style style:name="T561" style:parent-style-name="Tipodeletrapredefinidodoparágrafo" style:family="text">
      <style:text-properties fo:font-size="11pt" style:font-size-asian="11pt" style:font-size-complex="11pt"/>
    </style:style>
    <style:style style:name="T56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563" style:parent-style-name="Tipodeletrapredefinidodoparágrafo" style:family="text">
      <style:text-properties fo:font-size="11pt" style:font-size-asian="11pt" style:font-size-complex="11pt"/>
    </style:style>
    <style:style style:name="P564" style:parent-style-name="Normal" style:list-style-name="LFO15" style:family="paragraph">
      <style:paragraph-properties fo:margin-bottom="0in" fo:line-height="115%"/>
      <style:text-properties fo:font-size="11pt" style:font-size-asian="11pt" style:font-size-complex="11pt"/>
    </style:style>
    <style:style style:name="P565" style:parent-style-name="Normal" style:list-style-name="LFO15" style:family="paragraph">
      <style:paragraph-properties fo:margin-bottom="0in" fo:line-height="115%"/>
      <style:text-properties fo:font-size="11pt" style:font-size-asian="11pt" style:font-size-complex="11pt"/>
    </style:style>
    <style:style style:name="P566" style:parent-style-name="Normal" style:family="paragraph">
      <style:paragraph-properties fo:margin-bottom="0in" fo:line-height="115%"/>
    </style:style>
    <style:style style:name="T56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68" style:parent-style-name="Normal" style:list-style-name="LFO16" style:family="paragraph">
      <style:paragraph-properties fo:margin-bottom="0in" fo:line-height="115%"/>
    </style:style>
    <style:style style:name="T56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70" style:parent-style-name="Normal" style:list-style-name="LFO16" style:family="paragraph">
      <style:paragraph-properties fo:margin-bottom="0in" fo:line-height="115%"/>
      <style:text-properties fo:font-size="11pt" style:font-size-asian="11pt" style:font-size-complex="11pt"/>
    </style:style>
    <style:style style:name="P571" style:parent-style-name="Normal" style:list-style-name="LFO16" style:family="paragraph">
      <style:paragraph-properties fo:margin-bottom="0in" fo:line-height="115%"/>
      <style:text-properties fo:font-size="11pt" style:font-size-asian="11pt" style:font-size-complex="11pt"/>
    </style:style>
    <style:style style:name="P572" style:parent-style-name="Normal" style:list-style-name="LFO16" style:family="paragraph">
      <style:paragraph-properties fo:margin-bottom="0in" fo:line-height="115%"/>
    </style:style>
    <style:style style:name="T57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74" style:parent-style-name="Tipodeletrapredefinidodoparágrafo" style:family="text">
      <style:text-properties fo:font-size="11pt" style:font-size-asian="11pt" style:font-size-complex="11pt"/>
    </style:style>
    <style:style style:name="T57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576" style:parent-style-name="Tipodeletrapredefinidodoparágrafo" style:family="text">
      <style:text-properties fo:font-size="11pt" style:font-size-asian="11pt" style:font-size-complex="11pt"/>
    </style:style>
    <style:style style:name="P577" style:parent-style-name="Normal" style:list-style-name="LFO16" style:family="paragraph">
      <style:paragraph-properties fo:margin-bottom="0in" fo:line-height="115%"/>
    </style:style>
    <style:style style:name="T578" style:parent-style-name="Tipodeletrapredefinidodoparágrafo" style:family="text">
      <style:text-properties fo:font-size="11pt" style:font-size-asian="11pt" style:font-size-complex="11pt"/>
    </style:style>
    <style:style style:name="T57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580" style:parent-style-name="Tipodeletrapredefinidodoparágrafo" style:family="text">
      <style:text-properties fo:font-size="11pt" style:font-size-asian="11pt" style:font-size-complex="11pt"/>
    </style:style>
    <style:style style:name="T58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582" style:parent-style-name="Tipodeletrapredefinidodoparágrafo" style:family="text">
      <style:text-properties fo:font-size="11pt" style:font-size-asian="11pt" style:font-size-complex="11pt"/>
    </style:style>
    <style:style style:name="P583" style:parent-style-name="Normal" style:list-style-name="LFO16" style:family="paragraph">
      <style:paragraph-properties fo:margin-bottom="0in" fo:line-height="115%"/>
    </style:style>
    <style:style style:name="T584" style:parent-style-name="Tipodeletrapredefinidodoparágrafo" style:family="text">
      <style:text-properties fo:font-size="11pt" style:font-size-asian="11pt" style:font-size-complex="11pt"/>
    </style:style>
    <style:style style:name="T58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586" style:parent-style-name="Tipodeletrapredefinidodoparágrafo" style:family="text">
      <style:text-properties fo:font-size="11pt" style:font-size-asian="11pt" style:font-size-complex="11pt"/>
    </style:style>
    <style:style style:name="T58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588" style:parent-style-name="Tipodeletrapredefinidodoparágrafo" style:family="text">
      <style:text-properties fo:font-size="11pt" style:font-size-asian="11pt" style:font-size-complex="11pt"/>
    </style:style>
    <style:style style:name="P589" style:parent-style-name="Normal" style:family="paragraph">
      <style:paragraph-properties fo:margin-bottom="0in" fo:line-height="115%"/>
    </style:style>
    <style:style style:name="T59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591" style:parent-style-name="Normal" style:list-style-name="LFO17" style:family="paragraph">
      <style:paragraph-properties fo:margin-bottom="0in" fo:line-height="115%"/>
    </style:style>
    <style:style style:name="T59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93" style:parent-style-name="Tipodeletrapredefinidodoparágrafo" style:family="text">
      <style:text-properties fo:font-size="11pt" style:font-size-asian="11pt" style:font-size-complex="11pt"/>
    </style:style>
    <style:style style:name="P594" style:parent-style-name="Normal" style:list-style-name="LFO17" style:family="paragraph">
      <style:paragraph-properties fo:margin-bottom="0in" fo:line-height="115%"/>
    </style:style>
    <style:style style:name="T59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96" style:parent-style-name="Tipodeletrapredefinidodoparágrafo" style:family="text">
      <style:text-properties fo:font-size="11pt" style:font-size-asian="11pt" style:font-size-complex="11pt"/>
    </style:style>
    <style:style style:name="P597" style:parent-style-name="Normal" style:list-style-name="LFO17" style:family="paragraph">
      <style:paragraph-properties fo:margin-bottom="0in" fo:line-height="115%"/>
    </style:style>
    <style:style style:name="T59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599" style:parent-style-name="Tipodeletrapredefinidodoparágrafo" style:family="text">
      <style:text-properties fo:font-size="11pt" style:font-size-asian="11pt" style:font-size-complex="11pt"/>
    </style:style>
    <style:style style:name="P600" style:parent-style-name="Normal" style:list-style-name="LFO17" style:family="paragraph">
      <style:paragraph-properties fo:margin-bottom="0in" fo:line-height="115%"/>
    </style:style>
    <style:style style:name="T601" style:parent-style-name="Tipodeletrapredefinidodoparágrafo" style:family="text">
      <style:text-properties fo:font-size="11pt" style:font-size-asian="11pt" style:font-size-complex="11pt"/>
    </style:style>
    <style:style style:name="T60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03" style:parent-style-name="Tipodeletrapredefinidodoparágrafo" style:family="text">
      <style:text-properties fo:font-size="11pt" style:font-size-asian="11pt" style:font-size-complex="11pt"/>
    </style:style>
    <style:style style:name="P604" style:parent-style-name="Normal" style:family="paragraph">
      <style:paragraph-properties fo:margin-bottom="0in" fo:line-height="115%"/>
    </style:style>
    <style:style style:name="T60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06" style:parent-style-name="Normal" style:list-style-name="LFO18" style:family="paragraph">
      <style:paragraph-properties fo:margin-bottom="0in" fo:line-height="115%"/>
      <style:text-properties fo:font-size="11pt" style:font-size-asian="11pt" style:font-size-complex="11pt"/>
    </style:style>
    <style:style style:name="P607" style:parent-style-name="Normal" style:list-style-name="LFO18" style:family="paragraph">
      <style:paragraph-properties fo:margin-bottom="0in" fo:line-height="115%"/>
      <style:text-properties fo:font-size="11pt" style:font-size-asian="11pt" style:font-size-complex="11pt"/>
    </style:style>
    <style:style style:name="P608" style:parent-style-name="Normal" style:family="paragraph">
      <style:paragraph-properties fo:margin-bottom="0in" fo:line-height="115%"/>
    </style:style>
    <style:style style:name="T60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10" style:parent-style-name="Normal" style:list-style-name="LFO19" style:family="paragraph">
      <style:paragraph-properties fo:margin-bottom="0in" fo:line-height="115%"/>
    </style:style>
    <style:style style:name="T61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12" style:parent-style-name="Tipodeletrapredefinidodoparágrafo" style:family="text">
      <style:text-properties fo:font-size="11pt" style:font-size-asian="11pt" style:font-size-complex="11pt"/>
    </style:style>
    <style:style style:name="P613" style:parent-style-name="Normal" style:list-style-name="LFO19" style:family="paragraph">
      <style:paragraph-properties fo:margin-bottom="0in" fo:line-height="115%"/>
    </style:style>
    <style:style style:name="T61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15" style:parent-style-name="Normal" style:list-style-name="LFO19" style:family="paragraph">
      <style:paragraph-properties fo:margin-bottom="0in" fo:line-height="115%"/>
    </style:style>
    <style:style style:name="T61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17" style:parent-style-name="Tipodeletrapredefinidodoparágrafo" style:family="text">
      <style:text-properties fo:font-size="11pt" style:font-size-asian="11pt" style:font-size-complex="11pt"/>
    </style:style>
    <style:style style:name="P618" style:parent-style-name="Normal" style:list-style-name="LFO19" style:family="paragraph">
      <style:paragraph-properties fo:margin-bottom="0in" fo:line-height="115%"/>
    </style:style>
    <style:style style:name="T61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20" style:parent-style-name="Tipodeletrapredefinidodoparágrafo" style:family="text">
      <style:text-properties fo:font-size="11pt" style:font-size-asian="11pt" style:font-size-complex="11pt"/>
    </style:style>
    <style:style style:name="T62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22" style:parent-style-name="Tipodeletrapredefinidodoparágrafo" style:family="text">
      <style:text-properties fo:font-size="11pt" style:font-size-asian="11pt" style:font-size-complex="11pt"/>
    </style:style>
    <style:style style:name="P623" style:parent-style-name="Normal" style:list-style-name="LFO19" style:family="paragraph">
      <style:paragraph-properties fo:margin-bottom="0in" fo:line-height="115%"/>
    </style:style>
    <style:style style:name="T62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25" style:parent-style-name="Tipodeletrapredefinidodoparágrafo" style:family="text">
      <style:text-properties fo:font-size="11pt" style:font-size-asian="11pt" style:font-size-complex="11pt"/>
    </style:style>
    <style:style style:name="P626" style:parent-style-name="Normal" style:family="paragraph">
      <style:paragraph-properties fo:margin-bottom="0in" fo:line-height="115%"/>
    </style:style>
    <style:style style:name="T6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28" style:parent-style-name="Normal" style:list-style-name="LFO20" style:family="paragraph">
      <style:paragraph-properties fo:margin-bottom="0in" fo:line-height="115%"/>
    </style:style>
    <style:style style:name="T629" style:parent-style-name="Tipodeletrapredefinidodoparágrafo" style:family="text">
      <style:text-properties fo:font-size="11pt" style:font-size-asian="11pt" style:font-size-complex="11pt"/>
    </style:style>
    <style:style style:name="T63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31" style:parent-style-name="Tipodeletrapredefinidodoparágrafo" style:family="text">
      <style:text-properties fo:font-size="11pt" style:font-size-asian="11pt" style:font-size-complex="11pt"/>
    </style:style>
    <style:style style:name="P632" style:parent-style-name="Normal" style:list-style-name="LFO20" style:family="paragraph">
      <style:paragraph-properties fo:margin-bottom="0in" fo:line-height="115%"/>
    </style:style>
    <style:style style:name="T633" style:parent-style-name="Tipodeletrapredefinidodoparágrafo" style:family="text">
      <style:text-properties fo:font-size="11pt" style:font-size-asian="11pt" style:font-size-complex="11pt"/>
    </style:style>
    <style:style style:name="T63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35" style:parent-style-name="Tipodeletrapredefinidodoparágrafo" style:family="text">
      <style:text-properties fo:font-size="11pt" style:font-size-asian="11pt" style:font-size-complex="11pt"/>
    </style:style>
    <style:style style:name="P636" style:parent-style-name="Normal" style:list-style-name="LFO20" style:family="paragraph">
      <style:paragraph-properties fo:margin-bottom="0in" fo:line-height="115%"/>
      <style:text-properties fo:font-size="11pt" style:font-size-asian="11pt" style:font-size-complex="11pt"/>
    </style:style>
    <style:style style:name="P637" style:parent-style-name="Normal" style:family="paragraph">
      <style:paragraph-properties fo:margin-bottom="0in" fo:line-height="115%"/>
    </style:style>
    <style:style style:name="T63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39" style:parent-style-name="Normal" style:list-style-name="LFO21" style:family="paragraph">
      <style:paragraph-properties fo:margin-bottom="0in" fo:line-height="115%"/>
    </style:style>
    <style:style style:name="T64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41" style:parent-style-name="Tipodeletrapredefinidodoparágrafo" style:family="text">
      <style:text-properties fo:font-size="11pt" style:font-size-asian="11pt" style:font-size-complex="11pt"/>
    </style:style>
    <style:style style:name="T64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43" style:parent-style-name="Tipodeletrapredefinidodoparágrafo" style:family="text">
      <style:text-properties fo:font-size="11pt" style:font-size-asian="11pt" style:font-size-complex="11pt"/>
    </style:style>
    <style:style style:name="P644" style:parent-style-name="Normal" style:list-style-name="LFO21" style:family="paragraph">
      <style:paragraph-properties fo:margin-bottom="0in" fo:line-height="115%"/>
    </style:style>
    <style:style style:name="T64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46" style:parent-style-name="Tipodeletrapredefinidodoparágrafo" style:family="text">
      <style:text-properties fo:font-size="11pt" style:font-size-asian="11pt" style:font-size-complex="11pt"/>
    </style:style>
    <style:style style:name="P647" style:parent-style-name="Normal" style:list-style-name="LFO21" style:family="paragraph">
      <style:paragraph-properties fo:margin-bottom="0in" fo:line-height="115%"/>
      <style:text-properties fo:font-size="11pt" style:font-size-asian="11pt" style:font-size-complex="11pt"/>
    </style:style>
    <style:style style:name="P648" style:parent-style-name="Normal" style:list-style-name="LFO21" style:family="paragraph">
      <style:paragraph-properties fo:margin-bottom="0in" fo:line-height="115%"/>
    </style:style>
    <style:style style:name="T649" style:parent-style-name="Tipodeletrapredefinidodoparágrafo" style:family="text">
      <style:text-properties fo:font-size="11pt" style:font-size-asian="11pt" style:font-size-complex="11pt"/>
    </style:style>
    <style:style style:name="T65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51" style:parent-style-name="Tipodeletrapredefinidodoparágrafo" style:family="text">
      <style:text-properties fo:font-size="11pt" style:font-size-asian="11pt" style:font-size-complex="11pt"/>
    </style:style>
    <style:style style:name="T65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53" style:parent-style-name="Tipodeletrapredefinidodoparágrafo" style:family="text">
      <style:text-properties fo:font-size="11pt" style:font-size-asian="11pt" style:font-size-complex="11pt"/>
    </style:style>
    <style:style style:name="P654" style:parent-style-name="Normal" style:family="paragraph">
      <style:paragraph-properties fo:margin-bottom="0in" fo:line-height="115%"/>
    </style:style>
    <style:style style:name="T65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56" style:parent-style-name="Normal" style:list-style-name="LFO22" style:family="paragraph">
      <style:paragraph-properties fo:margin-bottom="0in" fo:line-height="115%"/>
    </style:style>
    <style:style style:name="T65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58" style:parent-style-name="Tipodeletrapredefinidodoparágrafo" style:family="text">
      <style:text-properties fo:font-size="11pt" style:font-size-asian="11pt" style:font-size-complex="11pt"/>
    </style:style>
    <style:style style:name="T65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60" style:parent-style-name="Tipodeletrapredefinidodoparágrafo" style:family="text">
      <style:text-properties fo:font-size="11pt" style:font-size-asian="11pt" style:font-size-complex="11pt"/>
    </style:style>
    <style:style style:name="P661" style:parent-style-name="Normal" style:list-style-name="LFO22" style:family="paragraph">
      <style:paragraph-properties fo:margin-bottom="0in" fo:line-height="115%"/>
    </style:style>
    <style:style style:name="T66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63" style:parent-style-name="Tipodeletrapredefinidodoparágrafo" style:family="text">
      <style:text-properties fo:font-size="11pt" style:font-size-asian="11pt" style:font-size-complex="11pt"/>
    </style:style>
    <style:style style:name="P664" style:parent-style-name="Normal" style:list-style-name="LFO22" style:family="paragraph">
      <style:paragraph-properties fo:margin-bottom="0in" fo:line-height="115%"/>
    </style:style>
    <style:style style:name="T66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666" style:parent-style-name="Tipodeletrapredefinidodoparágrafo" style:family="text">
      <style:text-properties fo:font-size="11pt" style:font-size-asian="11pt" style:font-size-complex="11pt"/>
    </style:style>
    <style:style style:name="P667" style:parent-style-name="Normal" style:family="paragraph">
      <style:paragraph-properties fo:margin-bottom="0in" fo:line-height="115%"/>
    </style:style>
    <style:style style:name="T66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69" style:parent-style-name="Normal" style:list-style-name="LFO23" style:family="paragraph">
      <style:paragraph-properties fo:margin-bottom="0in" fo:line-height="115%"/>
    </style:style>
    <style:style style:name="T67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71" style:parent-style-name="Normal" style:list-style-name="LFO23" style:family="paragraph">
      <style:paragraph-properties fo:margin-bottom="0in" fo:line-height="115%"/>
      <style:text-properties fo:font-size="11pt" style:font-size-asian="11pt" style:font-size-complex="11pt"/>
    </style:style>
    <style:style style:name="P672" style:parent-style-name="Normal" style:list-style-name="LFO23" style:family="paragraph">
      <style:paragraph-properties fo:margin-bottom="0in" fo:line-height="115%"/>
    </style:style>
    <style:style style:name="T67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74" style:parent-style-name="Normal" style:list-style-name="LFO23" style:family="paragraph">
      <style:paragraph-properties fo:margin-bottom="0in" fo:line-height="115%"/>
      <style:text-properties fo:font-size="11pt" style:font-size-asian="11pt" style:font-size-complex="11pt"/>
    </style:style>
    <style:style style:name="P675" style:parent-style-name="Normal" style:list-style-name="LFO23" style:family="paragraph">
      <style:paragraph-properties fo:margin-bottom="0in" fo:line-height="115%"/>
    </style:style>
    <style:style style:name="T67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77" style:parent-style-name="Normal" style:list-style-name="LFO23" style:family="paragraph">
      <style:paragraph-properties fo:margin-bottom="0in" fo:line-height="115%"/>
      <style:text-properties fo:font-size="11pt" style:font-size-asian="11pt" style:font-size-complex="11pt"/>
    </style:style>
    <style:style style:name="P678" style:parent-style-name="Normal" style:list-style-name="LFO23" style:family="paragraph">
      <style:paragraph-properties fo:margin-bottom="0in" fo:line-height="115%"/>
      <style:text-properties fo:font-size="11pt" style:font-size-asian="11pt" style:font-size-complex="11pt"/>
    </style:style>
    <style:style style:name="P679" style:parent-style-name="Normal" style:list-style-name="LFO23" style:family="paragraph">
      <style:paragraph-properties fo:margin-bottom="0in" fo:line-height="115%"/>
      <style:text-properties fo:font-size="11pt" style:font-size-asian="11pt" style:font-size-complex="11pt"/>
    </style:style>
    <style:style style:name="P680" style:parent-style-name="Normal" style:family="paragraph">
      <style:paragraph-properties fo:margin-bottom="0in" fo:line-height="115%"/>
    </style:style>
    <style:style style:name="T68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82" style:parent-style-name="Normal" style:list-style-name="LFO24" style:family="paragraph">
      <style:paragraph-properties fo:margin-bottom="0in" fo:line-height="115%"/>
    </style:style>
    <style:style style:name="T68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84" style:parent-style-name="Tipodeletrapredefinidodoparágrafo" style:family="text">
      <style:text-properties fo:font-size="11pt" style:font-size-asian="11pt" style:font-size-complex="11pt"/>
    </style:style>
    <style:style style:name="P685" style:parent-style-name="Normal" style:list-style-name="LFO24" style:family="paragraph">
      <style:paragraph-properties fo:margin-bottom="0in" fo:line-height="115%"/>
    </style:style>
    <style:style style:name="T68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87" style:parent-style-name="Tipodeletrapredefinidodoparágrafo" style:family="text">
      <style:text-properties fo:font-size="11pt" style:font-size-asian="11pt" style:font-size-complex="11pt"/>
    </style:style>
    <style:style style:name="P688" style:parent-style-name="Normal" style:list-style-name="LFO24" style:family="paragraph">
      <style:paragraph-properties fo:margin-bottom="0in" fo:line-height="115%"/>
    </style:style>
    <style:style style:name="T68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90" style:parent-style-name="Tipodeletrapredefinidodoparágrafo" style:family="text">
      <style:text-properties fo:font-size="11pt" style:font-size-asian="11pt" style:font-size-complex="11pt"/>
    </style:style>
    <style:style style:name="P691" style:parent-style-name="Normal" style:list-style-name="LFO24" style:family="paragraph">
      <style:paragraph-properties fo:margin-bottom="0in" fo:line-height="115%"/>
    </style:style>
    <style:style style:name="T69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93" style:parent-style-name="Normal" style:list-style-name="LFO24" style:family="paragraph">
      <style:paragraph-properties fo:margin-bottom="0in" fo:line-height="115%"/>
      <style:text-properties fo:font-size="11pt" style:font-size-asian="11pt" style:font-size-complex="11pt"/>
    </style:style>
    <style:style style:name="P694" style:parent-style-name="Normal" style:list-style-name="LFO24" style:family="paragraph">
      <style:paragraph-properties fo:margin-bottom="0in" fo:line-height="115%"/>
    </style:style>
    <style:style style:name="T69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96" style:parent-style-name="Normal" style:list-style-name="LFO24" style:family="paragraph">
      <style:paragraph-properties fo:margin-bottom="0in" fo:line-height="115%"/>
      <style:text-properties fo:font-size="11pt" style:font-size-asian="11pt" style:font-size-complex="11pt"/>
    </style:style>
    <style:style style:name="P697" style:parent-style-name="Normal" style:family="paragraph">
      <style:paragraph-properties fo:margin-bottom="0in" fo:line-height="115%"/>
    </style:style>
    <style:style style:name="T69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699" style:parent-style-name="Normal" style:list-style-name="LFO25" style:family="paragraph">
      <style:paragraph-properties fo:margin-bottom="0in" fo:line-height="115%"/>
    </style:style>
    <style:style style:name="T70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01" style:parent-style-name="Tipodeletrapredefinidodoparágrafo" style:family="text">
      <style:text-properties fo:font-size="11pt" style:font-size-asian="11pt" style:font-size-complex="11pt"/>
    </style:style>
    <style:style style:name="P702" style:parent-style-name="Normal" style:list-style-name="LFO25" style:family="paragraph">
      <style:paragraph-properties fo:margin-bottom="0in" fo:line-height="115%"/>
    </style:style>
    <style:style style:name="T70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04" style:parent-style-name="Tipodeletrapredefinidodoparágrafo" style:family="text">
      <style:text-properties fo:font-size="11pt" style:font-size-asian="11pt" style:font-size-complex="11pt"/>
    </style:style>
    <style:style style:name="P705" style:parent-style-name="Normal" style:list-style-name="LFO25" style:family="paragraph">
      <style:paragraph-properties fo:margin-bottom="0in" fo:line-height="115%"/>
    </style:style>
    <style:style style:name="T70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07" style:parent-style-name="Tipodeletrapredefinidodoparágrafo" style:family="text">
      <style:text-properties fo:font-size="11pt" style:font-size-asian="11pt" style:font-size-complex="11pt"/>
    </style:style>
    <style:style style:name="P708" style:parent-style-name="Normal" style:list-style-name="LFO25" style:family="paragraph">
      <style:paragraph-properties fo:margin-bottom="0in" fo:line-height="115%"/>
    </style:style>
    <style:style style:name="T70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10" style:parent-style-name="Tipodeletrapredefinidodoparágrafo" style:family="text">
      <style:text-properties fo:font-size="11pt" style:font-size-asian="11pt" style:font-size-complex="11pt"/>
    </style:style>
    <style:style style:name="T71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712" style:parent-style-name="Tipodeletrapredefinidodoparágrafo" style:family="text">
      <style:text-properties fo:font-size="11pt" style:font-size-asian="11pt" style:font-size-complex="11pt"/>
    </style:style>
    <style:style style:name="P713" style:parent-style-name="Normal" style:family="paragraph">
      <style:paragraph-properties fo:margin-bottom="0in" fo:line-height="115%"/>
    </style:style>
    <style:style style:name="T71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15" style:parent-style-name="Normal" style:list-style-name="LFO26" style:family="paragraph">
      <style:paragraph-properties fo:margin-bottom="0in" fo:line-height="115%"/>
    </style:style>
    <style:style style:name="T71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17" style:parent-style-name="Tipodeletrapredefinidodoparágrafo" style:family="text">
      <style:text-properties fo:font-size="11pt" style:font-size-asian="11pt" style:font-size-complex="11pt"/>
    </style:style>
    <style:style style:name="T71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719" style:parent-style-name="Tipodeletrapredefinidodoparágrafo" style:family="text">
      <style:text-properties fo:font-size="11pt" style:font-size-asian="11pt" style:font-size-complex="11pt"/>
    </style:style>
    <style:style style:name="P720" style:parent-style-name="Normal" style:list-style-name="LFO26" style:family="paragraph">
      <style:paragraph-properties fo:margin-bottom="0in" fo:line-height="115%"/>
    </style:style>
    <style:style style:name="T72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22" style:parent-style-name="Tipodeletrapredefinidodoparágrafo" style:family="text">
      <style:text-properties fo:font-size="11pt" style:font-size-asian="11pt" style:font-size-complex="11pt"/>
    </style:style>
    <style:style style:name="P723" style:parent-style-name="Normal" style:list-style-name="LFO26" style:family="paragraph">
      <style:paragraph-properties fo:margin-bottom="0in" fo:line-height="115%"/>
    </style:style>
    <style:style style:name="T72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25" style:parent-style-name="Tipodeletrapredefinidodoparágrafo" style:family="text">
      <style:text-properties fo:font-size="11pt" style:font-size-asian="11pt" style:font-size-complex="11pt"/>
    </style:style>
    <style:style style:name="P726" style:parent-style-name="Normal" style:list-style-name="LFO26" style:family="paragraph">
      <style:paragraph-properties fo:margin-bottom="0in" fo:line-height="115%"/>
    </style:style>
    <style:style style:name="T7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28" style:parent-style-name="Tipodeletrapredefinidodoparágrafo" style:family="text">
      <style:text-properties fo:font-size="11pt" style:font-size-asian="11pt" style:font-size-complex="11pt"/>
    </style:style>
    <style:style style:name="T72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730" style:parent-style-name="Tipodeletrapredefinidodoparágrafo" style:family="text">
      <style:text-properties fo:font-size="11pt" style:font-size-asian="11pt" style:font-size-complex="11pt"/>
    </style:style>
    <style:style style:name="P731" style:parent-style-name="Normal" style:family="paragraph">
      <style:paragraph-properties fo:margin-bottom="0in" fo:line-height="115%"/>
    </style:style>
    <style:style style:name="T73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33" style:parent-style-name="Normal" style:list-style-name="LFO27" style:family="paragraph">
      <style:paragraph-properties fo:margin-bottom="0in" fo:line-height="115%"/>
    </style:style>
    <style:style style:name="T73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35" style:parent-style-name="Normal" style:list-style-name="LFO27" style:family="paragraph">
      <style:paragraph-properties fo:margin-bottom="0in" fo:line-height="115%"/>
    </style:style>
    <style:style style:name="T73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37" style:parent-style-name="Tipodeletrapredefinidodoparágrafo" style:family="text">
      <style:text-properties fo:font-size="11pt" style:font-size-asian="11pt" style:font-size-complex="11pt"/>
    </style:style>
    <style:style style:name="P738" style:parent-style-name="Normal" style:list-style-name="LFO27" style:family="paragraph">
      <style:paragraph-properties fo:margin-bottom="0in" fo:line-height="115%"/>
    </style:style>
    <style:style style:name="T73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40" style:parent-style-name="Tipodeletrapredefinidodoparágrafo" style:family="text">
      <style:text-properties fo:font-size="11pt" style:font-size-asian="11pt" style:font-size-complex="11pt"/>
    </style:style>
    <style:style style:name="P741" style:parent-style-name="Normal" style:list-style-name="LFO27" style:family="paragraph">
      <style:paragraph-properties fo:margin-bottom="0in" fo:line-height="115%"/>
    </style:style>
    <style:style style:name="T74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43" style:parent-style-name="Tipodeletrapredefinidodoparágrafo" style:family="text">
      <style:text-properties fo:font-size="11pt" style:font-size-asian="11pt" style:font-size-complex="11pt"/>
    </style:style>
    <style:style style:name="P744" style:parent-style-name="Normal" style:family="paragraph">
      <style:paragraph-properties fo:margin-bottom="0in" fo:line-height="115%"/>
    </style:style>
    <style:style style:name="T74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46" style:parent-style-name="Normal" style:list-style-name="LFO28" style:family="paragraph">
      <style:paragraph-properties fo:margin-bottom="0in" fo:line-height="115%"/>
    </style:style>
    <style:style style:name="T74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48" style:parent-style-name="Normal" style:list-style-name="LFO28" style:family="paragraph">
      <style:paragraph-properties fo:margin-bottom="0in" fo:line-height="115%"/>
    </style:style>
    <style:style style:name="T74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50" style:parent-style-name="Tipodeletrapredefinidodoparágrafo" style:family="text">
      <style:text-properties fo:font-size="11pt" style:font-size-asian="11pt" style:font-size-complex="11pt"/>
    </style:style>
    <style:style style:name="P751" style:parent-style-name="Normal" style:list-style-name="LFO28" style:family="paragraph">
      <style:paragraph-properties fo:margin-bottom="0in" fo:line-height="115%"/>
    </style:style>
    <style:style style:name="T75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53" style:parent-style-name="Tipodeletrapredefinidodoparágrafo" style:family="text">
      <style:text-properties fo:font-size="11pt" style:font-size-asian="11pt" style:font-size-complex="11pt"/>
    </style:style>
    <style:style style:name="P754" style:parent-style-name="Normal" style:list-style-name="LFO28" style:family="paragraph">
      <style:paragraph-properties fo:margin-bottom="0in" fo:line-height="115%"/>
    </style:style>
    <style:style style:name="T755" style:parent-style-name="Tipodeletrapredefinidodoparágrafo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756" style:parent-style-name="Tipodeletrapredefinidodoparágrafo" style:family="text">
      <style:text-properties fo:font-size="11pt" style:font-size-asian="11pt" style:font-size-complex="11pt" fo:language="en" fo:country="US"/>
    </style:style>
    <style:style style:name="T75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758" style:parent-style-name="Tipodeletrapredefinidodoparágrafo" style:family="text">
      <style:text-properties fo:font-size="11pt" style:font-size-asian="11pt" style:font-size-complex="11pt" fo:language="en" fo:country="US"/>
    </style:style>
    <style:style style:name="T75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760" style:parent-style-name="Tipodeletrapredefinidodoparágrafo" style:family="text">
      <style:text-properties fo:font-size="11pt" style:font-size-asian="11pt" style:font-size-complex="11pt" fo:language="en" fo:country="US"/>
    </style:style>
    <style:style style:name="P761" style:parent-style-name="Normal" style:family="paragraph">
      <style:paragraph-properties fo:margin-bottom="0in" fo:line-height="115%"/>
    </style:style>
    <style:style style:name="T76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63" style:parent-style-name="Normal" style:list-style-name="LFO29" style:family="paragraph">
      <style:paragraph-properties fo:margin-bottom="0in" fo:line-height="115%"/>
      <style:text-properties fo:font-size="11pt" style:font-size-asian="11pt" style:font-size-complex="11pt"/>
    </style:style>
    <style:style style:name="P764" style:parent-style-name="Normal" style:family="paragraph">
      <style:paragraph-properties fo:margin-bottom="0in" fo:line-height="115%"/>
    </style:style>
    <style:style style:name="T76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66" style:parent-style-name="Normal" style:list-style-name="LFO30" style:family="paragraph">
      <style:paragraph-properties fo:margin-bottom="0in" fo:line-height="115%"/>
    </style:style>
    <style:style style:name="T76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68" style:parent-style-name="Tipodeletrapredefinidodoparágrafo" style:family="text">
      <style:text-properties fo:font-size="11pt" style:font-size-asian="11pt" style:font-size-complex="11pt"/>
    </style:style>
    <style:style style:name="P769" style:parent-style-name="Normal" style:list-style-name="LFO30" style:family="paragraph">
      <style:paragraph-properties fo:margin-bottom="0in" fo:line-height="115%"/>
      <style:text-properties fo:font-size="11pt" style:font-size-asian="11pt" style:font-size-complex="11pt"/>
    </style:style>
    <style:style style:name="P770" style:parent-style-name="Normal" style:list-style-name="LFO30" style:family="paragraph">
      <style:paragraph-properties fo:margin-bottom="0in" fo:line-height="115%"/>
      <style:text-properties fo:font-size="11pt" style:font-size-asian="11pt" style:font-size-complex="11pt"/>
    </style:style>
    <style:style style:name="P771" style:parent-style-name="Normal" style:list-style-name="LFO30" style:family="paragraph">
      <style:paragraph-properties fo:margin-bottom="0in" fo:line-height="115%"/>
      <style:text-properties fo:font-size="11pt" style:font-size-asian="11pt" style:font-size-complex="11pt"/>
    </style:style>
    <style:style style:name="P772" style:parent-style-name="Normal" style:list-style-name="LFO30" style:family="paragraph">
      <style:paragraph-properties fo:margin-bottom="0in" fo:line-height="115%"/>
      <style:text-properties fo:font-size="11pt" style:font-size-asian="11pt" style:font-size-complex="11pt"/>
    </style:style>
    <style:style style:name="P773" style:parent-style-name="Normal" style:list-style-name="LFO30" style:family="paragraph">
      <style:paragraph-properties fo:margin-bottom="0in" fo:line-height="115%"/>
      <style:text-properties fo:font-size="11pt" style:font-size-asian="11pt" style:font-size-complex="11pt"/>
    </style:style>
    <style:style style:name="P774" style:parent-style-name="Normal" style:family="paragraph">
      <style:paragraph-properties fo:margin-bottom="0in" fo:line-height="115%"/>
    </style:style>
    <style:style style:name="T77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76" style:parent-style-name="Normal" style:list-style-name="LFO31" style:family="paragraph">
      <style:paragraph-properties fo:margin-bottom="0in" fo:line-height="115%"/>
      <style:text-properties fo:font-size="11pt" style:font-size-asian="11pt" style:font-size-complex="11pt"/>
    </style:style>
    <style:style style:name="P777" style:parent-style-name="Normal" style:list-style-name="LFO31" style:family="paragraph">
      <style:paragraph-properties fo:margin-bottom="0in" fo:line-height="115%"/>
      <style:text-properties fo:font-size="11pt" style:font-size-asian="11pt" style:font-size-complex="11pt"/>
    </style:style>
    <style:style style:name="P778" style:parent-style-name="Normal" style:list-style-name="LFO31" style:family="paragraph">
      <style:paragraph-properties fo:margin-bottom="0in" fo:line-height="115%"/>
    </style:style>
    <style:style style:name="T779" style:parent-style-name="Tipodeletrapredefinidodoparágrafo" style:family="text">
      <style:text-properties fo:font-size="11pt" style:font-size-asian="11pt" style:font-size-complex="11pt"/>
    </style:style>
    <style:style style:name="T78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781" style:parent-style-name="Tipodeletrapredefinidodoparágrafo" style:family="text">
      <style:text-properties fo:font-size="11pt" style:font-size-asian="11pt" style:font-size-complex="11pt"/>
    </style:style>
    <style:style style:name="P782" style:parent-style-name="Normal" style:list-style-name="LFO31" style:family="paragraph">
      <style:paragraph-properties fo:margin-bottom="0in" fo:line-height="115%"/>
    </style:style>
    <style:style style:name="T783" style:parent-style-name="Tipodeletrapredefinidodoparágrafo" style:family="text">
      <style:text-properties fo:font-size="11pt" style:font-size-asian="11pt" style:font-size-complex="11pt"/>
    </style:style>
    <style:style style:name="T78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785" style:parent-style-name="Tipodeletrapredefinidodoparágrafo" style:family="text">
      <style:text-properties fo:font-size="11pt" style:font-size-asian="11pt" style:font-size-complex="11pt"/>
    </style:style>
    <style:style style:name="P786" style:parent-style-name="Normal" style:list-style-name="LFO31" style:family="paragraph">
      <style:paragraph-properties fo:margin-bottom="0in" fo:line-height="115%"/>
    </style:style>
    <style:style style:name="T78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788" style:parent-style-name="Tipodeletrapredefinidodoparágrafo" style:family="text">
      <style:text-properties fo:font-size="11pt" style:font-size-asian="11pt" style:font-size-complex="11pt"/>
    </style:style>
    <style:style style:name="P789" style:parent-style-name="Normal" style:family="paragraph">
      <style:paragraph-properties fo:margin-bottom="0in" fo:line-height="115%"/>
      <style:text-properties fo:font-weight="bold" style:font-weight-asian="bold" style:font-weight-complex="bold" fo:font-size="11pt" style:font-size-asian="11pt" style:font-size-complex="11pt"/>
    </style:style>
    <style:style style:name="P790" style:parent-style-name="Normal" style:family="paragraph">
      <style:paragraph-properties fo:margin-bottom="0in" fo:line-height="115%"/>
    </style:style>
    <style:style style:name="T79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92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793" style:parent-style-name="Normal" style:family="paragraph">
      <style:paragraph-properties fo:margin-bottom="0in" fo:line-height="115%"/>
    </style:style>
    <style:style style:name="T79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795" style:parent-style-name="Normal" style:list-style-name="LFO32" style:family="paragraph">
      <style:paragraph-properties fo:margin-bottom="0in" fo:line-height="115%"/>
    </style:style>
    <style:style style:name="T79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97" style:parent-style-name="Tipodeletrapredefinidodoparágrafo" style:family="text">
      <style:text-properties fo:font-size="11pt" style:font-size-asian="11pt" style:font-size-complex="11pt"/>
    </style:style>
    <style:style style:name="P798" style:parent-style-name="Normal" style:list-style-name="LFO32" style:family="paragraph">
      <style:paragraph-properties fo:margin-bottom="0in" fo:line-height="115%"/>
    </style:style>
    <style:style style:name="T79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0" style:parent-style-name="Tipodeletrapredefinidodoparágrafo" style:family="text">
      <style:text-properties fo:font-size="11pt" style:font-size-asian="11pt" style:font-size-complex="11pt"/>
    </style:style>
    <style:style style:name="P801" style:parent-style-name="Normal" style:list-style-name="LFO32" style:family="paragraph">
      <style:paragraph-properties fo:margin-bottom="0in" fo:line-height="115%"/>
    </style:style>
    <style:style style:name="T80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03" style:parent-style-name="Normal" style:list-style-name="LFO32" style:family="paragraph">
      <style:paragraph-properties fo:margin-bottom="0in" fo:line-height="115%"/>
    </style:style>
    <style:style style:name="T80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5" style:parent-style-name="Tipodeletrapredefinidodoparágrafo" style:family="text">
      <style:text-properties fo:font-size="11pt" style:font-size-asian="11pt" style:font-size-complex="11pt"/>
    </style:style>
    <style:style style:name="P806" style:parent-style-name="Normal" style:list-style-name="LFO32" style:family="paragraph">
      <style:paragraph-properties fo:margin-bottom="0in" fo:line-height="115%"/>
    </style:style>
    <style:style style:name="T80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8" style:parent-style-name="Tipodeletrapredefinidodoparágrafo" style:family="text">
      <style:text-properties fo:font-size="11pt" style:font-size-asian="11pt" style:font-size-complex="11pt"/>
    </style:style>
    <style:style style:name="P809" style:parent-style-name="Normal" style:list-style-name="LFO32" style:family="paragraph">
      <style:paragraph-properties fo:margin-bottom="0in" fo:line-height="115%"/>
    </style:style>
    <style:style style:name="T81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11" style:parent-style-name="Tipodeletrapredefinidodoparágrafo" style:family="text">
      <style:text-properties fo:font-size="11pt" style:font-size-asian="11pt" style:font-size-complex="11pt"/>
    </style:style>
    <style:style style:name="P812" style:parent-style-name="Normal" style:list-style-name="LFO32" style:family="paragraph">
      <style:paragraph-properties fo:margin-bottom="0in" fo:line-height="115%"/>
    </style:style>
    <style:style style:name="T81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14" style:parent-style-name="Normal" style:list-style-name="LFO32" style:family="paragraph">
      <style:paragraph-properties fo:margin-bottom="0in" fo:line-height="115%"/>
    </style:style>
    <style:style style:name="T81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16" style:parent-style-name="Tipodeletrapredefinidodoparágrafo" style:family="text">
      <style:text-properties fo:font-size="11pt" style:font-size-asian="11pt" style:font-size-complex="11pt"/>
    </style:style>
    <style:style style:name="P817" style:parent-style-name="Normal" style:list-style-name="LFO32" style:family="paragraph">
      <style:paragraph-properties fo:margin-bottom="0in" fo:line-height="115%"/>
    </style:style>
    <style:style style:name="T81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19" style:parent-style-name="Tipodeletrapredefinidodoparágrafo" style:family="text">
      <style:text-properties fo:font-size="11pt" style:font-size-asian="11pt" style:font-size-complex="11pt"/>
    </style:style>
    <style:style style:name="P820" style:parent-style-name="Normal" style:family="paragraph">
      <style:paragraph-properties fo:margin-bottom="0in" fo:line-height="115%"/>
    </style:style>
    <style:style style:name="T82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22" style:parent-style-name="Normal" style:list-style-name="LFO33" style:family="paragraph">
      <style:paragraph-properties fo:margin-bottom="0in" fo:line-height="115%"/>
    </style:style>
    <style:style style:name="T82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24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25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26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27" style:parent-style-name="Normal" style:list-style-name="LFO33" style:family="paragraph">
      <style:paragraph-properties fo:margin-bottom="0in" fo:line-height="115%"/>
    </style:style>
    <style:style style:name="T82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29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0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1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2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3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4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5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6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37" style:parent-style-name="Normal" style:list-style-name="LFO33" style:family="paragraph">
      <style:paragraph-properties fo:margin-bottom="0in" fo:line-height="115%"/>
    </style:style>
    <style:style style:name="T83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39" style:parent-style-name="Tipodeletrapredefinidodoparágrafo" style:family="text">
      <style:text-properties fo:font-size="11pt" style:font-size-asian="11pt" style:font-size-complex="11pt"/>
    </style:style>
    <style:style style:name="P840" style:parent-style-name="Normal" style:list-style-name="LFO33" style:family="paragraph">
      <style:paragraph-properties fo:margin-bottom="0in" fo:line-height="115%"/>
    </style:style>
    <style:style style:name="T84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42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43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44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45" style:parent-style-name="Normal" style:list-style-name="LFO33" style:family="paragraph">
      <style:paragraph-properties fo:margin-bottom="0in" fo:line-height="115%"/>
      <style:text-properties fo:font-size="11pt" style:font-size-asian="11pt" style:font-size-complex="11pt"/>
    </style:style>
    <style:style style:name="P846" style:parent-style-name="Normal" style:list-style-name="LFO33" style:family="paragraph">
      <style:paragraph-properties fo:margin-bottom="0in" fo:line-height="115%"/>
    </style:style>
    <style:style style:name="T84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48" style:parent-style-name="Tipodeletrapredefinidodoparágrafo" style:family="text">
      <style:text-properties fo:font-size="11pt" style:font-size-asian="11pt" style:font-size-complex="11pt"/>
    </style:style>
    <style:style style:name="P849" style:parent-style-name="Normal" style:family="paragraph">
      <style:paragraph-properties fo:margin-bottom="0in" fo:line-height="115%"/>
    </style:style>
    <style:style style:name="T85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51" style:parent-style-name="Normal" style:list-style-name="LFO34" style:family="paragraph">
      <style:paragraph-properties fo:margin-bottom="0in" fo:line-height="115%"/>
    </style:style>
    <style:style style:name="T85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53" style:parent-style-name="Tipodeletrapredefinidodoparágrafo" style:family="text">
      <style:text-properties fo:font-size="11pt" style:font-size-asian="11pt" style:font-size-complex="11pt"/>
    </style:style>
    <style:style style:name="P854" style:parent-style-name="Normal" style:list-style-name="LFO34" style:family="paragraph">
      <style:paragraph-properties fo:margin-bottom="0in" fo:line-height="115%"/>
    </style:style>
    <style:style style:name="T85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56" style:parent-style-name="Normal" style:list-style-name="LFO34" style:family="paragraph">
      <style:paragraph-properties fo:margin-bottom="0in" fo:line-height="115%"/>
      <style:text-properties fo:font-size="11pt" style:font-size-asian="11pt" style:font-size-complex="11pt"/>
    </style:style>
    <style:style style:name="P857" style:parent-style-name="Normal" style:list-style-name="LFO34" style:family="paragraph">
      <style:paragraph-properties fo:margin-bottom="0in" fo:line-height="115%"/>
      <style:text-properties fo:font-size="11pt" style:font-size-asian="11pt" style:font-size-complex="11pt"/>
    </style:style>
    <style:style style:name="P858" style:parent-style-name="Normal" style:list-style-name="LFO34" style:family="paragraph">
      <style:paragraph-properties fo:margin-bottom="0in" fo:line-height="115%"/>
      <style:text-properties fo:font-size="11pt" style:font-size-asian="11pt" style:font-size-complex="11pt"/>
    </style:style>
    <style:style style:name="P859" style:parent-style-name="Normal" style:list-style-name="LFO34" style:family="paragraph">
      <style:paragraph-properties fo:margin-bottom="0in" fo:line-height="115%"/>
    </style:style>
    <style:style style:name="T86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61" style:parent-style-name="Tipodeletrapredefinidodoparágrafo" style:family="text">
      <style:text-properties fo:font-size="11pt" style:font-size-asian="11pt" style:font-size-complex="11pt"/>
    </style:style>
    <style:style style:name="P862" style:parent-style-name="Normal" style:list-style-name="LFO34" style:family="paragraph">
      <style:paragraph-properties fo:margin-bottom="0in" fo:line-height="115%"/>
    </style:style>
    <style:style style:name="T86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64" style:parent-style-name="Tipodeletrapredefinidodoparágrafo" style:family="text">
      <style:text-properties fo:font-size="11pt" style:font-size-asian="11pt" style:font-size-complex="11pt"/>
    </style:style>
    <style:style style:name="P865" style:parent-style-name="Normal" style:list-style-name="LFO34" style:family="paragraph">
      <style:paragraph-properties fo:margin-bottom="0in" fo:line-height="115%"/>
    </style:style>
    <style:style style:name="T86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67" style:parent-style-name="Tipodeletrapredefinidodoparágrafo" style:family="text">
      <style:text-properties fo:font-size="11pt" style:font-size-asian="11pt" style:font-size-complex="11pt"/>
    </style:style>
    <style:style style:name="P868" style:parent-style-name="Normal" style:list-style-name="LFO34" style:family="paragraph">
      <style:paragraph-properties fo:margin-bottom="0in" fo:line-height="115%"/>
    </style:style>
    <style:style style:name="T86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70" style:parent-style-name="Normal" style:list-style-name="LFO34" style:family="paragraph">
      <style:paragraph-properties fo:margin-bottom="0in" fo:line-height="115%"/>
    </style:style>
    <style:style style:name="T87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72" style:parent-style-name="Tipodeletrapredefinidodoparágrafo" style:family="text">
      <style:text-properties fo:font-size="11pt" style:font-size-asian="11pt" style:font-size-complex="11pt"/>
    </style:style>
    <style:style style:name="P873" style:parent-style-name="Normal" style:list-style-name="LFO34" style:family="paragraph">
      <style:paragraph-properties fo:margin-bottom="0in" fo:line-height="115%"/>
    </style:style>
    <style:style style:name="T87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75" style:parent-style-name="Tipodeletrapredefinidodoparágrafo" style:family="text">
      <style:text-properties fo:font-size="11pt" style:font-size-asian="11pt" style:font-size-complex="11pt"/>
    </style:style>
    <style:style style:name="P876" style:parent-style-name="Normal" style:list-style-name="LFO34" style:family="paragraph">
      <style:paragraph-properties fo:margin-bottom="0in" fo:line-height="115%"/>
    </style:style>
    <style:style style:name="T87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78" style:parent-style-name="Tipodeletrapredefinidodoparágrafo" style:family="text">
      <style:text-properties fo:font-size="11pt" style:font-size-asian="11pt" style:font-size-complex="11pt"/>
    </style:style>
    <style:style style:name="P879" style:parent-style-name="Normal" style:list-style-name="LFO34" style:family="paragraph">
      <style:paragraph-properties fo:margin-bottom="0in" fo:line-height="115%"/>
    </style:style>
    <style:style style:name="T88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81" style:parent-style-name="Normal" style:list-style-name="LFO34" style:family="paragraph">
      <style:paragraph-properties fo:margin-bottom="0in" fo:line-height="115%"/>
    </style:style>
    <style:style style:name="T88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83" style:parent-style-name="Tipodeletrapredefinidodoparágrafo" style:family="text">
      <style:text-properties fo:font-size="11pt" style:font-size-asian="11pt" style:font-size-complex="11pt"/>
    </style:style>
    <style:style style:name="P884" style:parent-style-name="Normal" style:list-style-name="LFO34" style:family="paragraph">
      <style:paragraph-properties fo:margin-bottom="0in" fo:line-height="115%"/>
    </style:style>
    <style:style style:name="T88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86" style:parent-style-name="Tipodeletrapredefinidodoparágrafo" style:family="text">
      <style:text-properties fo:font-size="11pt" style:font-size-asian="11pt" style:font-size-complex="11pt"/>
    </style:style>
    <style:style style:name="P887" style:parent-style-name="Normal" style:list-style-name="LFO34" style:family="paragraph">
      <style:paragraph-properties fo:margin-bottom="0in" fo:line-height="115%"/>
    </style:style>
    <style:style style:name="T88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89" style:parent-style-name="Tipodeletrapredefinidodoparágrafo" style:family="text">
      <style:text-properties fo:font-size="11pt" style:font-size-asian="11pt" style:font-size-complex="11pt"/>
    </style:style>
    <style:style style:name="P890" style:parent-style-name="Normal" style:list-style-name="LFO34" style:family="paragraph">
      <style:paragraph-properties fo:margin-bottom="0in" fo:line-height="115%"/>
    </style:style>
    <style:style style:name="T89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92" style:parent-style-name="Normal" style:list-style-name="LFO34" style:family="paragraph">
      <style:paragraph-properties fo:margin-bottom="0in" fo:line-height="115%"/>
    </style:style>
    <style:style style:name="T89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94" style:parent-style-name="Tipodeletrapredefinidodoparágrafo" style:family="text">
      <style:text-properties fo:font-size="11pt" style:font-size-asian="11pt" style:font-size-complex="11pt"/>
    </style:style>
    <style:style style:name="P895" style:parent-style-name="Normal" style:list-style-name="LFO34" style:family="paragraph">
      <style:paragraph-properties fo:margin-bottom="0in" fo:line-height="115%"/>
      <style:text-properties fo:font-size="11pt" style:font-size-asian="11pt" style:font-size-complex="11pt"/>
    </style:style>
    <style:style style:name="P896" style:parent-style-name="Normal" style:family="paragraph">
      <style:paragraph-properties fo:margin-bottom="0in" fo:line-height="115%"/>
    </style:style>
    <style:style style:name="T89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898" style:parent-style-name="Normal" style:list-style-name="LFO35" style:family="paragraph">
      <style:paragraph-properties fo:margin-bottom="0in" fo:line-height="115%"/>
    </style:style>
    <style:style style:name="T89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900" style:parent-style-name="Normal" style:list-style-name="LFO35" style:family="paragraph">
      <style:paragraph-properties fo:margin-bottom="0in" fo:line-height="115%"/>
      <style:text-properties fo:font-size="11pt" style:font-size-asian="11pt" style:font-size-complex="11pt"/>
    </style:style>
    <style:style style:name="P901" style:parent-style-name="Normal" style:list-style-name="LFO35" style:family="paragraph">
      <style:paragraph-properties fo:margin-bottom="0in" fo:line-height="115%"/>
      <style:text-properties fo:font-size="11pt" style:font-size-asian="11pt" style:font-size-complex="11pt"/>
    </style:style>
    <style:style style:name="P902" style:parent-style-name="Normal" style:list-style-name="LFO35" style:family="paragraph">
      <style:paragraph-properties fo:margin-bottom="0in" fo:line-height="115%"/>
      <style:text-properties fo:font-size="11pt" style:font-size-asian="11pt" style:font-size-complex="11pt"/>
    </style:style>
    <style:style style:name="P903" style:parent-style-name="Normal" style:list-style-name="LFO35" style:family="paragraph">
      <style:paragraph-properties fo:margin-bottom="0in" fo:line-height="115%"/>
    </style:style>
    <style:style style:name="T90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05" style:parent-style-name="Tipodeletrapredefinidodoparágrafo" style:family="text">
      <style:text-properties fo:font-size="11pt" style:font-size-asian="11pt" style:font-size-complex="11pt"/>
    </style:style>
    <style:style style:name="P906" style:parent-style-name="Normal" style:list-style-name="LFO35" style:family="paragraph">
      <style:paragraph-properties fo:margin-bottom="0in" fo:line-height="115%"/>
    </style:style>
    <style:style style:name="T90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08" style:parent-style-name="Tipodeletrapredefinidodoparágrafo" style:family="text">
      <style:text-properties fo:font-size="11pt" style:font-size-asian="11pt" style:font-size-complex="11pt"/>
    </style:style>
    <style:style style:name="P909" style:parent-style-name="Normal" style:list-style-name="LFO35" style:family="paragraph">
      <style:paragraph-properties fo:margin-bottom="0in" fo:line-height="115%"/>
    </style:style>
    <style:style style:name="T91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11" style:parent-style-name="Tipodeletrapredefinidodoparágrafo" style:family="text">
      <style:text-properties fo:font-size="11pt" style:font-size-asian="11pt" style:font-size-complex="11pt"/>
    </style:style>
    <style:style style:name="P912" style:parent-style-name="Normal" style:list-style-name="LFO35" style:family="paragraph">
      <style:paragraph-properties fo:margin-bottom="0in" fo:line-height="115%"/>
    </style:style>
    <style:style style:name="T91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914" style:parent-style-name="Normal" style:list-style-name="LFO35" style:family="paragraph">
      <style:paragraph-properties fo:margin-bottom="0in" fo:line-height="115%"/>
      <style:text-properties fo:font-size="11pt" style:font-size-asian="11pt" style:font-size-complex="11pt"/>
    </style:style>
    <style:style style:name="P915" style:parent-style-name="Normal" style:list-style-name="LFO35" style:family="paragraph">
      <style:paragraph-properties fo:margin-bottom="0in" fo:line-height="115%"/>
      <style:text-properties fo:font-size="11pt" style:font-size-asian="11pt" style:font-size-complex="11pt"/>
    </style:style>
    <style:style style:name="P916" style:parent-style-name="Normal" style:list-style-name="LFO35" style:family="paragraph">
      <style:paragraph-properties fo:margin-bottom="0in" fo:line-height="115%"/>
      <style:text-properties fo:font-size="11pt" style:font-size-asian="11pt" style:font-size-complex="11pt"/>
    </style:style>
    <style:style style:name="P917" style:parent-style-name="Normal" style:list-style-name="LFO35" style:family="paragraph">
      <style:paragraph-properties fo:margin-bottom="0in" fo:line-height="115%"/>
      <style:text-properties fo:font-size="11pt" style:font-size-asian="11pt" style:font-size-complex="11pt"/>
    </style:style>
    <style:style style:name="P918" style:parent-style-name="Normal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919" style:parent-style-name="Normal" style:family="paragraph">
      <style:paragraph-properties fo:margin-bottom="0in" fo:line-height="100%"/>
    </style:style>
    <style:style style:name="T920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921" style:parent-style-name="Normal" style:list-style-name="LFO56" style:family="paragraph">
      <style:paragraph-properties fo:margin-bottom="0in" fo:line-height="100%"/>
    </style:style>
    <style:style style:name="T922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923" style:parent-style-name="Normal" style:list-style-name="LFO60" style:family="paragraph">
      <style:paragraph-properties fo:margin-bottom="0in" fo:line-height="100%"/>
    </style:style>
    <style:style style:name="T92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2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2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929" style:parent-style-name="Normal" style:list-style-name="LFO60" style:family="paragraph">
      <style:paragraph-properties style:line-break="normal" fo:margin-bottom="0in" fo:line-height="100%"/>
    </style:style>
    <style:style style:name="T930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931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93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33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93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93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3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3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9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4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9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4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9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5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5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95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5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6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6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8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8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83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98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8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8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8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99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9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9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99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9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997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99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99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05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1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1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13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1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1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1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20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/>
    </style:style>
    <style:style style:name="T102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2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2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2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2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30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03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32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03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3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3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3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3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3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4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4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4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4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4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5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53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56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6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6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6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7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73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/>
    </style:style>
    <style:style style:name="T10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7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7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7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7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8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8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8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8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8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8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8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90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0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092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09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09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09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P1096" style:parent-style-name="Normal" style:list-style-name="LFO61" style:family="paragraph">
      <style:paragraph-properties fo:margin-bottom="0in" fo:line-height="100%"/>
    </style:style>
    <style:style style:name="T1097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1098" style:parent-style-name="Normal" style:list-style-name="LFO61" style:family="paragraph">
      <style:paragraph-properties fo:margin-bottom="0in" fo:line-height="100%"/>
    </style:style>
    <style:style style:name="T109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0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101" style:parent-style-name="Normal" style:list-style-name="LFO61" style:family="paragraph">
      <style:paragraph-properties fo:margin-bottom="0in" fo:line-height="100%"/>
    </style:style>
    <style:style style:name="T11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0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104" style:parent-style-name="Normal" style:list-style-name="LFO61" style:family="paragraph">
      <style:paragraph-properties fo:margin-bottom="0in" fo:line-height="100%"/>
    </style:style>
    <style:style style:name="T11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0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107" style:parent-style-name="Normal" style:list-style-name="LFO61" style:family="paragraph">
      <style:paragraph-properties fo:margin-bottom="0in" fo:line-height="100%"/>
    </style:style>
    <style:style style:name="T110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0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110" style:parent-style-name="Normal" style:list-style-name="LFO61" style:family="paragraph">
      <style:paragraph-properties fo:margin-bottom="0in" fo:line-height="100%"/>
    </style:style>
    <style:style style:name="T11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1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113" style:parent-style-name="Normal" style:list-style-name="LFO61" style:family="paragraph">
      <style:paragraph-properties fo:margin-bottom="0in" fo:line-height="100%"/>
    </style:style>
    <style:style style:name="T1114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111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1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1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120" style:parent-style-name="Normal" style:list-style-name="LFO56" style:family="paragraph">
      <style:paragraph-properties fo:margin-bottom="0in" fo:line-height="100%"/>
    </style:style>
    <style:style style:name="T1121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1122" style:parent-style-name="Normal" style:list-style-name="LFO60" style:family="paragraph">
      <style:paragraph-properties fo:margin-bottom="0in" fo:line-height="100%"/>
    </style:style>
    <style:style style:name="T112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2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126" style:parent-style-name="Normal" style:list-style-name="LFO60" style:family="paragraph">
      <style:paragraph-properties style:line-break="normal" fo:margin-bottom="0in" fo:line-height="100%"/>
    </style:style>
    <style:style style:name="T1127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1128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112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30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1131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113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3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13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3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3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1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4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4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14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4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4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4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5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15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5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56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1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5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6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7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7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7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7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7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1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8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8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8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85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18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8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8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9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9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9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93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19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1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1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198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/>
    </style:style>
    <style:style style:name="T11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0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0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0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1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1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2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1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2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2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2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26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/>
    </style:style>
    <style:style style:name="T12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3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3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3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3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38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2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4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24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4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P1244" style:parent-style-name="Normal" style:list-style-name="LFO61" style:family="paragraph">
      <style:paragraph-properties fo:margin-bottom="0in" fo:line-height="100%"/>
    </style:style>
    <style:style style:name="T1245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1246" style:parent-style-name="Normal" style:list-style-name="LFO61" style:family="paragraph">
      <style:paragraph-properties fo:margin-bottom="0in" fo:line-height="100%"/>
    </style:style>
    <style:style style:name="T12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4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5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251" style:parent-style-name="Normal" style:list-style-name="LFO61" style:family="paragraph">
      <style:paragraph-properties fo:margin-bottom="0in" fo:line-height="100%"/>
    </style:style>
    <style:style style:name="T1252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125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5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5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5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258" style:parent-style-name="Normal" style:list-style-name="LFO56" style:family="paragraph">
      <style:paragraph-properties fo:margin-bottom="0in" fo:line-height="100%"/>
    </style:style>
    <style:style style:name="T1259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1260" style:parent-style-name="Normal" style:list-style-name="LFO60" style:family="paragraph">
      <style:paragraph-properties fo:margin-bottom="0in" fo:line-height="100%"/>
    </style:style>
    <style:style style:name="T126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6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264" style:parent-style-name="Normal" style:list-style-name="LFO60" style:family="paragraph">
      <style:paragraph-properties style:line-break="normal" fo:margin-bottom="0in" fo:line-height="100%"/>
    </style:style>
    <style:style style:name="T1265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1266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126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68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126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127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7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27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7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2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7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2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8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8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8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8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2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9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9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9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2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2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2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0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1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1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1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1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2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32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2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23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32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2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3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3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35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33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3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3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4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42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3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4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4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4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4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3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5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5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5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35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5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61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/>
    </style:style>
    <style:style style:name="T13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6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7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7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7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76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37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7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3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38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8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P1382" style:parent-style-name="Normal" style:list-style-name="LFO61" style:family="paragraph">
      <style:paragraph-properties fo:margin-bottom="0in" fo:line-height="100%"/>
    </style:style>
    <style:style style:name="T1383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1384" style:parent-style-name="Normal" style:list-style-name="LFO61" style:family="paragraph">
      <style:paragraph-properties fo:margin-bottom="0in" fo:line-height="100%"/>
    </style:style>
    <style:style style:name="T138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8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9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391" style:parent-style-name="Normal" style:list-style-name="LFO61" style:family="paragraph">
      <style:paragraph-properties fo:margin-bottom="0in" fo:line-height="100%"/>
    </style:style>
    <style:style style:name="T1392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139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9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3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39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398" style:parent-style-name="Normal" style:family="paragraph">
      <style:paragraph-properties fo:margin-bottom="0in" fo:line-height="100%"/>
    </style:style>
    <style:style style:name="T1399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1400" style:parent-style-name="Normal" style:list-style-name="LFO56" style:family="paragraph">
      <style:paragraph-properties fo:margin-bottom="0in" fo:line-height="100%"/>
    </style:style>
    <style:style style:name="T1401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1402" style:parent-style-name="Normal" style:list-style-name="LFO60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403" style:parent-style-name="Normal" style:list-style-name="LFO60" style:family="paragraph">
      <style:paragraph-properties style:line-break="normal" fo:margin-bottom="0in" fo:line-height="100%"/>
    </style:style>
    <style:style style:name="T1404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1405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140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07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/>
    </style:style>
    <style:style style:name="T1408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/>
    </style:style>
    <style:style style:name="T140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1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1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1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1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2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2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2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2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2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3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3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3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3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4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5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5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5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57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4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6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6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7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7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7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7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7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8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8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8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8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8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9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9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9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4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4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9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4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4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01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50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0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0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0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0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0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0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1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1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1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1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2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2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2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2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2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3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3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3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36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53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4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4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4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50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55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5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5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5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5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5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5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6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6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67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5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6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7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7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7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8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8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5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8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8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8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9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91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59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5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9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59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9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59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5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5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01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60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0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0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1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1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2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2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2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2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2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6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3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3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3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39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64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4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6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4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4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4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51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65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5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6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5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5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6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66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66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6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6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7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7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6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81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6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8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68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8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88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68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69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9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9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9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9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9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6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69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70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0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70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0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0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0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0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0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0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0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1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1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1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15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7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1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7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2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2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24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72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2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7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31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7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3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7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3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4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4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4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45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7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5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5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54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75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6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6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6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7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73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77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7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7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7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7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8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8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7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8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7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8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8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9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9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9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7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9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79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9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/>
    </style:style>
    <style:style style:name="T179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79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79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80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0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0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0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0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8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1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13" style:parent-style-name="Tipodeletrapredefinidodoparágrafo" style:family="text">
      <style:text-properties style:font-name="Consolas" style:font-name-asian="Cambria" style:font-name-complex="Times New Roman" fo:color="#008000" style:letter-kerning="false" fo:font-size="11pt" style:font-size-asian="11pt" style:font-size-complex="11pt"/>
    </style:style>
    <style:style style:name="T18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2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2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2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23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/>
    </style:style>
    <style:style style:name="T182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2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2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30" style:parent-style-name="Tipodeletrapredefinidodoparágrafo" style:family="text">
      <style:text-properties style:font-name="Consolas" style:font-name-asian="Cambria" style:font-name-complex="Times New Roman" fo:color="#008000" style:letter-kerning="false" fo:font-size="11pt" style:font-size-asian="11pt" style:font-size-complex="11pt"/>
    </style:style>
    <style:style style:name="T183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3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34" style:parent-style-name="Tipodeletrapredefinidodoparágrafo" style:family="text">
      <style:text-properties style:font-name="Consolas" style:font-name-asian="Cambria" style:font-name-complex="Times New Roman" fo:color="#008000" style:letter-kerning="false" fo:font-size="11pt" style:font-size-asian="11pt" style:font-size-complex="11pt"/>
    </style:style>
    <style:style style:name="T183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3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3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3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40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/>
    </style:style>
    <style:style style:name="T184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4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4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4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4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5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5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5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5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5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6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6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/>
    </style:style>
    <style:style style:name="T187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71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/>
    </style:style>
    <style:style style:name="T18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T187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/>
    </style:style>
    <style:style style:name="P1875" style:parent-style-name="Normal" style:list-style-name="LFO61" style:family="paragraph">
      <style:paragraph-properties fo:margin-bottom="0in" fo:line-height="100%"/>
    </style:style>
    <style:style style:name="T1876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1877" style:parent-style-name="Normal" style:list-style-name="LFO61" style:family="paragraph">
      <style:paragraph-properties fo:margin-bottom="0in" fo:line-height="100%"/>
    </style:style>
    <style:style style:name="T18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7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880" style:parent-style-name="Normal" style:list-style-name="LFO61" style:family="paragraph">
      <style:paragraph-properties fo:margin-bottom="0in" fo:line-height="100%"/>
    </style:style>
    <style:style style:name="T18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8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8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8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887" style:parent-style-name="Normal" style:list-style-name="LFO61" style:family="paragraph">
      <style:paragraph-properties fo:margin-bottom="0in" fo:line-height="100%"/>
    </style:style>
    <style:style style:name="T188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8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890" style:parent-style-name="Normal" style:list-style-name="LFO61" style:family="paragraph">
      <style:paragraph-properties fo:margin-bottom="0in" fo:line-height="100%"/>
    </style:style>
    <style:style style:name="T18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89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893" style:parent-style-name="Normal" style:list-style-name="LFO61" style:family="paragraph">
      <style:paragraph-properties fo:margin-bottom="0in" fo:line-height="100%"/>
    </style:style>
    <style:style style:name="T189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8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P1896" style:parent-style-name="Normal" style:list-style-name="LFO61" style:family="paragraph">
      <style:paragraph-properties fo:margin-bottom="0in" fo:line-height="100%"/>
    </style:style>
    <style:style style:name="T1897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189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89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90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190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190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903" style:parent-style-name="Normal" style:list-style-name="LFO56" style:family="paragraph">
      <style:paragraph-properties fo:margin-bottom="0in" fo:line-height="100%"/>
    </style:style>
    <style:style style:name="T1904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1905" style:parent-style-name="Normal" style:list-style-name="LFO60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1906" style:parent-style-name="Normal" style:list-style-name="LFO60" style:family="paragraph">
      <style:paragraph-properties style:line-break="normal" fo:margin-bottom="0in" fo:line-height="100%"/>
    </style:style>
    <style:style style:name="T1907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 fo:language="en" fo:country="US"/>
    </style:style>
    <style:style style:name="T1908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 fo:language="en" fo:country="US"/>
    </style:style>
    <style:style style:name="T190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10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 fo:language="en" fo:country="US"/>
    </style:style>
    <style:style style:name="T1911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 fo:language="en" fo:country="US"/>
    </style:style>
    <style:style style:name="T191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1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1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19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1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19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2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2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2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2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192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2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2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2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31" style:parent-style-name="Tipodeletrapredefinidodoparágrafo" style:family="text">
      <style:text-properties style:font-name="Consolas" style:font-name-asian="Cambria" style:font-name-complex="Times New Roman" fo:color="#7D9029" style:letter-kerning="false" fo:font-size="11pt" style:font-size-asian="11pt" style:font-size-complex="11pt" fo:language="en" fo:country="US"/>
    </style:style>
    <style:style style:name="T19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3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19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3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3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3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19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4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4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4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5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5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5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5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6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6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6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6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19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6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6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6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19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7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8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8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8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19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8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8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8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9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199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9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199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9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199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9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199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0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0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1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01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1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1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1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2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2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2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2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3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3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3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3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04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4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4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4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4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5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5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5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6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6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6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6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07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7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7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07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7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76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0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8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8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8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0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8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9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9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9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9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096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097" style:parent-style-name="Tipodeletrapredefinidodoparágrafo" style:family="text">
      <style:text-properties style:font-name="Consolas" style:font-name-asian="Cambria" style:font-name-complex="Times New Roman" fo:color="#008000" style:letter-kerning="false" fo:font-size="11pt" style:font-size-asian="11pt" style:font-size-complex="11pt" fo:language="en" fo:country="US"/>
    </style:style>
    <style:style style:name="T209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09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0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0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0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0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10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0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0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1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1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1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1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1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1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2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2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2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3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3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3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1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3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4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4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1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46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14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4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4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5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5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5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5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58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1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6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1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6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7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7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7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7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7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80" style:parent-style-name="Tipodeletrapredefinidodoparágrafo" style:family="text">
      <style:text-properties style:font-name="Consolas" style:font-name-asian="Cambria" style:font-name-complex="Times New Roman" fo:color="#008000" style:letter-kerning="false" fo:font-size="11pt" style:font-size-asian="11pt" style:font-size-complex="11pt" fo:language="en" fo:country="US"/>
    </style:style>
    <style:style style:name="T21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8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85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18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8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90" style:parent-style-name="Tipodeletrapredefinidodoparágrafo" style:family="text">
      <style:text-properties style:font-name="Consolas" style:font-name-asian="Cambria" style:font-name-complex="Times New Roman" fo:color="#008000" style:letter-kerning="false" fo:font-size="11pt" style:font-size-asian="11pt" style:font-size-complex="11pt" fo:language="en" fo:country="US"/>
    </style:style>
    <style:style style:name="T21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9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9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9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1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1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1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0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2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1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1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2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15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2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17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2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1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2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P2221" style:parent-style-name="Normal" style:list-style-name="LFO61" style:family="paragraph">
      <style:paragraph-properties fo:margin-bottom="0in" fo:line-height="100%"/>
    </style:style>
    <style:style style:name="T2222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2223" style:parent-style-name="Normal" style:list-style-name="LFO61" style:family="paragraph">
      <style:paragraph-properties fo:margin-bottom="0in" fo:line-height="100%"/>
    </style:style>
    <style:style style:name="T22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22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26" style:parent-style-name="Normal" style:list-style-name="LFO61" style:family="paragraph">
      <style:paragraph-properties fo:margin-bottom="0in" fo:line-height="100%"/>
    </style:style>
    <style:style style:name="T22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22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29" style:parent-style-name="Normal" style:list-style-name="LFO61" style:family="paragraph">
      <style:paragraph-properties fo:margin-bottom="0in" fo:line-height="100%"/>
    </style:style>
    <style:style style:name="T2230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23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2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2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2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23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36" style:parent-style-name="Normal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37" style:parent-style-name="Normal" style:family="paragraph">
      <style:paragraph-properties fo:margin-bottom="0in" fo:line-height="100%"/>
    </style:style>
    <style:style style:name="T223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239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240" style:parent-style-name="Normal" style:list-style-name="LFO56" style:family="paragraph">
      <style:paragraph-properties fo:margin-bottom="0in" fo:line-height="100%"/>
    </style:style>
    <style:style style:name="T2241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24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43" style:parent-style-name="Normal" style:list-style-name="LFO56" style:family="paragraph">
      <style:paragraph-properties fo:margin-bottom="0in" fo:line-height="100%"/>
    </style:style>
    <style:style style:name="T2244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24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46" style:parent-style-name="Normal" style:list-style-name="LFO56" style:family="paragraph">
      <style:paragraph-properties fo:margin-bottom="0in" fo:line-height="100%"/>
    </style:style>
    <style:style style:name="T2247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24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49" style:parent-style-name="Normal" style:list-style-name="LFO56" style:family="paragraph">
      <style:paragraph-properties fo:margin-bottom="0in" fo:line-height="100%"/>
    </style:style>
    <style:style style:name="T2250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25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52" style:parent-style-name="Normal" style:family="paragraph">
      <style:paragraph-properties fo:margin-bottom="0in" fo:line-height="100%"/>
    </style:style>
    <style:style style:name="T2253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254" style:parent-style-name="Normal" style:family="paragraph">
      <style:paragraph-properties fo:margin-bottom="0in" fo:line-height="100%"/>
    </style:style>
    <style:style style:name="T2255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256" style:parent-style-name="Normal" style:family="paragraph">
      <style:paragraph-properties fo:margin-bottom="0in" fo:line-height="100%"/>
    </style:style>
    <style:style style:name="T2257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258" style:parent-style-name="Normal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259" style:parent-style-name="Normal" style:family="paragraph">
      <style:paragraph-properties fo:margin-bottom="0in" fo:line-height="100%"/>
    </style:style>
    <style:style style:name="T2260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261" style:parent-style-name="Normal" style:family="paragraph">
      <style:paragraph-properties style:line-break="normal" fo:margin-bottom="0in" fo:line-height="100%"/>
    </style:style>
    <style:style style:name="T22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6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6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6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7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7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7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7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7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7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7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8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8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8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8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8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8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29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9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29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9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9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9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2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2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0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0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0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3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1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1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1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2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2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2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26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3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3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3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3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3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4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3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4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51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 fo:language="en" fo:country="US"/>
    </style:style>
    <style:style style:name="T235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5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5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6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3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6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3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3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3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P2373" style:parent-style-name="Normal" style:family="paragraph">
      <style:paragraph-properties fo:margin-bottom="0in" fo:line-height="100%"/>
    </style:style>
    <style:style style:name="T2374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375" style:parent-style-name="Normal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376" style:parent-style-name="Normal" style:list-style-name="LFO61" style:family="paragraph">
      <style:paragraph-properties fo:margin-bottom="0in" fo:line-height="100%"/>
    </style:style>
    <style:style style:name="T2377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37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3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38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3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38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3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38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385" style:parent-style-name="Normal" style:list-style-name="LFO61" style:family="paragraph">
      <style:paragraph-properties fo:margin-bottom="0in" fo:line-height="100%"/>
    </style:style>
    <style:style style:name="T2386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38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388" style:parent-style-name="Normal" style:list-style-name="LFO61" style:family="paragraph">
      <style:paragraph-properties fo:margin-bottom="0in" fo:line-height="100%"/>
    </style:style>
    <style:style style:name="T23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39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391" style:parent-style-name="Normal" style:list-style-name="LFO61" style:family="paragraph">
      <style:paragraph-properties fo:margin-bottom="0in" fo:line-height="100%"/>
    </style:style>
    <style:style style:name="T239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39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394" style:parent-style-name="Normal" style:list-style-name="LFO61" style:family="paragraph">
      <style:paragraph-properties fo:margin-bottom="0in" fo:line-height="100%"/>
    </style:style>
    <style:style style:name="T239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39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397" style:parent-style-name="Normal" style:list-style-name="LFO61" style:family="paragraph">
      <style:paragraph-properties fo:margin-bottom="0in" fo:line-height="100%"/>
    </style:style>
    <style:style style:name="T23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39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400" style:parent-style-name="Normal" style:list-style-name="LFO60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401" style:parent-style-name="Normal" style:list-style-name="LFO61" style:family="paragraph">
      <style:paragraph-properties fo:margin-bottom="0in" fo:line-height="100%"/>
    </style:style>
    <style:style style:name="T24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40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404" style:parent-style-name="Normal" style:list-style-name="LFO61" style:family="paragraph">
      <style:paragraph-properties fo:margin-bottom="0in" fo:line-height="100%"/>
    </style:style>
    <style:style style:name="T24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P2406" style:parent-style-name="Normal" style:list-style-name="LFO61" style:family="paragraph">
      <style:paragraph-properties fo:margin-bottom="0in" fo:line-height="100%"/>
    </style:style>
    <style:style style:name="T24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P2408" style:parent-style-name="Normal" style:list-style-name="LFO60" style:family="paragraph">
      <style:paragraph-properties fo:margin-bottom="0in" fo:line-height="100%"/>
    </style:style>
    <style:style style:name="T240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41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P2411" style:parent-style-name="Normal" style:list-style-name="LFO60" style:family="paragraph">
      <style:paragraph-properties fo:margin-bottom="0in" fo:line-height="100%"/>
    </style:style>
    <style:style style:name="T241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4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41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415" style:parent-style-name="Normal" style:family="paragraph">
      <style:paragraph-properties fo:margin-bottom="0in" fo:line-height="100%"/>
    </style:style>
    <style:style style:name="T2416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2417" style:parent-style-name="Normal" style:family="paragraph">
      <style:paragraph-properties style:line-break="normal" fo:margin-bottom="0in" fo:line-height="100%"/>
    </style:style>
    <style:style style:name="T24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1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2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2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2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2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2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3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3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3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3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3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3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3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4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4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4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47" style:parent-style-name="Tipodeletrapredefinidodoparágrafo" style:family="text">
      <style:text-properties style:font-name="Consolas" style:font-name-asian="Cambria" style:font-name-complex="Times New Roman" fo:color="#7D9029" style:letter-kerning="false" fo:font-size="11pt" style:font-size-asian="11pt" style:font-size-complex="11pt" fo:language="en" fo:country="US"/>
    </style:style>
    <style:style style:name="T24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4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5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5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5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4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5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4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5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7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4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7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8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8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8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8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8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8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9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4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9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4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9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49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9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9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49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49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0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0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0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0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0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50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0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0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0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1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1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1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2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2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5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2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2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2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3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3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37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53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4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4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4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5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5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5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5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5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6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6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6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6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6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7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7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75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5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8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8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8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8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58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5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5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P2588" style:parent-style-name="Normal" style:family="paragraph">
      <style:paragraph-properties fo:margin-bottom="0in" fo:line-height="100%"/>
    </style:style>
    <style:style style:name="T2589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590" style:parent-style-name="Normal" style:list-style-name="LFO61" style:family="paragraph">
      <style:paragraph-properties fo:margin-bottom="0in" fo:line-height="100%"/>
    </style:style>
    <style:style style:name="T2591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59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5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59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5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P2596" style:parent-style-name="Normal" style:list-style-name="LFO61" style:family="paragraph">
      <style:paragraph-properties fo:margin-bottom="0in" fo:line-height="100%"/>
    </style:style>
    <style:style style:name="T2597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59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59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0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01" style:parent-style-name="Normal" style:list-style-name="LFO61" style:family="paragraph">
      <style:paragraph-properties fo:margin-bottom="0in" fo:line-height="100%"/>
    </style:style>
    <style:style style:name="T2602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T260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6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P2605" style:parent-style-name="Normal" style:family="paragraph">
      <style:paragraph-properties fo:margin-bottom="0in" fo:line-height="100%"/>
    </style:style>
    <style:style style:name="T2606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607" style:parent-style-name="Normal" style:family="paragraph">
      <style:paragraph-properties fo:margin-bottom="0in" fo:line-height="100%"/>
    </style:style>
    <style:style style:name="T2608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609" style:parent-style-name="Normal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10" style:parent-style-name="Normal" style:family="paragraph">
      <style:paragraph-properties fo:margin-bottom="0in" fo:line-height="100%"/>
    </style:style>
    <style:style style:name="T2611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612" style:parent-style-name="Normal" style:list-style-name="LFO61" style:family="paragraph">
      <style:paragraph-properties fo:margin-bottom="0in" fo:line-height="100%"/>
    </style:style>
    <style:style style:name="T2613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61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15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61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17" style:parent-style-name="Tipodeletrapredefinidodoparágrafo" style:family="text">
      <style:text-properties style:font-name="Cambria" style:font-name-asian="Cambria" style:font-name-complex="Times New Roman" fo:font-style="italic" style:font-style-asian="italic" style:font-style-complex="italic" style:letter-kerning="false" fo:font-size="11pt" style:font-size-asian="11pt" style:font-size-complex="11pt"/>
    </style:style>
    <style:style style:name="T261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19" style:parent-style-name="Tipodeletrapredefinidodoparágrafo" style:family="text">
      <style:text-properties style:font-name="Cambria" style:font-name-asian="Cambria" style:font-name-complex="Times New Roman" fo:font-style="italic" style:font-style-asian="italic" style:font-style-complex="italic" style:letter-kerning="false" fo:font-size="11pt" style:font-size-asian="11pt" style:font-size-complex="11pt"/>
    </style:style>
    <style:style style:name="T262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21" style:parent-style-name="Normal" style:list-style-name="LFO61" style:family="paragraph">
      <style:paragraph-properties fo:margin-bottom="0in" fo:line-height="100%"/>
    </style:style>
    <style:style style:name="T2622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262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24" style:parent-style-name="Normal" style:list-style-name="LFO61" style:family="paragraph">
      <style:paragraph-properties fo:margin-bottom="0in" fo:line-height="100%"/>
    </style:style>
    <style:style style:name="T2625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2626" style:parent-style-name="Normal" style:list-style-name="LFO62" style:family="paragraph">
      <style:paragraph-properties fo:margin-bottom="0in" fo:line-height="100%"/>
    </style:style>
    <style:style style:name="T2627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2628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29" style:parent-style-name="Normal" style:list-style-name="LFO61" style:family="paragraph">
      <style:paragraph-properties fo:margin-bottom="0in" fo:line-height="100%"/>
    </style:style>
    <style:style style:name="T263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31" style:parent-style-name="Tipodeletrapredefinidodoparágrafo" style:family="text">
      <style:text-properties style:font-name="Cambria" style:font-name-asian="Cambria" style:font-name-complex="Times New Roman" fo:font-style="italic" style:font-style-asian="italic" style:font-style-complex="italic" style:letter-kerning="false" fo:font-size="11pt" style:font-size-asian="11pt" style:font-size-complex="11pt"/>
    </style:style>
    <style:style style:name="T263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33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34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35" style:parent-style-name="Normal" style:list-style-name="LFO62" style:family="paragraph">
      <style:paragraph-properties fo:margin-bottom="0in" fo:line-height="100%"/>
    </style:style>
    <style:style style:name="T2636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2637" style:parent-style-name="Normal" style:list-style-name="LFO61" style:family="paragraph">
      <style:paragraph-properties fo:margin-bottom="0in" fo:line-height="100%"/>
    </style:style>
    <style:style style:name="T263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39" style:parent-style-name="Tipodeletrapredefinidodoparágrafo" style:family="text">
      <style:text-properties style:font-name="Cambria" style:font-name-asian="Cambria" style:font-name-complex="Times New Roman" fo:font-style="italic" style:font-style-asian="italic" style:font-style-complex="italic" style:letter-kerning="false" fo:font-size="11pt" style:font-size-asian="11pt" style:font-size-complex="11pt"/>
    </style:style>
    <style:style style:name="T264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41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42" style:parent-style-name="Normal" style:list-style-name="LFO61" style:family="paragraph">
      <style:paragraph-properties fo:margin-bottom="0in" fo:line-height="100%"/>
    </style:style>
    <style:style style:name="T264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44" style:parent-style-name="Tipodeletrapredefinidodoparágrafo" style:family="text">
      <style:text-properties style:font-name="Cambria" style:font-name-asian="Cambria" style:font-name-complex="Times New Roman" fo:font-style="italic" style:font-style-asian="italic" style:font-style-complex="italic" style:letter-kerning="false" fo:font-size="11pt" style:font-size-asian="11pt" style:font-size-complex="11pt"/>
    </style:style>
    <style:style style:name="T264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46" style:parent-style-name="Normal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2647" style:parent-style-name="Normal" style:family="paragraph">
      <style:paragraph-properties style:line-break="normal" fo:margin-bottom="0in" fo:line-height="100%"/>
    </style:style>
    <style:style style:name="T26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4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6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5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6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5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5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5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6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6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6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6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6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T267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26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/>
    </style:style>
    <style:style style:name="P2672" style:parent-style-name="Normal" style:family="paragraph">
      <style:paragraph-properties fo:margin-bottom="0in" fo:line-height="100%"/>
    </style:style>
    <style:style style:name="T2673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P2674" style:parent-style-name="Normal" style:family="paragraph">
      <style:paragraph-properties style:line-break="normal" fo:margin-bottom="0in" fo:line-height="100%"/>
    </style:style>
    <style:style style:name="T2675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 fo:language="en" fo:country="US"/>
    </style:style>
    <style:style style:name="T2676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 fo:language="en" fo:country="US"/>
    </style:style>
    <style:style style:name="T267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678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 fo:language="en" fo:country="US"/>
    </style:style>
    <style:style style:name="T267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 fo:language="en" fo:country="US"/>
    </style:style>
    <style:style style:name="T268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681" style:parent-style-name="Tipodeletrapredefinidodoparágrafo" style:family="text">
      <style:text-properties style:font-name="Consolas" style:font-name-asian="Cambria" style:font-name-complex="Times New Roman" fo:color="#BC7A00" style:letter-kerning="false" fo:font-size="11pt" style:font-size-asian="11pt" style:font-size-complex="11pt" fo:language="en" fo:country="US"/>
    </style:style>
    <style:style style:name="T2682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8000" style:letter-kerning="false" fo:font-size="11pt" style:font-size-asian="11pt" style:font-size-complex="11pt" fo:language="en" fo:country="US"/>
    </style:style>
    <style:style style:name="T268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68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68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68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8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68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6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9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69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69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9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69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9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6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6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6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0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0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02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7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0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0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70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1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1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1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1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2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2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7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2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2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2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3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3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3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3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3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3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4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4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4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4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4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4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5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5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54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5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5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62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7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6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67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7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6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7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7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7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8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8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7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8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8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8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8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9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9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9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9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79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9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7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7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0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0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0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0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1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1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1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2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2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2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2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2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26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8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31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8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3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3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3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3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4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8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4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8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4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4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48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84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5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85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5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85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5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56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8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5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8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61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8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6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6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7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7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7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7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7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7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87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8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81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 fo:language="en" fo:country="US"/>
    </style:style>
    <style:style style:name="T288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8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8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8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88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88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9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9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9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9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9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9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89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89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8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0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0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02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9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0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0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07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9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1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14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 fo:language="en" fo:country="US"/>
    </style:style>
    <style:style style:name="T291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1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1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1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1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2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22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2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2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9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31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33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3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3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3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3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3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4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41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94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4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4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47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9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5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53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95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5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5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5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5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5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9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6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6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6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6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6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6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9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73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297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75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7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7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298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8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8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8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8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8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89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9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9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9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9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9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299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9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299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299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299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0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0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03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00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0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0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0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09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0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1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1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1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18" style:parent-style-name="Tipodeletrapredefinidodoparágrafo" style:family="text">
      <style:text-properties style:font-name="Consolas" style:font-name-asian="Cambria" style:font-name-complex="Times New Roman" fo:font-style="italic" style:font-style-asian="italic" fo:color="#60A0B0" style:letter-kerning="false" fo:font-size="11pt" style:font-size-asian="11pt" style:font-size-complex="11pt" fo:language="en" fo:country="US"/>
    </style:style>
    <style:style style:name="T3019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2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2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2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2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2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2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3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3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33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03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3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3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3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3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3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4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4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4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4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4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4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4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05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5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5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5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5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5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6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62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0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65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06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7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7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7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8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8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8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8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8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88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08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9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91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09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9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9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0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09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09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0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0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02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10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0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0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0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07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10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12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11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1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1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1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2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2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26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 fo:language="en" fo:country="US"/>
    </style:style>
    <style:style style:name="T31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2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3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3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3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3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3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3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3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38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13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4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4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4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4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4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14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4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4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4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4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5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15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5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5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5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5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5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31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5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6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16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6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6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6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1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66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316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6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6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7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17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7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7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7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7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7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7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80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318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8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8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8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8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8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87" style:parent-style-name="Tipodeletrapredefinidodoparágrafo" style:family="text">
      <style:text-properties style:font-name="Consolas" style:font-name-asian="Cambria" style:font-name-complex="Times New Roman" fo:color="#902000" style:letter-kerning="false" fo:font-size="11pt" style:font-size-asian="11pt" style:font-size-complex="11pt" fo:language="en" fo:country="US"/>
    </style:style>
    <style:style style:name="T318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8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90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9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92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19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94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19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9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9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19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19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00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201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0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0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0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0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0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0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0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0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1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1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1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1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14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15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16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1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1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1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2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2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22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22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2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2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2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2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28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2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3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3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3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33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3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3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3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3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3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39" style:parent-style-name="Tipodeletrapredefinidodoparágrafo" style:family="text">
      <style:text-properties style:font-name="Consolas" style:font-name-asian="Cambria" style:font-name-complex="Times New Roman" fo:color="#4070A0" style:letter-kerning="false" fo:font-size="11pt" style:font-size-asian="11pt" style:font-size-complex="11pt" fo:language="en" fo:country="US"/>
    </style:style>
    <style:style style:name="T324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4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4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4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44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4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46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4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4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49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25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5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52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5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5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25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5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57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58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59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60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61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62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63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64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6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6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67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68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69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70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71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72" style:parent-style-name="Tipodeletrapredefinidodoparágrafo" style:family="text">
      <style:text-properties style:font-name="Consolas" style:font-name-asian="Cambria" style:font-name-complex="Times New Roman" fo:font-weight="bold" style:font-weight-asian="bold" fo:color="#007020" style:letter-kerning="false" fo:font-size="11pt" style:font-size-asian="11pt" style:font-size-complex="11pt" fo:language="en" fo:country="US"/>
    </style:style>
    <style:style style:name="T3273" style:parent-style-name="Tipodeletrapredefinidodoparágrafo" style:family="text">
      <style:text-properties style:font-name="Consolas" style:font-name-asian="Cambria" style:font-name-complex="Times New Roman" style:letter-kerning="false" fo:font-size="11pt" style:font-size-asian="11pt" style:font-size-complex="11pt" fo:language="en" fo:country="US"/>
    </style:style>
    <style:style style:name="T3274" style:parent-style-name="Tipodeletrapredefinidodoparágrafo" style:family="text">
      <style:text-properties style:font-name="Consolas" style:font-name-asian="Cambria" style:font-name-complex="Times New Roman" fo:color="#40A070" style:letter-kerning="false" fo:font-size="11pt" style:font-size-asian="11pt" style:font-size-complex="11pt" fo:language="en" fo:country="US"/>
    </style:style>
    <style:style style:name="T3275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T327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T3277" style:parent-style-name="Tipodeletrapredefinidodoparágrafo" style:family="text">
      <style:text-properties style:font-name="Consolas" style:font-name-asian="Cambria" style:font-name-complex="Times New Roman" fo:color="#666666" style:letter-kerning="false" fo:font-size="11pt" style:font-size-asian="11pt" style:font-size-complex="11pt" fo:language="en" fo:country="US"/>
    </style:style>
    <style:style style:name="P3278" style:parent-style-name="Normal" style:family="paragraph">
      <style:paragraph-properties fo:margin-bottom="0in" fo:line-height="100%"/>
    </style:style>
    <style:style style:name="T3279" style:parent-style-name="Tipodeletrapredefinidodoparágrafo" style:family="text">
      <style:text-properties style:font-name="Cambria" style:font-name-asian="Cambria" style:font-name-complex="Times New Roman" fo:font-weight="bold" style:font-weight-asian="bold" style:font-weight-complex="bold" style:letter-kerning="false" fo:font-size="11pt" style:font-size-asian="11pt" style:font-size-complex="11pt" fo:language="en" fo:country="US"/>
    </style:style>
    <style:style style:name="P3280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3281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3282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3283" style:parent-style-name="Normal" style:list-style-name="LFO61" style:family="paragraph">
      <style:paragraph-properties fo:margin-bottom="0in" fo:line-height="100%"/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P3284" style:parent-style-name="Normal" style:family="paragraph">
      <style:paragraph-properties fo:margin-bottom="0in" fo:line-height="100%"/>
    </style:style>
    <style:style style:name="T3285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/>
    </style:style>
    <style:style style:name="T3286" style:parent-style-name="Tipodeletrapredefinidodoparágrafo" style:family="text">
      <style:text-properties style:font-name="Cambria" style:font-name-asian="Cambria" style:font-name-complex="Times New Roman" style:letter-kerning="false" fo:font-size="11pt" style:font-size-asian="11pt" style:font-size-complex="11pt" fo:language="en" fo:country="US"/>
    </style:style>
    <style:style style:name="P3287" style:parent-style-name="Normal" style:family="paragraph">
      <style:paragraph-properties fo:margin-bottom="0in" fo:line-height="115%"/>
      <style:text-properties fo:font-weight="bold" style:font-weight-asian="bold" style:font-weight-complex="bold" fo:font-size="11pt" style:font-size-asian="11pt" style:font-size-complex="11pt"/>
    </style:style>
    <style:style style:name="P3288" style:parent-style-name="Normal" style:family="paragraph">
      <style:paragraph-properties fo:margin-bottom="0in" fo:line-height="115%"/>
      <style:text-properties fo:font-size="11pt" style:font-size-asian="11pt" style:font-size-complex="11pt"/>
    </style:style>
    <style:style style:name="P3289" style:parent-style-name="Normal" style:family="paragraph">
      <style:paragraph-properties fo:margin-bottom="0in" fo:line-height="115%"/>
    </style:style>
    <style:style style:name="T329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291" style:parent-style-name="Normal" style:list-style-name="LFO36" style:family="paragraph">
      <style:paragraph-properties fo:margin-bottom="0in" fo:line-height="115%"/>
    </style:style>
    <style:style style:name="T329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293" style:parent-style-name="Normal" style:list-style-name="LFO36" style:family="paragraph">
      <style:paragraph-properties fo:margin-bottom="0in" fo:line-height="115%"/>
    </style:style>
    <style:style style:name="T329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295" style:parent-style-name="Tipodeletrapredefinidodoparágrafo" style:family="text">
      <style:text-properties fo:font-size="11pt" style:font-size-asian="11pt" style:font-size-complex="11pt"/>
    </style:style>
    <style:style style:name="P3296" style:parent-style-name="Normal" style:list-style-name="LFO36" style:family="paragraph">
      <style:paragraph-properties fo:margin-bottom="0in" fo:line-height="115%"/>
    </style:style>
    <style:style style:name="T329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298" style:parent-style-name="Tipodeletrapredefinidodoparágrafo" style:family="text">
      <style:text-properties fo:font-size="11pt" style:font-size-asian="11pt" style:font-size-complex="11pt"/>
    </style:style>
    <style:style style:name="P3299" style:parent-style-name="Normal" style:list-style-name="LFO36" style:family="paragraph">
      <style:paragraph-properties fo:margin-bottom="0in" fo:line-height="115%"/>
    </style:style>
    <style:style style:name="T330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01" style:parent-style-name="Tipodeletrapredefinidodoparágrafo" style:family="text">
      <style:text-properties fo:font-size="11pt" style:font-size-asian="11pt" style:font-size-complex="11pt"/>
    </style:style>
    <style:style style:name="P3302" style:parent-style-name="Normal" style:list-style-name="LFO36" style:family="paragraph">
      <style:paragraph-properties fo:margin-bottom="0in" fo:line-height="115%"/>
    </style:style>
    <style:style style:name="T330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04" style:parent-style-name="Tipodeletrapredefinidodoparágrafo" style:family="text">
      <style:text-properties fo:font-size="11pt" style:font-size-asian="11pt" style:font-size-complex="11pt"/>
    </style:style>
    <style:style style:name="P3305" style:parent-style-name="Normal" style:list-style-name="LFO36" style:family="paragraph">
      <style:paragraph-properties fo:margin-bottom="0in" fo:line-height="115%"/>
    </style:style>
    <style:style style:name="T330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07" style:parent-style-name="Tipodeletrapredefinidodoparágrafo" style:family="text">
      <style:text-properties fo:font-size="11pt" style:font-size-asian="11pt" style:font-size-complex="11pt"/>
    </style:style>
    <style:style style:name="P3308" style:parent-style-name="Normal" style:list-style-name="LFO36" style:family="paragraph">
      <style:paragraph-properties fo:margin-bottom="0in" fo:line-height="115%"/>
    </style:style>
    <style:style style:name="T330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10" style:parent-style-name="Normal" style:list-style-name="LFO36" style:family="paragraph">
      <style:paragraph-properties fo:margin-bottom="0in" fo:line-height="115%"/>
      <style:text-properties fo:font-size="11pt" style:font-size-asian="11pt" style:font-size-complex="11pt"/>
    </style:style>
    <style:style style:name="P3311" style:parent-style-name="Normal" style:list-style-name="LFO36" style:family="paragraph">
      <style:paragraph-properties fo:margin-bottom="0in" fo:line-height="115%"/>
      <style:text-properties fo:font-size="11pt" style:font-size-asian="11pt" style:font-size-complex="11pt"/>
    </style:style>
    <style:style style:name="P3312" style:parent-style-name="Normal" style:list-style-name="LFO36" style:family="paragraph">
      <style:paragraph-properties fo:margin-bottom="0in" fo:line-height="115%"/>
    </style:style>
    <style:style style:name="T331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14" style:parent-style-name="Normal" style:list-style-name="LFO36" style:family="paragraph">
      <style:paragraph-properties fo:margin-bottom="0in" fo:line-height="115%"/>
    </style:style>
    <style:style style:name="T331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16" style:parent-style-name="Tipodeletrapredefinidodoparágrafo" style:family="text">
      <style:text-properties fo:font-size="11pt" style:font-size-asian="11pt" style:font-size-complex="11pt"/>
    </style:style>
    <style:style style:name="P3317" style:parent-style-name="Normal" style:list-style-name="LFO36" style:family="paragraph">
      <style:paragraph-properties fo:margin-bottom="0in" fo:line-height="115%"/>
    </style:style>
    <style:style style:name="T331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19" style:parent-style-name="Tipodeletrapredefinidodoparágrafo" style:family="text">
      <style:text-properties fo:font-size="11pt" style:font-size-asian="11pt" style:font-size-complex="11pt"/>
    </style:style>
    <style:style style:name="P3320" style:parent-style-name="Normal" style:list-style-name="LFO36" style:family="paragraph">
      <style:paragraph-properties fo:margin-bottom="0in" fo:line-height="115%"/>
    </style:style>
    <style:style style:name="T332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22" style:parent-style-name="Tipodeletrapredefinidodoparágrafo" style:family="text">
      <style:text-properties fo:font-size="11pt" style:font-size-asian="11pt" style:font-size-complex="11pt"/>
    </style:style>
    <style:style style:name="P3323" style:parent-style-name="Normal" style:list-style-name="LFO36" style:family="paragraph">
      <style:paragraph-properties fo:margin-bottom="0in" fo:line-height="115%"/>
    </style:style>
    <style:style style:name="T332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25" style:parent-style-name="Tipodeletrapredefinidodoparágrafo" style:family="text">
      <style:text-properties fo:font-size="11pt" style:font-size-asian="11pt" style:font-size-complex="11pt"/>
    </style:style>
    <style:style style:name="P3326" style:parent-style-name="Normal" style:list-style-name="LFO36" style:family="paragraph">
      <style:paragraph-properties fo:margin-bottom="0in" fo:line-height="115%"/>
    </style:style>
    <style:style style:name="T33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28" style:parent-style-name="Tipodeletrapredefinidodoparágrafo" style:family="text">
      <style:text-properties fo:font-size="11pt" style:font-size-asian="11pt" style:font-size-complex="11pt"/>
    </style:style>
    <style:style style:name="P3329" style:parent-style-name="Normal" style:list-style-name="LFO36" style:family="paragraph">
      <style:paragraph-properties fo:margin-bottom="0in" fo:line-height="115%"/>
    </style:style>
    <style:style style:name="T333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31" style:parent-style-name="Normal" style:list-style-name="LFO36" style:family="paragraph">
      <style:paragraph-properties fo:margin-bottom="0in" fo:line-height="115%"/>
    </style:style>
    <style:style style:name="T333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33" style:parent-style-name="Tipodeletrapredefinidodoparágrafo" style:family="text">
      <style:text-properties fo:font-size="11pt" style:font-size-asian="11pt" style:font-size-complex="11pt"/>
    </style:style>
    <style:style style:name="P3334" style:parent-style-name="Normal" style:list-style-name="LFO36" style:family="paragraph">
      <style:paragraph-properties fo:margin-bottom="0in" fo:line-height="115%"/>
    </style:style>
    <style:style style:name="T333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36" style:parent-style-name="Tipodeletrapredefinidodoparágrafo" style:family="text">
      <style:text-properties fo:font-size="11pt" style:font-size-asian="11pt" style:font-size-complex="11pt"/>
    </style:style>
    <style:style style:name="P3337" style:parent-style-name="Normal" style:list-style-name="LFO36" style:family="paragraph">
      <style:paragraph-properties fo:margin-bottom="0in" fo:line-height="115%"/>
    </style:style>
    <style:style style:name="T333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39" style:parent-style-name="Tipodeletrapredefinidodoparágrafo" style:family="text">
      <style:text-properties fo:font-size="11pt" style:font-size-asian="11pt" style:font-size-complex="11pt"/>
    </style:style>
    <style:style style:name="P3340" style:parent-style-name="Normal" style:list-style-name="LFO36" style:family="paragraph">
      <style:paragraph-properties fo:margin-bottom="0in" fo:line-height="115%"/>
    </style:style>
    <style:style style:name="T334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42" style:parent-style-name="Normal" style:list-style-name="LFO36" style:family="paragraph">
      <style:paragraph-properties fo:margin-bottom="0in" fo:line-height="115%"/>
    </style:style>
    <style:style style:name="T334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44" style:parent-style-name="Tipodeletrapredefinidodoparágrafo" style:family="text">
      <style:text-properties fo:font-size="11pt" style:font-size-asian="11pt" style:font-size-complex="11pt"/>
    </style:style>
    <style:style style:name="P3345" style:parent-style-name="Normal" style:list-style-name="LFO36" style:family="paragraph">
      <style:paragraph-properties fo:margin-bottom="0in" fo:line-height="115%"/>
    </style:style>
    <style:style style:name="T334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47" style:parent-style-name="Tipodeletrapredefinidodoparágrafo" style:family="text">
      <style:text-properties fo:font-size="11pt" style:font-size-asian="11pt" style:font-size-complex="11pt"/>
    </style:style>
    <style:style style:name="P3348" style:parent-style-name="Normal" style:list-style-name="LFO36" style:family="paragraph">
      <style:paragraph-properties fo:margin-bottom="0in" fo:line-height="115%"/>
    </style:style>
    <style:style style:name="T334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50" style:parent-style-name="Tipodeletrapredefinidodoparágrafo" style:family="text">
      <style:text-properties fo:font-size="11pt" style:font-size-asian="11pt" style:font-size-complex="11pt"/>
    </style:style>
    <style:style style:name="P3351" style:parent-style-name="Normal" style:list-style-name="LFO36" style:family="paragraph">
      <style:paragraph-properties fo:margin-bottom="0in" fo:line-height="115%"/>
    </style:style>
    <style:style style:name="T335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53" style:parent-style-name="Normal" style:list-style-name="LFO36" style:family="paragraph">
      <style:paragraph-properties fo:margin-bottom="0in" fo:line-height="115%"/>
    </style:style>
    <style:style style:name="T335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55" style:parent-style-name="Tipodeletrapredefinidodoparágrafo" style:family="text">
      <style:text-properties fo:font-size="11pt" style:font-size-asian="11pt" style:font-size-complex="11pt"/>
    </style:style>
    <style:style style:name="P3356" style:parent-style-name="Normal" style:list-style-name="LFO36" style:family="paragraph">
      <style:paragraph-properties fo:margin-bottom="0in" fo:line-height="115%"/>
    </style:style>
    <style:style style:name="T335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58" style:parent-style-name="Tipodeletrapredefinidodoparágrafo" style:family="text">
      <style:text-properties fo:font-size="11pt" style:font-size-asian="11pt" style:font-size-complex="11pt"/>
    </style:style>
    <style:style style:name="P3359" style:parent-style-name="Normal" style:list-style-name="LFO36" style:family="paragraph">
      <style:paragraph-properties fo:margin-bottom="0in" fo:line-height="115%"/>
    </style:style>
    <style:style style:name="T336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61" style:parent-style-name="Normal" style:list-style-name="LFO36" style:family="paragraph">
      <style:paragraph-properties fo:margin-bottom="0in" fo:line-height="115%"/>
      <style:text-properties fo:font-size="11pt" style:font-size-asian="11pt" style:font-size-complex="11pt"/>
    </style:style>
    <style:style style:name="P3362" style:parent-style-name="Normal" style:list-style-name="LFO36" style:family="paragraph">
      <style:paragraph-properties fo:margin-bottom="0in" fo:line-height="115%"/>
      <style:text-properties fo:font-size="11pt" style:font-size-asian="11pt" style:font-size-complex="11pt"/>
    </style:style>
    <style:style style:name="P3363" style:parent-style-name="Normal" style:family="paragraph">
      <style:paragraph-properties fo:margin-bottom="0in" fo:line-height="115%"/>
    </style:style>
    <style:style style:name="T336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65" style:parent-style-name="Normal" style:list-style-name="LFO37" style:family="paragraph">
      <style:paragraph-properties fo:margin-bottom="0in" fo:line-height="115%"/>
    </style:style>
    <style:style style:name="T336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67" style:parent-style-name="Tipodeletrapredefinidodoparágrafo" style:family="text">
      <style:text-properties fo:font-size="11pt" style:font-size-asian="11pt" style:font-size-complex="11pt"/>
    </style:style>
    <style:style style:name="P3368" style:parent-style-name="Normal" style:list-style-name="LFO37" style:family="paragraph">
      <style:paragraph-properties fo:margin-bottom="0in" fo:line-height="115%"/>
    </style:style>
    <style:style style:name="T336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70" style:parent-style-name="Tipodeletrapredefinidodoparágrafo" style:family="text">
      <style:text-properties fo:font-size="11pt" style:font-size-asian="11pt" style:font-size-complex="11pt"/>
    </style:style>
    <style:style style:name="P3371" style:parent-style-name="Normal" style:list-style-name="LFO37" style:family="paragraph">
      <style:paragraph-properties fo:margin-bottom="0in" fo:line-height="115%"/>
    </style:style>
    <style:style style:name="T337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73" style:parent-style-name="Tipodeletrapredefinidodoparágrafo" style:family="text">
      <style:text-properties fo:font-size="11pt" style:font-size-asian="11pt" style:font-size-complex="11pt"/>
    </style:style>
    <style:style style:name="P3374" style:parent-style-name="Normal" style:list-style-name="LFO37" style:family="paragraph">
      <style:paragraph-properties fo:margin-bottom="0in" fo:line-height="115%"/>
    </style:style>
    <style:style style:name="T337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76" style:parent-style-name="Tipodeletrapredefinidodoparágrafo" style:family="text">
      <style:text-properties fo:font-size="11pt" style:font-size-asian="11pt" style:font-size-complex="11pt"/>
    </style:style>
    <style:style style:name="P3377" style:parent-style-name="Normal" style:list-style-name="LFO37" style:family="paragraph">
      <style:paragraph-properties fo:margin-bottom="0in" fo:line-height="115%"/>
    </style:style>
    <style:style style:name="T337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79" style:parent-style-name="Tipodeletrapredefinidodoparágrafo" style:family="text">
      <style:text-properties fo:font-size="11pt" style:font-size-asian="11pt" style:font-size-complex="11pt"/>
    </style:style>
    <style:style style:name="P3380" style:parent-style-name="Normal" style:list-style-name="LFO37" style:family="paragraph">
      <style:paragraph-properties fo:margin-bottom="0in" fo:line-height="115%"/>
    </style:style>
    <style:style style:name="T338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82" style:parent-style-name="Tipodeletrapredefinidodoparágrafo" style:family="text">
      <style:text-properties fo:font-size="11pt" style:font-size-asian="11pt" style:font-size-complex="11pt"/>
    </style:style>
    <style:style style:name="P3383" style:parent-style-name="Normal" style:list-style-name="LFO37" style:family="paragraph">
      <style:paragraph-properties fo:margin-bottom="0in" fo:line-height="115%"/>
    </style:style>
    <style:style style:name="T338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85" style:parent-style-name="Tipodeletrapredefinidodoparágrafo" style:family="text">
      <style:text-properties fo:font-size="11pt" style:font-size-asian="11pt" style:font-size-complex="11pt"/>
    </style:style>
    <style:style style:name="P3386" style:parent-style-name="Normal" style:family="paragraph">
      <style:paragraph-properties fo:margin-bottom="0in" fo:line-height="115%" fo:margin-left="0.4916in" fo:text-indent="-0.4916in">
        <style:tab-stops/>
      </style:paragraph-properties>
    </style:style>
    <style:style style:name="T338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388" style:parent-style-name="Normal" style:family="paragraph">
      <style:paragraph-properties fo:margin-bottom="0in" fo:line-height="115%" fo:margin-left="0.4916in" fo:text-indent="-0.4916in">
        <style:tab-stops/>
      </style:paragraph-properties>
      <style:text-properties fo:font-size="11pt" style:font-size-asian="11pt" style:font-size-complex="11pt"/>
    </style:style>
    <style:style style:name="P3389" style:parent-style-name="Normal" style:family="paragraph">
      <style:paragraph-properties fo:margin-bottom="0in" fo:line-height="115%" fo:margin-left="0.4916in" fo:text-indent="-0.4916in">
        <style:tab-stops/>
      </style:paragraph-properties>
    </style:style>
    <style:style style:name="T3390" style:parent-style-name="Tipodeletrapredefinidodoparágrafo" style:family="text">
      <style:text-properties fo:font-size="11pt" style:font-size-asian="11pt" style:font-size-complex="11pt"/>
    </style:style>
    <style:style style:name="T3391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392" style:parent-style-name="Tipodeletrapredefinidodoparágrafo" style:family="text">
      <style:text-properties fo:font-size="11pt" style:font-size-asian="11pt" style:font-size-complex="11pt"/>
    </style:style>
    <style:style style:name="T3393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394" style:parent-style-name="Tipodeletrapredefinidodoparágrafo" style:family="text">
      <style:text-properties fo:font-size="11pt" style:font-size-asian="11pt" style:font-size-complex="11pt"/>
    </style:style>
    <style:style style:name="T3395" style:parent-style-name="Tipodeletrapredefinidodoparágrafo" style:family="text">
      <style:text-properties fo:font-size="11pt" style:font-size-asian="11pt" style:font-size-complex="11pt"/>
    </style:style>
    <style:style style:name="T3396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397" style:parent-style-name="Tipodeletrapredefinidodoparágrafo" style:family="text">
      <style:text-properties fo:font-size="11pt" style:font-size-asian="11pt" style:font-size-complex="11pt"/>
    </style:style>
    <style:style style:name="T3398" style:parent-style-name="Tipodeletrapredefinidodoparágrafo" style:family="text">
      <style:text-properties fo:font-size="11pt" style:font-size-asian="11pt" style:font-size-complex="11pt"/>
    </style:style>
    <style:style style:name="T3399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00" style:parent-style-name="Tipodeletrapredefinidodoparágrafo" style:family="text">
      <style:text-properties fo:font-size="11pt" style:font-size-asian="11pt" style:font-size-complex="11pt"/>
    </style:style>
    <style:style style:name="T3401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02" style:parent-style-name="Tipodeletrapredefinidodoparágrafo" style:family="text">
      <style:text-properties fo:font-size="11pt" style:font-size-asian="11pt" style:font-size-complex="11pt"/>
    </style:style>
    <style:style style:name="T3403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04" style:parent-style-name="Tipodeletrapredefinidodoparágrafo" style:family="text">
      <style:text-properties fo:font-size="11pt" style:font-size-asian="11pt" style:font-size-complex="11pt"/>
    </style:style>
    <style:style style:name="T3405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06" style:parent-style-name="Tipodeletrapredefinidodoparágrafo" style:family="text">
      <style:text-properties fo:font-size="11pt" style:font-size-asian="11pt" style:font-size-complex="11pt"/>
    </style:style>
    <style:style style:name="T3407" style:parent-style-name="Tipodeletrapredefinidodoparágrafo" style:family="text">
      <style:text-properties fo:font-size="11pt" style:font-size-asian="11pt" style:font-size-complex="11pt"/>
    </style:style>
    <style:style style:name="T3408" style:parent-style-name="Tipodeletrapredefinidodoparágrafo" style:family="text">
      <style:text-properties fo:font-size="11pt" style:font-size-asian="11pt" style:font-size-complex="11pt"/>
    </style:style>
    <style:style style:name="T3409" style:parent-style-name="Tipodeletrapredefinidodoparágrafo" style:family="text">
      <style:text-properties fo:font-size="11pt" style:font-size-asian="11pt" style:font-size-complex="11pt"/>
    </style:style>
    <style:style style:name="T3410" style:parent-style-name="Tipodeletrapredefinidodoparágrafo" style:family="text">
      <style:text-properties fo:font-size="11pt" style:font-size-asian="11pt" style:font-size-complex="11pt"/>
    </style:style>
    <style:style style:name="T3411" style:parent-style-name="Tipodeletrapredefinidodoparágrafo" style:family="text">
      <style:text-properties fo:font-size="11pt" style:font-size-asian="11pt" style:font-size-complex="11pt"/>
    </style:style>
    <style:style style:name="T3412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13" style:parent-style-name="Tipodeletrapredefinidodoparágrafo" style:family="text">
      <style:text-properties fo:font-size="11pt" style:font-size-asian="11pt" style:font-size-complex="11pt"/>
    </style:style>
    <style:style style:name="T3414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15" style:parent-style-name="Tipodeletrapredefinidodoparágrafo" style:family="text">
      <style:text-properties fo:font-size="11pt" style:font-size-asian="11pt" style:font-size-complex="11pt"/>
    </style:style>
    <style:style style:name="T3416" style:parent-style-name="Tipodeletrapredefinidodoparágrafo" style:family="text">
      <style:text-properties fo:font-size="11pt" style:font-size-asian="11pt" style:font-size-complex="11pt"/>
    </style:style>
    <style:style style:name="T3417" style:parent-style-name="Tipodeletrapredefinidodoparágrafo" style:family="text">
      <style:text-properties fo:font-size="11pt" style:font-size-asian="11pt" style:font-size-complex="11pt"/>
    </style:style>
    <style:style style:name="T3418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19" style:parent-style-name="Tipodeletrapredefinidodoparágrafo" style:family="text">
      <style:text-properties fo:font-size="11pt" style:font-size-asian="11pt" style:font-size-complex="11pt"/>
    </style:style>
    <style:style style:name="T3420" style:parent-style-name="Tipodeletrapredefinidodoparágrafo" style:family="text">
      <style:text-properties fo:font-size="11pt" style:font-size-asian="11pt" style:font-size-complex="11pt"/>
    </style:style>
    <style:style style:name="T3421" style:parent-style-name="Tipodeletrapredefinidodoparágrafo" style:family="text">
      <style:text-properties fo:font-size="11pt" style:font-size-asian="11pt" style:font-size-complex="11pt"/>
    </style:style>
    <style:style style:name="T3422" style:parent-style-name="Tipodeletrapredefinidodoparágrafo" style:family="text">
      <style:text-properties fo:font-size="11pt" style:font-size-asian="11pt" style:font-size-complex="11pt"/>
    </style:style>
    <style:style style:name="T3423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24" style:parent-style-name="Tipodeletrapredefinidodoparágrafo" style:family="text">
      <style:text-properties fo:font-size="11pt" style:font-size-asian="11pt" style:font-size-complex="11pt"/>
    </style:style>
    <style:style style:name="T3425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26" style:parent-style-name="Tipodeletrapredefinidodoparágrafo" style:family="text">
      <style:text-properties fo:font-size="11pt" style:font-size-asian="11pt" style:font-size-complex="11pt"/>
    </style:style>
    <style:style style:name="T3427" style:parent-style-name="Tipodeletrapredefinidodoparágrafo" style:family="text">
      <style:text-properties fo:font-size="11pt" style:font-size-asian="11pt" style:font-size-complex="11pt"/>
    </style:style>
    <style:style style:name="T3428" style:parent-style-name="Tipodeletrapredefinidodoparágrafo" style:family="text">
      <style:text-properties fo:font-size="11pt" style:font-size-asian="11pt" style:font-size-complex="11pt"/>
    </style:style>
    <style:style style:name="T3429" style:parent-style-name="Tipodeletrapredefinidodoparágrafo" style:family="text">
      <style:text-properties fo:font-size="11pt" style:font-size-asian="11pt" style:font-size-complex="11pt"/>
    </style:style>
    <style:style style:name="T3430" style:parent-style-name="Tipodeletrapredefinidodoparágrafo" style:family="text">
      <style:text-properties fo:font-size="11pt" style:font-size-asian="11pt" style:font-size-complex="11pt"/>
    </style:style>
    <style:style style:name="T3431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32" style:parent-style-name="Tipodeletrapredefinidodoparágrafo" style:family="text">
      <style:text-properties fo:font-size="11pt" style:font-size-asian="11pt" style:font-size-complex="11pt"/>
    </style:style>
    <style:style style:name="T3433" style:parent-style-name="Tipodeletrapredefinidodoparágrafo" style:family="text">
      <style:text-properties fo:font-size="11pt" style:font-size-asian="11pt" style:font-size-complex="11pt"/>
    </style:style>
    <style:style style:name="T3434" style:parent-style-name="Tipodeletrapredefinidodoparágrafo" style:family="text">
      <style:text-properties fo:font-size="11pt" style:font-size-asian="11pt" style:font-size-complex="11pt"/>
    </style:style>
    <style:style style:name="T3435" style:parent-style-name="Tipodeletrapredefinidodoparágrafo" style:family="text">
      <style:text-properties fo:font-size="11pt" style:font-size-asian="11pt" style:font-size-complex="11pt"/>
    </style:style>
    <style:style style:name="T3436" style:parent-style-name="Tipodeletrapredefinidodoparágrafo" style:family="text">
      <style:text-properties fo:font-size="11pt" style:font-size-asian="11pt" style:font-size-complex="11pt"/>
    </style:style>
    <style:style style:name="T3437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38" style:parent-style-name="Tipodeletrapredefinidodoparágrafo" style:family="text">
      <style:text-properties fo:font-size="11pt" style:font-size-asian="11pt" style:font-size-complex="11pt"/>
    </style:style>
    <style:style style:name="T3439" style:parent-style-name="Tipodeletrapredefinidodoparágrafo" style:family="text">
      <style:text-properties fo:font-size="11pt" style:font-size-asian="11pt" style:font-size-complex="11pt"/>
    </style:style>
    <style:style style:name="T3440" style:parent-style-name="Tipodeletrapredefinidodoparágrafo" style:family="text">
      <style:text-properties fo:font-size="11pt" style:font-size-asian="11pt" style:font-size-complex="11pt"/>
    </style:style>
    <style:style style:name="T3441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42" style:parent-style-name="Tipodeletrapredefinidodoparágrafo" style:family="text">
      <style:text-properties fo:font-size="11pt" style:font-size-asian="11pt" style:font-size-complex="11pt"/>
    </style:style>
    <style:style style:name="T3443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44" style:parent-style-name="Tipodeletrapredefinidodoparágrafo" style:family="text">
      <style:text-properties fo:font-size="11pt" style:font-size-asian="11pt" style:font-size-complex="11pt"/>
    </style:style>
    <style:style style:name="T3445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46" style:parent-style-name="Tipodeletrapredefinidodoparágrafo" style:family="text">
      <style:text-properties fo:font-size="11pt" style:font-size-asian="11pt" style:font-size-complex="11pt"/>
    </style:style>
    <style:style style:name="T3447" style:parent-style-name="Tipodeletrapredefinidodoparágrafo" style:family="text">
      <style:text-properties fo:font-size="11pt" style:font-size-asian="11pt" style:font-size-complex="11pt"/>
    </style:style>
    <style:style style:name="T3448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49" style:parent-style-name="Tipodeletrapredefinidodoparágrafo" style:family="text">
      <style:text-properties fo:font-size="11pt" style:font-size-asian="11pt" style:font-size-complex="11pt"/>
    </style:style>
    <style:style style:name="T3450" style:parent-style-name="Tipodeletrapredefinidodoparágrafo" style:family="text">
      <style:text-properties fo:font-size="11pt" style:font-size-asian="11pt" style:font-size-complex="11pt"/>
    </style:style>
    <style:style style:name="T3451" style:parent-style-name="Tipodeletrapredefinidodoparágrafo" style:family="text">
      <style:text-properties fo:font-size="11pt" style:font-size-asian="11pt" style:font-size-complex="11pt"/>
    </style:style>
    <style:style style:name="T3452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53" style:parent-style-name="Tipodeletrapredefinidodoparágrafo" style:family="text">
      <style:text-properties fo:font-size="11pt" style:font-size-asian="11pt" style:font-size-complex="11pt"/>
    </style:style>
    <style:style style:name="T3454" style:parent-style-name="Tipodeletrapredefinidodoparágrafo" style:family="text">
      <style:text-properties fo:font-size="11pt" style:font-size-asian="11pt" style:font-size-complex="11pt"/>
    </style:style>
    <style:style style:name="T3455" style:parent-style-name="Tipodeletrapredefinidodoparágrafo" style:family="text">
      <style:text-properties fo:font-size="11pt" style:font-size-asian="11pt" style:font-size-complex="11pt"/>
    </style:style>
    <style:style style:name="T3456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57" style:parent-style-name="Tipodeletrapredefinidodoparágrafo" style:family="text">
      <style:text-properties fo:font-size="11pt" style:font-size-asian="11pt" style:font-size-complex="11pt"/>
    </style:style>
    <style:style style:name="T3458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59" style:parent-style-name="Tipodeletrapredefinidodoparágrafo" style:family="text">
      <style:text-properties fo:font-size="11pt" style:font-size-asian="11pt" style:font-size-complex="11pt"/>
    </style:style>
    <style:style style:name="T3460" style:parent-style-name="Tipodeletrapredefinidodoparágrafo" style:family="text">
      <style:text-properties fo:font-size="11pt" style:font-size-asian="11pt" style:font-size-complex="11pt"/>
    </style:style>
    <style:style style:name="T3461" style:parent-style-name="Tipodeletrapredefinidodoparágrafo" style:family="text">
      <style:text-properties fo:font-size="11pt" style:font-size-asian="11pt" style:font-size-complex="11pt"/>
    </style:style>
    <style:style style:name="T3462" style:parent-style-name="Tipodeletrapredefinidodoparágrafo" style:family="text">
      <style:text-properties fo:font-size="11pt" style:font-size-asian="11pt" style:font-size-complex="11pt"/>
    </style:style>
    <style:style style:name="T3463" style:parent-style-name="Tipodeletrapredefinidodoparágrafo" style:family="text">
      <style:text-properties fo:font-size="11pt" style:font-size-asian="11pt" style:font-size-complex="11pt"/>
    </style:style>
    <style:style style:name="T3464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465" style:parent-style-name="Tipodeletrapredefinidodoparágrafo" style:family="text">
      <style:text-properties fo:font-size="11pt" style:font-size-asian="11pt" style:font-size-complex="11pt"/>
    </style:style>
    <style:style style:name="T3466" style:parent-style-name="Tipodeletrapredefinidodoparágrafo" style:family="text">
      <style:text-properties fo:font-size="11pt" style:font-size-asian="11pt" style:font-size-complex="11pt"/>
    </style:style>
    <style:style style:name="T3467" style:parent-style-name="Tipodeletrapredefinidodoparágrafo" style:family="text">
      <style:text-properties fo:font-size="11pt" style:font-size-asian="11pt" style:font-size-complex="11pt"/>
    </style:style>
    <style:style style:name="T3468" style:parent-style-name="Tipodeletrapredefinidodoparágrafo" style:family="text">
      <style:text-properties fo:font-size="11pt" style:font-size-asian="11pt" style:font-size-complex="11pt"/>
    </style:style>
    <style:style style:name="T3469" style:parent-style-name="Tipodeletrapredefinidodoparágrafo" style:family="text">
      <style:text-properties fo:font-size="11pt" style:font-size-asian="11pt" style:font-size-complex="11pt"/>
    </style:style>
    <style:style style:name="T3470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71" style:parent-style-name="Tipodeletrapredefinidodoparágrafo" style:family="text">
      <style:text-properties fo:font-size="11pt" style:font-size-asian="11pt" style:font-size-complex="11pt"/>
    </style:style>
    <style:style style:name="T3472" style:parent-style-name="Tipodeletrapredefinidodoparágrafo" style:family="text">
      <style:text-properties fo:font-size="11pt" style:font-size-asian="11pt" style:font-size-complex="11pt"/>
    </style:style>
    <style:style style:name="P3473" style:parent-style-name="Normal" style:family="paragraph">
      <style:paragraph-properties fo:margin-bottom="0in" fo:line-height="115%" fo:margin-left="0.4916in" fo:text-indent="-0.4916in">
        <style:tab-stops/>
      </style:paragraph-properties>
    </style:style>
    <style:style style:name="T3474" style:parent-style-name="Tipodeletrapredefinidodoparágrafo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P3475" style:parent-style-name="Normal" style:list-style-name="LFO56" style:family="paragraph">
      <style:paragraph-properties fo:margin-bottom="0in" fo:line-height="115%"/>
    </style:style>
    <style:style style:name="T347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477" style:parent-style-name="Tipodeletrapredefinidodoparágrafo" style:family="text">
      <style:text-properties fo:font-size="11pt" style:font-size-asian="11pt" style:font-size-complex="11pt"/>
    </style:style>
    <style:style style:name="P3478" style:parent-style-name="Normal" style:list-style-name="LFO56" style:family="paragraph">
      <style:paragraph-properties fo:margin-bottom="0in" fo:line-height="115%"/>
    </style:style>
    <style:style style:name="T34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480" style:parent-style-name="Tipodeletrapredefinidodoparágrafo" style:family="text">
      <style:text-properties fo:font-size="11pt" style:font-size-asian="11pt" style:font-size-complex="11pt"/>
    </style:style>
    <style:style style:name="P3481" style:parent-style-name="Normal" style:list-style-name="LFO56" style:family="paragraph">
      <style:paragraph-properties fo:margin-bottom="0in" fo:line-height="115%"/>
    </style:style>
    <style:style style:name="T348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483" style:parent-style-name="Tipodeletrapredefinidodoparágrafo" style:family="text">
      <style:text-properties fo:font-size="11pt" style:font-size-asian="11pt" style:font-size-complex="11pt"/>
    </style:style>
    <style:style style:name="P3484" style:parent-style-name="Normal" style:family="paragraph">
      <style:paragraph-properties fo:margin-bottom="0in" fo:line-height="115%" fo:margin-left="0.4916in" fo:text-indent="-0.4916in">
        <style:tab-stops/>
      </style:paragraph-properties>
    </style:style>
    <style:style style:name="T348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P3486" style:parent-style-name="Normal" style:family="paragraph">
      <style:paragraph-properties fo:margin-bottom="0in" fo:line-height="115%" fo:margin-left="0.4916in" fo:text-indent="-0.4916in">
        <style:tab-stops/>
      </style:paragraph-properties>
      <style:text-properties fo:font-size="11pt" style:font-size-asian="11pt" style:font-size-complex="11pt"/>
    </style:style>
    <style:style style:name="P3487" style:parent-style-name="Normal" style:family="paragraph">
      <style:paragraph-properties fo:margin-bottom="0in" fo:line-height="115%" fo:margin-left="0.4916in" fo:text-indent="-0.4916in">
        <style:tab-stops/>
      </style:paragraph-properties>
    </style:style>
    <style:style style:name="T3488" style:parent-style-name="Tipodeletrapredefinidodoparágrafo" style:family="text">
      <style:text-properties fo:font-size="11pt" style:font-size-asian="11pt" style:font-size-complex="11pt"/>
    </style:style>
    <style:style style:name="T3489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90" style:parent-style-name="Tipodeletrapredefinidodoparágrafo" style:family="text">
      <style:text-properties fo:font-size="11pt" style:font-size-asian="11pt" style:font-size-complex="11pt"/>
    </style:style>
    <style:style style:name="T3491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92" style:parent-style-name="Tipodeletrapredefinidodoparágrafo" style:family="text">
      <style:text-properties fo:font-size="11pt" style:font-size-asian="11pt" style:font-size-complex="11pt"/>
    </style:style>
    <style:style style:name="T3493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494" style:parent-style-name="Tipodeletrapredefinidodoparágrafo" style:family="text">
      <style:text-properties fo:font-size="11pt" style:font-size-asian="11pt" style:font-size-complex="11pt"/>
    </style:style>
    <style:style style:name="T3495" style:parent-style-name="Tipodeletrapredefinidodoparágrafo" style:family="text">
      <style:text-properties fo:font-size="11pt" style:font-size-asian="11pt" style:font-size-complex="11pt"/>
    </style:style>
    <style:style style:name="T3496" style:parent-style-name="Tipodeletrapredefinidodoparágrafo" style:family="text">
      <style:text-properties fo:font-size="11pt" style:font-size-asian="11pt" style:font-size-complex="11pt"/>
    </style:style>
    <style:style style:name="T3497" style:parent-style-name="Tipodeletrapredefinidodoparágrafo" style:family="text">
      <style:text-properties fo:font-size="11pt" style:font-size-asian="11pt" style:font-size-complex="11pt"/>
    </style:style>
    <style:style style:name="T3498" style:parent-style-name="Tipodeletrapredefinidodoparágrafo" style:family="text">
      <style:text-properties fo:font-size="11pt" style:font-size-asian="11pt" style:font-size-complex="11pt"/>
    </style:style>
    <style:style style:name="T3499" style:parent-style-name="Tipodeletrapredefinidodoparágrafo" style:family="text">
      <style:text-properties fo:font-size="11pt" style:font-size-asian="11pt" style:font-size-complex="11pt"/>
    </style:style>
    <style:style style:name="T3500" style:parent-style-name="Tipodeletrapredefinidodoparágrafo" style:family="text">
      <style:text-properties fo:font-size="11pt" style:font-size-asian="11pt" style:font-size-complex="11pt"/>
    </style:style>
    <style:style style:name="T3501" style:parent-style-name="Tipodeletrapredefinidodoparágrafo" style:family="text">
      <style:text-properties fo:font-size="11pt" style:font-size-asian="11pt" style:font-size-complex="11pt"/>
    </style:style>
    <style:style style:name="T3502" style:parent-style-name="Tipodeletrapredefinidodoparágrafo" style:family="text">
      <style:text-properties fo:font-size="11pt" style:font-size-asian="11pt" style:font-size-complex="11pt"/>
    </style:style>
    <style:style style:name="T3503" style:parent-style-name="Tipodeletrapredefinidodoparágrafo" style:family="text">
      <style:text-properties fo:font-size="11pt" style:font-size-asian="11pt" style:font-size-complex="11pt"/>
    </style:style>
    <style:style style:name="T3504" style:parent-style-name="Tipodeletrapredefinidodoparágrafo" style:family="text">
      <style:text-properties fo:font-size="11pt" style:font-size-asian="11pt" style:font-size-complex="11pt"/>
    </style:style>
    <style:style style:name="T3505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06" style:parent-style-name="Tipodeletrapredefinidodoparágrafo" style:family="text">
      <style:text-properties fo:font-size="11pt" style:font-size-asian="11pt" style:font-size-complex="11pt"/>
    </style:style>
    <style:style style:name="T3507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08" style:parent-style-name="Tipodeletrapredefinidodoparágrafo" style:family="text">
      <style:text-properties fo:font-size="11pt" style:font-size-asian="11pt" style:font-size-complex="11pt"/>
    </style:style>
    <style:style style:name="T3509" style:parent-style-name="Tipodeletrapredefinidodoparágrafo" style:family="text">
      <style:text-properties fo:font-size="11pt" style:font-size-asian="11pt" style:font-size-complex="11pt"/>
    </style:style>
    <style:style style:name="T3510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11" style:parent-style-name="Tipodeletrapredefinidodoparágrafo" style:family="text">
      <style:text-properties fo:font-size="11pt" style:font-size-asian="11pt" style:font-size-complex="11pt"/>
    </style:style>
    <style:style style:name="T3512" style:parent-style-name="Tipodeletrapredefinidodoparágrafo" style:family="text">
      <style:text-properties fo:font-size="11pt" style:font-size-asian="11pt" style:font-size-complex="11pt"/>
    </style:style>
    <style:style style:name="T3513" style:parent-style-name="Tipodeletrapredefinidodoparágrafo" style:family="text">
      <style:text-properties fo:font-size="11pt" style:font-size-asian="11pt" style:font-size-complex="11pt"/>
    </style:style>
    <style:style style:name="T3514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15" style:parent-style-name="Tipodeletrapredefinidodoparágrafo" style:family="text">
      <style:text-properties fo:font-size="11pt" style:font-size-asian="11pt" style:font-size-complex="11pt"/>
    </style:style>
    <style:style style:name="T3516" style:parent-style-name="Tipodeletrapredefinidodoparágrafo" style:family="text">
      <style:text-properties fo:font-size="11pt" style:font-size-asian="11pt" style:font-size-complex="11pt"/>
    </style:style>
    <style:style style:name="T3517" style:parent-style-name="Tipodeletrapredefinidodoparágrafo" style:family="text">
      <style:text-properties fo:font-size="11pt" style:font-size-asian="11pt" style:font-size-complex="11pt"/>
    </style:style>
    <style:style style:name="T3518" style:parent-style-name="Tipodeletrapredefinidodoparágrafo" style:family="text">
      <style:text-properties fo:font-size="11pt" style:font-size-asian="11pt" style:font-size-complex="11pt"/>
    </style:style>
    <style:style style:name="T3519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20" style:parent-style-name="Tipodeletrapredefinidodoparágrafo" style:family="text">
      <style:text-properties fo:font-size="11pt" style:font-size-asian="11pt" style:font-size-complex="11pt"/>
    </style:style>
    <style:style style:name="T3521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22" style:parent-style-name="Tipodeletrapredefinidodoparágrafo" style:family="text">
      <style:text-properties fo:font-size="11pt" style:font-size-asian="11pt" style:font-size-complex="11pt"/>
    </style:style>
    <style:style style:name="T3523" style:parent-style-name="Tipodeletrapredefinidodoparágrafo" style:family="text">
      <style:text-properties fo:font-size="11pt" style:font-size-asian="11pt" style:font-size-complex="11pt"/>
    </style:style>
    <style:style style:name="T3524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25" style:parent-style-name="Tipodeletrapredefinidodoparágrafo" style:family="text">
      <style:text-properties fo:font-size="11pt" style:font-size-asian="11pt" style:font-size-complex="11pt"/>
    </style:style>
    <style:style style:name="T3526" style:parent-style-name="Tipodeletrapredefinidodoparágrafo" style:family="text">
      <style:text-properties fo:font-size="11pt" style:font-size-asian="11pt" style:font-size-complex="11pt"/>
    </style:style>
    <style:style style:name="T3527" style:parent-style-name="Tipodeletrapredefinidodoparágrafo" style:family="text">
      <style:text-properties fo:font-size="11pt" style:font-size-asian="11pt" style:font-size-complex="11pt"/>
    </style:style>
    <style:style style:name="T3528" style:parent-style-name="Tipodeletrapredefinidodoparágrafo" style:family="text">
      <style:text-properties fo:font-size="11pt" style:font-size-asian="11pt" style:font-size-complex="11pt"/>
    </style:style>
    <style:style style:name="T3529" style:parent-style-name="Tipodeletrapredefinidodoparágrafo" style:family="text">
      <style:text-properties fo:font-size="11pt" style:font-size-asian="11pt" style:font-size-complex="11pt"/>
    </style:style>
    <style:style style:name="T3530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31" style:parent-style-name="Tipodeletrapredefinidodoparágrafo" style:family="text">
      <style:text-properties fo:font-size="11pt" style:font-size-asian="11pt" style:font-size-complex="11pt"/>
    </style:style>
    <style:style style:name="T3532" style:parent-style-name="Tipodeletrapredefinidodoparágrafo" style:family="text">
      <style:text-properties fo:font-size="11pt" style:font-size-asian="11pt" style:font-size-complex="11pt"/>
    </style:style>
    <style:style style:name="T3533" style:parent-style-name="Tipodeletrapredefinidodoparágrafo" style:family="text">
      <style:text-properties fo:font-size="11pt" style:font-size-asian="11pt" style:font-size-complex="11pt"/>
    </style:style>
    <style:style style:name="T3534" style:parent-style-name="Tipodeletrapredefinidodoparágrafo" style:family="text">
      <style:text-properties fo:font-size="11pt" style:font-size-asian="11pt" style:font-size-complex="11pt"/>
    </style:style>
    <style:style style:name="T3535" style:parent-style-name="Tipodeletrapredefinidodoparágrafo" style:family="text">
      <style:text-properties fo:font-size="11pt" style:font-size-asian="11pt" style:font-size-complex="11pt"/>
    </style:style>
    <style:style style:name="T3536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37" style:parent-style-name="Tipodeletrapredefinidodoparágrafo" style:family="text">
      <style:text-properties fo:font-size="11pt" style:font-size-asian="11pt" style:font-size-complex="11pt"/>
    </style:style>
    <style:style style:name="T3538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39" style:parent-style-name="Tipodeletrapredefinidodoparágrafo" style:family="text">
      <style:text-properties fo:font-size="11pt" style:font-size-asian="11pt" style:font-size-complex="11pt"/>
    </style:style>
    <style:style style:name="T3540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41" style:parent-style-name="Tipodeletrapredefinidodoparágrafo" style:family="text">
      <style:text-properties fo:font-size="11pt" style:font-size-asian="11pt" style:font-size-complex="11pt"/>
    </style:style>
    <style:style style:name="T3542" style:parent-style-name="Tipodeletrapredefinidodoparágrafo" style:family="text">
      <style:text-properties fo:font-size="11pt" style:font-size-asian="11pt" style:font-size-complex="11pt"/>
    </style:style>
    <style:style style:name="T3543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44" style:parent-style-name="Tipodeletrapredefinidodoparágrafo" style:family="text">
      <style:text-properties fo:font-size="11pt" style:font-size-asian="11pt" style:font-size-complex="11pt"/>
    </style:style>
    <style:style style:name="T3545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46" style:parent-style-name="Tipodeletrapredefinidodoparágrafo" style:family="text">
      <style:text-properties fo:font-size="11pt" style:font-size-asian="11pt" style:font-size-complex="11pt"/>
    </style:style>
    <style:style style:name="T3547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48" style:parent-style-name="Tipodeletrapredefinidodoparágrafo" style:family="text">
      <style:text-properties fo:font-size="11pt" style:font-size-asian="11pt" style:font-size-complex="11pt"/>
    </style:style>
    <style:style style:name="T3549" style:parent-style-name="Tipodeletrapredefinidodoparágrafo" style:family="text">
      <style:text-properties fo:font-size="11pt" style:font-size-asian="11pt" style:font-size-complex="11pt"/>
    </style:style>
    <style:style style:name="T3550" style:parent-style-name="Tipodeletrapredefinidodoparágrafo" style:family="text">
      <style:text-properties fo:font-size="11pt" style:font-size-asian="11pt" style:font-size-complex="11pt"/>
    </style:style>
    <style:style style:name="T3551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52" style:parent-style-name="Tipodeletrapredefinidodoparágrafo" style:family="text">
      <style:text-properties fo:font-size="11pt" style:font-size-asian="11pt" style:font-size-complex="11pt"/>
    </style:style>
    <style:style style:name="T3553" style:parent-style-name="Tipodeletrapredefinidodoparágrafo" style:family="text">
      <style:text-properties fo:font-size="11pt" style:font-size-asian="11pt" style:font-size-complex="11pt"/>
    </style:style>
    <style:style style:name="T3554" style:parent-style-name="Tipodeletrapredefinidodoparágrafo" style:family="text">
      <style:text-properties fo:font-size="11pt" style:font-size-asian="11pt" style:font-size-complex="11pt"/>
    </style:style>
    <style:style style:name="T3555" style:parent-style-name="Tipodeletrapredefinidodoparágrafo" style:family="text">
      <style:text-properties fo:font-size="11pt" style:font-size-asian="11pt" style:font-size-complex="11pt"/>
    </style:style>
    <style:style style:name="T3556" style:parent-style-name="Tipodeletrapredefinidodoparágrafo" style:family="text">
      <style:text-properties fo:font-size="11pt" style:font-size-asian="11pt" style:font-size-complex="11pt"/>
    </style:style>
    <style:style style:name="T3557" style:parent-style-name="Tipodeletrapredefinidodoparágrafo" style:family="text">
      <style:text-properties fo:font-size="11pt" style:font-size-asian="11pt" style:font-size-complex="11pt"/>
    </style:style>
    <style:style style:name="T3558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59" style:parent-style-name="Tipodeletrapredefinidodoparágrafo" style:family="text">
      <style:text-properties fo:font-size="11pt" style:font-size-asian="11pt" style:font-size-complex="11pt"/>
    </style:style>
    <style:style style:name="T3560" style:parent-style-name="Tipodeletrapredefinidodoparágrafo" style:family="text">
      <style:text-properties fo:font-size="11pt" style:font-size-asian="11pt" style:font-size-complex="11pt"/>
    </style:style>
    <style:style style:name="T3561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62" style:parent-style-name="Tipodeletrapredefinidodoparágrafo" style:family="text">
      <style:text-properties fo:font-size="11pt" style:font-size-asian="11pt" style:font-size-complex="11pt"/>
    </style:style>
    <style:style style:name="T3563" style:parent-style-name="Tipodeletrapredefinidodoparágrafo" style:family="text">
      <style:text-properties fo:font-size="11pt" style:font-size-asian="11pt" style:font-size-complex="11pt"/>
    </style:style>
    <style:style style:name="T3564" style:parent-style-name="Tipodeletrapredefinidodoparágrafo" style:family="text">
      <style:text-properties fo:font-size="11pt" style:font-size-asian="11pt" style:font-size-complex="11pt"/>
    </style:style>
    <style:style style:name="T3565" style:parent-style-name="Tipodeletrapredefinidodoparágrafo" style:family="text">
      <style:text-properties fo:font-size="11pt" style:font-size-asian="11pt" style:font-size-complex="11pt"/>
    </style:style>
    <style:style style:name="T3566" style:parent-style-name="Tipodeletrapredefinidodoparágrafo" style:family="text">
      <style:text-properties fo:font-size="11pt" style:font-size-asian="11pt" style:font-size-complex="11pt"/>
    </style:style>
    <style:style style:name="T3567" style:parent-style-name="Tipodeletrapredefinidodoparágrafo" style:family="text">
      <style:text-properties fo:font-size="11pt" style:font-size-asian="11pt" style:font-size-complex="11pt"/>
    </style:style>
    <style:style style:name="T3568" style:parent-style-name="Tipodeletrapredefinidodoparágrafo" style:family="text">
      <style:text-properties fo:font-size="11pt" style:font-size-asian="11pt" style:font-size-complex="11pt"/>
    </style:style>
    <style:style style:name="T3569" style:parent-style-name="Tipodeletrapredefinidodoparágrafo" style:family="text">
      <style:text-properties fo:font-size="11pt" style:font-size-asian="11pt" style:font-size-complex="11pt"/>
    </style:style>
    <style:style style:name="T3570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71" style:parent-style-name="Tipodeletrapredefinidodoparágrafo" style:family="text">
      <style:text-properties fo:font-size="11pt" style:font-size-asian="11pt" style:font-size-complex="11pt"/>
    </style:style>
    <style:style style:name="T3572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73" style:parent-style-name="Tipodeletrapredefinidodoparágrafo" style:family="text">
      <style:text-properties fo:font-size="11pt" style:font-size-asian="11pt" style:font-size-complex="11pt"/>
    </style:style>
    <style:style style:name="T3574" style:parent-style-name="Tipodeletrapredefinidodoparágrafo" style:family="text">
      <style:text-properties fo:font-size="11pt" style:font-size-asian="11pt" style:font-size-complex="11pt"/>
    </style:style>
    <style:style style:name="T3575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76" style:parent-style-name="Tipodeletrapredefinidodoparágrafo" style:family="text">
      <style:text-properties fo:font-size="11pt" style:font-size-asian="11pt" style:font-size-complex="11pt"/>
    </style:style>
    <style:style style:name="T3577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78" style:parent-style-name="Tipodeletrapredefinidodoparágrafo" style:family="text">
      <style:text-properties fo:font-size="11pt" style:font-size-asian="11pt" style:font-size-complex="11pt"/>
    </style:style>
    <style:style style:name="T3579" style:parent-style-name="Tipodeletrapredefinidodoparágrafo" style:family="text">
      <style:text-properties fo:font-size="11pt" style:font-size-asian="11pt" style:font-size-complex="11pt"/>
    </style:style>
    <style:style style:name="T3580" style:parent-style-name="Tipodeletrapredefinidodoparágrafo" style:family="text">
      <style:text-properties fo:font-size="11pt" style:font-size-asian="11pt" style:font-size-complex="11pt"/>
    </style:style>
    <style:style style:name="T3581" style:parent-style-name="Tipodeletrapredefinidodoparágrafo" style:family="text">
      <style:text-properties fo:font-size="11pt" style:font-size-asian="11pt" style:font-size-complex="11pt"/>
    </style:style>
    <style:style style:name="T3582" style:parent-style-name="Tipodeletrapredefinidodoparágrafo" style:family="text">
      <style:text-properties fo:font-size="11pt" style:font-size-asian="11pt" style:font-size-complex="11pt"/>
    </style:style>
    <style:style style:name="T3583" style:parent-style-name="Tipodeletrapredefinidodoparágrafo" style:family="text">
      <style:text-properties fo:font-size="11pt" style:font-size-asian="11pt" style:font-size-complex="11pt"/>
    </style:style>
    <style:style style:name="T3584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85" style:parent-style-name="Tipodeletrapredefinidodoparágrafo" style:family="text">
      <style:text-properties fo:font-size="11pt" style:font-size-asian="11pt" style:font-size-complex="11pt"/>
    </style:style>
    <style:style style:name="T3586" style:parent-style-name="Tipodeletrapredefinidodoparágrafo" style:family="text">
      <style:text-properties fo:font-size="11pt" style:font-size-asian="11pt" style:font-size-complex="11pt"/>
    </style:style>
    <style:style style:name="T3587" style:parent-style-name="Tipodeletrapredefinidodoparágrafo" style:family="text">
      <style:text-properties fo:font-size="11pt" style:font-size-asian="11pt" style:font-size-complex="11pt"/>
    </style:style>
    <style:style style:name="T3588" style:parent-style-name="Tipodeletrapredefinidodoparágrafo" style:family="text">
      <style:text-properties fo:font-size="11pt" style:font-size-asian="11pt" style:font-size-complex="11pt"/>
    </style:style>
    <style:style style:name="T3589" style:parent-style-name="Tipodeletrapredefinidodoparágrafo" style:family="text">
      <style:text-properties fo:font-size="11pt" style:font-size-asian="11pt" style:font-size-complex="11pt"/>
    </style:style>
    <style:style style:name="T3590" style:parent-style-name="Tipodeletrapredefinidodoparágrafo" style:family="text">
      <style:text-properties fo:font-style="italic" style:font-style-asian="italic" fo:font-size="11pt" style:font-size-asian="11pt" style:font-size-complex="11pt"/>
    </style:style>
    <style:style style:name="T3591" style:parent-style-name="Tipodeletrapredefinidodoparágrafo" style:family="text">
      <style:text-properties fo:font-size="11pt" style:font-size-asian="11pt" style:font-size-complex="11pt"/>
    </style:style>
    <style:style style:name="T3592" style:parent-style-name="Tipodeletrapredefinidodoparágrafo" style:family="text">
      <style:text-properties fo:font-size="11pt" style:font-size-asian="11pt" style:font-size-complex="11pt"/>
    </style:style>
    <style:style style:name="T3593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594" style:parent-style-name="Tipodeletrapredefinidodoparágrafo" style:family="text">
      <style:text-properties fo:font-size="11pt" style:font-size-asian="11pt" style:font-size-complex="11pt"/>
    </style:style>
    <style:style style:name="T3595" style:parent-style-name="Tipodeletrapredefinidodoparágrafo" style:family="text">
      <style:text-properties fo:font-size="11pt" style:font-size-asian="11pt" style:font-size-complex="11pt"/>
    </style:style>
    <style:style style:name="T3596" style:parent-style-name="Tipodeletrapredefinidodoparágrafo" style:family="text">
      <style:text-properties fo:font-size="11pt" style:font-size-asian="11pt" style:font-size-complex="11pt"/>
    </style:style>
    <style:style style:name="T3597" style:parent-style-name="Tipodeletrapredefinidodoparágrafo" style:family="text">
      <style:text-properties fo:font-size="11pt" style:font-size-asian="11pt" style:font-size-complex="11pt"/>
    </style:style>
    <style:style style:name="T3598" style:parent-style-name="Tipodeletrapredefinidodoparágrafo" style:family="text">
      <style:text-properties fo:font-size="11pt" style:font-size-asian="11pt" style:font-size-complex="11pt"/>
    </style:style>
    <style:style style:name="T3599" style:parent-style-name="Tipodeletrapredefinidodoparágrafo" style:family="text">
      <style:text-properties fo:font-size="11pt" style:font-size-asian="11pt" style:font-size-complex="11pt"/>
    </style:style>
    <style:style style:name="T3600" style:parent-style-name="Tipodeletrapredefinidodoparágrafo" style:family="text">
      <style:text-properties fo:font-size="11pt" style:font-size-asian="11pt" style:font-size-complex="11pt"/>
    </style:style>
    <style:style style:name="T3601" style:parent-style-name="Tipodeletrapredefinidodoparágrafo" style:family="text">
      <style:text-properties fo:font-weight="bold" style:font-weight-asian="bold" fo:font-size="11pt" style:font-size-asian="11pt" style:font-size-complex="11pt"/>
    </style:style>
    <style:style style:name="T3602" style:parent-style-name="Tipodeletrapredefinidodoparágrafo" style:family="text">
      <style:text-properties fo:font-size="11pt" style:font-size-asian="11pt" style:font-size-complex="11pt"/>
    </style:style>
    <style:style style:name="T3603" style:parent-style-name="Tipodeletrapredefinidodoparágrafo" style:family="text">
      <style:text-properties fo:font-size="11pt" style:font-size-asian="11pt" style:font-size-complex="11pt"/>
    </style:style>
    <style:style style:name="P3604" style:parent-style-name="Normal" style:family="paragraph">
      <style:paragraph-properties fo:margin-bottom="0in" fo:line-height="115%" fo:margin-left="0.4916in" fo:text-indent="-0.4916in">
        <style:tab-stops/>
      </style:paragraph-properties>
    </style:style>
    <style:style style:name="T3605" style:parent-style-name="Tipodeletrapredefinidodoparágrafo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P3606" style:parent-style-name="Normal" style:list-style-name="LFO57" style:family="paragraph">
      <style:paragraph-properties fo:margin-bottom="0in" fo:line-height="115%"/>
    </style:style>
    <style:style style:name="T360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608" style:parent-style-name="Tipodeletrapredefinidodoparágrafo" style:family="text">
      <style:text-properties fo:font-size="11pt" style:font-size-asian="11pt" style:font-size-complex="11pt"/>
    </style:style>
    <style:style style:name="P3609" style:parent-style-name="Normal" style:list-style-name="LFO57" style:family="paragraph">
      <style:paragraph-properties fo:margin-bottom="0in" fo:line-height="115%"/>
    </style:style>
    <style:style style:name="T361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611" style:parent-style-name="Tipodeletrapredefinidodoparágrafo" style:family="text">
      <style:text-properties fo:font-size="11pt" style:font-size-asian="11pt" style:font-size-complex="11pt"/>
    </style:style>
    <style:style style:name="P3612" style:parent-style-name="Normal" style:list-style-name="LFO57" style:family="paragraph">
      <style:paragraph-properties fo:margin-bottom="0in" fo:line-height="115%"/>
    </style:style>
    <style:style style:name="T361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614" style:parent-style-name="Tipodeletrapredefinidodoparágrafo" style:family="text">
      <style:text-properties fo:font-size="11pt" style:font-size-asian="11pt" style:font-size-complex="11pt"/>
    </style:style>
    <style:style style:name="P3615" style:parent-style-name="Normal" style:list-style-name="LFO57" style:family="paragraph">
      <style:paragraph-properties fo:margin-bottom="0in" fo:line-height="115%"/>
    </style:style>
    <style:style style:name="T361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617" style:parent-style-name="Tipodeletrapredefinidodoparágrafo" style:family="text">
      <style:text-properties fo:font-size="11pt" style:font-size-asian="11pt" style:font-size-complex="11pt"/>
    </style:style>
    <style:style style:name="P3618" style:parent-style-name="Normal" style:family="paragraph">
      <style:paragraph-properties fo:margin-bottom="0in" fo:line-height="115%" fo:margin-left="0.4916in" fo:text-indent="-0.4916in">
        <style:tab-stops/>
      </style:paragraph-properties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2">Conceitos Chave:</text:span></text:p>
      <text:list text:style-name="LFO1" text:continue-numbering="true">
        <text:list-item>
          <text:p text:style-name="P3"><text:span text:style-name="T4">Paralelismo:</text:span></text:p>
          <text:list text:continue-numbering="true">
            <text:list-item>
              <text:p text:style-name="P5"><text:span text:style-name="T6">Dependências de Tarefas:</text:span><text:span text:style-name="T7"><text:s/>Representadas por um grafo que mostra a ordem em que as tarefas podem ser executadas.</text:span></text:p>
            </text:list-item>
            <text:list-item>
              <text:p text:style-name="P8"><text:span text:style-name="T9">Agendamento (Scheduling):</text:span><text:span text:style-name="T10"><text:s/>Processo de alocar tarefas a recursos, levando em consideração as dependências, que pode ser estático (em tempo de compilação) ou dinâmico (em tempo de execução).</text:span></text:p>
            </text:list-item>
          </text:list>
        </text:list-item>
        <text:list-item>
          <text:p text:style-name="P11"><text:span text:style-name="T12">Paralelismo a Nível de Instruções (ILP):</text:span></text:p>
          <text:list text:continue-numbering="true">
            <text:list-item>
              <text:p text:style-name="P13"><text:span text:style-name="T14">Objetivo:</text:span><text:span text:style-name="T15"><text:s/>Reduzir o CPI (Ciclos Por Instrução), melhorando o desempenho do processador.</text:span></text:p>
            </text:list-item>
            <text:list-item>
              <text:p text:style-name="P16"><text:span text:style-name="T17">Equação fundamental:</text:span><text:span text:style-name="T18"><text:s/>Texe (Tempo de Execução) = #I (Número de Instruções) * CPI * Tcc (Tempo por Ciclo).</text:span></text:p>
            </text:list-item>
          </text:list>
        </text:list-item>
        <text:list-item>
          <text:p text:style-name="P19"><text:span text:style-name="T20">Pipeline:</text:span></text:p>
          <text:list text:continue-numbering="true">
            <text:list-item>
              <text:p text:style-name="P21"><text:span text:style-name="T22">Conceito:</text:span><text:span text:style-name="T23"><text:s/>Dividir a execução de instruções em várias fases (ex.: fetch, decode, execute) para sobrepor a execução de diferentes instruções.</text:span></text:p>
            </text:list-item>
            <text:list-item>
              <text:p text:style-name="P24"><text:span text:style-name="T25">Idealmente:</text:span><text:span text:style-name="T26"><text:s/>CPI = 1 (uma instrução concluída por ciclo).</text:span></text:p>
            </text:list-item>
            <text:list-item>
              <text:p text:style-name="P27"><text:span text:style-name="T28">Problemas:</text:span></text:p>
              <text:list text:continue-numbering="true">
                <text:list-item>
                  <text:p text:style-name="P29"><text:span text:style-name="T30">Dependências de Dados:</text:span><text:span text:style-name="T31"><text:s/>Instruções que precisam de resultados de outras instruções (em registos ou memória) - soluções: atalhos, paralisações do pipeline.</text:span></text:p>
                </text:list-item>
                <text:list-item>
                  <text:p text:style-name="P32"><text:span text:style-name="T33">Dependências de Controlo:</text:span><text:span text:style-name="T34"><text:s/>Desvios condicionais que alteram o fluxo de execução (jumps) - soluções: prever o próximo endereço de instrução.</text:span></text:p>
                </text:list-item>
              </text:list>
            </text:list-item>
          </text:list>
        </text:list-item>
        <text:list-item>
          <text:p text:style-name="P35"><text:span text:style-name="T36">Arquiteturas Superscalares:</text:span></text:p>
          <text:list text:continue-numbering="true">
            <text:list-item>
              <text:p text:style-name="P37"><text:span text:style-name="T38">Conceito:</text:span><text:span text:style-name="T39"><text:s/>Múltiplas unidades de execução que permitem a execução simultânea de mais que uma instrução em cada ciclo.</text:span></text:p>
            </text:list-item>
            <text:list-item>
              <text:p text:style-name="P40"><text:span text:style-name="T41">Exemplo:</text:span><text:span text:style-name="T42"><text:s/>Arquitetura 2-Way (execução de duas instruções por ciclo)</text:span></text:p>
            </text:list-item>
            <text:list-item>
              <text:p text:style-name="P43"><text:span text:style-name="T44">Idealmente:</text:span><text:span text:style-name="T45"><text:s/>CPI = 0.5 (quando combinada com pipeline)</text:span></text:p>
            </text:list-item>
            <text:list-item>
              <text:p text:style-name="P46"><text:span text:style-name="T47">Problemas:</text:span></text:p>
              <text:list text:continue-numbering="true">
                <text:list-item>
                  <text:p text:style-name="P48">Maior penalização com dependências de dados e controlo.</text:p>
                </text:list-item>
                <text:list-item>
                  <text:p text:style-name="P49">Necessidade de mecanismos mais sofisticados para contornar dependências (ex.: execução fora de ordem).</text:p>
                </text:list-item>
              </text:list>
            </text:list-item>
            <text:list-item>
              <text:p text:style-name="P50"><text:span text:style-name="T51">Exemplo (mais detalhado):</text:span><text:span text:style-name="T52"><text:s/>Arquitetura 3-Way</text:span></text:p>
              <text:list text:continue-numbering="true">
                <text:list-item>
                  <text:p text:style-name="P53">Necessidade de um agendador de instruções.</text:p>
                </text:list-item>
                <text:list-item>
                  <text:p text:style-name="P54">Execução de 3 instruções por ciclo: 1 inteira, 1 de ponto flutuante e 1 de acesso à memória (Load/Store).</text:p>
                </text:list-item>
              </text:list>
            </text:list-item>
          </text:list>
        </text:list-item>
        <text:list-item>
          <text:p text:style-name="P55"><text:span text:style-name="T56">Exemplo Evolutivo de ILP:</text:span></text:p>
          <text:list text:continue-numbering="true">
            <text:list-item>
              <text:p text:style-name="P57"><text:span text:style-name="T58">Raptor Cove (Gen13):</text:span><text:span text:style-name="T59"><text:s/>6-way (frontend) / 12-way (backend)</text:span></text:p>
              <text:list text:continue-numbering="true">
                <text:list-item>
                  <text:p text:style-name="P60">Melhorias em relação às arquiteturas anteriores (Skylake, Sunny Cove).</text:p>
                </text:list-item>
                <text:list-item>
                  <text:p text:style-name="P61">Menos CPI (em torno de 20% segundo a Intel).</text:p>
                </text:list-item>
                <text:list-item>
                  <text:p text:style-name="P62">Núcleos Raptor Cove (alto desempenho) e Gracemont (eficiência).</text:p>
                </text:list-item>
              </text:list>
            </text:list-item>
          </text:list>
        </text:list-item>
        <text:list-item>
          <text:p text:style-name="P63"><text:span text:style-name="T64">Tipos de Dependências de Dados:</text:span></text:p>
          <text:list text:continue-numbering="true">
            <text:list-item>
              <text:p text:style-name="P65"><text:span text:style-name="T66">RAW (Read After Write):</text:span><text:span text:style-name="T67"><text:s/>Uma instrução lê dados produzidos por outra instrução anterior.</text:span></text:p>
            </text:list-item>
            <text:list-item>
              <text:p text:style-name="P68"><text:span text:style-name="T69">WAW (Write After Write):</text:span><text:span text:style-name="T70"><text:s/>Duas instruções escrevem para o mesmo local -<text:s/></text:span><text:span text:style-name="T71">dependência falsa, que pode ser resolvida com o renomeamento de registos</text:span><text:span text:style-name="T72">.</text:span></text:p>
            </text:list-item>
            <text:list-item>
              <text:p text:style-name="P73"><text:span text:style-name="T74">WAR (Write After Read):</text:span><text:span text:style-name="T75"><text:s/>Uma instrução escreve num local que outra instrução anterior lê.</text:span></text:p>
            </text:list-item>
          </text:list>
        </text:list-item>
        <text:list-item>
          <text:p text:style-name="P76"><text:span text:style-name="T77">Análise de Ciclos de Clock Desperdiçados (Top-Down Microarchitecture Analysis):</text:span></text:p>
          <text:list text:continue-numbering="true">
            <text:list-item>
              <text:p text:style-name="P78"><text:span text:style-name="T79">Uso:</text:span><text:span text:style-name="T80"><text:s/>Contadores de eventos de hardware da Intel para analisar o desempenho.</text:span></text:p>
            </text:list-item>
            <text:list-item>
              <text:p text:style-name="P81"><text:span text:style-name="T82">Categorias de Gargalos:</text:span></text:p>
              <text:list text:continue-numbering="true">
                <text:list-item>
                  <text:p text:style-name="P83"><text:span text:style-name="T84">Front End Bound:</text:span><text:span text:style-name="T85"><text:s/>Problemas com a busca de instruções (ex: duplicação de código, saltos frequentes).</text:span></text:p>
                </text:list-item>
                <text:list-item>
                  <text:p text:style-name="P86"><text:span text:style-name="T87">Backend Bound:</text:span><text:span text:style-name="T88"><text:s/>Problemas na execução e acesso à memória (ex: dependências de dados, latências, "false sharing").</text:span></text:p>
                </text:list-item>
              </text:list>
            </text:list-item>
          </text:list>
        </text:list-item>
      </text:list>
      <text:p text:style-name="P89"><text:span text:style-name="T90">Introdução ao Computação Paralela e Hierarquia de Memória</text:span></text:p>
      <text:p text:style-name="P91">O documento aborda a importância da hierarquia de memória na computação paralela e como otimizar algoritmos para melhor performance. Os pontos chave são:</text:p>
      <text:list text:style-name="LFO3" text:continue-numbering="true">
        <text:list-item>
          <text:p text:style-name="P92"><text:span text:style-name="T93">Hierarquia de Memória:</text:span></text:p>
          <text:list text:continue-numbering="true">
            <text:list-item>
              <text:p text:style-name="P94"><text:span text:style-name="T95">Princípio da Localidade:</text:span><text:span text:style-name="T96"><text:s/>Programas tendem a aceder a uma porção limitada da memória em um determinado período de tempo.</text:span></text:p>
              <text:list text:continue-numbering="true">
                <text:list-item>
                  <text:p text:style-name="P97"><text:span text:style-name="T98">Localidade Espacial:</text:span><text:span text:style-name="T99"><text:s/>Se um elemento da memória é acedido, os elementos próximos têm maior probabilidade de serem acedidos em breve.</text:span></text:p>
                </text:list-item>
                <text:list-item>
                  <text:p text:style-name="P100"><text:span text:style-name="T101">Localidade Temporal:</text:span><text:span text:style-name="T102"><text:s/>Se um elemento da memória é acedido, provavelmente será acedido novamente em breve.</text:span></text:p>
                </text:list-item>
              </text:list>
            </text:list-item>
            <text:list-item>
              <text:p text:style-name="P103"><text:span text:style-name="T104">Estrutura da Hierarquia:</text:span><text:span text:style-name="T105"><text:s/>Inclui registos, cache, memória principal e memória virtual, com diferentes velocidades e custos. A transferência de dados entre níveis é feita em blocos.</text:span></text:p>
            </text:list-item>
            <text:list-item>
              <text:p text:style-name="P106"><text:span text:style-name="T107">Terminologia:</text:span></text:p>
              <text:list text:continue-numbering="true">
                <text:list-item>
                  <text:p text:style-name="P108"><text:span text:style-name="T109">Linha:</text:span><text:span text:style-name="T110"><text:s/>Divisão da cache.</text:span></text:p>
                </text:list-item>
                <text:list-item>
                  <text:p text:style-name="P111"><text:span text:style-name="T112">Bloco:</text:span><text:span text:style-name="T113"><text:s/>Quantidade de informação transferida entre níveis de memória.</text:span></text:p>
                </text:list-item>
                <text:list-item>
                  <text:p text:style-name="P114"><text:span text:style-name="T115">Hit:</text:span><text:span text:style-name="T116"><text:s/>Acesso a um dado na cache.</text:span></text:p>
                </text:list-item>
                <text:list-item>
                  <text:p text:style-name="P117"><text:span text:style-name="T118">Miss:</text:span><text:span text:style-name="T119"><text:s/>Acesso a um dado que não está na cache, necessitando acesso à memória de nível inferior.</text:span></text:p>
                </text:list-item>
                <text:list-item>
                  <text:p text:style-name="P120"><text:span text:style-name="T121">Taxa de Miss:</text:span><text:span text:style-name="T122"><text:s/>Percentagem de misses em relação ao número total de acessos.</text:span></text:p>
                </text:list-item>
                <text:list-item>
                  <text:p text:style-name="P123"><text:span text:style-name="T124">Penalidade de Miss:</text:span><text:span text:style-name="T125"><text:s/>Tempo necessário para buscar um bloco de memória após um miss.</text:span></text:p>
                </text:list-item>
              </text:list>
            </text:list-item>
            <text:list-item>
              <text:p text:style-name="P126"><text:span text:style-name="T127">Impacto no Desempenho:</text:span><text:span text:style-name="T128"><text:s/>A execução do programa (Texec) é influenciada pela hierarquia de memória, principalmente pelos misses. O tempo total de execução é afetado pelos ciclos de clock da CPU e da memória. A comparação entre algoritmos deve considerar a diferença entre os ciclos de clock da CPU e da memória.</text:span></text:p>
            </text:list-item>
          </text:list>
        </text:list-item>
        <text:list-item>
          <text:p text:style-name="P129"><text:span text:style-name="T130">Design de Algoritmos e Modelo de Memória Externa:</text:span></text:p>
          <text:list text:continue-numbering="true">
            <text:list-item>
              <text:p text:style-name="P131">O modelo tradicional de complexidade não considera a hierarquia de memória, assumindo um acesso uniforme.</text:p>
            </text:list-item>
            <text:list-item>
              <text:p text:style-name="P132">O modelo de memória externa considera dois níveis: externo e interno (cache), focando no número de blocos transferidos entre níveis.</text:p>
            </text:list-item>
            <text:list-item>
              <text:p text:style-name="P133"><text:span text:style-name="T134">Otimização de Código:</text:span></text:p>
              <text:list text:continue-numbering="true">
                <text:list-item>
                  <text:p text:style-name="P135">Minimizar transferências de blocos entre níveis de memória.</text:p>
                </text:list-item>
                <text:list-item>
                  <text:p text:style-name="P136">Reorganização de código para melhorar a localidade espacial.</text:p>
                </text:list-item>
                <text:list-item>
                  <text:p text:style-name="P137">Aceder a dados na ordem em que são armazenados.</text:p>
                </text:list-item>
                <text:list-item>
                  <text:p text:style-name="P138">Processar dados por blocos que caibam na cache para melhorar a localidade espacial e temporal.</text:p>
                </text:list-item>
              </text:list>
            </text:list-item>
          </text:list>
        </text:list-item>
      </text:list>
      <text:p text:style-name="P139"><text:span text:style-name="T140">Processamento Vetorial</text:span></text:p>
      <text:p text:style-name="P141">O documento aborda as técnicas de processamento vetorial para melhorar o paralelismo dentro de um único núcleo de processamento.</text:p>
      <text:list text:style-name="LFO4" text:continue-numbering="true">
        <text:list-item>
          <text:p text:style-name="P142"><text:span text:style-name="T143">Paralelismo no Núcleo Único:</text:span></text:p>
          <text:list text:continue-numbering="true">
            <text:list-item>
              <text:p text:style-name="P144"><text:span text:style-name="T145">Pipelining:</text:span><text:span text:style-name="T146"><text:s/>As instruções são executadas em etapas que se sobrepõem.</text:span></text:p>
            </text:list-item>
            <text:list-item>
              <text:p text:style-name="P147"><text:span text:style-name="T148">Superscalar:</text:span><text:span text:style-name="T149"><text:s/>Múltiplas instruções iniciam por ciclo.</text:span></text:p>
            </text:list-item>
            <text:list-item>
              <text:p text:style-name="P150"><text:span text:style-name="T151">Paralelismo de Dados:</text:span><text:span text:style-name="T152"><text:s/>Processamento vetorial.</text:span></text:p>
            </text:list-item>
            <text:list-item>
              <text:p text:style-name="P153"><text:span text:style-name="T154">Multithreading:</text:span><text:span text:style-name="T155"><text:s/>Abordagens alternativas para paralelismo.</text:span></text:p>
            </text:list-item>
          </text:list>
        </text:list-item>
        <text:list-item>
          <text:p text:style-name="P156"><text:span text:style-name="T157">Inovações em Arquiteturas:</text:span></text:p>
          <text:list text:continue-numbering="true">
            <text:list-item>
              <text:p text:style-name="P158">Evolução desde a exploração transparente do paralelismo ao nível da instrução (ILP) até ao processamento vetorial.</text:p>
            </text:list-item>
            <text:list-item>
              <text:p text:style-name="P159">Abordagens como Pipelining, Superscalar, VLIW (Very Long Instruction Word) e Instruções Vetoriais.</text:p>
            </text:list-item>
          </text:list>
        </text:list-item>
        <text:list-item>
          <text:p text:style-name="P160"><text:span text:style-name="T161">Desempenho:</text:span><text:span text:style-name="T162"><text:s/>O desempenho é afetado por cores do processador, largura SIMD, IPC (instruções por ciclo) e frequência.</text:span></text:p>
        </text:list-item>
        <text:list-item>
          <text:p text:style-name="P163"><text:span text:style-name="T164">Processamento Vetorial vs. Unrolling de Loops:</text:span><text:span text:style-name="T165"><text:s/>O processamento vetorial é mais eficiente em comparação com o unrolling de loops, utilizando instruções SIMD.</text:span></text:p>
        </text:list-item>
        <text:list-item>
          <text:p text:style-name="P166"><text:span text:style-name="T167">Operações SIMD (Single Instruction, Multiple Data):</text:span><text:span text:style-name="T168"><text:s/>Operações vetoriais que atuam sobre vários dados simultaneamente.</text:span></text:p>
        </text:list-item>
        <text:list-item>
          <text:p text:style-name="P169"><text:span text:style-name="T170">Taxonomia de Flynn:</text:span><text:span text:style-name="T171"><text:s/>Classifica as arquiteturas de computadores em SISD (Single Instruction, Single Data), SIMD, MISD e MIMD (Multiple Instruction, Multiple Data).</text:span></text:p>
        </text:list-item>
        <text:list-item>
          <text:p text:style-name="P172"><text:span text:style-name="T173">SPMD (Single Program Multiple Data):</text:span><text:span text:style-name="T174"><text:s/>Um modelo onde um programa é executado em paralelo em múltiplos processadores.</text:span></text:p>
        </text:list-item>
        <text:list-item>
          <text:p text:style-name="P175"><text:span text:style-name="T176">Benefícios SIMD:</text:span></text:p>
          <text:list text:continue-numbering="true">
            <text:list-item>
              <text:p text:style-name="P177">Paralelismo ao nível dos dados, útil para computação científica, processamento de mídia e machine learning.</text:p>
            </text:list-item>
            <text:list-item>
              <text:p text:style-name="P178">Eficiência energética em comparação com o MIMD,</text:p>
            </text:list-item>
            <text:list-item>
              <text:p text:style-name="P179">Permite a programação sequencial.</text:p>
            </text:list-item>
          </text:list>
        </text:list-item>
        <text:list-item>
          <text:p text:style-name="P180"><text:span text:style-name="T181">Arquiteturas Vetoriais:</text:span><text:span text:style-name="T182"><text:s/>Leem conjuntos de dados para registos vetoriais, operam nesses registos e dispersam os resultados de volta na memória.</text:span></text:p>
        </text:list-item>
        <text:list-item>
          <text:p text:style-name="P183"><text:span text:style-name="T184">Desafios do Processamento Vetorial:</text:span><text:span text:style-name="T185"><text:s/>Latência das unidades vetoriais, dependências de dados e control, localidade dos dados e sistemas de memória.</text:span></text:p>
        </text:list-item>
        <text:list-item>
          <text:p text:style-name="P186"><text:span text:style-name="T187">Programação Vetorial:</text:span><text:span text:style-name="T188"><text:s/>Os compiladores são essenciais para identificar as partes de código que podem ser vetorizadas. A dependência de dados nos loops e instruções condicionais dificultam a vetorização.</text:span></text:p>
        </text:list-item>
        <text:list-item>
          <text:p text:style-name="P189"><text:span text:style-name="T190">Extensões SIMD:</text:span><text:span text:style-name="T191"><text:s/>Iniciaram com 64 bits e evoluíram para 512 bits. Apresentam limitações comparadas com as arquiteturas vetoriais, como número limitado de operandos, endereçamento limitado e falta de registos de máscara.</text:span></text:p>
        </text:list-item>
        <text:list-item>
          <text:p text:style-name="P192"><text:span text:style-name="T193">Registos Vetoriais:</text:span><text:span text:style-name="T194"><text:s/>Intel 64 inclui registos GPR, XMM, YMM e ZMM para processamento vetorial.</text:span></text:p>
        </text:list-item>
        <text:list-item>
          <text:p text:style-name="P195"><text:span text:style-name="T196">Layout de Dados (AoS vs SoA):</text:span><text:span text:style-name="T197"><text:s/>A disposição dos dados (AoS vs SoA – Array of Structures vs Structure of Arrays) impacta a vetorização. SoA é mais adequado para processamento vetorial.</text:span></text:p>
        </text:list-item>
        <text:list-item>
          <text:p text:style-name="P198"><text:span text:style-name="T199">Extensão de Matriz Avançada (AMX) da Intel:</text:span><text:span text:style-name="T200"><text:s/>Uma extensão x86 com novos registos e instruções para operações com matrizes.</text:span></text:p>
        </text:list-item>
      </text:list>
      <text:p text:style-name="P201"><text:span text:style-name="T202">Tópicos Principais:</text:span></text:p>
      <text:p text:style-name="P203"><text:span text:style-name="T204">1. Computação Paralela e Multithreading em Uniprocessadores:</text:span></text:p>
      <text:list text:style-name="LFO5" text:continue-numbering="true">
        <text:list-item>
          <text:p text:style-name="P205"><text:span text:style-name="T206">Conceitos Base:</text:span><text:span text:style-name="T207"><text:s/>Introdução à computação paralela, com foco em como esta pode ser alcançada mesmo em processadores com um único núcleo (uniprocessadores).</text:span></text:p>
        </text:list-item>
        <text:list-item>
          <text:p text:style-name="P208"><text:span text:style-name="T209">Paralelismo a Nível de Instrução (ILP):</text:span></text:p>
          <text:list text:continue-numbering="true">
            <text:list-item>
              <text:p text:style-name="P210">Execução paralela de múltiplas instruções, processamento vetorial (SIMD).</text:p>
            </text:list-item>
            <text:list-item>
              <text:p text:style-name="P211">Exploração automática pelo hardware, limitada por dependências de dados e controlo.</text:p>
            </text:list-item>
          </text:list>
        </text:list-item>
        <text:list-item>
          <text:p text:style-name="P212"><text:span text:style-name="T213">Threads (Tarefas):</text:span></text:p>
          <text:list text:continue-numbering="true">
            <text:list-item>
              <text:p text:style-name="P214">Execução paralela de várias threads.</text:p>
            </text:list-item>
            <text:list-item>
              <text:p text:style-name="P215">Limitada pelas dependências do programa e pelo algoritmo.</text:p>
            </text:list-item>
          </text:list>
        </text:list-item>
        <text:list-item>
          <text:p text:style-name="P216"><text:span text:style-name="T217">Processos:</text:span></text:p>
          <text:list text:continue-numbering="true">
            <text:list-item>
              <text:p text:style-name="P218">Execução de múltiplos processos do mesmo programa ou de programas diferentes.</text:p>
            </text:list-item>
          </text:list>
        </text:list-item>
        <text:list-item>
          <text:p text:style-name="P219"><text:span text:style-name="T220">Escalonamento de Threads:</text:span></text:p>
          <text:list text:continue-numbering="true">
            <text:list-item>
              <text:p text:style-name="P221">A unidade de processamento (PU) executa threads através de fatias de tempo, dando a ilusão de paralelismo (paralelismo lógico).</text:p>
            </text:list-item>
          </text:list>
        </text:list-item>
        <text:list-item>
          <text:p text:style-name="P222"><text:span text:style-name="T223">Paralelismo Físico:</text:span></text:p>
          <text:soft-page-break/>
          <text:list text:continue-numbering="true">
            <text:list-item>
              <text:p text:style-name="P224">Execução paralela de instruções de várias threads no mesmo ciclo de clock, em processadores diferentes ou no mesmo.</text:p>
            </text:list-item>
          </text:list>
        </text:list-item>
        <text:list-item>
          <text:p text:style-name="P225"><text:span text:style-name="T226">Tipos de Multithreading:</text:span></text:p>
          <text:list text:continue-numbering="true">
            <text:list-item>
              <text:p text:style-name="P227"><text:span text:style-name="T228">Coarse-Grain Multithreading:</text:span><text:span text:style-name="T229"><text:s/>Mudança de thread apenas em stalls longos (e.g., cache miss).</text:span></text:p>
            </text:list-item>
            <text:list-item>
              <text:p text:style-name="P230"><text:span text:style-name="T231">Fine-Grain Multithreading:</text:span><text:span text:style-name="T232"><text:s/>Mudança de thread a cada ciclo de clock.</text:span></text:p>
            </text:list-item>
            <text:list-item>
              <text:p text:style-name="P233"><text:span text:style-name="T234">Simultaneous Multithreading (SMT):</text:span><text:span text:style-name="T235"><text:s/>Execução de instruções de várias threads em paralelo quando as unidades funcionais estão disponíveis.</text:span></text:p>
            </text:list-item>
          </text:list>
        </text:list-item>
      </text:list>
      <text:p text:style-name="P236"><text:span text:style-name="T237">2. Unidades de Processamento Gráfico (GPUs):</text:span></text:p>
      <text:list text:style-name="LFO6" text:continue-numbering="true">
        <text:list-item>
          <text:p text:style-name="P238"><text:span text:style-name="T239">Perspetiva de Hardware:</text:span><text:span text:style-name="T240"><text:s/>Exploração da arquitetura das GPUs, com foco no seu uso para computação paralela.</text:span></text:p>
        </text:list-item>
        <text:list-item>
          <text:p text:style-name="P241"><text:span text:style-name="T242">Conceito Base:</text:span><text:span text:style-name="T243"><text:s/>Modelo de execução heterogéneo (CPU como host e GPU como device).</text:span></text:p>
        </text:list-item>
        <text:list-item>
          <text:p text:style-name="P244"><text:span text:style-name="T245">Linguagem de Programação:</text:span><text:span text:style-name="T246"><text:s/>Utilização de linguagens de programação do tipo C para GPUs.</text:span></text:p>
        </text:list-item>
        <text:list-item>
          <text:p text:style-name="P247"><text:span text:style-name="T248">SIMT (Single Instruction Multiple Threads):</text:span><text:span text:style-name="T249"><text:s/>Modelo de programação usado em GPUs.</text:span></text:p>
        </text:list-item>
        <text:list-item>
          <text:p text:style-name="P250"><text:span text:style-name="T251">Arquitetura NVIDIA:</text:span></text:p>
          <text:list text:continue-numbering="true">
            <text:list-item>
              <text:p text:style-name="P252">Semelhanças com máquinas vetoriais, com foco em problemas de dados paralelos.</text:p>
            </text:list-item>
            <text:list-item>
              <text:p text:style-name="P253">Utilização de multithreading para esconder latências de memória.</text:p>
            </text:list-item>
            <text:list-item>
              <text:p text:style-name="P254">Utilização de muitas unidades funcionais.</text:p>
            </text:list-item>
          </text:list>
        </text:list-item>
        <text:list-item>
          <text:p text:style-name="P255"><text:span text:style-name="T256">Organização da GPU:</text:span></text:p>
          <text:list text:continue-numbering="true">
            <text:list-item>
              <text:p text:style-name="P257">Multithreaded SIMD Processor (Streaming Multiprocessor).</text:p>
            </text:list-item>
            <text:list-item>
              <text:p text:style-name="P258">Lanes SIMD (processadores de threads).</text:p>
            </text:list-item>
            <text:list-item>
              <text:p text:style-name="P259">Memória local e global.</text:p>
            </text:list-item>
          </text:list>
        </text:list-item>
        <text:list-item>
          <text:p text:style-name="P260"><text:span text:style-name="T261">Paralelismo de Dados SIMD (CPU vs. GPU):</text:span></text:p>
          <text:list text:continue-numbering="true">
            <text:list-item>
              <text:p text:style-name="P262">CPU com SIMD a trabalhar com uma instrução para múltiplos dados.</text:p>
            </text:list-item>
            <text:list-item>
              <text:p text:style-name="P263">GPU com SIMT a trabalhar com uma instrução para múltiplas threads.</text:p>
            </text:list-item>
          </text:list>
        </text:list-item>
      </text:list>
      <text:p text:style-name="P264"><text:span text:style-name="T265">3. OpenMP - Programação Paralela:</text:span></text:p>
      <text:list text:style-name="LFO7" text:continue-numbering="true">
        <text:list-item>
          <text:p text:style-name="P266"><text:span text:style-name="T267">Introdução ao OpenMP:</text:span></text:p>
          <text:list text:continue-numbering="true">
            <text:list-item>
              <text:p text:style-name="P268">Padrão para programação paralela em memória partilhada (SM).</text:p>
            </text:list-item>
            <text:list-item>
              <text:p text:style-name="P269">Utiliza diretivas de compilador, rotinas de biblioteca e variáveis de ambiente.</text:p>
            </text:list-item>
            <text:list-item>
              <text:p text:style-name="P270">Suporta C/C++ e Fortran.</text:p>
            </text:list-item>
            <text:list-item>
              <text:p text:style-name="P271">Modelo fork-join de execução.</text:p>
            </text:list-item>
          </text:list>
        </text:list-item>
        <text:list-item>
          <text:p text:style-name="P272"><text:span text:style-name="T273">Responsabilidades do Programador:</text:span><text:span text:style-name="T274"><text:s/>Garantir a correção e eficiência do código paralelo.</text:span></text:p>
        </text:list-item>
        <text:list-item>
          <text:p text:style-name="P275"><text:span text:style-name="T276">Gestão de Threads:</text:span><text:span text:style-name="T277"><text:s/>Delegada ao compilador e runtime OpenMP.</text:span></text:p>
        </text:list-item>
        <text:list-item>
          <text:p text:style-name="P278"><text:span text:style-name="T279">Número de Atividades Paralelas:</text:span><text:span text:style-name="T280"><text:s/>Definido pelos recursos disponíveis.</text:span></text:p>
        </text:list-item>
        <text:list-item>
          <text:p text:style-name="P281"><text:span text:style-name="T282">Modelo de Programação OpenMP:</text:span></text:p>
          <text:list text:continue-numbering="true">
            <text:list-item>
              <text:p text:style-name="P283">Programas começam com uma thread (master).</text:p>
            </text:list-item>
            <text:list-item>
              <text:p text:style-name="P284">Regiões paralelas criam equipas de threads.</text:p>
            </text:list-item>
            <text:list-item>
              <text:p text:style-name="P285">Work-sharing (distribuição de trabalho entre threads).</text:p>
            </text:list-item>
            <text:list-item>
              <text:p text:style-name="P286">Data-sharing (definição de como variáveis são partilhadas).</text:p>
            </text:list-item>
          </text:list>
        </text:list-item>
        <text:list-item>
          <text:p text:style-name="P287"><text:span text:style-name="T288">Constructos OpenMP:</text:span></text:p>
          <text:list text:continue-numbering="true">
            <text:list-item>
              <text:p text:style-name="P289">parallel - Cria uma equipa de threads.</text:p>
            </text:list-item>
            <text:list-item>
              <text:p text:style-name="P290">for - Divide iterações de um ciclo por threads.</text:p>
            </text:list-item>
            <text:list-item>
              <text:p text:style-name="P291">sections - Atribui blocos de código (secções) a threads.</text:p>
            </text:list-item>
            <text:list-item>
              <text:p text:style-name="P292">single - Restringe um bloco de código a uma única thread.</text:p>
            </text:list-item>
            <text:list-item>
              <text:p text:style-name="P293">task - Cria uma tarefa a ser executada pelas threads da equipa.</text:p>
            </text:list-item>
            <text:list-item>
              <text:p text:style-name="P294">master - Restringe um bloco de código à thread master.</text:p>
            </text:list-item>
            <text:list-item>
              <text:p text:style-name="P295">critical - Restringe a execução de um bloco de código a uma única thread de cada vez.</text:p>
            </text:list-item>
            <text:list-item>
              <text:p text:style-name="P296">barrier - Força todas as threads de uma equipa a esperar umas pelas outras.</text:p>
            </text:list-item>
            <text:list-item>
              <text:p text:style-name="P297">taskwait - Espera pela conclusão das tarefas filhas.</text:p>
            </text:list-item>
            <text:list-item>
              <text:p text:style-name="P298">atomic - Garante que uma operação de memória seja atómica.</text:p>
            </text:list-item>
            <text:list-item>
              <text:p text:style-name="P299">ordered - Garante a execução de um bloco de código pela ordem das iterações do ciclo.</text:p>
            </text:list-item>
          </text:list>
        </text:list-item>
        <text:list-item>
          <text:p text:style-name="P300"><text:span text:style-name="T301">Regiões Paralelas:</text:span></text:p>
          <text:list text:continue-numbering="true">
            <text:list-item>
              <text:p text:style-name="P302">Criar uma equipa de threads (fork).</text:p>
            </text:list-item>
            <text:list-item>
              <text:p text:style-name="P303">A thread que encontra a região paralela torna-se a thread master.</text:p>
            </text:list-item>
            <text:list-item>
              <text:p text:style-name="P304">Todas as threads executam a região paralela.</text:p>
            </text:list-item>
            <text:list-item>
              <text:p text:style-name="P305">No fim, todas sincronizam e juntam-se à thread master (join).</text:p>
            </text:list-item>
          </text:list>
        </text:list-item>
        <text:list-item>
          <text:p text:style-name="P306"><text:span text:style-name="T307">Distribuição de Ciclos:</text:span></text:p>
          <text:list text:continue-numbering="true">
            <text:list-item>
              <text:p text:style-name="P308">O número de iterações é distribuído por threads, usando: chunk_size e schedule (static, dynamic, guided, auto).</text:p>
            </text:list-item>
          </text:list>
        </text:list-item>
        <text:list-item>
          <text:p text:style-name="P309"><text:span text:style-name="T310">Data Sharing:</text:span></text:p>
          <text:list text:continue-numbering="true">
            <text:list-item>
              <text:p text:style-name="P311">private - Cada thread tem a sua cópia.</text:p>
            </text:list-item>
            <text:list-item>
              <text:p text:style-name="P312">firstprivate - Igual a private, mas inicializada com o valor de fora da região paralela.</text:p>
            </text:list-item>
            <text:list-item>
              <text:p text:style-name="P313">lastprivate - Igual a private, mas o valor final é o da última iteração do ciclo.</text:p>
            </text:list-item>
            <text:list-item>
              <text:p text:style-name="P314">reduction - O valor final é a redução dos valores de todas as threads usando um operador.</text:p>
            </text:list-item>
          </text:list>
        </text:list-item>
        <text:list-item>
          <text:p text:style-name="P315"><text:span text:style-name="T316">Construtos de Sincronização:</text:span></text:p>
          <text:list text:continue-numbering="true">
            <text:list-item>
              <text:p text:style-name="P317">Regiões críticas (critical) para exclusão mútua.</text:p>
            </text:list-item>
            <text:list-item>
              <text:p text:style-name="P318">Operações atómicas (atomic) para operações de sincronização mais finas.</text:p>
            </text:list-item>
          </text:list>
        </text:list-item>
        <text:list-item>
          <text:p text:style-name="P319"><text:span text:style-name="T320">Variáveis de Ambiente OpenMP:</text:span><text:span text:style-name="T321"><text:s/>Para configurar o comportamento do programa.</text:span></text:p>
        </text:list-item>
        <text:list-item>
          <text:p text:style-name="P322"><text:span text:style-name="T323">Rotinas OpenMP:</text:span><text:span text:style-name="T324"><text:s/>Para obter e alterar parâmetros do programa.</text:span></text:p>
        </text:list-item>
      </text:list>
      <text:p text:style-name="P325"><text:span text:style-name="T326">Pontos Chave:</text:span></text:p>
      <text:list text:style-name="LFO8" text:continue-numbering="true">
        <text:list-item>
          <text:p text:style-name="P327"><text:span text:style-name="T328">Multithreading:</text:span><text:span text:style-name="T329"><text:s/>Essencial para paralelismo em uniprocessadores.</text:span></text:p>
        </text:list-item>
        <text:list-item>
          <text:p text:style-name="P330"><text:span text:style-name="T331">GPUs:</text:span><text:span text:style-name="T332"><text:s/>Arquiteturas especializadas para paralelismo de dados.</text:span></text:p>
        </text:list-item>
        <text:list-item>
          <text:p text:style-name="P333"><text:span text:style-name="T334">OpenMP:</text:span><text:span text:style-name="T335"><text:s/>Ferramenta para facilitar a programação paralela em memória partilhada.</text:span></text:p>
        </text:list-item>
        <text:list-item>
          <text:p text:style-name="P336"><text:span text:style-name="T337">Sincronização:</text:span><text:span text:style-name="T338"><text:s/>Fundamental para evitar condições de corrida e erros.</text:span></text:p>
        </text:list-item>
      </text:list>
      <text:p text:style-name="P339"/>
      <text:p text:style-name="P340">Claro! Vamos ver alguns exemplos práticos da utilização do OpenMP, que te vão ajudar a perceber melhor como aplicar os seus conceitos:</text:p>
      <text:p text:style-name="P341"><text:span text:style-name="T342">1. Exemplo Básico: Paralelização de um Ciclo for</text:span></text:p>
      <text:p text:style-name="P343">#include &lt;stdio.h&gt;</text:p>
      <text:p text:style-name="P344">#include &lt;omp.h&gt;</text:p>
      <text:p text:style-name="P345"/>
      <text:p text:style-name="P346">int main() {</text:p>
      <text:p text:style-name="P347">int i;</text:p>
      <text:p text:style-name="P348">#pragma omp parallel for</text:p>
      <text:p text:style-name="P349">for (i = 0; i &lt; 10; i++) {</text:p>
      <text:p text:style-name="P350">printf("Thread %d: Iteração %d\n", omp_get_thread_num(), i);</text:p>
      <text:p text:style-name="P351">}</text:p>
      <text:p text:style-name="P352">return 0;</text:p>
      <text:p text:style-name="P353">}</text:p>
      <text:list text:style-name="LFO38" text:continue-numbering="true">
        <text:list-item>
          <text:p text:style-name="P354"><text:span text:style-name="T355">Explicação:</text:span></text:p>
        </text:list-item>
        <text:list-item>
          <text:p text:style-name="P356">#pragma omp parallel for: Esta diretiva indica ao compilador que o ciclo for seguinte deve ser executado em paralelo por várias threads.</text:p>
        </text:list-item>
        <text:list-item>
          <text:p text:style-name="P357">omp_get_thread_num(): Retorna o ID da thread que está a executar essa parte do código.</text:p>
        </text:list-item>
        <text:list-item>
          <text:p text:style-name="P358"><text:span text:style-name="T359">Comportamento:</text:span><text:span text:style-name="T360"><text:s/>A saída do programa vai mostrar que as iterações do ciclo for são distribuídas por várias threads, o que acelera a execução do mesmo.</text:span></text:p>
        </text:list-item>
      </text:list>
      <text:p text:style-name="P361"><text:span text:style-name="T362">2. Exemplo com reduction:</text:span></text:p>
      <text:p text:style-name="P363">#include &lt;stdio.h&gt;</text:p>
      <text:p text:style-name="P364">#include &lt;omp.h&gt;</text:p>
      <text:p text:style-name="P365"/>
      <text:soft-page-break/>
      <text:p text:style-name="P366">int main() {</text:p>
      <text:p text:style-name="P367">int sum = 0;</text:p>
      <text:p text:style-name="P368">int i;</text:p>
      <text:p text:style-name="P369">#pragma omp parallel for reduction(+:sum)</text:p>
      <text:p text:style-name="P370">for (i = 1; i &lt;= 100; i++) {</text:p>
      <text:p text:style-name="P371">sum += i;</text:p>
      <text:p text:style-name="P372">}</text:p>
      <text:p text:style-name="P373">printf("Soma total: %d\n", sum);</text:p>
      <text:p text:style-name="P374">return 0;</text:p>
      <text:p text:style-name="P375">}</text:p>
      <text:list text:style-name="LFO39" text:continue-numbering="true">
        <text:list-item>
          <text:p text:style-name="P376"><text:span text:style-name="T377">Explicação:</text:span></text:p>
        </text:list-item>
        <text:list-item>
          <text:p text:style-name="P378">reduction(+:sum): A variável sum é "privatizada" a cada thread. No final do bloco parallel for, o valor da variável sum de cada thread é somada para obter o valor total.</text:p>
        </text:list-item>
        <text:list-item>
          <text:p text:style-name="P379"><text:span text:style-name="T380">Comportamento:</text:span><text:span text:style-name="T381"><text:s/>As threads efetuam parte do cálculo da soma em paralelo, e no final o OpenMP combina os resultados obtidos por cada thread numa única soma final.</text:span></text:p>
        </text:list-item>
      </text:list>
      <text:p text:style-name="P382"><text:span text:style-name="T383">3. Exemplo com sections:</text:span></text:p>
      <text:p text:style-name="P384">#include &lt;stdio.h&gt;</text:p>
      <text:p text:style-name="P385">#include &lt;omp.h&gt;</text:p>
      <text:p text:style-name="P386"/>
      <text:p text:style-name="P387">void taskA() {</text:p>
      <text:p text:style-name="P388">printf("Thread %d: Tarefa A\n", omp_get_thread_num());</text:p>
      <text:p text:style-name="P389">}</text:p>
      <text:p text:style-name="P390"/>
      <text:p text:style-name="P391">void taskB() {</text:p>
      <text:p text:style-name="P392">printf("Thread %d: Tarefa B\n", omp_get_thread_num());</text:p>
      <text:p text:style-name="P393">}</text:p>
      <text:p text:style-name="P394"/>
      <text:p text:style-name="P395">void taskC() {</text:p>
      <text:p text:style-name="P396">printf("Thread %d: Tarefa C\n", omp_get_thread_num());</text:p>
      <text:p text:style-name="P397">}</text:p>
      <text:p text:style-name="P398"/>
      <text:p text:style-name="P399">int main() {</text:p>
      <text:p text:style-name="P400">#pragma omp parallel</text:p>
      <text:p text:style-name="P401">{</text:p>
      <text:p text:style-name="P402">#pragma omp sections</text:p>
      <text:p text:style-name="P403">{</text:p>
      <text:p text:style-name="P404">#pragma omp section</text:p>
      <text:p text:style-name="P405">{</text:p>
      <text:p text:style-name="P406">taskA();</text:p>
      <text:p text:style-name="P407">}</text:p>
      <text:p text:style-name="P408">#pragma omp section</text:p>
      <text:p text:style-name="P409">{</text:p>
      <text:p text:style-name="P410">taskB();</text:p>
      <text:p text:style-name="P411">}</text:p>
      <text:p text:style-name="P412">#pragma omp section</text:p>
      <text:p text:style-name="P413">{</text:p>
      <text:p text:style-name="P414">taskC();</text:p>
      <text:p text:style-name="P415">}</text:p>
      <text:p text:style-name="P416">}</text:p>
      <text:soft-page-break/>
      <text:p text:style-name="P417">}</text:p>
      <text:p text:style-name="P418">return 0;</text:p>
      <text:p text:style-name="P419">}</text:p>
      <text:list text:style-name="LFO40" text:continue-numbering="true">
        <text:list-item>
          <text:p text:style-name="P420"><text:span text:style-name="T421">Explicação:</text:span></text:p>
        </text:list-item>
        <text:list-item>
          <text:p text:style-name="P422">#pragma omp sections: As diferentes secções serão executadas por diferentes threads em paralelo.</text:p>
        </text:list-item>
        <text:list-item>
          <text:p text:style-name="P423">#pragma omp section: define um bloco de código que deve ser executado por uma thread diferente.</text:p>
        </text:list-item>
        <text:list-item>
          <text:p text:style-name="P424"><text:span text:style-name="T425">Comportamento:</text:span><text:span text:style-name="T426"><text:s/>As funções taskA, taskB e taskC serão executadas em paralelo, cada uma em uma thread diferente, se estiverem threads disponíveis.</text:span></text:p>
        </text:list-item>
      </text:list>
      <text:p text:style-name="P427"><text:span text:style-name="T428">4. Exemplo com critical:</text:span></text:p>
      <text:p text:style-name="P429">#include &lt;stdio.h&gt;</text:p>
      <text:p text:style-name="P430">#include &lt;omp.h&gt;</text:p>
      <text:p text:style-name="P431"/>
      <text:p text:style-name="P432">int counter = 0;</text:p>
      <text:p text:style-name="P433"/>
      <text:p text:style-name="P434">void increment_counter() {</text:p>
      <text:p text:style-name="P435">#pragma omp critical</text:p>
      <text:p text:style-name="P436">{</text:p>
      <text:p text:style-name="P437">counter++;</text:p>
      <text:p text:style-name="P438">}</text:p>
      <text:p text:style-name="P439">}</text:p>
      <text:p text:style-name="P440"/>
      <text:p text:style-name="P441">int main() {</text:p>
      <text:p text:style-name="P442">#pragma omp parallel for</text:p>
      <text:p text:style-name="P443">for (int i = 0; i &lt; 1000; i++) {</text:p>
      <text:p text:style-name="P444">increment_counter();</text:p>
      <text:p text:style-name="P445">}</text:p>
      <text:p text:style-name="P446">printf("Valor final do contador: %d\n", counter);</text:p>
      <text:p text:style-name="P447">return 0;</text:p>
      <text:p text:style-name="P448">}</text:p>
      <text:list text:style-name="LFO41" text:continue-numbering="true">
        <text:list-item>
          <text:p text:style-name="P449"><text:span text:style-name="T450">Explicação:</text:span></text:p>
        </text:list-item>
        <text:list-item>
          <text:p text:style-name="P451">#pragma omp critical: Esta diretiva garante que a seção de código entre {} seja executada por apenas uma thread de cada vez.</text:p>
        </text:list-item>
        <text:list-item>
          <text:p text:style-name="P452"><text:span text:style-name="T453">Comportamento:</text:span><text:span text:style-name="T454"><text:s/>Este exemplo mostra como utilizar um bloco crítico para evitar condições de corrida quando as threads estão a aceder a um recurso partilhado.</text:span></text:p>
        </text:list-item>
      </text:list>
      <text:p text:style-name="P455"><text:span text:style-name="T456">5. Exemplo com task:</text:span></text:p>
      <text:p text:style-name="P457">#include &lt;stdio.h&gt;</text:p>
      <text:p text:style-name="P458">#include &lt;omp.h&gt;</text:p>
      <text:p text:style-name="P459"/>
      <text:p text:style-name="P460">int fib(int n) {</text:p>
      <text:p text:style-name="P461">int x, y;</text:p>
      <text:p text:style-name="P462">if (n &lt; 2)</text:p>
      <text:p text:style-name="P463">return n;</text:p>
      <text:p text:style-name="P464">else {</text:p>
      <text:p text:style-name="P465">#pragma omp task shared(x)</text:p>
      <text:p text:style-name="P466">x = fib(n - 1);</text:p>
      <text:p text:style-name="P467">#pragma omp task shared(y)</text:p>
      <text:p text:style-name="P468">y = fib(n - 2);</text:p>
      <text:p text:style-name="P469">#pragma omp taskwait</text:p>
      <text:p text:style-name="P470">return x + y;</text:p>
      <text:soft-page-break/>
      <text:p text:style-name="P471">}</text:p>
      <text:p text:style-name="P472">}</text:p>
      <text:p text:style-name="P473"/>
      <text:p text:style-name="P474">int main() {</text:p>
      <text:p text:style-name="P475">int n = 10;</text:p>
      <text:p text:style-name="P476">#pragma omp parallel shared(n)</text:p>
      <text:p text:style-name="P477">{</text:p>
      <text:p text:style-name="P478">#pragma omp single</text:p>
      <text:p text:style-name="P479">printf("fib(%d) = %d\n", n, fib(n));</text:p>
      <text:p text:style-name="P480">}</text:p>
      <text:p text:style-name="P481">return 0;</text:p>
      <text:p text:style-name="P482">}</text:p>
      <text:list text:style-name="LFO42" text:continue-numbering="true">
        <text:list-item>
          <text:p text:style-name="P483"><text:span text:style-name="T484">Explicação:</text:span></text:p>
        </text:list-item>
        <text:list-item>
          <text:p text:style-name="P485">#pragma omp task: Cria tarefas a serem executadas pelas threads disponíveis.</text:p>
        </text:list-item>
        <text:list-item>
          <text:p text:style-name="P486">#pragma omp taskwait: Força a thread master a esperar pela conclusão de todas as tarefas filhas.</text:p>
        </text:list-item>
        <text:list-item>
          <text:p text:style-name="P487"><text:span text:style-name="T488">Comportamento:</text:span><text:span text:style-name="T489"><text:s/>As chamadas recursivas à função fib são executadas por várias threads, melhorando a performance.</text:span></text:p>
        </text:list-item>
      </text:list>
      <text:p text:style-name="P490"/>
      <text:p text:style-name="P491"/>
      <text:p text:style-name="P492"/>
      <text:p text:style-name="P493"><text:span text:style-name="T494">Título: Computação Paralela</text:span></text:p>
      <text:p text:style-name="P495"><text:span text:style-name="T496">Introdução:</text:span></text:p>
      <text:p text:style-name="P497"><text:span text:style-name="T498">1. Computação Paralela Explícita:</text:span></text:p>
      <text:list text:style-name="LFO10" text:continue-numbering="true">
        <text:list-item>
          <text:p text:style-name="P499"><text:span text:style-name="T500">Sistemas de Memória Partilhada (SM):</text:span></text:p>
          <text:list text:continue-numbering="true">
            <text:list-item>
              <text:p text:style-name="P501">Paralelismo num ou em múltiplos dispositivos (na mesma motherboard).</text:p>
            </text:list-item>
            <text:list-item>
              <text:p text:style-name="P502">Espaço de endereçamento de memória física único.</text:p>
            </text:list-item>
            <text:list-item>
              <text:p text:style-name="P503">Cada núcleo (PU) suporta múltiplas threads (SMT).</text:p>
            </text:list-item>
            <text:list-item>
              <text:p text:style-name="P504">A largura de banda da memória é partilhada por todos os núcleos.</text:p>
            </text:list-item>
            <text:list-item>
              <text:p text:style-name="P505">Questão da coerência de dados em múltiplas caches.</text:p>
            </text:list-item>
            <text:list-item>
              <text:p text:style-name="P506">Arquiteturas UMA ou NUMA.</text:p>
            </text:list-item>
          </text:list>
        </text:list-item>
        <text:list-item>
          <text:p text:style-name="P507"><text:span text:style-name="T508">Sistemas de Memória Distribuída:</text:span></text:p>
          <text:list text:continue-numbering="true">
            <text:list-item>
              <text:p text:style-name="P509">Paralelismo em múltiplas placas (ou nós/servidores).</text:p>
            </text:list-item>
            <text:list-item>
              <text:p text:style-name="P510">Cada nó tem o seu próprio espaço de memória privada.</text:p>
            </text:list-item>
            <text:list-item>
              <text:p text:style-name="P511">A largura de banda da memória é proporcional ao número de nós.</text:p>
            </text:list-item>
            <text:list-item>
              <text:p text:style-name="P512">Rede de interconexão entre nós.</text:p>
            </text:list-item>
          </text:list>
        </text:list-item>
      </text:list>
      <text:p text:style-name="P513"><text:span text:style-name="T514">2. Escalonamento de Threads (em sistemas de memória partilhada):</text:span></text:p>
      <text:list text:style-name="LFO11" text:continue-numbering="true">
        <text:list-item>
          <text:p text:style-name="P515"><text:span text:style-name="T516">Revisão:</text:span><text:span text:style-name="T517"><text:s/>Escalonamento de threads do SO e mudança de contexto.</text:span></text:p>
        </text:list-item>
        <text:list-item>
          <text:p text:style-name="P518"><text:span text:style-name="T519">Escalonamento a nível do SO:</text:span></text:p>
          <text:list text:continue-numbering="true">
            <text:list-item>
              <text:p text:style-name="P520">Interrupção da execução de uma thread e guardar o seu contexto.</text:p>
            </text:list-item>
            <text:list-item>
              <text:p text:style-name="P521">Seleção da próxima thread a executar.</text:p>
            </text:list-item>
            <text:list-item>
              <text:p text:style-name="P522">Restauração do estado da nova thread e concessão de controlo.</text:p>
            </text:list-item>
            <text:list-item>
              <text:p text:style-name="P523">Continuação da execução da thread a partir do seu ponto anterior.</text:p>
            </text:list-item>
          </text:list>
        </text:list-item>
      </text:list>
      <text:p text:style-name="P524"><text:span text:style-name="T525">3. Modelo de Programação: Processos vs. Threads</text:span></text:p>
      <text:list text:style-name="LFO12" text:continue-numbering="true">
        <text:list-item>
          <text:p text:style-name="P526"><text:span text:style-name="T527">Processos:</text:span></text:p>
          <text:list text:continue-numbering="true">
            <text:list-item>
              <text:p text:style-name="P528">Usados para tarefas não relacionadas (ex: programas).</text:p>
            </text:list-item>
            <text:list-item>
              <text:p text:style-name="P529">Espaço de endereço próprio (protegido de outros processos).</text:p>
            </text:list-item>
            <text:list-item>
              <text:p text:style-name="P530">Mudança de contexto a nível do kernel do SO.</text:p>
            </text:list-item>
            <text:list-item>
              <text:p text:style-name="P531">Cada processo tem pelo menos uma thread.</text:p>
            </text:list-item>
          </text:list>
        </text:list-item>
        <text:list-item>
          <text:p text:style-name="P532"><text:span text:style-name="T533">Threads:</text:span></text:p>
          <text:soft-page-break/>
          <text:list text:continue-numbering="true">
            <text:list-item>
              <text:p text:style-name="P534">Parte do mesmo trabalho/aplicação.</text:p>
            </text:list-item>
            <text:list-item>
              <text:p text:style-name="P535">Partilham espaço de endereço, código, dados e ficheiros.</text:p>
            </text:list-item>
            <text:list-item>
              <text:p text:style-name="P536">Mudança de contexto a nível do utilizador ou kernel.</text:p>
            </text:list-item>
            <text:list-item>
              <text:p text:style-name="P537">Cada thread tem a sua própria pilha (stack) e contexto.</text:p>
            </text:list-item>
          </text:list>
        </text:list-item>
      </text:list>
      <text:p text:style-name="P538"><text:span text:style-name="T539">4. Threads vs. Processos:</text:span></text:p>
      <text:list text:style-name="LFO13" text:continue-numbering="true">
        <text:list-item>
          <text:p text:style-name="P540">O espaço de memória de um processo é partilhado por todas as suas threads.</text:p>
        </text:list-item>
        <text:list-item>
          <text:p text:style-name="P541">Threads de todos os processos são escalonadas nos PUs disponíveis.</text:p>
        </text:list-item>
      </text:list>
      <text:p text:style-name="P542"><text:span text:style-name="T543">5. "Data Races":</text:span></text:p>
      <text:list text:style-name="LFO14" text:continue-numbering="true">
        <text:list-item>
          <text:p text:style-name="P544">Ocorrem quando duas ou mais threads acedem (e escrevem) à mesma posição de memória partilhada.</text:p>
        </text:list-item>
        <text:list-item>
          <text:p text:style-name="P545"><text:span text:style-name="T546">Exemplo:</text:span></text:p>
          <text:list text:continue-numbering="true">
            <text:list-item>
              <text:p text:style-name="P547">Código com loop e soma de valores;</text:p>
            </text:list-item>
            <text:list-item>
              <text:p text:style-name="P548">As threads leem, adicionam e escrevem, causando inconsistências no resultado.</text:p>
            </text:list-item>
          </text:list>
        </text:list-item>
      </text:list>
      <text:p text:style-name="P549"><text:span text:style-name="T550">6. Processos/Threads vs. Tarefas:</text:span></text:p>
      <text:list text:style-name="LFO15" text:continue-numbering="true">
        <text:list-item>
          <text:p text:style-name="P551"><text:span text:style-name="T552">Tarefa:</text:span><text:span text:style-name="T553"><text:s/>Sequência de instruções.</text:span></text:p>
        </text:list-item>
        <text:list-item>
          <text:p text:style-name="P554"><text:span text:style-name="T555">Thread/Processo:</text:span><text:span text:style-name="T556"><text:s/>Contexto de execução de uma tarefa.</text:span></text:p>
        </text:list-item>
        <text:list-item>
          <text:p text:style-name="P557"><text:span text:style-name="T558">Processador/Núcleo:</text:span><text:span text:style-name="T559"><text:s/>Hardware que executa uma thread/processo.</text:span></text:p>
        </text:list-item>
        <text:list-item>
          <text:p text:style-name="P560"><text:span text:style-name="T561">As tarefas são colocadas numa fila, e as threads do<text:s/></text:span><text:span text:style-name="T562">thread pool</text:span><text:span text:style-name="T563"><text:s/>pegam nas próximas tarefas disponíveis.</text:span></text:p>
        </text:list-item>
        <text:list-item>
          <text:p text:style-name="P564">Threads são escalonadas em núcleos disponíveis.</text:p>
        </text:list-item>
        <text:list-item>
          <text:p text:style-name="P565">Em Java: Tarefa (Runnable object), Thread e Núcleo (Processor core).</text:p>
        </text:list-item>
      </text:list>
      <text:p text:style-name="P566"><text:span text:style-name="T567">7. Sincronização OpenMP e Data Races:</text:span></text:p>
      <text:list text:style-name="LFO16" text:continue-numbering="true">
        <text:list-item>
          <text:p text:style-name="P568"><text:span text:style-name="T569">Resumo:</text:span></text:p>
          <text:list text:continue-numbering="true">
            <text:list-item>
              <text:p text:style-name="P570">Data Races ocorrem quando threads acedem à mesma posição de memória partilhada.</text:p>
            </text:list-item>
            <text:list-item>
              <text:p text:style-name="P571">Exemplo com código que soma valores usando OpenMP.</text:p>
            </text:list-item>
          </text:list>
        </text:list-item>
        <text:list-item>
          <text:p text:style-name="P572"><text:span text:style-name="T573">Solução:</text:span><text:span text:style-name="T574"><text:s/>Usar critical (para áreas críticas, com<text:s/></text:span><text:span text:style-name="T575">mutual exclusion</text:span><text:span text:style-name="T576">) ou atomic (mais otimizado).</text:span></text:p>
          <text:list text:continue-numbering="true">
            <text:list-item>
              <text:p text:style-name="P577"><text:span text:style-name="T578">critical é<text:s/></text:span><text:span text:style-name="T579">coarse-grain</text:span><text:span text:style-name="T580"><text:s/>e<text:s/></text:span><text:span text:style-name="T581">pessimista</text:span><text:span text:style-name="T582">.</text:span></text:p>
            </text:list-item>
            <text:list-item>
              <text:p text:style-name="P583"><text:span text:style-name="T584">atomic é<text:s/></text:span><text:span text:style-name="T585">fine-grain</text:span><text:span text:style-name="T586"><text:s/>e<text:s/></text:span><text:span text:style-name="T587">otimista</text:span><text:span text:style-name="T588">.</text:span></text:p>
            </text:list-item>
          </text:list>
        </text:list-item>
      </text:list>
      <text:p text:style-name="P589"><text:span text:style-name="T590">8. Condições de Corrida e Dependências de Dados:</text:span></text:p>
      <text:list text:style-name="LFO17" text:continue-numbering="true">
        <text:list-item>
          <text:p text:style-name="P591"><text:span text:style-name="T592">Exemplo:</text:span><text:span text:style-name="T593"><text:s/>Computação de stencil.</text:span></text:p>
        </text:list-item>
        <text:list-item>
          <text:p text:style-name="P594"><text:span text:style-name="T595">Paralelismo a nível de instrução (ILP):</text:span><text:span text:style-name="T596"><text:s/>Ler, operar, escrever em paralelo? Dependências?</text:span></text:p>
        </text:list-item>
        <text:list-item>
          <text:p text:style-name="P597"><text:span text:style-name="T598">Paralelismo a nível de thread:</text:span><text:span text:style-name="T599"><text:s/>Cada thread calcula parte da matriz.</text:span></text:p>
          <text:list text:continue-numbering="true">
            <text:list-item>
              <text:p text:style-name="P600"><text:span text:style-name="T601">Problemas com dependências (introduz<text:s/></text:span><text:span text:style-name="T602">race conditions</text:span><text:span text:style-name="T603">).</text:span></text:p>
            </text:list-item>
          </text:list>
        </text:list-item>
      </text:list>
      <text:p text:style-name="P604"><text:span text:style-name="T605">9. Caso de Estudo (Código) - WA Phase 2</text:span></text:p>
      <text:list text:style-name="LFO18" text:continue-numbering="true">
        <text:list-item>
          <text:p text:style-name="P606">Código do solver otimizado, com fases vermelha e preta.</text:p>
        </text:list-item>
        <text:list-item>
          <text:p text:style-name="P607">Deteta convergência antecipada, aumentando N.</text:p>
        </text:list-item>
      </text:list>
      <text:p text:style-name="P608"><text:span text:style-name="T609">10. Desempenho de Aplicações Paralelas</text:span></text:p>
      <text:list text:style-name="LFO19" text:continue-numbering="true">
        <text:list-item>
          <text:p text:style-name="P610"><text:span text:style-name="T611">Definição:</text:span><text:span text:style-name="T612"><text:s/>Tempo de execução, eficiência, escalabilidade, requisitos de memória, etc..</text:span></text:p>
        </text:list-item>
        <text:list-item>
          <text:p text:style-name="P613"><text:span text:style-name="T614">Análise da Escalabilidade:</text:span></text:p>
          <text:list text:continue-numbering="true">
            <text:list-item>
              <text:p text:style-name="P615"><text:span text:style-name="T616">Speedup</text:span><text:span text:style-name="T617"><text:s/>(ganho): Tempo do melhor código sequencial / tempo do paralelo.</text:span></text:p>
            </text:list-item>
            <text:list-item>
              <text:p text:style-name="P618"><text:span text:style-name="T619">Escalabilidade Forte:</text:span><text:span text:style-name="T620"><text:s/>Aumento do<text:s/></text:span><text:span text:style-name="T621">speedup</text:span><text:span text:style-name="T622"><text:s/>com mais PUs para um problema fixo.</text:span></text:p>
            </text:list-item>
            <text:list-item>
              <text:p text:style-name="P623"><text:span text:style-name="T624">Escalabilidade Fraca:</text:span><text:span text:style-name="T625"><text:s/>Aumento do tamanho do problema com mais PUs, mantendo o tempo constante.</text:span></text:p>
            </text:list-item>
          </text:list>
        </text:list-item>
      </text:list>
      <text:p text:style-name="P626"><text:span text:style-name="T627">11. Lei de Amdahl:</text:span></text:p>
      <text:list text:style-name="LFO20" text:continue-numbering="true">
        <text:list-item>
          <text:p text:style-name="P628"><text:span text:style-name="T629">Limita o<text:s/></text:span><text:span text:style-name="T630">speedup</text:span><text:span text:style-name="T631"><text:s/>máximo devido à parte sequencial do código.</text:span></text:p>
        </text:list-item>
        <text:list-item>
          <text:p text:style-name="P632"><text:span text:style-name="T633">O máximo<text:s/></text:span><text:span text:style-name="T634">speedup</text:span><text:span text:style-name="T635"><text:s/>é 1 / fração serial.</text:span></text:p>
        </text:list-item>
        <text:list-item>
          <text:p text:style-name="P636">Importância de algoritmos adequados à execução paralela ("pensa paralelo").</text:p>
        </text:list-item>
      </text:list>
      <text:p text:style-name="P637"><text:span text:style-name="T638">12. Anomalias de Speedup e Lei de Gustafson:</text:span></text:p>
      <text:list text:style-name="LFO21" text:continue-numbering="true">
        <text:list-item>
          <text:p text:style-name="P639"><text:span text:style-name="T640">Anomalias:</text:span><text:span text:style-name="T641"><text:s/></text:span><text:span text:style-name="T642">Speedup</text:span><text:span text:style-name="T643"><text:s/>super-linear devido a efeitos de cache.</text:span></text:p>
        </text:list-item>
        <text:list-item>
          <text:p text:style-name="P644"><text:span text:style-name="T645">Lei de Gustafson (escalabilidade fraca):</text:span><text:span text:style-name="T646"><text:s/>Aumentar o tamanho do problema com mais PUs.</text:span></text:p>
          <text:list text:continue-numbering="true">
            <text:list-item>
              <text:p text:style-name="P647">A fração de trabalho serial diminui com o tamanho do problema.</text:p>
            </text:list-item>
            <text:list-item>
              <text:p text:style-name="P648"><text:span text:style-name="T649">Exemplo de<text:s/></text:span><text:span text:style-name="T650">weak-scaling</text:span><text:span text:style-name="T651"><text:s/>com<text:s/></text:span><text:span text:style-name="T652">speedup</text:span><text:span text:style-name="T653"><text:s/>ideal.</text:span></text:p>
            </text:list-item>
          </text:list>
        </text:list-item>
      </text:list>
      <text:p text:style-name="P654"><text:span text:style-name="T655">13. Estudo Experimental:</text:span></text:p>
      <text:list text:style-name="LFO22" text:continue-numbering="true">
        <text:list-item>
          <text:p text:style-name="P656"><text:span text:style-name="T657">Perfil de execução sequencial:</text:span><text:span text:style-name="T658"><text:s/>Identificar<text:s/></text:span><text:span text:style-name="T659">hotspots</text:span><text:span text:style-name="T660"><text:s/>(funções mais demoradas).</text:span></text:p>
        </text:list-item>
        <text:list-item>
          <text:p text:style-name="P661"><text:span text:style-name="T662">Perfil de execução paralela:</text:span><text:span text:style-name="T663"><text:s/>Dados de desempenho por thread (mais complexo).</text:span></text:p>
        </text:list-item>
        <text:list-item>
          <text:p text:style-name="P664"><text:span text:style-name="T665">Hotspots</text:span><text:span text:style-name="T666"><text:s/>podem mudar com a otimização da aplicação.</text:span></text:p>
        </text:list-item>
      </text:list>
      <text:p text:style-name="P667"><text:span text:style-name="T668">14. Causas Genéricas de Falta de Escalabilidade:</text:span></text:p>
      <text:list text:style-name="LFO23" text:continue-numbering="true">
        <text:list-item>
          <text:p text:style-name="P669"><text:span text:style-name="T670">Trabalho Serial:</text:span></text:p>
          <text:list text:continue-numbering="true">
            <text:list-item>
              <text:p text:style-name="P671">Computações e chamadas serializadas.</text:p>
            </text:list-item>
          </text:list>
        </text:list-item>
        <text:list-item>
          <text:p text:style-name="P672"><text:span text:style-name="T673">Sobrecarga do Paralelismo:</text:span></text:p>
          <text:list text:continue-numbering="true">
            <text:list-item>
              <text:p text:style-name="P674">Gestão de threads, cálculos redundantes.</text:p>
            </text:list-item>
          </text:list>
        </text:list-item>
        <text:list-item>
          <text:p text:style-name="P675"><text:span text:style-name="T676">Tempo Ocioso:</text:span></text:p>
          <text:list text:continue-numbering="true">
            <text:list-item>
              <text:p text:style-name="P677">Alguns PUs parados enquanto outros computam.</text:p>
            </text:list-item>
            <text:list-item>
              <text:p text:style-name="P678">Desbalanceamento de carga, espera por sincronização.</text:p>
            </text:list-item>
            <text:list-item>
              <text:p text:style-name="P679">Tempo de execução definido pelo PU mais lento.</text:p>
            </text:list-item>
          </text:list>
        </text:list-item>
      </text:list>
      <text:p text:style-name="P680"><text:span text:style-name="T681">15. Problemas de Escalabilidade em Memória Partilhada:</text:span></text:p>
      <text:list text:style-name="LFO24" text:continue-numbering="true">
        <text:list-item>
          <text:p text:style-name="P682"><text:span text:style-name="T683">% de trabalho serial:</text:span><text:span text:style-name="T684"><text:s/>(Lei de Amdahl).</text:span></text:p>
        </text:list-item>
        <text:list-item>
          <text:p text:style-name="P685"><text:span text:style-name="T686">Barreira da memória:</text:span><text:span text:style-name="T687"><text:s/>Acessos à memória serializados.</text:span></text:p>
        </text:list-item>
        <text:list-item>
          <text:p text:style-name="P688"><text:span text:style-name="T689">Granularidade do paralelismo:</text:span><text:span text:style-name="T690"><text:s/>Tarefas pequenas aumentam a sobrecarga.</text:span></text:p>
        </text:list-item>
        <text:list-item>
          <text:p text:style-name="P691"><text:span text:style-name="T692">Sobrecarga de sincronização:</text:span></text:p>
          <text:list text:continue-numbering="true">
            <text:list-item>
              <text:p text:style-name="P693">Pode serializar a execução.</text:p>
            </text:list-item>
          </text:list>
        </text:list-item>
        <text:list-item>
          <text:p text:style-name="P694"><text:span text:style-name="T695">Desbalanceamento de carga:</text:span></text:p>
          <text:list text:continue-numbering="true">
            <text:list-item>
              <text:p text:style-name="P696">A sobre-decomposição pode melhorar o balanceamento (mas...).</text:p>
            </text:list-item>
          </text:list>
        </text:list-item>
      </text:list>
      <text:p text:style-name="P697"><text:span text:style-name="T698">16. Razões para a Falta de Escalabilidade (1):</text:span></text:p>
      <text:list text:style-name="LFO25" text:continue-numbering="true">
        <text:list-item>
          <text:p text:style-name="P699"><text:span text:style-name="T700">Barreira de memória:</text:span><text:span text:style-name="T701"><text:s/>Limitação da largura de banda.</text:span></text:p>
          <text:list text:continue-numbering="true">
            <text:list-item>
              <text:p text:style-name="P702"><text:span text:style-name="T703">Diagnóstico:</text:span><text:span text:style-name="T704"><text:s/>Análise teórica (roofline), medidas experimentais (largura de banda, intensidade aritmética, CPI).</text:span></text:p>
            </text:list-item>
            <text:list-item>
              <text:p text:style-name="P705"><text:span text:style-name="T706">Ação:</text:span><text:span text:style-name="T707"><text:s/>Melhorar a localidade dos dados.</text:span></text:p>
            </text:list-item>
            <text:list-item>
              <text:p text:style-name="P708"><text:span text:style-name="T709">Abordagens:</text:span><text:span text:style-name="T710"><text:s/>Layout de dados (AOP para AOS/SOA), usar<text:s/></text:span><text:span text:style-name="T711">loop tiling</text:span><text:span text:style-name="T712">.</text:span></text:p>
            </text:list-item>
          </text:list>
        </text:list-item>
      </text:list>
      <text:p text:style-name="P713"><text:span text:style-name="T714">17. Razões para a Falta de Escalabilidade (2):</text:span></text:p>
      <text:list text:style-name="LFO26" text:continue-numbering="true">
        <text:list-item>
          <text:p text:style-name="P715"><text:span text:style-name="T716">Granularidade do paralelismo:</text:span><text:span text:style-name="T717"><text:s/>Paralelismo<text:s/></text:span><text:span text:style-name="T718">fine-grain</text:span><text:span text:style-name="T719">.</text:span></text:p>
          <text:list text:continue-numbering="true">
            <text:list-item>
              <text:p text:style-name="P720"><text:span text:style-name="T721">Diagnóstico:</text:span><text:span text:style-name="T722"><text:s/>Medir a granularidade (cálculo/paralelismo).</text:span></text:p>
            </text:list-item>
            <text:list-item>
              <text:p text:style-name="P723"><text:span text:style-name="T724">Ação:</text:span><text:span text:style-name="T725"><text:s/>Aumentar tamanho das tarefas, diminuir a sobrecarga.</text:span></text:p>
            </text:list-item>
            <text:list-item>
              <text:p text:style-name="P726"><text:span text:style-name="T727">Abordagens:</text:span><text:span text:style-name="T728"><text:s/></text:span><text:span text:style-name="T729">Scheduling</text:span><text:span text:style-name="T730"><text:s/>estático (implementar explicitamente), diminuir a criação de tarefas.</text:span></text:p>
            </text:list-item>
          </text:list>
        </text:list-item>
      </text:list>
      <text:p text:style-name="P731"><text:span text:style-name="T732">18. Razões para a Falta de Escalabilidade (3):</text:span></text:p>
      <text:list text:style-name="LFO27" text:continue-numbering="true">
        <text:list-item>
          <text:p text:style-name="P733"><text:span text:style-name="T734">Sincronização excessiva:</text:span></text:p>
          <text:list text:continue-numbering="true">
            <text:list-item>
              <text:p text:style-name="P735"><text:span text:style-name="T736">Diagnóstico:</text:span><text:span text:style-name="T737"><text:s/>Executar sem sincronização e ver se produz resultados errados.</text:span></text:p>
            </text:list-item>
            <text:list-item>
              <text:p text:style-name="P738"><text:span text:style-name="T739">Ação:</text:span><text:span text:style-name="T740"><text:s/>Remover sincronização ou usar alternativas mais eficientes.</text:span></text:p>
            </text:list-item>
            <text:list-item>
              <text:p text:style-name="P741"><text:span text:style-name="T742">Abordagens:</text:span><text:span text:style-name="T743"><text:s/>Aumentar tamanho da tarefa, computações especulativas, valores locais por thread.</text:span></text:p>
            </text:list-item>
          </text:list>
        </text:list-item>
      </text:list>
      <text:p text:style-name="P744"><text:span text:style-name="T745">19. Razões para a Falta de Escalabilidade (4):</text:span></text:p>
      <text:list text:style-name="LFO28" text:continue-numbering="true">
        <text:list-item>
          <text:p text:style-name="P746"><text:span text:style-name="T747">Desbalanceamento de carga:</text:span></text:p>
          <text:list text:continue-numbering="true">
            <text:list-item>
              <text:p text:style-name="P748"><text:span text:style-name="T749">Diagnóstico:</text:span><text:span text:style-name="T750"><text:s/>Medir tempo computacional por tarefa.</text:span></text:p>
            </text:list-item>
            <text:list-item>
              <text:p text:style-name="P751"><text:span text:style-name="T752">Ação:</text:span><text:span text:style-name="T753"><text:s/>Melhorar escalonamento.</text:span></text:p>
            </text:list-item>
            <text:list-item>
              <text:p text:style-name="P754"><text:span text:style-name="T755">Abordagens:</text:span><text:span text:style-name="T756"><text:s/></text:span><text:span text:style-name="T757">Scheduling</text:span><text:span text:style-name="T758"><text:s/>cíclico/dinâmico,<text:s/></text:span><text:span text:style-name="T759">custom static loop</text:span><text:span text:style-name="T760">.</text:span></text:p>
            </text:list-item>
          </text:list>
        </text:list-item>
      </text:list>
      <text:p text:style-name="P761"><text:span text:style-name="T762">20. Resumo:</text:span></text:p>
      <text:list text:style-name="LFO29" text:continue-numbering="true">
        <text:list-item>
          <text:p text:style-name="P763">Métricas importantes: % de trabalho serial, largura de banda da memória, granularidade da tarefa, sobrecarga de sincronização, tempo por tarefa paralela.</text:p>
        </text:list-item>
      </text:list>
      <text:soft-page-break/>
      <text:p text:style-name="P764"><text:span text:style-name="T765">21. Medição de Desempenho:</text:span></text:p>
      <text:list text:style-name="LFO30" text:continue-numbering="true">
        <text:list-item>
          <text:p text:style-name="P766"><text:span text:style-name="T767">Apresentação de resultados:</text:span><text:span text:style-name="T768"><text:s/>Formatados e compactos.</text:span></text:p>
        </text:list-item>
        <text:list-item>
          <text:p text:style-name="P769">Legendas claras em tabelas e gráficos.</text:p>
        </text:list-item>
        <text:list-item>
          <text:p text:style-name="P770">Não extrapolar valores.</text:p>
        </text:list-item>
        <text:list-item>
          <text:p text:style-name="P771">Usar o número certo de dígitos significativos.</text:p>
        </text:list-item>
        <text:list-item>
          <text:p text:style-name="P772">Incrementos constantes nos eixos, escalas adequadas.</text:p>
        </text:list-item>
        <text:list-item>
          <text:p text:style-name="P773">Justificar resultados, investigar valores inesperados.</text:p>
        </text:list-item>
      </text:list>
      <text:p text:style-name="P774"><text:span text:style-name="T775">22. Erros Comuns:</text:span></text:p>
      <text:list text:style-name="LFO31" text:continue-numbering="true">
        <text:list-item>
          <text:p text:style-name="P776">Não documentar o ambiente experimental.</text:p>
        </text:list-item>
        <text:list-item>
          <text:p text:style-name="P777">Não repetir a experiência.</text:p>
        </text:list-item>
        <text:list-item>
          <text:p text:style-name="P778"><text:span text:style-name="T779">Tempo gasto em interrupções e<text:s/></text:span><text:span text:style-name="T780">debugging</text:span><text:span text:style-name="T781">.</text:span></text:p>
        </text:list-item>
        <text:list-item>
          <text:p text:style-name="P782"><text:span text:style-name="T783">Não considerar a sobrecarga da leitura do<text:s/></text:span><text:span text:style-name="T784">timer</text:span><text:span text:style-name="T785">.</text:span></text:p>
        </text:list-item>
        <text:list-item>
          <text:p text:style-name="P786"><text:span text:style-name="T787">Cache</text:span><text:span text:style-name="T788"><text:s/>fria/quente (e JIT em Java).</text:span></text:p>
        </text:list-item>
      </text:list>
      <text:p text:style-name="P789"/>
      <text:p text:style-name="P790"><text:span text:style-name="T791">Resumo do PDF: Computação Paralela com CUDA e MPI</text:span></text:p>
      <text:p text:style-name="P792"/>
      <text:p text:style-name="P793"><text:span text:style-name="T794">1. Introdução à Computação Paralela:</text:span></text:p>
      <text:list text:style-name="LFO32" text:continue-numbering="true">
        <text:list-item>
          <text:p text:style-name="P795"><text:span text:style-name="T796">Definição:</text:span><text:span text:style-name="T797"><text:s/>A computação paralela envolve a execução simultânea de diferentes partes de um programa para acelerar o processo.</text:span></text:p>
        </text:list-item>
        <text:list-item>
          <text:p text:style-name="P798"><text:span text:style-name="T799">Evolução:</text:span><text:span text:style-name="T800"><text:s/>A evolução da computação paralela tem sido impulsionada por tecnologias como multiprocessadores, memória partilhada, processamento vetorial, e mais recentemente, GPUs.</text:span></text:p>
        </text:list-item>
        <text:list-item>
          <text:p text:style-name="P801"><text:span text:style-name="T802">Níveis de Paralelismo:</text:span></text:p>
          <text:list text:continue-numbering="true">
            <text:list-item>
              <text:p text:style-name="P803"><text:span text:style-name="T804">Nível de Instrução (ILP):</text:span><text:span text:style-name="T805"><text:s/>Exploração automática do paralelismo por hardware, limitada por dependências de dados e controlo.</text:span></text:p>
            </text:list-item>
            <text:list-item>
              <text:p text:style-name="P806"><text:span text:style-name="T807">Threads:</text:span><text:span text:style-name="T808"><text:s/>Execução paralela de várias tarefas (threads), limitada por dependências de programa.</text:span></text:p>
            </text:list-item>
            <text:list-item>
              <text:p text:style-name="P809"><text:span text:style-name="T810">Processos:</text:span><text:span text:style-name="T811"><text:s/>Múltiplos processos do mesmo ou de vários programas.</text:span></text:p>
            </text:list-item>
          </text:list>
        </text:list-item>
        <text:list-item>
          <text:p text:style-name="P812"><text:span text:style-name="T813">Processos vs. Threads:</text:span></text:p>
          <text:list text:continue-numbering="true">
            <text:list-item>
              <text:p text:style-name="P814"><text:span text:style-name="T815">Processos:</text:span><text:span text:style-name="T816"><text:s/>Usados para tarefas não relacionadas, com espaço de endereço próprio e comutação a nível de kernel.</text:span></text:p>
            </text:list-item>
            <text:list-item>
              <text:p text:style-name="P817"><text:span text:style-name="T818">Threads:</text:span><text:span text:style-name="T819"><text:s/>Partilham espaço de endereço, código e dados, com comutação a nível de utilizador ou kernel.</text:span></text:p>
            </text:list-item>
          </text:list>
        </text:list-item>
      </text:list>
      <text:p text:style-name="P820"><text:span text:style-name="T821">2. Message Passing Interface (MPI):</text:span></text:p>
      <text:list text:style-name="LFO33" text:continue-numbering="true">
        <text:list-item>
          <text:p text:style-name="P822"><text:span text:style-name="T823">Conceitos Básicos:</text:span></text:p>
          <text:list text:continue-numbering="true">
            <text:list-item>
              <text:p text:style-name="P824">Paralelismo através de processos com espaços de endereço distintos.</text:p>
            </text:list-item>
            <text:list-item>
              <text:p text:style-name="P825">Comunicação explícita por envio e receção de mensagens.</text:p>
            </text:list-item>
            <text:list-item>
              <text:p text:style-name="P826">Necessidade de "marshalling" dos dados em mensagens.</text:p>
            </text:list-item>
          </text:list>
        </text:list-item>
        <text:list-item>
          <text:p text:style-name="P827"><text:span text:style-name="T828">MPI:</text:span></text:p>
          <text:list text:continue-numbering="true">
            <text:list-item>
              <text:p text:style-name="P829">Interface padrão para message passing em sistemas distribuídos.</text:p>
            </text:list-item>
            <text:list-item>
              <text:p text:style-name="P830">Baseado no modelo SPMD (Single Program Multiple Data), onde o mesmo código é executado por todos os processos.</text:p>
            </text:list-item>
            <text:list-item>
              <text:p text:style-name="P831">Implementado como uma biblioteca de funções.</text:p>
            </text:list-item>
            <text:list-item>
              <text:p text:style-name="P832">Funcionalidades:</text:p>
              <text:list text:continue-numbering="true">
                <text:list-item>
                  <text:p text:style-name="P833">Comunicação ponto a ponto (enviar/receber).</text:p>
                </text:list-item>
                <text:list-item>
                  <text:p text:style-name="P834">Comunicação coletiva (broadcast, gather, scatter, reduce, etc.).</text:p>
                </text:list-item>
                <text:list-item>
                  <text:p text:style-name="P835">Modos de envio: síncrono, assíncrono e buffered.</text:p>
                </text:list-item>
                <text:list-item>
                  <text:p text:style-name="P836">Grupos e topologias para organizar processos.</text:p>
                </text:list-item>
              </text:list>
            </text:list-item>
          </text:list>
        </text:list-item>
        <text:list-item>
          <text:p text:style-name="P837"><text:span text:style-name="T838">Modelo SPMD:</text:span><text:span text:style-name="T839"><text:s/>Cada processo executa o mesmo programa, mas com comportamento específico definido pelo seu rank.</text:span></text:p>
        </text:list-item>
        <text:list-item>
          <text:p text:style-name="P840"><text:span text:style-name="T841">Estrutura de um Programa MPI:</text:span></text:p>
          <text:list text:continue-numbering="true">
            <text:list-item>
              <text:p text:style-name="P842">Inicialização da biblioteca (MPI_Init).</text:p>
            </text:list-item>
            <text:list-item>
              <text:p text:style-name="P843">Obtenção de informação do processo (MPI_Comm_size, MPI_Comm_rank).</text:p>
            </text:list-item>
            <text:list-item>
              <text:p text:style-name="P844">Execução da lógica do programa com envio e receção de dados (MPI_Send, MPI_Recv).</text:p>
            </text:list-item>
            <text:list-item>
              <text:p text:style-name="P845">Encerramento da biblioteca (MPI_Finalize).</text:p>
            </text:list-item>
          </text:list>
        </text:list-item>
        <text:list-item>
          <text:p text:style-name="P846"><text:span text:style-name="T847">Execução:</text:span><text:span text:style-name="T848"><text:s/>Compilação com mpicc e execução com mpirun.</text:span></text:p>
        </text:list-item>
      </text:list>
      <text:p text:style-name="P849"><text:span text:style-name="T850">3. GPGPU com CUDA:</text:span></text:p>
      <text:list text:style-name="LFO34" text:continue-numbering="true">
        <text:list-item>
          <text:p text:style-name="P851"><text:span text:style-name="T852">Introdução:</text:span><text:span text:style-name="T853"><text:s/>As GPUs (Graphics Processing Units) evoluíram para além do processamento gráfico, sendo utilizadas em computação de propósito geral.</text:span></text:p>
        </text:list-item>
        <text:list-item>
          <text:p text:style-name="P854"><text:span text:style-name="T855">CUDA:</text:span></text:p>
          <text:list text:continue-numbering="true">
            <text:list-item>
              <text:p text:style-name="P856">Plataforma da NVIDIA para programação de GPUs.</text:p>
            </text:list-item>
            <text:list-item>
              <text:p text:style-name="P857">Permite acesso direto ao hardware e elementos computacionais paralelos.</text:p>
            </text:list-item>
            <text:list-item>
              <text:p text:style-name="P858">Modelo de programação:</text:p>
              <text:list text:continue-numbering="true">
                <text:list-item>
                  <text:p text:style-name="P859"><text:span text:style-name="T860">Host:</text:span><text:span text:style-name="T861"><text:s/>CPU e sua memória.</text:span></text:p>
                </text:list-item>
                <text:list-item>
                  <text:p text:style-name="P862"><text:span text:style-name="T863">Device:</text:span><text:span text:style-name="T864"><text:s/>GPU e sua memória.</text:span></text:p>
                </text:list-item>
                <text:list-item>
                  <text:p text:style-name="P865"><text:span text:style-name="T866">Kernel:</text:span><text:span text:style-name="T867"><text:s/>Carga computacional executada na GPU.</text:span></text:p>
                </text:list-item>
              </text:list>
            </text:list-item>
          </text:list>
        </text:list-item>
        <text:list-item>
          <text:p text:style-name="P868"><text:span text:style-name="T869">Modelo de Threads Hierárquico:</text:span></text:p>
          <text:list text:continue-numbering="true">
            <text:list-item>
              <text:p text:style-name="P870"><text:span text:style-name="T871">Thread:</text:span><text:span text:style-name="T872"><text:s/>Identificador único.</text:span></text:p>
            </text:list-item>
            <text:list-item>
              <text:p text:style-name="P873"><text:span text:style-name="T874">Block:</text:span><text:span text:style-name="T875"><text:s/>Grupo de threads que podem cooperar e executar o mesmo código.</text:span></text:p>
            </text:list-item>
            <text:list-item>
              <text:p text:style-name="P876"><text:span text:style-name="T877">Grid:</text:span><text:span text:style-name="T878"><text:s/>Organização de blocos, onde os blocos não podem cooperar entre si.</text:span></text:p>
            </text:list-item>
          </text:list>
        </text:list-item>
        <text:list-item>
          <text:p text:style-name="P879"><text:span text:style-name="T880">Modelo de Memória:</text:span></text:p>
          <text:list text:continue-numbering="true">
            <text:list-item>
              <text:p text:style-name="P881"><text:span text:style-name="T882">Registos:</text:span><text:span text:style-name="T883"><text:s/>Memória local e de acesso mais rápido para cada thread.</text:span></text:p>
            </text:list-item>
            <text:list-item>
              <text:p text:style-name="P884"><text:span text:style-name="T885">Memória Partilhada:</text:span><text:span text:style-name="T886"><text:s/>Memória de baixa latência partilhada entre as threads de um bloco.</text:span></text:p>
            </text:list-item>
            <text:list-item>
              <text:p text:style-name="P887"><text:span text:style-name="T888">Memória Global:</text:span><text:span text:style-name="T889"><text:s/>Memória do dispositivo com latência mais alta, acessível por todas as threads, com comunicação com o host.</text:span></text:p>
            </text:list-item>
          </text:list>
        </text:list-item>
        <text:list-item>
          <text:p text:style-name="P890"><text:span text:style-name="T891">Modelo de Execução:</text:span></text:p>
          <text:list text:continue-numbering="true">
            <text:list-item>
              <text:p text:style-name="P892"><text:span text:style-name="T893">Warp:</text:span><text:span text:style-name="T894"><text:s/>Grupo de 32 threads que executam a mesma instrução em SIMT (Single Instruction Multiple Threads)</text:span></text:p>
            </text:list-item>
            <text:list-item>
              <text:p text:style-name="P895">Scheduling: Blocos agendados para multiprocessadores.</text:p>
            </text:list-item>
          </text:list>
        </text:list-item>
      </text:list>
      <text:p text:style-name="P896"><text:span text:style-name="T897">4. Otimização e Conceitos Avançados em CUDA:</text:span></text:p>
      <text:list text:style-name="LFO35" text:continue-numbering="true">
        <text:list-item>
          <text:p text:style-name="P898"><text:span text:style-name="T899">Redução Paralela:</text:span></text:p>
          <text:list text:continue-numbering="true">
            <text:list-item>
              <text:p text:style-name="P900">Primitiva importante, mas difícil de otimizar.</text:p>
            </text:list-item>
            <text:list-item>
              <text:p text:style-name="P901">Uso de árvores para reduzir dados.</text:p>
            </text:list-item>
            <text:list-item>
              <text:p text:style-name="P902">Implementação com múltiplas fases (kernels) para lidar com a falta de sincronização global (sem ser no lançamento de um kernel)</text:p>
            </text:list-item>
          </text:list>
        </text:list-item>
        <text:list-item>
          <text:p text:style-name="P903"><text:span text:style-name="T904">Divergência de Threads:</text:span><text:span text:style-name="T905"><text:s/>Ocorre quando threads dentro de um warp divergem o fluxo de execução.</text:span></text:p>
        </text:list-item>
        <text:list-item>
          <text:p text:style-name="P906"><text:span text:style-name="T907">Memory Coalescing:</text:span><text:span text:style-name="T908"><text:s/>Acesso eficiente à memória global quando os acessos são feitos de forma contígua e pelas threads correctas.</text:span></text:p>
        </text:list-item>
        <text:list-item>
          <text:p text:style-name="P909"><text:span text:style-name="T910">Conflitos de Banco de Memória:</text:span><text:span text:style-name="T911"><text:s/>Evitar acessos simultâneos ao mesmo banco de memória para threads em um mesmo warp.</text:span></text:p>
        </text:list-item>
        <text:list-item>
          <text:p text:style-name="P912"><text:span text:style-name="T913">Otimização:</text:span></text:p>
          <text:list text:continue-numbering="true">
            <text:list-item>
              <text:p text:style-name="P914">Eliminação da divergência de threads.</text:p>
            </text:list-item>
            <text:list-item>
              <text:p text:style-name="P915">Eliminação de conflitos na memória partilhada.</text:p>
            </text:list-item>
            <text:list-item>
              <text:p text:style-name="P916">Acesso sequencial à memória.</text:p>
            </text:list-item>
            <text:list-item>
              <text:p text:style-name="P917">Unrolling de loops.<text:line-break/><text:line-break/><text:line-break/></text:p>
            </text:list-item>
          </text:list>
        </text:list-item>
      </text:list>
      <text:p text:style-name="P918">Claro! Vamos focar em exemplos práticos da utilização de MPI e CUDA, para ajudar a solidificar o entendimento.</text:p>
      <text:p text:style-name="P919"><text:span text:style-name="T920">Exemplos de MPI (Message Passing Interface)</text:span></text:p>
      <text:soft-page-break/>
      <text:list text:style-name="LFO56">
        <text:list-item text:start-value="1">
          <text:p text:style-name="P921"><text:span text:style-name="T922">Exemplo Básico de Envio e Receção de Mensagem:</text:span></text:p>
        </text:list-item>
      </text:list>
      <text:list text:style-name="LFO60" text:continue-numbering="true">
        <text:list-item>
          <text:p text:style-name="P923"><text:span text:style-name="T924">Imagine que temos um programa MPI que precisa de somar um valor a outro. O processo com<text:s/></text:span><text:span text:style-name="T925">rank 0</text:span><text:span text:style-name="T926"><text:s/>envia um valor para o processo com<text:s/></text:span><text:span text:style-name="T927">rank 1</text:span><text:span text:style-name="T928">, e este último adiciona um número e imprime o resultado.</text:span></text:p>
        </text:list-item>
        <text:list-item>
          <text:p text:style-name="P929"><text:span text:style-name="T930">#include<text:s/></text:span><text:span text:style-name="T931">&lt;stdio.h&gt;</text:span><text:span text:style-name="T932"><text:line-break/></text:span><text:span text:style-name="T933">#include<text:s/></text:span><text:span text:style-name="T934">&lt;mpi.h&gt;</text:span><text:span text:style-name="T935"><text:line-break/></text:span><text:span text:style-name="T936"><text:line-break/></text:span><text:span text:style-name="T937">int</text:span><text:span text:style-name="T938"><text:s/>main</text:span><text:span text:style-name="T939">(</text:span><text:span text:style-name="T940">int</text:span><text:span text:style-name="T941"><text:s/>argc</text:span><text:span text:style-name="T942">,</text:span><text:span text:style-name="T943"><text:s/></text:span><text:span text:style-name="T944">char</text:span><text:span text:style-name="T945"><text:s/></text:span><text:span text:style-name="T946">*</text:span><text:span text:style-name="T947">argv</text:span><text:span text:style-name="T948">[])</text:span><text:span text:style-name="T949"><text:s/></text:span><text:span text:style-name="T950">{</text:span><text:span text:style-name="T951"><text:line-break/></text:span><text:span text:style-name="T952"><text:s text:c="4"/></text:span><text:span text:style-name="T953">int</text:span><text:span text:style-name="T954"><text:s/>rank</text:span><text:span text:style-name="T955">,</text:span><text:span text:style-name="T956"><text:s/>valor</text:span><text:span text:style-name="T957">,</text:span><text:span text:style-name="T958"><text:s/>recebido</text:span><text:span text:style-name="T959">,</text:span><text:span text:style-name="T960"><text:s/>resultado</text:span><text:span text:style-name="T961">;</text:span><text:span text:style-name="T962"><text:line-break/></text:span><text:span text:style-name="T963"><text:s text:c="4"/>MPI_Init</text:span><text:span text:style-name="T964">(&amp;</text:span><text:span text:style-name="T965">argc</text:span><text:span text:style-name="T966">,</text:span><text:span text:style-name="T967"><text:s/></text:span><text:span text:style-name="T968">&amp;</text:span><text:span text:style-name="T969">argv</text:span><text:span text:style-name="T970">);</text:span><text:span text:style-name="T971"><text:line-break/></text:span><text:span text:style-name="T972"><text:s text:c="4"/>MPI_Comm_rank</text:span><text:span text:style-name="T973">(</text:span><text:span text:style-name="T974">MPI_COMM_WORLD</text:span><text:span text:style-name="T975">,</text:span><text:span text:style-name="T976"><text:s/></text:span><text:span text:style-name="T977">&amp;</text:span><text:span text:style-name="T978">rank</text:span><text:span text:style-name="T979">);</text:span><text:span text:style-name="T980"><text:line-break/></text:span><text:span text:style-name="T981"><text:line-break/></text:span><text:span text:style-name="T982"><text:s text:c="4"/></text:span><text:span text:style-name="T983">if</text:span><text:span text:style-name="T984"><text:s/></text:span><text:span text:style-name="T985">(</text:span><text:span text:style-name="T986">rank<text:s/></text:span><text:span text:style-name="T987">==</text:span><text:span text:style-name="T988"><text:s/></text:span><text:span text:style-name="T989">0</text:span><text:span text:style-name="T990">)</text:span><text:span text:style-name="T991"><text:s/></text:span><text:span text:style-name="T992">{</text:span><text:span text:style-name="T993"><text:line-break/></text:span><text:span text:style-name="T994"><text:s text:c="8"/>valor<text:s/></text:span><text:span text:style-name="T995">=</text:span><text:span text:style-name="T996"><text:s/></text:span><text:span text:style-name="T997">10</text:span><text:span text:style-name="T998">;</text:span><text:span text:style-name="T999"><text:line-break/></text:span><text:span text:style-name="T1000"><text:s text:c="8"/>MPI_Send</text:span><text:span text:style-name="T1001">(&amp;</text:span><text:span text:style-name="T1002">valor</text:span><text:span text:style-name="T1003">,</text:span><text:span text:style-name="T1004"><text:s/></text:span><text:span text:style-name="T1005">1</text:span><text:span text:style-name="T1006">,</text:span><text:span text:style-name="T1007"><text:s/>MPI_INT</text:span><text:span text:style-name="T1008">,</text:span><text:span text:style-name="T1009"><text:s/></text:span><text:span text:style-name="T1010">1</text:span><text:span text:style-name="T1011">,</text:span><text:span text:style-name="T1012"><text:s/></text:span><text:span text:style-name="T1013">0</text:span><text:span text:style-name="T1014">,</text:span><text:span text:style-name="T1015"><text:s/>MPI_COMM_WORLD</text:span><text:span text:style-name="T1016">);</text:span><text:span text:style-name="T1017"><text:line-break/></text:span><text:span text:style-name="T1018"><text:s text:c="8"/>printf</text:span><text:span text:style-name="T1019">(</text:span><text:span text:style-name="T1020">"Processo %d enviou %d\n"</text:span><text:span text:style-name="T1021">,</text:span><text:span text:style-name="T1022"><text:s/>rank</text:span><text:span text:style-name="T1023">,</text:span><text:span text:style-name="T1024"><text:s/>valor</text:span><text:span text:style-name="T1025">);</text:span><text:span text:style-name="T1026"><text:line-break/></text:span><text:span text:style-name="T1027"><text:s text:c="4"/></text:span><text:span text:style-name="T1028">}</text:span><text:span text:style-name="T1029"><text:s/></text:span><text:span text:style-name="T1030">else</text:span><text:span text:style-name="T1031"><text:s/></text:span><text:span text:style-name="T1032">if</text:span><text:span text:style-name="T1033"><text:s/></text:span><text:span text:style-name="T1034">(</text:span><text:span text:style-name="T1035">rank<text:s/></text:span><text:span text:style-name="T1036">==</text:span><text:span text:style-name="T1037"><text:s/></text:span><text:span text:style-name="T1038">1</text:span><text:span text:style-name="T1039">)</text:span><text:span text:style-name="T1040"><text:s/></text:span><text:span text:style-name="T1041">{</text:span><text:span text:style-name="T1042"><text:line-break/></text:span><text:span text:style-name="T1043"><text:s text:c="8"/>MPI_Recv</text:span><text:span text:style-name="T1044">(&amp;</text:span><text:span text:style-name="T1045">recebido</text:span><text:span text:style-name="T1046">,</text:span><text:span text:style-name="T1047"><text:s/></text:span><text:span text:style-name="T1048">1</text:span><text:span text:style-name="T1049">,</text:span><text:span text:style-name="T1050"><text:s/>MPI_INT</text:span><text:span text:style-name="T1051">,</text:span><text:span text:style-name="T1052"><text:s/></text:span><text:span text:style-name="T1053">0</text:span><text:span text:style-name="T1054">,</text:span><text:span text:style-name="T1055"><text:s/></text:span><text:span text:style-name="T1056">0</text:span><text:span text:style-name="T1057">,</text:span><text:span text:style-name="T1058"><text:s/>MPI_COMM_WORLD</text:span><text:span text:style-name="T1059">,</text:span><text:span text:style-name="T1060"><text:s/>MPI_STATUS_IGNORE</text:span><text:span text:style-name="T1061">);</text:span><text:span text:style-name="T1062"><text:line-break/></text:span><text:span text:style-name="T1063"><text:s text:c="8"/>resultado<text:s/></text:span><text:span text:style-name="T1064">=</text:span><text:span text:style-name="T1065"><text:s/>recebido<text:s/></text:span><text:span text:style-name="T1066">+</text:span><text:span text:style-name="T1067"><text:s/></text:span><text:span text:style-name="T1068">5</text:span><text:span text:style-name="T1069">;</text:span><text:span text:style-name="T1070"><text:line-break/></text:span><text:span text:style-name="T1071"><text:s text:c="8"/>printf</text:span><text:span text:style-name="T1072">(</text:span><text:span text:style-name="T1073">"Processo %d recebeu %d e calculou %d\n"</text:span><text:span text:style-name="T1074">,</text:span><text:span text:style-name="T1075"><text:s/>rank</text:span><text:span text:style-name="T1076">,</text:span><text:span text:style-name="T1077"><text:s/>recebido</text:span><text:span text:style-name="T1078">,</text:span><text:span text:style-name="T1079"><text:s/>resultado</text:span><text:span text:style-name="T1080">);</text:span><text:span text:style-name="T1081"><text:line-break/></text:span><text:span text:style-name="T1082"><text:s text:c="4"/></text:span><text:span text:style-name="T1083">}</text:span><text:span text:style-name="T1084"><text:line-break/></text:span><text:span text:style-name="T1085"><text:line-break/></text:span><text:span text:style-name="T1086"><text:s text:c="4"/>MPI_Finalize</text:span><text:span text:style-name="T1087">();</text:span><text:span text:style-name="T1088"><text:line-break/></text:span><text:span text:style-name="T1089"><text:s text:c="4"/></text:span><text:span text:style-name="T1090">return</text:span><text:span text:style-name="T1091"><text:s/></text:span><text:span text:style-name="T1092">0</text:span><text:span text:style-name="T1093">;</text:span><text:span text:style-name="T1094"><text:line-break/></text:span><text:span text:style-name="T1095">}</text:span></text:p>
        </text:list-item>
      </text:list>
      <text:list text:style-name="LFO61" text:continue-numbering="true">
        <text:list-item>
          <text:list>
            <text:list-item>
              <text:p text:style-name="P1096"><text:span text:style-name="T1097">Explicação:</text:span></text:p>
              <text:list text:continue-numbering="true">
                <text:list-item>
                  <text:p text:style-name="P1098"><text:span text:style-name="T1099">MPI_Init</text:span><text:span text:style-name="T1100">: Inicializa a biblioteca MPI.</text:span></text:p>
                </text:list-item>
                <text:list-item>
                  <text:p text:style-name="P1101"><text:span text:style-name="T1102">MPI_Comm_rank</text:span><text:span text:style-name="T1103">: Obtém o rank do processo (0 ou 1).</text:span></text:p>
                </text:list-item>
                <text:list-item>
                  <text:p text:style-name="P1104"><text:span text:style-name="T1105">MPI_Send</text:span><text:span text:style-name="T1106">: O processo 0 envia um valor para o processo 1.</text:span></text:p>
                </text:list-item>
                <text:list-item>
                  <text:p text:style-name="P1107"><text:span text:style-name="T1108">MPI_Recv</text:span><text:span text:style-name="T1109">: O processo 1 recebe o valor.</text:span></text:p>
                </text:list-item>
                <text:list-item>
                  <text:p text:style-name="P1110"><text:span text:style-name="T1111">MPI_Finalize</text:span><text:span text:style-name="T1112">: Termina a execução MPI.</text:span></text:p>
                </text:list-item>
              </text:list>
            </text:list-item>
            <text:list-item>
              <text:p text:style-name="P1113"><text:span text:style-name="T1114">Execução:</text:span><text:span text:style-name="T1115"><text:s/>Compilar com<text:s/></text:span><text:span text:style-name="T1116">mpicc exemplo.c -o exemplo</text:span><text:span text:style-name="T1117"><text:s/>e executar com<text:s/></text:span><text:span text:style-name="T1118">mpirun -np 2 exemplo</text:span><text:span text:style-name="T1119">.</text:span></text:p>
            </text:list-item>
          </text:list>
        </text:list-item>
      </text:list>
      <text:list text:style-name="LFO56" text:continue-numbering="true">
        <text:list-item>
          <text:p text:style-name="P1120"><text:span text:style-name="T1121">Exemplo de Comunicação Coletiva (Broadcast):</text:span></text:p>
        </text:list-item>
      </text:list>
      <text:list text:style-name="LFO60" text:continue-numbering="true">
        <text:list-item>
          <text:p text:style-name="P1122"><text:span text:style-name="T1123">Neste exemplo, o processo com<text:s/></text:span><text:span text:style-name="T1124">rank 0</text:span><text:span text:style-name="T1125"><text:s/>distribui um valor para todos os outros processos.</text:span></text:p>
        </text:list-item>
        <text:list-item>
          <text:p text:style-name="P1126"><text:span text:style-name="T1127">#include<text:s/></text:span><text:span text:style-name="T1128">&lt;stdio.h&gt;</text:span><text:span text:style-name="T1129"><text:line-break/></text:span><text:span text:style-name="T1130">#include<text:s/></text:span><text:span text:style-name="T1131">&lt;mpi.h&gt;</text:span><text:span text:style-name="T1132"><text:line-break/></text:span><text:span text:style-name="T1133"><text:line-break/></text:span><text:span text:style-name="T1134">int</text:span><text:span text:style-name="T1135"><text:s/>main</text:span><text:span text:style-name="T1136">(</text:span><text:span text:style-name="T1137">int</text:span><text:span text:style-name="T1138"><text:s/>argc</text:span><text:span text:style-name="T1139">,</text:span><text:span text:style-name="T1140"><text:s/></text:span><text:span text:style-name="T1141">char</text:span><text:span text:style-name="T1142"><text:s/></text:span><text:span text:style-name="T1143">*</text:span><text:span text:style-name="T1144">argv</text:span><text:span text:style-name="T1145">[])</text:span><text:span text:style-name="T1146"><text:s/></text:span><text:span text:style-name="T1147">{</text:span><text:span text:style-name="T1148"><text:line-break/></text:span><text:span text:style-name="T1149"><text:s text:c="4"/></text:span><text:span text:style-name="T1150">int</text:span><text:span text:style-name="T1151"><text:s/>rank</text:span><text:span text:style-name="T1152">,</text:span><text:span text:style-name="T1153"><text:s/>valor<text:s/></text:span><text:span text:style-name="T1154">=</text:span><text:span text:style-name="T1155"><text:s/></text:span><text:span text:style-name="T1156">0</text:span><text:span text:style-name="T1157">;</text:span><text:span text:style-name="T1158"><text:line-break/></text:span><text:span text:style-name="T1159"><text:s text:c="4"/>MPI_Init</text:span><text:span text:style-name="T1160">(&amp;</text:span><text:span text:style-name="T1161">argc</text:span><text:span text:style-name="T1162">,</text:span><text:span text:style-name="T1163"><text:s/></text:span><text:span text:style-name="T1164">&amp;</text:span><text:span text:style-name="T1165">argv</text:span><text:span text:style-name="T1166">);</text:span><text:span text:style-name="T1167"><text:line-break/></text:span><text:span text:style-name="T1168"><text:s text:c="4"/>MPI_Comm_rank</text:span><text:span text:style-name="T1169">(</text:span><text:span text:style-name="T1170">MPI_COMM_WORLD</text:span><text:span text:style-name="T1171">,</text:span><text:span text:style-name="T1172"><text:s/></text:span><text:span text:style-name="T1173">&amp;</text:span><text:span text:style-name="T1174">rank</text:span><text:span text:style-name="T1175">);</text:span><text:span text:style-name="T1176"><text:line-break/></text:span><text:span text:style-name="T1177"><text:line-break/></text:span><text:span text:style-name="T1178"><text:s text:c="4"/></text:span><text:span text:style-name="T1179">if</text:span><text:span text:style-name="T1180"><text:s/></text:span><text:span text:style-name="T1181">(</text:span><text:span text:style-name="T1182">rank<text:s/></text:span><text:span text:style-name="T1183">==</text:span><text:span text:style-name="T1184"><text:s/></text:span><text:span text:style-name="T1185">0</text:span><text:span text:style-name="T1186">)</text:span><text:span text:style-name="T1187"><text:s/></text:span><text:span text:style-name="T1188">{</text:span><text:span text:style-name="T1189"><text:line-break/></text:span><text:span text:style-name="T1190"><text:s text:c="8"/>valor<text:s/></text:span><text:span text:style-name="T1191">=</text:span><text:span text:style-name="T1192"><text:s/></text:span><text:span text:style-name="T1193">42</text:span><text:span text:style-name="T1194">;</text:span><text:span text:style-name="T1195"><text:line-break/></text:span><text:span text:style-name="T1196"><text:s text:c="8"/>printf</text:span><text:span text:style-name="T1197">(</text:span><text:span text:style-name="T1198">"Processo %d: Valor inicial %d\n"</text:span><text:span text:style-name="T1199">,</text:span><text:span text:style-name="T1200"><text:s/>rank</text:span><text:span text:style-name="T1201">,</text:span><text:span text:style-name="T1202"><text:s/>valor</text:span><text:span text:style-name="T1203">);</text:span><text:span text:style-name="T1204"><text:line-break/></text:span><text:span text:style-name="T1205"><text:s text:c="4"/></text:span><text:span text:style-name="T1206">}</text:span><text:span text:style-name="T1207"><text:line-break/></text:span><text:span text:style-name="T1208"><text:line-break/></text:span><text:span text:style-name="T1209"><text:s text:c="4"/>MPI_Bcast</text:span><text:span text:style-name="T1210">(&amp;</text:span><text:span text:style-name="T1211">valor</text:span><text:span text:style-name="T1212">,</text:span><text:span text:style-name="T1213"><text:s/></text:span><text:span text:style-name="T1214">1</text:span><text:span text:style-name="T1215">,</text:span><text:span text:style-name="T1216"><text:s/>MPI_INT</text:span><text:span text:style-name="T1217">,</text:span><text:span text:style-name="T1218"><text:s/></text:span><text:span text:style-name="T1219">0</text:span><text:span text:style-name="T1220">,</text:span><text:span text:style-name="T1221"><text:s/>MPI_COMM_WORLD</text:span><text:span text:style-name="T1222">);</text:span><text:span text:style-name="T1223"><text:line-break/></text:span><text:span text:style-name="T1224"><text:s text:c="4"/>printf</text:span><text:span text:style-name="T1225">(</text:span><text:span text:style-name="T1226">"Processo %d recebeu o valor %d\n"</text:span><text:span text:style-name="T1227">,</text:span><text:span text:style-name="T1228"><text:s/>rank</text:span><text:span text:style-name="T1229">,</text:span><text:span text:style-name="T1230"><text:s/>valor</text:span><text:span text:style-name="T1231">);</text:span><text:span text:style-name="T1232"><text:line-break/></text:span><text:span text:style-name="T1233"><text:line-break/></text:span><text:span text:style-name="T1234"><text:s text:c="4"/>MPI_Finalize</text:span><text:span text:style-name="T1235">();</text:span><text:span text:style-name="T1236"><text:line-break/></text:span><text:span text:style-name="T1237"><text:s text:c="4"/></text:span><text:span text:style-name="T1238">return</text:span><text:span text:style-name="T1239"><text:s/></text:span><text:span text:style-name="T1240">0</text:span><text:span text:style-name="T1241">;</text:span><text:span text:style-name="T1242"><text:line-break/></text:span><text:span text:style-name="T1243">}</text:span></text:p>
        </text:list-item>
      </text:list>
      <text:list text:style-name="LFO61" text:continue-numbering="true">
        <text:list-item>
          <text:list>
            <text:list-item>
              <text:p text:style-name="P1244"><text:span text:style-name="T1245">Explicação:</text:span></text:p>
              <text:list text:continue-numbering="true">
                <text:list-item>
                  <text:p text:style-name="P1246"><text:span text:style-name="T1247">MPI_Bcast</text:span><text:span text:style-name="T1248">: O processo 0 envia o valor para todos os outros processos no comunicador<text:s/></text:span><text:span text:style-name="T1249">MPI_COMM_WORLD</text:span><text:span text:style-name="T1250">.</text:span></text:p>
                </text:list-item>
              </text:list>
            </text:list-item>
            <text:list-item>
              <text:p text:style-name="P1251"><text:span text:style-name="T1252">Execução:</text:span><text:span text:style-name="T1253"><text:s/>Compilar e executar com<text:s/></text:span><text:span text:style-name="T1254">mpicc exemplo.c -o exemplo</text:span><text:span text:style-name="T1255"><text:s/>e<text:s/></text:span><text:span text:style-name="T1256">mpirun -np 4 exemplo</text:span><text:span text:style-name="T1257"><text:s/>(por exemplo).</text:span></text:p>
            </text:list-item>
          </text:list>
        </text:list-item>
      </text:list>
      <text:list text:style-name="LFO56" text:continue-numbering="true">
        <text:list-item>
          <text:p text:style-name="P1258"><text:span text:style-name="T1259">Exemplo de Comunicação Coletiva (Reduce):</text:span></text:p>
        </text:list-item>
      </text:list>
      <text:list text:style-name="LFO60" text:continue-numbering="true">
        <text:list-item>
          <text:p text:style-name="P1260"><text:span text:style-name="T1261">Imaginemos que cada processo tem um valor, e pretendemos calcular a soma total no processo com<text:s/></text:span><text:span text:style-name="T1262">rank 0</text:span><text:span text:style-name="T1263">.</text:span></text:p>
        </text:list-item>
        <text:list-item>
          <text:p text:style-name="P1264"><text:span text:style-name="T1265">#include<text:s/></text:span><text:span text:style-name="T1266">&lt;stdio.h&gt;</text:span><text:span text:style-name="T1267"><text:line-break/></text:span><text:span text:style-name="T1268">#include<text:s/></text:span><text:span text:style-name="T1269">&lt;mpi.h&gt;</text:span><text:span text:style-name="T1270"><text:line-break/></text:span><text:span text:style-name="T1271"><text:line-break/></text:span><text:span text:style-name="T1272">int</text:span><text:span text:style-name="T1273"><text:s/>main</text:span><text:span text:style-name="T1274">(</text:span><text:span text:style-name="T1275">int</text:span><text:span text:style-name="T1276"><text:s/>argc</text:span><text:span text:style-name="T1277">,</text:span><text:span text:style-name="T1278"><text:s/></text:span><text:span text:style-name="T1279">char</text:span><text:span text:style-name="T1280"><text:s/></text:span><text:span text:style-name="T1281">*</text:span><text:span text:style-name="T1282">argv</text:span><text:span text:style-name="T1283">[])</text:span><text:span text:style-name="T1284"><text:s/></text:span><text:span text:style-name="T1285">{</text:span><text:span text:style-name="T1286"><text:line-break/></text:span><text:span text:style-name="T1287"><text:s text:c="4"/></text:span><text:span text:style-name="T1288">int</text:span><text:span text:style-name="T1289"><text:s/>rank</text:span><text:span text:style-name="T1290">,</text:span><text:span text:style-name="T1291"><text:s/>valor</text:span><text:span text:style-name="T1292">,</text:span><text:span text:style-name="T1293"><text:s/>total</text:span><text:span text:style-name="T1294">;</text:span><text:span text:style-name="T1295"><text:line-break/></text:span><text:span text:style-name="T1296"><text:s text:c="4"/>MPI_Init</text:span><text:span text:style-name="T1297">(&amp;</text:span><text:span text:style-name="T1298">argc</text:span><text:span text:style-name="T1299">,</text:span><text:span text:style-name="T1300"><text:s/></text:span><text:span text:style-name="T1301">&amp;</text:span><text:span text:style-name="T1302">argv</text:span><text:span text:style-name="T1303">);</text:span><text:span text:style-name="T1304"><text:line-break/></text:span><text:span text:style-name="T1305"><text:s text:c="4"/>MPI_Comm_rank</text:span><text:span text:style-name="T1306">(</text:span><text:span text:style-name="T1307">MPI_COMM_WORLD</text:span><text:span text:style-name="T1308">,</text:span><text:span text:style-name="T1309"><text:s/></text:span><text:span text:style-name="T1310">&amp;</text:span><text:span text:style-name="T1311">rank</text:span><text:span text:style-name="T1312">);</text:span><text:span text:style-name="T1313"><text:line-break/></text:span><text:span text:style-name="T1314"><text:line-break/></text:span><text:span text:style-name="T1315"><text:s text:c="4"/>valor<text:s/></text:span><text:span text:style-name="T1316">=</text:span><text:span text:style-name="T1317"><text:s/>rank<text:s/></text:span><text:span text:style-name="T1318">+</text:span><text:span text:style-name="T1319"><text:s/></text:span><text:span text:style-name="T1320">1</text:span><text:span text:style-name="T1321">;</text:span><text:span text:style-name="T1322"><text:s/></text:span><text:span text:style-name="T1323">// Cada processo tem um valor diferente</text:span><text:span text:style-name="T1324"><text:line-break/></text:span><text:span text:style-name="T1325"><text:line-break/></text:span><text:span text:style-name="T1326"><text:s text:c="4"/>MPI_Reduce</text:span><text:span text:style-name="T1327">(&amp;</text:span><text:span text:style-name="T1328">valor</text:span><text:span text:style-name="T1329">,</text:span><text:span text:style-name="T1330"><text:s/></text:span><text:span text:style-name="T1331">&amp;</text:span><text:span text:style-name="T1332">total</text:span><text:span text:style-name="T1333">,</text:span><text:span text:style-name="T1334"><text:s/></text:span><text:span text:style-name="T1335">1</text:span><text:span text:style-name="T1336">,</text:span><text:span text:style-name="T1337"><text:s/>MPI_INT</text:span><text:span text:style-name="T1338">,</text:span><text:span text:style-name="T1339"><text:s/>MPI_SUM</text:span><text:span text:style-name="T1340">,</text:span><text:span text:style-name="T1341"><text:s/></text:span><text:span text:style-name="T1342">0</text:span><text:span text:style-name="T1343">,</text:span><text:span text:style-name="T1344"><text:s/>MPI_COMM_WORLD</text:span><text:span text:style-name="T1345">);</text:span><text:span text:style-name="T1346"><text:line-break/></text:span><text:span text:style-name="T1347"><text:line-break/></text:span><text:span text:style-name="T1348"><text:s text:c="4"/></text:span><text:span text:style-name="T1349">if</text:span><text:span text:style-name="T1350">(</text:span><text:span text:style-name="T1351">rank<text:s/></text:span><text:span text:style-name="T1352">==</text:span><text:span text:style-name="T1353"><text:s/></text:span><text:span text:style-name="T1354">0</text:span><text:span text:style-name="T1355">)</text:span><text:span text:style-name="T1356"><text:s/></text:span><text:span text:style-name="T1357">{</text:span><text:span text:style-name="T1358"><text:line-break/></text:span><text:span text:style-name="T1359"><text:s text:c="7"/>printf</text:span><text:span text:style-name="T1360">(</text:span><text:span text:style-name="T1361">"Processo %d: Soma total %d\n"</text:span><text:span text:style-name="T1362">,</text:span><text:span text:style-name="T1363"><text:s/>rank</text:span><text:span text:style-name="T1364">,</text:span><text:span text:style-name="T1365"><text:s/>total</text:span><text:span text:style-name="T1366">);</text:span><text:span text:style-name="T1367"><text:line-break/></text:span><text:span text:style-name="T1368"><text:s text:c="4"/></text:span><text:span text:style-name="T1369">}</text:span><text:span text:style-name="T1370"><text:line-break/></text:span><text:span text:style-name="T1371"><text:line-break/></text:span><text:span text:style-name="T1372"><text:s text:c="4"/>MPI_Finalize</text:span><text:span text:style-name="T1373">();</text:span><text:span text:style-name="T1374"><text:line-break/></text:span><text:span text:style-name="T1375"><text:s text:c="4"/></text:span><text:span text:style-name="T1376">return</text:span><text:span text:style-name="T1377"><text:s/></text:span><text:span text:style-name="T1378">0</text:span><text:span text:style-name="T1379">;</text:span><text:span text:style-name="T1380"><text:line-break/></text:span><text:span text:style-name="T1381">}</text:span></text:p>
        </text:list-item>
      </text:list>
      <text:list text:style-name="LFO61" text:continue-numbering="true">
        <text:list-item>
          <text:list>
            <text:list-item>
              <text:p text:style-name="P1382"><text:span text:style-name="T1383">Explicação:</text:span></text:p>
              <text:list text:continue-numbering="true">
                <text:list-item>
                  <text:p text:style-name="P1384"><text:span text:style-name="T1385">MPI_Reduce</text:span><text:span text:style-name="T1386">: Calcula a soma (</text:span><text:span text:style-name="T1387">MPI_SUM</text:span><text:span text:style-name="T1388">) dos valores de todos os processos e armazena o resultado em<text:s/></text:span><text:span text:style-name="T1389">total</text:span><text:span text:style-name="T1390"><text:s/>no processo 0.</text:span></text:p>
                </text:list-item>
              </text:list>
            </text:list-item>
            <text:list-item>
              <text:p text:style-name="P1391"><text:span text:style-name="T1392">Execução:</text:span><text:span text:style-name="T1393"><text:s/>Compilar e executar com<text:s/></text:span><text:span text:style-name="T1394">mpicc exemplo.c -o exemplo</text:span><text:span text:style-name="T1395"><text:s/>e<text:s/></text:span><text:span text:style-name="T1396">mpirun -np 4 exemplo</text:span><text:span text:style-name="T1397">.</text:span></text:p>
            </text:list-item>
          </text:list>
        </text:list-item>
      </text:list>
      <text:p text:style-name="P1398"><text:span text:style-name="T1399">Exemplos de CUDA (Compute Unified Device Architecture)</text:span></text:p>
      <text:list text:style-name="LFO56" text:continue-numbering="true">
        <text:list-item>
          <text:p text:style-name="P1400"><text:span text:style-name="T1401">Exemplo Básico de Soma de Vetores:</text:span></text:p>
        </text:list-item>
      </text:list>
      <text:list text:style-name="LFO60" text:continue-numbering="true">
        <text:list-item>
          <text:p text:style-name="P1402">Este exemplo mostra como adicionar dois vetores na GPU, de forma paralela.</text:p>
        </text:list-item>
        <text:list-item>
          <text:p text:style-name="P1403"><text:span text:style-name="T1404">#include<text:s/></text:span><text:span text:style-name="T1405">&lt;cuda.h&gt;</text:span><text:span text:style-name="T1406"><text:line-break/></text:span><text:span text:style-name="T1407">#include<text:s/></text:span><text:span text:style-name="T1408">&lt;iostream&gt;</text:span><text:span text:style-name="T1409"><text:line-break/></text:span><text:span text:style-name="T1410"><text:line-break/></text:span><text:span text:style-name="T1411">__global__<text:s/></text:span><text:span text:style-name="T1412">void</text:span><text:span text:style-name="T1413"><text:s/>vectorAdd</text:span><text:span text:style-name="T1414">(</text:span><text:span text:style-name="T1415">float</text:span><text:span text:style-name="T1416"><text:s/></text:span><text:span text:style-name="T1417">*</text:span><text:span text:style-name="T1418">a</text:span><text:span text:style-name="T1419">,</text:span><text:span text:style-name="T1420"><text:s/></text:span><text:span text:style-name="T1421">float</text:span><text:span text:style-name="T1422"><text:s/></text:span><text:span text:style-name="T1423">*</text:span><text:span text:style-name="T1424">b</text:span><text:span text:style-name="T1425">,</text:span><text:span text:style-name="T1426"><text:s/></text:span><text:span text:style-name="T1427">float</text:span><text:span text:style-name="T1428"><text:s/></text:span><text:span text:style-name="T1429">*</text:span><text:span text:style-name="T1430">c</text:span><text:span text:style-name="T1431">,</text:span><text:span text:style-name="T1432"><text:s/></text:span><text:span text:style-name="T1433">int</text:span><text:span text:style-name="T1434"><text:s/>N</text:span><text:span text:style-name="T1435">)</text:span><text:span text:style-name="T1436"><text:s/></text:span><text:span text:style-name="T1437">{</text:span><text:span text:style-name="T1438"><text:line-break/></text:span><text:span text:style-name="T1439"><text:s text:c="4"/></text:span><text:span text:style-name="T1440">int</text:span><text:span text:style-name="T1441"><text:s/>i<text:s/></text:span><text:span text:style-name="T1442">=</text:span><text:span text:style-name="T1443"><text:s/>blockIdx</text:span><text:span text:style-name="T1444">.</text:span><text:span text:style-name="T1445">x<text:s/></text:span><text:span text:style-name="T1446">*</text:span><text:span text:style-name="T1447"><text:s/>blockDim</text:span><text:span text:style-name="T1448">.</text:span><text:span text:style-name="T1449">x<text:s/></text:span><text:span text:style-name="T1450">+</text:span><text:span text:style-name="T1451"><text:s/>threadIdx</text:span><text:span text:style-name="T1452">.</text:span><text:span text:style-name="T1453">x</text:span><text:span text:style-name="T1454">;</text:span><text:span text:style-name="T1455"><text:line-break/></text:span><text:span text:style-name="T1456"><text:s text:c="4"/></text:span><text:span text:style-name="T1457">if</text:span><text:span text:style-name="T1458"><text:s/></text:span><text:span text:style-name="T1459">(</text:span><text:span text:style-name="T1460">i<text:s/></text:span><text:span text:style-name="T1461">&lt;</text:span><text:span text:style-name="T1462"><text:s/>N</text:span><text:span text:style-name="T1463">)</text:span><text:span text:style-name="T1464"><text:s/></text:span><text:span text:style-name="T1465">{</text:span><text:span text:style-name="T1466"><text:line-break/></text:span><text:span text:style-name="T1467"><text:s text:c="8"/>c</text:span><text:span text:style-name="T1468">[</text:span><text:span text:style-name="T1469">i</text:span><text:span text:style-name="T1470">]</text:span><text:span text:style-name="T1471"><text:s/></text:span><text:span text:style-name="T1472">=</text:span><text:span text:style-name="T1473"><text:s/>a</text:span><text:span text:style-name="T1474">[</text:span><text:span text:style-name="T1475">i</text:span><text:span text:style-name="T1476">]</text:span><text:span text:style-name="T1477"><text:s/></text:span><text:span text:style-name="T1478">+</text:span><text:span text:style-name="T1479"><text:s/>b</text:span><text:span text:style-name="T1480">[</text:span><text:span text:style-name="T1481">i</text:span><text:span text:style-name="T1482">];</text:span><text:span text:style-name="T1483"><text:line-break/></text:span><text:span text:style-name="T1484"><text:s text:c="4"/></text:span><text:span text:style-name="T1485">}</text:span><text:span text:style-name="T1486"><text:line-break/></text:span><text:span text:style-name="T1487">}</text:span><text:span text:style-name="T1488"><text:line-break/></text:span><text:span text:style-name="T1489"><text:line-break/></text:span><text:span text:style-name="T1490">int</text:span><text:span text:style-name="T1491"><text:s/>main</text:span><text:span text:style-name="T1492">()</text:span><text:span text:style-name="T1493"><text:s/></text:span><text:span text:style-name="T1494">{</text:span><text:span text:style-name="T1495"><text:line-break/></text:span><text:span text:style-name="T1496"><text:s text:c="4"/></text:span><text:span text:style-name="T1497">int</text:span><text:span text:style-name="T1498"><text:s/>N<text:s/></text:span><text:span text:style-name="T1499">=</text:span><text:span text:style-name="T1500"><text:s/></text:span><text:span text:style-name="T1501">1024</text:span><text:span text:style-name="T1502">;</text:span><text:span text:style-name="T1503"><text:line-break/></text:span><text:span text:style-name="T1504"><text:s text:c="4"/></text:span><text:span text:style-name="T1505">float</text:span><text:span text:style-name="T1506"><text:s/></text:span><text:span text:style-name="T1507">*</text:span><text:span text:style-name="T1508">a</text:span><text:span text:style-name="T1509">,</text:span><text:span text:style-name="T1510"><text:s/></text:span><text:span text:style-name="T1511">*</text:span><text:span text:style-name="T1512">b</text:span><text:span text:style-name="T1513">,</text:span><text:span text:style-name="T1514"><text:s/></text:span><text:span text:style-name="T1515">*</text:span><text:span text:style-name="T1516">c</text:span><text:span text:style-name="T1517">;</text:span><text:span text:style-name="T1518"><text:line-break/></text:span><text:span text:style-name="T1519"><text:s text:c="4"/></text:span><text:span text:style-name="T1520">float</text:span><text:span text:style-name="T1521"><text:s/></text:span><text:span text:style-name="T1522">*</text:span><text:span text:style-name="T1523">dev_a</text:span><text:span text:style-name="T1524">,</text:span><text:span text:style-name="T1525"><text:s/></text:span><text:span text:style-name="T1526">*</text:span><text:span text:style-name="T1527">dev_b</text:span><text:span text:style-name="T1528">,</text:span><text:span text:style-name="T1529"><text:s/></text:span><text:span text:style-name="T1530">*</text:span><text:span text:style-name="T1531">dev_c</text:span><text:span text:style-name="T1532">;</text:span><text:span text:style-name="T1533"><text:line-break/></text:span><text:span text:style-name="T1534"><text:line-break/></text:span><text:span text:style-name="T1535"><text:s text:c="4"/></text:span><text:span text:style-name="T1536">// Alocar memória no host</text:span><text:span text:style-name="T1537"><text:line-break/></text:span><text:span text:style-name="T1538"><text:s text:c="4"/>a<text:s/></text:span><text:span text:style-name="T1539">=</text:span><text:span text:style-name="T1540"><text:s/></text:span><text:span text:style-name="T1541">(</text:span><text:span text:style-name="T1542">float</text:span><text:span text:style-name="T1543"><text:s/></text:span><text:span text:style-name="T1544">*)</text:span><text:span text:style-name="T1545">malloc</text:span><text:span text:style-name="T1546">(</text:span><text:span text:style-name="T1547">N<text:s/></text:span><text:span text:style-name="T1548">*</text:span><text:span text:style-name="T1549"><text:s/></text:span><text:span text:style-name="T1550">sizeof</text:span><text:span text:style-name="T1551">(</text:span><text:span text:style-name="T1552">float</text:span><text:span text:style-name="T1553">));</text:span><text:span text:style-name="T1554"><text:line-break/></text:span><text:span text:style-name="T1555"><text:s text:c="4"/>b<text:s/></text:span><text:span text:style-name="T1556">=</text:span><text:span text:style-name="T1557"><text:s/></text:span><text:span text:style-name="T1558">(</text:span><text:span text:style-name="T1559">float</text:span><text:span text:style-name="T1560"><text:s/></text:span><text:span text:style-name="T1561">*)</text:span><text:span text:style-name="T1562">malloc</text:span><text:span text:style-name="T1563">(</text:span><text:span text:style-name="T1564">N<text:s/></text:span><text:span text:style-name="T1565">*</text:span><text:span text:style-name="T1566"><text:s/></text:span><text:span text:style-name="T1567">sizeof</text:span><text:span text:style-name="T1568">(</text:span><text:span text:style-name="T1569">float</text:span><text:span text:style-name="T1570">));</text:span><text:span text:style-name="T1571"><text:line-break/></text:span><text:span text:style-name="T1572"><text:s text:c="4"/>c<text:s/></text:span><text:span text:style-name="T1573">=</text:span><text:span text:style-name="T1574"><text:s/></text:span><text:span text:style-name="T1575">(</text:span><text:span text:style-name="T1576">float</text:span><text:span text:style-name="T1577"><text:s/></text:span><text:span text:style-name="T1578">*)</text:span><text:span text:style-name="T1579">malloc</text:span><text:span text:style-name="T1580">(</text:span><text:span text:style-name="T1581">N<text:s/></text:span><text:span text:style-name="T1582">*</text:span><text:span text:style-name="T1583"><text:s/></text:span><text:span text:style-name="T1584">sizeof</text:span><text:span text:style-name="T1585">(</text:span><text:span text:style-name="T1586">float</text:span><text:span text:style-name="T1587">));</text:span><text:span text:style-name="T1588"><text:line-break/></text:span><text:span text:style-name="T1589"><text:line-break/></text:span><text:span text:style-name="T1590"><text:s text:c="4"/></text:span><text:span text:style-name="T1591">// Inicializar vetores</text:span><text:span text:style-name="T1592"><text:line-break/></text:span><text:span text:style-name="T1593"><text:s text:c="4"/></text:span><text:span text:style-name="T1594">for</text:span><text:span text:style-name="T1595"><text:s/></text:span><text:span text:style-name="T1596">(</text:span><text:span text:style-name="T1597">int</text:span><text:span text:style-name="T1598"><text:s/>i<text:s/></text:span><text:span text:style-name="T1599">=</text:span><text:span text:style-name="T1600"><text:s/></text:span><text:span text:style-name="T1601">0</text:span><text:span text:style-name="T1602">;</text:span><text:span text:style-name="T1603"><text:s/>i<text:s/></text:span><text:span text:style-name="T1604">&lt;</text:span><text:span text:style-name="T1605"><text:s/>N</text:span><text:span text:style-name="T1606">;</text:span><text:span text:style-name="T1607"><text:s/>i</text:span><text:span text:style-name="T1608">++)</text:span><text:span text:style-name="T1609"><text:s/></text:span><text:span text:style-name="T1610">{</text:span><text:span text:style-name="T1611"><text:line-break/></text:span><text:span text:style-name="T1612"><text:s text:c="8"/>a</text:span><text:span text:style-name="T1613">[</text:span><text:span text:style-name="T1614">i</text:span><text:span text:style-name="T1615">]</text:span><text:span text:style-name="T1616"><text:s/></text:span><text:span text:style-name="T1617">=</text:span><text:span text:style-name="T1618"><text:s/>i</text:span><text:span text:style-name="T1619">;</text:span><text:span text:style-name="T1620"><text:line-break/></text:span><text:span text:style-name="T1621"><text:s text:c="8"/>b</text:span><text:span text:style-name="T1622">[</text:span><text:span text:style-name="T1623">i</text:span><text:span text:style-name="T1624">]</text:span><text:span text:style-name="T1625"><text:s/></text:span><text:span text:style-name="T1626">=</text:span><text:span text:style-name="T1627"><text:s/></text:span><text:span text:style-name="T1628">2</text:span><text:span text:style-name="T1629"><text:s/></text:span><text:span text:style-name="T1630">*</text:span><text:span text:style-name="T1631"><text:s/>i</text:span><text:span text:style-name="T1632">;</text:span><text:span text:style-name="T1633"><text:line-break/></text:span><text:span text:style-name="T1634"><text:s text:c="4"/></text:span><text:span text:style-name="T1635">}</text:span><text:span text:style-name="T1636"><text:line-break/></text:span><text:span text:style-name="T1637"><text:line-break/></text:span><text:span text:style-name="T1638"><text:s text:c="4"/></text:span><text:span text:style-name="T1639">// Alocar memória no device</text:span><text:span text:style-name="T1640"><text:line-break/></text:span><text:soft-page-break/><text:span text:style-name="T1641"><text:s text:c="4"/>cudaMalloc</text:span><text:span text:style-name="T1642">((</text:span><text:span text:style-name="T1643">void</text:span><text:span text:style-name="T1644"><text:s/></text:span><text:span text:style-name="T1645">**)&amp;</text:span><text:span text:style-name="T1646">dev_a</text:span><text:span text:style-name="T1647">,</text:span><text:span text:style-name="T1648"><text:s/>N<text:s/></text:span><text:span text:style-name="T1649">*</text:span><text:span text:style-name="T1650"><text:s/></text:span><text:span text:style-name="T1651">sizeof</text:span><text:span text:style-name="T1652">(</text:span><text:span text:style-name="T1653">float</text:span><text:span text:style-name="T1654">));</text:span><text:span text:style-name="T1655"><text:line-break/></text:span><text:span text:style-name="T1656"><text:s text:c="4"/>cudaMalloc</text:span><text:span text:style-name="T1657">((</text:span><text:span text:style-name="T1658">void</text:span><text:span text:style-name="T1659"><text:s/></text:span><text:span text:style-name="T1660">**)&amp;</text:span><text:span text:style-name="T1661">dev_b</text:span><text:span text:style-name="T1662">,</text:span><text:span text:style-name="T1663"><text:s/>N<text:s/></text:span><text:span text:style-name="T1664">*</text:span><text:span text:style-name="T1665"><text:s/></text:span><text:span text:style-name="T1666">sizeof</text:span><text:span text:style-name="T1667">(</text:span><text:span text:style-name="T1668">float</text:span><text:span text:style-name="T1669">));</text:span><text:span text:style-name="T1670"><text:line-break/></text:span><text:span text:style-name="T1671"><text:s text:c="4"/>cudaMalloc</text:span><text:span text:style-name="T1672">((</text:span><text:span text:style-name="T1673">void</text:span><text:span text:style-name="T1674"><text:s/></text:span><text:span text:style-name="T1675">**)&amp;</text:span><text:span text:style-name="T1676">dev_c</text:span><text:span text:style-name="T1677">,</text:span><text:span text:style-name="T1678"><text:s/>N<text:s/></text:span><text:span text:style-name="T1679">*</text:span><text:span text:style-name="T1680"><text:s/></text:span><text:span text:style-name="T1681">sizeof</text:span><text:span text:style-name="T1682">(</text:span><text:span text:style-name="T1683">float</text:span><text:span text:style-name="T1684">));</text:span><text:span text:style-name="T1685"><text:line-break/></text:span><text:span text:style-name="T1686"><text:line-break/></text:span><text:span text:style-name="T1687"><text:s text:c="4"/></text:span><text:span text:style-name="T1688">// Copiar dados para o device</text:span><text:span text:style-name="T1689"><text:line-break/></text:span><text:span text:style-name="T1690"><text:s text:c="4"/>cudaMemcpy</text:span><text:span text:style-name="T1691">(</text:span><text:span text:style-name="T1692">dev_a</text:span><text:span text:style-name="T1693">,</text:span><text:span text:style-name="T1694"><text:s/>a</text:span><text:span text:style-name="T1695">,</text:span><text:span text:style-name="T1696"><text:s/>N<text:s/></text:span><text:span text:style-name="T1697">*</text:span><text:span text:style-name="T1698"><text:s/></text:span><text:span text:style-name="T1699">sizeof</text:span><text:span text:style-name="T1700">(</text:span><text:span text:style-name="T1701">float</text:span><text:span text:style-name="T1702">),</text:span><text:span text:style-name="T1703"><text:s/>cudaMemcpyHostToDevice</text:span><text:span text:style-name="T1704">);</text:span><text:span text:style-name="T1705"><text:line-break/></text:span><text:span text:style-name="T1706"><text:s text:c="4"/>cudaMemcpy</text:span><text:span text:style-name="T1707">(</text:span><text:span text:style-name="T1708">dev_b</text:span><text:span text:style-name="T1709">,</text:span><text:span text:style-name="T1710"><text:s/>b</text:span><text:span text:style-name="T1711">,</text:span><text:span text:style-name="T1712"><text:s/>N<text:s/></text:span><text:span text:style-name="T1713">*</text:span><text:span text:style-name="T1714"><text:s/></text:span><text:span text:style-name="T1715">sizeof</text:span><text:span text:style-name="T1716">(</text:span><text:span text:style-name="T1717">float</text:span><text:span text:style-name="T1718">),</text:span><text:span text:style-name="T1719"><text:s/>cudaMemcpyHostToDevice</text:span><text:span text:style-name="T1720">);</text:span><text:span text:style-name="T1721"><text:line-break/></text:span><text:span text:style-name="T1722"><text:line-break/></text:span><text:span text:style-name="T1723"><text:s text:c="4"/></text:span><text:span text:style-name="T1724">// Definir configuração do grid e block</text:span><text:span text:style-name="T1725"><text:line-break/></text:span><text:span text:style-name="T1726"><text:s text:c="4"/></text:span><text:span text:style-name="T1727">int</text:span><text:span text:style-name="T1728"><text:s/>threadsPerBlock<text:s/></text:span><text:span text:style-name="T1729">=</text:span><text:span text:style-name="T1730"><text:s/></text:span><text:span text:style-name="T1731">256</text:span><text:span text:style-name="T1732">;</text:span><text:span text:style-name="T1733"><text:line-break/></text:span><text:span text:style-name="T1734"><text:s text:c="4"/></text:span><text:span text:style-name="T1735">int</text:span><text:span text:style-name="T1736"><text:s/>blocksPerGrid<text:s/></text:span><text:span text:style-name="T1737">=</text:span><text:span text:style-name="T1738"><text:s/></text:span><text:span text:style-name="T1739">(</text:span><text:span text:style-name="T1740">N<text:s/></text:span><text:span text:style-name="T1741">+</text:span><text:span text:style-name="T1742"><text:s/>threadsPerBlock<text:s/></text:span><text:span text:style-name="T1743">-</text:span><text:span text:style-name="T1744"><text:s/></text:span><text:span text:style-name="T1745">1</text:span><text:span text:style-name="T1746">)</text:span><text:span text:style-name="T1747"><text:s/></text:span><text:span text:style-name="T1748">/</text:span><text:span text:style-name="T1749"><text:s/>threadsPerBlock</text:span><text:span text:style-name="T1750">;</text:span><text:span text:style-name="T1751"><text:line-break/></text:span><text:span text:style-name="T1752"><text:line-break/></text:span><text:span text:style-name="T1753"><text:s text:c="4"/></text:span><text:span text:style-name="T1754">// Executar o kernel</text:span><text:span text:style-name="T1755"><text:line-break/></text:span><text:span text:style-name="T1756"><text:s text:c="4"/>vectorAdd</text:span><text:span text:style-name="T1757">&lt;&lt;&lt;</text:span><text:span text:style-name="T1758">blocksPerGrid</text:span><text:span text:style-name="T1759">,</text:span><text:span text:style-name="T1760"><text:s/>threadsPerBlock</text:span><text:span text:style-name="T1761">&gt;&gt;&gt;(</text:span><text:span text:style-name="T1762">dev_a</text:span><text:span text:style-name="T1763">,</text:span><text:span text:style-name="T1764"><text:s/>dev_b</text:span><text:span text:style-name="T1765">,</text:span><text:span text:style-name="T1766"><text:s/>dev_c</text:span><text:span text:style-name="T1767">,</text:span><text:span text:style-name="T1768"><text:s/>N</text:span><text:span text:style-name="T1769">);</text:span><text:span text:style-name="T1770"><text:line-break/></text:span><text:span text:style-name="T1771"><text:line-break/></text:span><text:span text:style-name="T1772"><text:s text:c="4"/></text:span><text:span text:style-name="T1773">// Copiar resultados de volta para o host</text:span><text:span text:style-name="T1774"><text:line-break/></text:span><text:span text:style-name="T1775"><text:s text:c="4"/>cudaMemcpy</text:span><text:span text:style-name="T1776">(</text:span><text:span text:style-name="T1777">c</text:span><text:span text:style-name="T1778">,</text:span><text:span text:style-name="T1779"><text:s/>dev_c</text:span><text:span text:style-name="T1780">,</text:span><text:span text:style-name="T1781"><text:s/>N<text:s/></text:span><text:span text:style-name="T1782">*</text:span><text:span text:style-name="T1783"><text:s/></text:span><text:span text:style-name="T1784">sizeof</text:span><text:span text:style-name="T1785">(</text:span><text:span text:style-name="T1786">float</text:span><text:span text:style-name="T1787">),</text:span><text:span text:style-name="T1788"><text:s/>cudaMemcpyDeviceToHost</text:span><text:span text:style-name="T1789">);</text:span><text:span text:style-name="T1790"><text:line-break/></text:span><text:span text:style-name="T1791"><text:line-break/></text:span><text:span text:style-name="T1792"><text:line-break/></text:span><text:span text:style-name="T1793"><text:s text:c="4"/></text:span><text:span text:style-name="T1794">for</text:span><text:span text:style-name="T1795">(</text:span><text:span text:style-name="T1796">int</text:span><text:span text:style-name="T1797"><text:s/>i<text:s/></text:span><text:span text:style-name="T1798">=</text:span><text:span text:style-name="T1799">0</text:span><text:span text:style-name="T1800">;</text:span><text:span text:style-name="T1801"><text:s/>i</text:span><text:span text:style-name="T1802">&lt;</text:span><text:span text:style-name="T1803"><text:s/></text:span><text:span text:style-name="T1804">10</text:span><text:span text:style-name="T1805"><text:s/></text:span><text:span text:style-name="T1806">;</text:span><text:span text:style-name="T1807"><text:s/>i</text:span><text:span text:style-name="T1808">++)</text:span><text:span text:style-name="T1809"><text:s/></text:span><text:span text:style-name="T1810">{</text:span><text:span text:style-name="T1811"><text:line-break/></text:span><text:span text:style-name="T1812"><text:s text:c="5"/></text:span><text:span text:style-name="T1813">std::</text:span><text:span text:style-name="T1814">cout</text:span><text:span text:style-name="T1815"><text:s/>&lt;&lt;</text:span><text:span text:style-name="T1816"><text:s/>c</text:span><text:span text:style-name="T1817">[</text:span><text:span text:style-name="T1818">i</text:span><text:span text:style-name="T1819">]</text:span><text:span text:style-name="T1820"><text:s/></text:span><text:span text:style-name="T1821">&lt;&lt;</text:span><text:span text:style-name="T1822"><text:s/></text:span><text:span text:style-name="T1823">" "</text:span><text:span text:style-name="T1824">;</text:span><text:span text:style-name="T1825"><text:line-break/></text:span><text:span text:style-name="T1826"><text:s text:c="4"/></text:span><text:span text:style-name="T1827">}</text:span><text:span text:style-name="T1828"><text:line-break/></text:span><text:span text:style-name="T1829"><text:s text:c="4"/></text:span><text:span text:style-name="T1830">std::</text:span><text:span text:style-name="T1831">cout</text:span><text:span text:style-name="T1832"><text:s/>&lt;&lt;</text:span><text:span text:style-name="T1833"><text:s/></text:span><text:span text:style-name="T1834">std::</text:span><text:span text:style-name="T1835">endl</text:span><text:span text:style-name="T1836">;</text:span><text:span text:style-name="T1837"><text:line-break/></text:span><text:span text:style-name="T1838"><text:line-break/></text:span><text:span text:style-name="T1839"><text:s text:c="4"/></text:span><text:span text:style-name="T1840">// Limpar memória</text:span><text:span text:style-name="T1841"><text:line-break/></text:span><text:span text:style-name="T1842"><text:s text:c="4"/>free</text:span><text:span text:style-name="T1843">(</text:span><text:span text:style-name="T1844">a</text:span><text:span text:style-name="T1845">);</text:span><text:span text:style-name="T1846"><text:s/>free</text:span><text:span text:style-name="T1847">(</text:span><text:span text:style-name="T1848">b</text:span><text:span text:style-name="T1849">);</text:span><text:span text:style-name="T1850"><text:s/>free</text:span><text:span text:style-name="T1851">(</text:span><text:span text:style-name="T1852">c</text:span><text:span text:style-name="T1853">);</text:span><text:span text:style-name="T1854"><text:line-break/></text:span><text:span text:style-name="T1855"><text:s text:c="4"/>cudaFree</text:span><text:span text:style-name="T1856">(</text:span><text:span text:style-name="T1857">dev_a</text:span><text:span text:style-name="T1858">);</text:span><text:span text:style-name="T1859"><text:s/>cudaFree</text:span><text:span text:style-name="T1860">(</text:span><text:span text:style-name="T1861">dev_b</text:span><text:span text:style-name="T1862">);</text:span><text:span text:style-name="T1863"><text:s/>cudaFree</text:span><text:span text:style-name="T1864">(</text:span><text:span text:style-name="T1865">dev_c</text:span><text:span text:style-name="T1866">);</text:span><text:span text:style-name="T1867"><text:line-break/></text:span><text:span text:style-name="T1868"><text:s text:c="4"/></text:span><text:span text:style-name="T1869">return</text:span><text:span text:style-name="T1870"><text:s/></text:span><text:span text:style-name="T1871">0</text:span><text:span text:style-name="T1872">;</text:span><text:span text:style-name="T1873"><text:line-break/></text:span><text:span text:style-name="T1874">}</text:span></text:p>
        </text:list-item>
      </text:list>
      <text:list text:style-name="LFO61" text:continue-numbering="true">
        <text:list-item>
          <text:list>
            <text:list-item>
              <text:p text:style-name="P1875"><text:span text:style-name="T1876">Explicação:</text:span></text:p>
              <text:list text:continue-numbering="true">
                <text:list-item>
                  <text:p text:style-name="P1877"><text:span text:style-name="T1878">__global__</text:span><text:span text:style-name="T1879">: Declara a função como um kernel a ser executado na GPU.</text:span></text:p>
                </text:list-item>
                <text:list-item>
                  <text:p text:style-name="P1880"><text:span text:style-name="T1881">blockIdx.x</text:span><text:span text:style-name="T1882">,<text:s/></text:span><text:span text:style-name="T1883">blockDim.x</text:span><text:span text:style-name="T1884">,<text:s/></text:span><text:span text:style-name="T1885">threadIdx.x</text:span><text:span text:style-name="T1886">: Usados para calcular o índice do elemento a ser processado por cada thread.</text:span></text:p>
                </text:list-item>
                <text:list-item>
                  <text:p text:style-name="P1887"><text:span text:style-name="T1888">cudaMalloc</text:span><text:span text:style-name="T1889">: Aloca memória na GPU.</text:span></text:p>
                </text:list-item>
                <text:list-item>
                  <text:p text:style-name="P1890"><text:span text:style-name="T1891">cudaMemcpy</text:span><text:span text:style-name="T1892">: Copia dados entre host e device.</text:span></text:p>
                </text:list-item>
                <text:list-item>
                  <text:p text:style-name="P1893"><text:span text:style-name="T1894">vectorAdd&lt;&lt;&lt;blocksPerGrid, threadsPerBlock&gt;&gt;&gt;</text:span><text:span text:style-name="T1895">: Executa o kernel.</text:span></text:p>
                </text:list-item>
              </text:list>
            </text:list-item>
            <text:list-item>
              <text:p text:style-name="P1896"><text:span text:style-name="T1897">Execução:</text:span><text:span text:style-name="T1898"><text:s/>Compilar com<text:s/></text:span><text:span text:style-name="T1899">nvcc exemplo.cu -o exemplo</text:span><text:span text:style-name="T1900"><text:s/>e executar com<text:s/></text:span><text:span text:style-name="T1901">./exemplo</text:span><text:span text:style-name="T1902">.</text:span></text:p>
            </text:list-item>
          </text:list>
        </text:list-item>
      </text:list>
      <text:list text:style-name="LFO56" text:continue-numbering="true">
        <text:list-item>
          <text:p text:style-name="P1903"><text:span text:style-name="T1904">Exemplo de Memória Partilhada:</text:span></text:p>
        </text:list-item>
      </text:list>
      <text:list text:style-name="LFO60" text:continue-numbering="true">
        <text:list-item>
          <text:p text:style-name="P1905">Imaginemos um kernel que realiza uma operação simples em dados carregados para memória partilhada.</text:p>
        </text:list-item>
        <text:list-item>
          <text:p text:style-name="P1906"><text:span text:style-name="T1907">#include<text:s/></text:span><text:span text:style-name="T1908">&lt;cuda.h&gt;</text:span><text:span text:style-name="T1909"><text:line-break/></text:span><text:span text:style-name="T1910">#include<text:s/></text:span><text:span text:style-name="T1911">&lt;iostream&gt;</text:span><text:span text:style-name="T1912"><text:line-break/></text:span><text:span text:style-name="T1913"><text:line-break/></text:span><text:span text:style-name="T1914">__global__<text:s/></text:span><text:span text:style-name="T1915">void</text:span><text:span text:style-name="T1916"><text:s/>sharedMemExample</text:span><text:span text:style-name="T1917">(</text:span><text:span text:style-name="T1918">float</text:span><text:span text:style-name="T1919">*</text:span><text:span text:style-name="T1920"><text:s/>input</text:span><text:span text:style-name="T1921">,</text:span><text:span text:style-name="T1922"><text:s/></text:span><text:span text:style-name="T1923">float</text:span><text:span text:style-name="T1924">*</text:span><text:span text:style-name="T1925"><text:s/>output</text:span><text:span text:style-name="T1926">)</text:span><text:span text:style-name="T1927"><text:s/></text:span><text:span text:style-name="T1928">{</text:span><text:span text:style-name="T1929"><text:line-break/></text:span><text:span text:style-name="T1930"><text:s text:c="4"/></text:span><text:span text:style-name="T1931">extern</text:span><text:span text:style-name="T1932"><text:s/>__shared__<text:s/></text:span><text:span text:style-name="T1933">float</text:span><text:span text:style-name="T1934"><text:s/>sharedData</text:span><text:span text:style-name="T1935">[];</text:span><text:span text:style-name="T1936"><text:line-break/></text:span><text:span text:style-name="T1937"><text:s text:c="4"/></text:span><text:span text:style-name="T1938">int</text:span><text:span text:style-name="T1939"><text:s/>i<text:s/></text:span><text:span text:style-name="T1940">=</text:span><text:span text:style-name="T1941"><text:s/>threadIdx</text:span><text:span text:style-name="T1942">.</text:span><text:span text:style-name="T1943">x</text:span><text:span text:style-name="T1944">;</text:span><text:span text:style-name="T1945"><text:line-break/></text:span><text:span text:style-name="T1946"><text:line-break/></text:span><text:span text:style-name="T1947"><text:s text:c="4"/>sharedData</text:span><text:span text:style-name="T1948">[</text:span><text:span text:style-name="T1949">i</text:span><text:span text:style-name="T1950">]</text:span><text:span text:style-name="T1951"><text:s/></text:span><text:span text:style-name="T1952">=</text:span><text:span text:style-name="T1953"><text:s/>input</text:span><text:span text:style-name="T1954">[</text:span><text:span text:style-name="T1955">i</text:span><text:span text:style-name="T1956">];</text:span><text:span text:style-name="T1957"><text:line-break/></text:span><text:span text:style-name="T1958"><text:s text:c="4"/>__syncthreads</text:span><text:span text:style-name="T1959">();</text:span><text:span text:style-name="T1960"><text:s/></text:span><text:span text:style-name="T1961"><text:line-break/></text:span><text:span text:style-name="T1962"><text:line-break/></text:span><text:span text:style-name="T1963"><text:s text:c="4"/></text:span><text:span text:style-name="T1964">if</text:span><text:span text:style-name="T1965">(</text:span><text:span text:style-name="T1966">i<text:s/></text:span><text:span text:style-name="T1967">==</text:span><text:span text:style-name="T1968"><text:s/></text:span><text:span text:style-name="T1969">0</text:span><text:span text:style-name="T1970">)</text:span><text:span text:style-name="T1971"><text:s/></text:span><text:span text:style-name="T1972">{</text:span><text:span text:style-name="T1973"><text:line-break/></text:span><text:span text:style-name="T1974"><text:s text:c="6"/>output</text:span><text:span text:style-name="T1975">[</text:span><text:span text:style-name="T1976">blockIdx</text:span><text:span text:style-name="T1977">.</text:span><text:span text:style-name="T1978">x</text:span><text:span text:style-name="T1979">]</text:span><text:span text:style-name="T1980"><text:s/></text:span><text:span text:style-name="T1981">=</text:span><text:span text:style-name="T1982"><text:s/>sharedData</text:span><text:span text:style-name="T1983">[</text:span><text:span text:style-name="T1984">0</text:span><text:span text:style-name="T1985">]</text:span><text:span text:style-name="T1986"><text:s/></text:span><text:span text:style-name="T1987">+</text:span><text:span text:style-name="T1988"><text:s/>sharedData</text:span><text:span text:style-name="T1989">[</text:span><text:span text:style-name="T1990">1</text:span><text:span text:style-name="T1991">];</text:span><text:span text:style-name="T1992"><text:line-break/></text:span><text:span text:style-name="T1993"><text:s text:c="4"/></text:span><text:span text:style-name="T1994">}</text:span><text:span text:style-name="T1995"><text:line-break/></text:span><text:span text:style-name="T1996">}</text:span><text:span text:style-name="T1997"><text:line-break/></text:span><text:span text:style-name="T1998"><text:line-break/></text:span><text:span text:style-name="T1999">int</text:span><text:span text:style-name="T2000"><text:s/>main</text:span><text:span text:style-name="T2001">()</text:span><text:span text:style-name="T2002"><text:s/></text:span><text:span text:style-name="T2003">{</text:span><text:span text:style-name="T2004"><text:line-break/></text:span><text:span text:style-name="T2005"><text:s text:c="4"/></text:span><text:span text:style-name="T2006">int</text:span><text:span text:style-name="T2007"><text:s/>N<text:s/></text:span><text:span text:style-name="T2008">=</text:span><text:span text:style-name="T2009"><text:s/></text:span><text:span text:style-name="T2010">10</text:span><text:span text:style-name="T2011">;</text:span><text:span text:style-name="T2012"><text:line-break/></text:span><text:span text:style-name="T2013"><text:s text:c="4"/></text:span><text:span text:style-name="T2014">float</text:span><text:span text:style-name="T2015"><text:s/></text:span><text:span text:style-name="T2016">*</text:span><text:span text:style-name="T2017">h_input</text:span><text:span text:style-name="T2018">,</text:span><text:span text:style-name="T2019"><text:s/></text:span><text:span text:style-name="T2020">*</text:span><text:span text:style-name="T2021">h_output</text:span><text:span text:style-name="T2022">,</text:span><text:span text:style-name="T2023"><text:s/></text:span><text:span text:style-name="T2024">*</text:span><text:span text:style-name="T2025">d_input</text:span><text:span text:style-name="T2026">,</text:span><text:span text:style-name="T2027"><text:s/></text:span><text:span text:style-name="T2028">*</text:span><text:span text:style-name="T2029">d_output</text:span><text:span text:style-name="T2030">;</text:span><text:span text:style-name="T2031"><text:line-break/></text:span><text:span text:style-name="T2032"><text:s text:c="4"/></text:span><text:span text:style-name="T2033">size_t</text:span><text:span text:style-name="T2034"><text:s/>memSize<text:s/></text:span><text:span text:style-name="T2035">=</text:span><text:span text:style-name="T2036"><text:s/>N<text:s/></text:span><text:span text:style-name="T2037">*</text:span><text:span text:style-name="T2038"><text:s/></text:span><text:span text:style-name="T2039">sizeof</text:span><text:span text:style-name="T2040">(</text:span><text:span text:style-name="T2041">float</text:span><text:span text:style-name="T2042">);</text:span><text:span text:style-name="T2043"><text:line-break/></text:span><text:soft-page-break/><text:span text:style-name="T2044"><text:line-break/></text:span><text:span text:style-name="T2045"><text:s text:c="4"/>h_input<text:s/></text:span><text:span text:style-name="T2046">=</text:span><text:span text:style-name="T2047"><text:s/></text:span><text:span text:style-name="T2048">(</text:span><text:span text:style-name="T2049">float</text:span><text:span text:style-name="T2050">*)</text:span><text:span text:style-name="T2051">malloc</text:span><text:span text:style-name="T2052">(</text:span><text:span text:style-name="T2053">memSize</text:span><text:span text:style-name="T2054">);</text:span><text:span text:style-name="T2055"><text:line-break/></text:span><text:span text:style-name="T2056"><text:s text:c="4"/>h_output<text:s/></text:span><text:span text:style-name="T2057">=</text:span><text:span text:style-name="T2058"><text:s/></text:span><text:span text:style-name="T2059">(</text:span><text:span text:style-name="T2060">float</text:span><text:span text:style-name="T2061">*)</text:span><text:span text:style-name="T2062">malloc</text:span><text:span text:style-name="T2063">(</text:span><text:span text:style-name="T2064">memSize</text:span><text:span text:style-name="T2065">);</text:span><text:span text:style-name="T2066"><text:line-break/></text:span><text:span text:style-name="T2067"><text:line-break/></text:span><text:span text:style-name="T2068"><text:s text:c="4"/></text:span><text:span text:style-name="T2069">for</text:span><text:span text:style-name="T2070"><text:s/></text:span><text:span text:style-name="T2071">(</text:span><text:span text:style-name="T2072">int</text:span><text:span text:style-name="T2073"><text:s/>i<text:s/></text:span><text:span text:style-name="T2074">=</text:span><text:span text:style-name="T2075"><text:s/></text:span><text:span text:style-name="T2076">0</text:span><text:span text:style-name="T2077">;</text:span><text:span text:style-name="T2078"><text:s/>i<text:s/></text:span><text:span text:style-name="T2079">&lt;</text:span><text:span text:style-name="T2080"><text:s/>N</text:span><text:span text:style-name="T2081">;</text:span><text:span text:style-name="T2082"><text:s/>i</text:span><text:span text:style-name="T2083">++)</text:span><text:span text:style-name="T2084"><text:s/></text:span><text:span text:style-name="T2085">{</text:span><text:span text:style-name="T2086"><text:line-break/></text:span><text:span text:style-name="T2087"><text:s text:c="8"/>h_input</text:span><text:span text:style-name="T2088">[</text:span><text:span text:style-name="T2089">i</text:span><text:span text:style-name="T2090">]</text:span><text:span text:style-name="T2091"><text:s/></text:span><text:span text:style-name="T2092">=</text:span><text:span text:style-name="T2093"><text:s/>i<text:s/></text:span><text:span text:style-name="T2094">+</text:span><text:span text:style-name="T2095"><text:s/></text:span><text:span text:style-name="T2096">1.0</text:span><text:span text:style-name="T2097">f</text:span><text:span text:style-name="T2098">;</text:span><text:span text:style-name="T2099"><text:line-break/></text:span><text:span text:style-name="T2100"><text:s text:c="4"/></text:span><text:span text:style-name="T2101">}</text:span><text:span text:style-name="T2102"><text:line-break/></text:span><text:span text:style-name="T2103"><text:line-break/></text:span><text:span text:style-name="T2104"><text:s text:c="4"/>cudaMalloc</text:span><text:span text:style-name="T2105">((</text:span><text:span text:style-name="T2106">void</text:span><text:span text:style-name="T2107">**)&amp;</text:span><text:span text:style-name="T2108">d_input</text:span><text:span text:style-name="T2109">,</text:span><text:span text:style-name="T2110"><text:s/>memSize</text:span><text:span text:style-name="T2111">);</text:span><text:span text:style-name="T2112"><text:line-break/></text:span><text:span text:style-name="T2113"><text:s text:c="4"/>cudaMalloc</text:span><text:span text:style-name="T2114">((</text:span><text:span text:style-name="T2115">void</text:span><text:span text:style-name="T2116">**)&amp;</text:span><text:span text:style-name="T2117">d_output</text:span><text:span text:style-name="T2118">,</text:span><text:span text:style-name="T2119"><text:s/>memSize</text:span><text:span text:style-name="T2120">);</text:span><text:span text:style-name="T2121"><text:line-break/></text:span><text:span text:style-name="T2122"><text:s text:c="4"/>cudaMemcpy</text:span><text:span text:style-name="T2123">(</text:span><text:span text:style-name="T2124">d_input</text:span><text:span text:style-name="T2125">,</text:span><text:span text:style-name="T2126"><text:s/>h_input</text:span><text:span text:style-name="T2127">,</text:span><text:span text:style-name="T2128"><text:s/>memSize</text:span><text:span text:style-name="T2129">,</text:span><text:span text:style-name="T2130"><text:s/>cudaMemcpyHostToDevice</text:span><text:span text:style-name="T2131">);</text:span><text:span text:style-name="T2132"><text:line-break/></text:span><text:span text:style-name="T2133"><text:line-break/></text:span><text:span text:style-name="T2134"><text:s text:c="4"/></text:span><text:span text:style-name="T2135">int</text:span><text:span text:style-name="T2136"><text:s/>threadsPerBlock<text:s/></text:span><text:span text:style-name="T2137">=</text:span><text:span text:style-name="T2138"><text:s/>N</text:span><text:span text:style-name="T2139">;</text:span><text:span text:style-name="T2140"><text:line-break/></text:span><text:span text:style-name="T2141"><text:s text:c="4"/></text:span><text:span text:style-name="T2142">int</text:span><text:span text:style-name="T2143"><text:s/>blocksPerGrid<text:s/></text:span><text:span text:style-name="T2144">=</text:span><text:span text:style-name="T2145"><text:s/></text:span><text:span text:style-name="T2146">1</text:span><text:span text:style-name="T2147">;</text:span><text:span text:style-name="T2148"><text:line-break/></text:span><text:span text:style-name="T2149"><text:line-break/></text:span><text:span text:style-name="T2150"><text:s text:c="4"/>sharedMemExample</text:span><text:span text:style-name="T2151">&lt;&lt;&lt;</text:span><text:span text:style-name="T2152">blocksPerGrid</text:span><text:span text:style-name="T2153">,</text:span><text:span text:style-name="T2154"><text:s/>threadsPerBlock</text:span><text:span text:style-name="T2155">,</text:span><text:span text:style-name="T2156"><text:s/>N</text:span><text:span text:style-name="T2157">*</text:span><text:span text:style-name="T2158">sizeof</text:span><text:span text:style-name="T2159">(</text:span><text:span text:style-name="T2160">float</text:span><text:span text:style-name="T2161">)&gt;&gt;&gt;(</text:span><text:span text:style-name="T2162">d_input</text:span><text:span text:style-name="T2163">,</text:span><text:span text:style-name="T2164">d_output</text:span><text:span text:style-name="T2165">);</text:span><text:span text:style-name="T2166"><text:line-break/></text:span><text:span text:style-name="T2167"><text:s text:c="4"/>cudaMemcpy</text:span><text:span text:style-name="T2168">(</text:span><text:span text:style-name="T2169">h_output</text:span><text:span text:style-name="T2170">,</text:span><text:span text:style-name="T2171"><text:s/>d_output</text:span><text:span text:style-name="T2172">,</text:span><text:span text:style-name="T2173"><text:s/>memSize</text:span><text:span text:style-name="T2174">,</text:span><text:span text:style-name="T2175"><text:s/>cudaMemcpyDeviceToHost</text:span><text:span text:style-name="T2176">);</text:span><text:span text:style-name="T2177"><text:line-break/></text:span><text:span text:style-name="T2178"><text:line-break/></text:span><text:span text:style-name="T2179"><text:s text:c="4"/></text:span><text:span text:style-name="T2180">std::</text:span><text:span text:style-name="T2181">cout</text:span><text:span text:style-name="T2182"><text:s/>&lt;&lt;</text:span><text:span text:style-name="T2183"><text:s/>h_output</text:span><text:span text:style-name="T2184">[</text:span><text:span text:style-name="T2185">0</text:span><text:span text:style-name="T2186">]</text:span><text:span text:style-name="T2187"><text:s/></text:span><text:span text:style-name="T2188">&lt;&lt;</text:span><text:span text:style-name="T2189"><text:s/></text:span><text:span text:style-name="T2190">std::</text:span><text:span text:style-name="T2191">endl</text:span><text:span text:style-name="T2192">;</text:span><text:span text:style-name="T2193"><text:line-break/></text:span><text:span text:style-name="T2194"><text:line-break/></text:span><text:span text:style-name="T2195"><text:line-break/></text:span><text:span text:style-name="T2196"><text:s text:c="4"/>free</text:span><text:span text:style-name="T2197">(</text:span><text:span text:style-name="T2198">h_input</text:span><text:span text:style-name="T2199">);</text:span><text:span text:style-name="T2200"><text:s/>free</text:span><text:span text:style-name="T2201">(</text:span><text:span text:style-name="T2202">h_output</text:span><text:span text:style-name="T2203">);</text:span><text:span text:style-name="T2204"><text:line-break/></text:span><text:span text:style-name="T2205"><text:s text:c="4"/>cudaFree</text:span><text:span text:style-name="T2206">(</text:span><text:span text:style-name="T2207">d_input</text:span><text:span text:style-name="T2208">);</text:span><text:span text:style-name="T2209"><text:s/>cudaFree</text:span><text:span text:style-name="T2210">(</text:span><text:span text:style-name="T2211">d_output</text:span><text:span text:style-name="T2212">);</text:span><text:span text:style-name="T2213"><text:line-break/></text:span><text:span text:style-name="T2214"><text:s text:c="4"/></text:span><text:span text:style-name="T2215">return</text:span><text:span text:style-name="T2216"><text:s/></text:span><text:span text:style-name="T2217">0</text:span><text:span text:style-name="T2218">;</text:span><text:span text:style-name="T2219"><text:line-break/></text:span><text:span text:style-name="T2220">}</text:span></text:p>
        </text:list-item>
      </text:list>
      <text:list text:style-name="LFO61" text:continue-numbering="true">
        <text:list-item>
          <text:list>
            <text:list-item>
              <text:p text:style-name="P2221"><text:span text:style-name="T2222">Explicação:</text:span></text:p>
              <text:list text:continue-numbering="true">
                <text:list-item>
                  <text:p text:style-name="P2223"><text:span text:style-name="T2224">extern __shared__ float sharedData[];</text:span><text:span text:style-name="T2225">: Declara um array na memória partilhada com tamanho definido no lançamento do kernel.</text:span></text:p>
                </text:list-item>
                <text:list-item>
                  <text:p text:style-name="P2226"><text:span text:style-name="T2227">__syncthreads()</text:span><text:span text:style-name="T2228">: Garante que todas as threads do bloco alcancem este ponto antes de continuar.</text:span></text:p>
                </text:list-item>
              </text:list>
            </text:list-item>
            <text:list-item>
              <text:p text:style-name="P2229"><text:span text:style-name="T2230">Execução:</text:span><text:span text:style-name="T2231"><text:s/>Compilar com<text:s/></text:span><text:span text:style-name="T2232">nvcc exemplo.cu -o exemplo</text:span><text:span text:style-name="T2233"><text:s/>e executar com<text:s/></text:span><text:span text:style-name="T2234">./exemplo</text:span><text:span text:style-name="T2235">.</text:span></text:p>
            </text:list-item>
          </text:list>
        </text:list-item>
      </text:list>
      <text:p text:style-name="P2236">Estes exemplos fornecem uma base prática sobre como usar MPI para a execução de código paralelo em sistemas distribuídos e CUDA para a execução de kernels em GPUs. Cada exemplo apresenta funções básicas, conceitos e como os dados são manipulados, enviados/recebidos e processados paralelamente.</text:p>
      <text:p text:style-name="P2237"><text:span text:style-name="T2238"><text:line-break/></text:span><text:span text:style-name="T2239">Estrutura para Responder às Perguntas (CUDA e MPI)</text:span></text:p>
      <text:list text:style-name="LFO56" text:continue-numbering="true">
        <text:list-item>
          <text:p text:style-name="P2240"><text:span text:style-name="T2241">Contexto:</text:span><text:span text:style-name="T2242"><text:s/>Descrever brevemente o problema.</text:span></text:p>
        </text:list-item>
      </text:list>
      <text:list text:style-name="LFO56" text:continue-numbering="true">
        <text:list-item>
          <text:p text:style-name="P2243"><text:span text:style-name="T2244">Solução:</text:span><text:span text:style-name="T2245"><text:s/>Explicar a abordagem, o padrão de paralelismo usado e o código simplificado.</text:span></text:p>
        </text:list-item>
      </text:list>
      <text:list text:style-name="LFO56" text:continue-numbering="true">
        <text:list-item>
          <text:p text:style-name="P2246"><text:span text:style-name="T2247">Justificação:</text:span><text:span text:style-name="T2248"><text:s/>Explicar o porquê das escolhas tomadas (número de threads, uso de memória partilhada, padrão MPI).</text:span></text:p>
        </text:list-item>
      </text:list>
      <text:list text:style-name="LFO56" text:continue-numbering="true">
        <text:list-item>
          <text:p text:style-name="P2249"><text:span text:style-name="T2250">Estrutura de código:</text:span><text:span text:style-name="T2251"><text:s/>apresentar um estrutura de código que responde ao problema.</text:span></text:p>
        </text:list-item>
      </text:list>
      <text:p text:style-name="P2252"><text:span text:style-name="T2253">Exemplos e Respostas às Perguntas</text:span></text:p>
      <text:p text:style-name="P2254"><text:span text:style-name="T2255">CUDA (transformImage)</text:span></text:p>
      <text:p text:style-name="P2256"><text:span text:style-name="T2257">Contexto:</text:span></text:p>
      <text:p text:style-name="P2258">Pretende-se um kernel CUDA que transforma uma imagem, onde cada pixel é processado de forma independente.</text:p>
      <text:p text:style-name="P2259"><text:span text:style-name="T2260">a) Kernel CUDA Básico e Lançamento de Threads</text:span></text:p>
      <text:p text:style-name="P2261"><text:span text:style-name="T2262">__global__<text:s/></text:span><text:span text:style-name="T2263">void</text:span><text:span text:style-name="T2264"><text:s/>transformImage</text:span><text:span text:style-name="T2265">(</text:span><text:span text:style-name="T2266">unsigned</text:span><text:span text:style-name="T2267"><text:s/></text:span><text:span text:style-name="T2268">char</text:span><text:span text:style-name="T2269">*</text:span><text:span text:style-name="T2270"><text:s/>input</text:span><text:span text:style-name="T2271">,</text:span><text:span text:style-name="T2272"><text:s/></text:span><text:span text:style-name="T2273">unsigned</text:span><text:span text:style-name="T2274"><text:s/></text:span><text:span text:style-name="T2275">char</text:span><text:span text:style-name="T2276">*</text:span><text:span text:style-name="T2277"><text:s/>output</text:span><text:span text:style-name="T2278">,</text:span><text:span text:style-name="T2279"><text:s/></text:span><text:span text:style-name="T2280">int</text:span><text:span text:style-name="T2281"><text:s/>width</text:span><text:span text:style-name="T2282">,</text:span><text:span text:style-name="T2283"><text:s/></text:span><text:span text:style-name="T2284">int</text:span><text:span text:style-name="T2285"><text:s/>height</text:span><text:span text:style-name="T2286">)</text:span><text:span text:style-name="T2287"><text:s/></text:span><text:span text:style-name="T2288">{</text:span><text:span text:style-name="T2289"><text:line-break/></text:span><text:span text:style-name="T2290"><text:s text:c="4"/></text:span><text:span text:style-name="T2291">int</text:span><text:span text:style-name="T2292"><text:s/>x<text:s/></text:span><text:span text:style-name="T2293">=</text:span><text:span text:style-name="T2294"><text:s/>blockIdx</text:span><text:span text:style-name="T2295">.</text:span><text:span text:style-name="T2296">x<text:s/></text:span><text:span text:style-name="T2297">*</text:span><text:span text:style-name="T2298"><text:s/>blockDim</text:span><text:span text:style-name="T2299">.</text:span><text:span text:style-name="T2300">x<text:s/></text:span><text:span text:style-name="T2301">+</text:span><text:span text:style-name="T2302"><text:s/>threadIdx</text:span><text:span text:style-name="T2303">.</text:span><text:span text:style-name="T2304">x</text:span><text:span text:style-name="T2305">;</text:span><text:span text:style-name="T2306"><text:line-break/></text:span><text:span text:style-name="T2307"><text:s text:c="4"/></text:span><text:span text:style-name="T2308">int</text:span><text:span text:style-name="T2309"><text:s/>y<text:s/></text:span><text:span text:style-name="T2310">=</text:span><text:span text:style-name="T2311"><text:s/>blockIdx</text:span><text:span text:style-name="T2312">.</text:span><text:span text:style-name="T2313">y<text:s/></text:span><text:span text:style-name="T2314">*</text:span><text:span text:style-name="T2315"><text:s/>blockDim</text:span><text:span text:style-name="T2316">.</text:span><text:span text:style-name="T2317">y<text:s/></text:span><text:span text:style-name="T2318">+</text:span><text:span text:style-name="T2319"><text:s/>threadIdx</text:span><text:span text:style-name="T2320">.</text:span><text:span text:style-name="T2321">y</text:span><text:span text:style-name="T2322">;</text:span><text:span text:style-name="T2323"><text:line-break/></text:span><text:span text:style-name="T2324"><text:line-break/></text:span><text:span text:style-name="T2325"><text:s text:c="4"/></text:span><text:span text:style-name="T2326">if</text:span><text:span text:style-name="T2327">(</text:span><text:span text:style-name="T2328">x<text:s/></text:span><text:span text:style-name="T2329">&lt;</text:span><text:span text:style-name="T2330"><text:s/>width<text:s/></text:span><text:span text:style-name="T2331">&amp;&amp;</text:span><text:span text:style-name="T2332"><text:s/>y<text:s/></text:span><text:span text:style-name="T2333">&lt;</text:span><text:span text:style-name="T2334"><text:s/>height</text:span><text:span text:style-name="T2335">)</text:span><text:span text:style-name="T2336"><text:s/></text:span><text:span text:style-name="T2337">{</text:span><text:span text:style-name="T2338"><text:line-break/></text:span><text:span text:style-name="T2339"><text:s text:c="9"/></text:span><text:span text:style-name="T2340">int</text:span><text:span text:style-name="T2341"><text:s/>index<text:s/></text:span><text:span text:style-name="T2342">=</text:span><text:span text:style-name="T2343"><text:s/>y<text:s/></text:span><text:span text:style-name="T2344">*</text:span><text:span text:style-name="T2345"><text:s/>width<text:s/></text:span><text:span text:style-name="T2346">+</text:span><text:span text:style-name="T2347"><text:s/>x</text:span><text:span text:style-name="T2348">;</text:span><text:span text:style-name="T2349"><text:line-break/></text:span><text:span text:style-name="T2350"><text:s text:c="9"/></text:span><text:span text:style-name="T2351">// Transformar o pixel (Exemplo: inversão)</text:span><text:span text:style-name="T2352"><text:line-break/></text:span><text:span text:style-name="T2353"><text:s text:c="9"/>output</text:span><text:span text:style-name="T2354">[</text:span><text:span text:style-name="T2355">index</text:span><text:span text:style-name="T2356">]</text:span><text:span text:style-name="T2357"><text:s/></text:span><text:span text:style-name="T2358">=</text:span><text:span text:style-name="T2359"><text:s/></text:span><text:span text:style-name="T2360">255</text:span><text:span text:style-name="T2361"><text:s/></text:span><text:span text:style-name="T2362">-</text:span><text:span text:style-name="T2363"><text:s/>input</text:span><text:span text:style-name="T2364">[</text:span><text:span text:style-name="T2365">index</text:span><text:span text:style-name="T2366">];</text:span><text:span text:style-name="T2367"><text:s/></text:span><text:span text:style-name="T2368"><text:line-break/></text:span><text:span text:style-name="T2369"><text:s text:c="4"/></text:span><text:span text:style-name="T2370">}</text:span><text:span text:style-name="T2371"><text:line-break/></text:span><text:span text:style-name="T2372">}</text:span></text:p>
      <text:soft-page-break/>
      <text:p text:style-name="P2373"><text:span text:style-name="T2374">Justificação do Número de Threads:</text:span></text:p>
      <text:p text:style-name="P2375">Para processar cada pixel da imagem em paralelo, é necessário lançar um número de threads igual ao número total de pixels.</text:p>
      <text:list text:style-name="LFO61" text:continue-numbering="true">
        <text:list-item>
          <text:p text:style-name="P2376"><text:span text:style-name="T2377">Cálculo de Threads:</text:span><text:span text:style-name="T2378"><text:s/>O número de threads é determinado pela largura (</text:span><text:span text:style-name="T2379">width</text:span><text:span text:style-name="T2380">) e altura (</text:span><text:span text:style-name="T2381">height</text:span><text:span text:style-name="T2382">) da imagem:<text:s/></text:span><text:span text:style-name="T2383">totalThreads = width * height</text:span><text:span text:style-name="T2384">.</text:span></text:p>
        </text:list-item>
        <text:list-item>
          <text:p text:style-name="P2385"><text:span text:style-name="T2386">Organização:</text:span><text:span text:style-name="T2387"><text:s/>É comum organizar as threads em blocos bidimensionais para corresponder à estrutura da imagem:</text:span></text:p>
          <text:list text:continue-numbering="true">
            <text:list-item>
              <text:p text:style-name="P2388"><text:span text:style-name="T2389">blockDim.x</text:span><text:span text:style-name="T2390">: Número de threads por linha do bloco.</text:span></text:p>
            </text:list-item>
            <text:list-item>
              <text:p text:style-name="P2391"><text:span text:style-name="T2392">blockDim.y</text:span><text:span text:style-name="T2393">: Número de threads por coluna do bloco.</text:span></text:p>
            </text:list-item>
            <text:list-item>
              <text:p text:style-name="P2394"><text:span text:style-name="T2395">gridDim.x</text:span><text:span text:style-name="T2396">: Número de blocos na direção X.</text:span></text:p>
            </text:list-item>
            <text:list-item>
              <text:p text:style-name="P2397"><text:span text:style-name="T2398">gridDim.y</text:span><text:span text:style-name="T2399">: Número de blocos na direção Y.</text:span></text:p>
            </text:list-item>
          </text:list>
        </text:list-item>
      </text:list>
      <text:list text:style-name="LFO60" text:continue-numbering="true">
        <text:list-item>
          <text:p text:style-name="P2400">Para calcular os parâmetros de lançamento do kernel:</text:p>
        </text:list-item>
      </text:list>
      <text:list text:style-name="LFO61" text:continue-numbering="true">
        <text:list-item>
          <text:list>
            <text:list-item>
              <text:p text:style-name="P2401"><text:span text:style-name="T2402">threadsPerBlock</text:span><text:span text:style-name="T2403">: valor a escolha (ex: 16x16)</text:span></text:p>
            </text:list-item>
            <text:list-item>
              <text:p text:style-name="P2404"><text:span text:style-name="T2405">blocksPerGridX = (width + threadsPerBlock.x - 1) / threadsPerBlock.x</text:span></text:p>
            </text:list-item>
            <text:list-item>
              <text:p text:style-name="P2406"><text:span text:style-name="T2407">blocksPerGridY = (height + threadsPerBlock.y - 1) / threadsPerBlock.y</text:span></text:p>
            </text:list-item>
          </text:list>
        </text:list-item>
      </text:list>
      <text:list text:style-name="LFO60" text:continue-numbering="true">
        <text:list-item>
          <text:p text:style-name="P2408"><text:span text:style-name="T2409">O lançamento do kernel seria da forma:<text:s/></text:span><text:span text:style-name="T2410">transformImage&lt;&lt;&lt;dim3(blocksPerGridX, blocksPerGridY), dim3(threadsPerBlockX, threadsPerBlockY)&gt;&gt;&gt;(d_input, d_output, width, height)</text:span></text:p>
        </text:list-item>
        <text:list-item>
          <text:p text:style-name="P2411"><text:span text:style-name="T2412">O que importa é que o número total de threads lançadas seja superior ou igual ao número total de pixeis (</text:span><text:span text:style-name="T2413">width * height</text:span><text:span text:style-name="T2414">)</text:span></text:p>
        </text:list-item>
      </text:list>
      <text:p text:style-name="P2415"><text:span text:style-name="T2416">b) Kernel CUDA Otimizado com Shared Memory</text:span></text:p>
      <text:p text:style-name="P2417"><text:span text:style-name="T2418">__global__<text:s/></text:span><text:span text:style-name="T2419">void</text:span><text:span text:style-name="T2420"><text:s/>transformImageShared</text:span><text:span text:style-name="T2421">(</text:span><text:span text:style-name="T2422">unsigned</text:span><text:span text:style-name="T2423"><text:s/></text:span><text:span text:style-name="T2424">char</text:span><text:span text:style-name="T2425">*</text:span><text:span text:style-name="T2426"><text:s/>input</text:span><text:span text:style-name="T2427">,</text:span><text:span text:style-name="T2428"><text:s/></text:span><text:span text:style-name="T2429">unsigned</text:span><text:span text:style-name="T2430"><text:s/></text:span><text:span text:style-name="T2431">char</text:span><text:span text:style-name="T2432">*</text:span><text:span text:style-name="T2433"><text:s/>output</text:span><text:span text:style-name="T2434">,</text:span><text:span text:style-name="T2435"><text:s/></text:span><text:span text:style-name="T2436">int</text:span><text:span text:style-name="T2437"><text:s/>width</text:span><text:span text:style-name="T2438">,</text:span><text:span text:style-name="T2439"><text:s/></text:span><text:span text:style-name="T2440">int</text:span><text:span text:style-name="T2441"><text:s/>height</text:span><text:span text:style-name="T2442">)</text:span><text:span text:style-name="T2443"><text:s/></text:span><text:span text:style-name="T2444">{</text:span><text:span text:style-name="T2445"><text:line-break/></text:span><text:span text:style-name="T2446"><text:s text:c="5"/></text:span><text:span text:style-name="T2447">extern</text:span><text:span text:style-name="T2448"><text:s/>__shared__<text:s/></text:span><text:span text:style-name="T2449">unsigned</text:span><text:span text:style-name="T2450"><text:s/></text:span><text:span text:style-name="T2451">char</text:span><text:span text:style-name="T2452"><text:s/>shared_data</text:span><text:span text:style-name="T2453">[];</text:span><text:span text:style-name="T2454"><text:line-break/></text:span><text:span text:style-name="T2455"><text:s text:c="5"/></text:span><text:span text:style-name="T2456"><text:line-break/></text:span><text:span text:style-name="T2457"><text:s text:c="4"/></text:span><text:span text:style-name="T2458">int</text:span><text:span text:style-name="T2459"><text:s/>x<text:s/></text:span><text:span text:style-name="T2460">=</text:span><text:span text:style-name="T2461"><text:s/>blockIdx</text:span><text:span text:style-name="T2462">.</text:span><text:span text:style-name="T2463">x<text:s/></text:span><text:span text:style-name="T2464">*</text:span><text:span text:style-name="T2465"><text:s/>blockDim</text:span><text:span text:style-name="T2466">.</text:span><text:span text:style-name="T2467">x<text:s/></text:span><text:span text:style-name="T2468">+</text:span><text:span text:style-name="T2469"><text:s/>threadIdx</text:span><text:span text:style-name="T2470">.</text:span><text:span text:style-name="T2471">x</text:span><text:span text:style-name="T2472">;</text:span><text:span text:style-name="T2473"><text:line-break/></text:span><text:span text:style-name="T2474"><text:s text:c="4"/></text:span><text:span text:style-name="T2475">int</text:span><text:span text:style-name="T2476"><text:s/>y<text:s/></text:span><text:span text:style-name="T2477">=</text:span><text:span text:style-name="T2478"><text:s/>blockIdx</text:span><text:span text:style-name="T2479">.</text:span><text:span text:style-name="T2480">y<text:s/></text:span><text:span text:style-name="T2481">*</text:span><text:span text:style-name="T2482"><text:s/>blockDim</text:span><text:span text:style-name="T2483">.</text:span><text:span text:style-name="T2484">y<text:s/></text:span><text:span text:style-name="T2485">+</text:span><text:span text:style-name="T2486"><text:s/>threadIdx</text:span><text:span text:style-name="T2487">.</text:span><text:span text:style-name="T2488">y</text:span><text:span text:style-name="T2489">;</text:span><text:span text:style-name="T2490"><text:line-break/></text:span><text:span text:style-name="T2491"><text:s text:c="5"/></text:span><text:span text:style-name="T2492"><text:line-break/></text:span><text:span text:style-name="T2493"><text:s text:c="4"/></text:span><text:span text:style-name="T2494">int</text:span><text:span text:style-name="T2495"><text:s/>index<text:s/></text:span><text:span text:style-name="T2496">=</text:span><text:span text:style-name="T2497"><text:s/>y<text:s/></text:span><text:span text:style-name="T2498">*</text:span><text:span text:style-name="T2499"><text:s/>width<text:s/></text:span><text:span text:style-name="T2500">+</text:span><text:span text:style-name="T2501"><text:s/>x</text:span><text:span text:style-name="T2502">;</text:span><text:span text:style-name="T2503"><text:line-break/></text:span><text:span text:style-name="T2504"><text:s text:c="4"/></text:span><text:span text:style-name="T2505">int</text:span><text:span text:style-name="T2506"><text:s/>threadId<text:s/></text:span><text:span text:style-name="T2507">=</text:span><text:span text:style-name="T2508"><text:s/>threadIdx</text:span><text:span text:style-name="T2509">.</text:span><text:span text:style-name="T2510">y<text:s/></text:span><text:span text:style-name="T2511">*</text:span><text:span text:style-name="T2512"><text:s/>blockDim</text:span><text:span text:style-name="T2513">.</text:span><text:span text:style-name="T2514">x<text:s/></text:span><text:span text:style-name="T2515">+</text:span><text:span text:style-name="T2516"><text:s/>threadIdx</text:span><text:span text:style-name="T2517">.</text:span><text:span text:style-name="T2518">x</text:span><text:span text:style-name="T2519">;</text:span><text:span text:style-name="T2520"><text:line-break/></text:span><text:span text:style-name="T2521"><text:s text:c="4"/></text:span><text:span text:style-name="T2522">int</text:span><text:span text:style-name="T2523"><text:s/>num_threads_block<text:s/></text:span><text:span text:style-name="T2524">=</text:span><text:span text:style-name="T2525"><text:s/>blockDim</text:span><text:span text:style-name="T2526">.</text:span><text:span text:style-name="T2527">x</text:span><text:span text:style-name="T2528">*</text:span><text:span text:style-name="T2529">blockDim</text:span><text:span text:style-name="T2530">.</text:span><text:span text:style-name="T2531">y</text:span><text:span text:style-name="T2532">;</text:span><text:span text:style-name="T2533"><text:line-break/></text:span><text:span text:style-name="T2534"><text:s text:c="4"/></text:span><text:span text:style-name="T2535"><text:line-break/></text:span><text:span text:style-name="T2536"><text:s text:c="4"/></text:span><text:span text:style-name="T2537">if</text:span><text:span text:style-name="T2538">(</text:span><text:span text:style-name="T2539">x<text:s/></text:span><text:span text:style-name="T2540">&lt;</text:span><text:span text:style-name="T2541"><text:s/>width<text:s/></text:span><text:span text:style-name="T2542">&amp;&amp;</text:span><text:span text:style-name="T2543"><text:s/>y<text:s/></text:span><text:span text:style-name="T2544">&lt;</text:span><text:span text:style-name="T2545"><text:s/>height</text:span><text:span text:style-name="T2546">)</text:span><text:span text:style-name="T2547"><text:line-break/></text:span><text:span text:style-name="T2548"><text:s text:c="4"/></text:span><text:span text:style-name="T2549">{</text:span><text:span text:style-name="T2550"><text:s text:c="4"/></text:span><text:span text:style-name="T2551"><text:line-break/></text:span><text:span text:style-name="T2552"><text:s text:c="8"/>shared_data</text:span><text:span text:style-name="T2553">[</text:span><text:span text:style-name="T2554">threadId</text:span><text:span text:style-name="T2555">]</text:span><text:span text:style-name="T2556"><text:s/></text:span><text:span text:style-name="T2557">=</text:span><text:span text:style-name="T2558"><text:s/>input</text:span><text:span text:style-name="T2559">[</text:span><text:span text:style-name="T2560">index</text:span><text:span text:style-name="T2561">];</text:span><text:span text:style-name="T2562"><text:line-break/></text:span><text:span text:style-name="T2563"><text:s text:c="8"/>__syncthreads</text:span><text:span text:style-name="T2564">();</text:span><text:span text:style-name="T2565"><text:line-break/></text:span><text:span text:style-name="T2566"><text:s text:c="8"/></text:span><text:span text:style-name="T2567"><text:line-break/></text:span><text:span text:style-name="T2568"><text:s text:c="9"/>output</text:span><text:span text:style-name="T2569">[</text:span><text:span text:style-name="T2570">index</text:span><text:span text:style-name="T2571">]</text:span><text:span text:style-name="T2572"><text:s/></text:span><text:span text:style-name="T2573">=</text:span><text:span text:style-name="T2574"><text:s/></text:span><text:span text:style-name="T2575">255</text:span><text:span text:style-name="T2576"><text:s/></text:span><text:span text:style-name="T2577">-</text:span><text:span text:style-name="T2578"><text:s/>shared_data</text:span><text:span text:style-name="T2579">[</text:span><text:span text:style-name="T2580">threadId</text:span><text:span text:style-name="T2581">];</text:span><text:span text:style-name="T2582"><text:s/></text:span><text:span text:style-name="T2583"><text:line-break/></text:span><text:span text:style-name="T2584"><text:s text:c="4"/></text:span><text:span text:style-name="T2585">}</text:span><text:span text:style-name="T2586"><text:line-break/></text:span><text:span text:style-name="T2587">}</text:span></text:p>
      <text:p text:style-name="P2588"><text:span text:style-name="T2589">Justificação do Número de Threads por Bloco:</text:span></text:p>
      <text:list text:style-name="LFO61" text:continue-numbering="true">
        <text:list-item>
          <text:p text:style-name="P2590"><text:span text:style-name="T2591">Bloco:</text:span><text:span text:style-name="T2592"><text:s/>Uma opção para organizar as threads é criar blocos quadrados de threads (</text:span><text:span text:style-name="T2593">blockDim.x = blockDim.y</text:span><text:span text:style-name="T2594">).<text:s/></text:span><text:span text:style-name="T2595">Por exemplo, 16x16 ou 32x32 threads.</text:span></text:p>
        </text:list-item>
        <text:list-item>
          <text:p text:style-name="P2596"><text:span text:style-name="T2597">Memória Partilhada:</text:span><text:span text:style-name="T2598"><text:s/>O tamanho do array shared_data terá de acomodar todos os threads de um bloco<text:s/></text:span><text:span text:style-name="T2599">num_threads_block = <text:s/>blockDim.x * blockDim.y</text:span><text:span text:style-name="T2600">. Ao usar memória partilhada, é necessário garantir que cada thread tenha espaço disponível e que nenhuma thread escreva para a mesma posição (que cause um conflito).</text:span></text:p>
        </text:list-item>
        <text:list-item>
          <text:p text:style-name="P2601"><text:span text:style-name="T2602">Lançamento de Kernel</text:span><text:span text:style-name="T2603">:<text:s/></text:span><text:span text:style-name="T2604">transformImageShared&lt;&lt;&lt;dim3(blocksPerGridX, blocksPerGridY), dim3(threadsPerBlockX, threadsPerBlockY), mem_partilhada_bloco&gt;&gt;&gt;(d_input, d_output, width, height)</text:span></text:p>
        </text:list-item>
      </text:list>
      <text:p text:style-name="P2605"><text:span text:style-name="T2606">MPI (Processamento da Imagem)</text:span></text:p>
      <text:p text:style-name="P2607"><text:span text:style-name="T2608">Contexto:</text:span></text:p>
      <text:p text:style-name="P2609">Pretende-se um programa MPI que distribui o processamento de uma imagem entre múltiplos processos, onde o processo 0 contém a imagem original e o resultado final.</text:p>
      <text:p text:style-name="P2610"><text:span text:style-name="T2611">a) Padrão MPI Adequado e Troca de Mensagens</text:span></text:p>
      <text:list text:style-name="LFO61" text:continue-numbering="true">
        <text:list-item>
          <text:p text:style-name="P2612"><text:span text:style-name="T2613">Padrão:</text:span><text:span text:style-name="T2614"><text:s/>O padrão mais adequado é o<text:s/></text:span><text:span text:style-name="T2615">farm</text:span><text:span text:style-name="T2616">, onde o processo 0 atua como o<text:s/></text:span><text:span text:style-name="T2617">master</text:span><text:span text:style-name="T2618"><text:s/>e os outros processos como<text:s/></text:span><text:span text:style-name="T2619">workers</text:span><text:span text:style-name="T2620">.</text:span></text:p>
          <text:soft-page-break/>
          <text:list text:continue-numbering="true">
            <text:list-item>
              <text:p text:style-name="P2621"><text:span text:style-name="T2622">Justificação:</text:span><text:span text:style-name="T2623"><text:s/>O padrão farm é mais adequado porque a imagem é dividida em partes, cada parte é processada por um trabalhador (worker) e depois os resultados são recolhidos pelo master, e no final é o master que vai conter toda a imagem processada.</text:span></text:p>
            </text:list-item>
          </text:list>
        </text:list-item>
        <text:list-item>
          <text:p text:style-name="P2624"><text:span text:style-name="T2625">Diagrama:</text:span></text:p>
        </text:list-item>
      </text:list>
      <text:list text:style-name="LFO62">
        <text:list-item text:start-value="1">
          <text:list>
            <text:list-item text:start-value="1">
              <text:p text:style-name="P2626"><text:span text:style-name="T2627">Master (Processo 0):</text:span></text:p>
            </text:list-item>
          </text:list>
        </text:list-item>
      </text:list>
      <text:list text:style-name="LFO61" text:continue-numbering="true">
        <text:list-item>
          <text:list>
            <text:list-item>
              <text:list>
                <text:list-item>
                  <text:p text:style-name="P2628">Divide a imagem em partes.</text:p>
                </text:list-item>
                <text:list-item>
                  <text:p text:style-name="P2629"><text:span text:style-name="T2630">Envia partes da imagem para os outros processos (</text:span><text:span text:style-name="T2631">workers</text:span><text:span text:style-name="T2632">).</text:span></text:p>
                </text:list-item>
                <text:list-item>
                  <text:p text:style-name="P2633">Recebe partes processadas de volta.</text:p>
                </text:list-item>
                <text:list-item>
                  <text:p text:style-name="P2634">Combina as partes para obter a imagem final.</text:p>
                </text:list-item>
              </text:list>
            </text:list-item>
          </text:list>
        </text:list-item>
      </text:list>
      <text:list text:style-name="LFO62" text:continue-numbering="true">
        <text:list-item>
          <text:list>
            <text:list-item>
              <text:p text:style-name="P2635"><text:span text:style-name="T2636">Workers (Processo 1, 2, …):</text:span></text:p>
            </text:list-item>
          </text:list>
        </text:list-item>
      </text:list>
      <text:list text:style-name="LFO61" text:continue-numbering="true">
        <text:list-item>
          <text:list>
            <text:list-item>
              <text:list>
                <text:list-item>
                  <text:p text:style-name="P2637"><text:span text:style-name="T2638">Recebem partes da imagem do<text:s/></text:span><text:span text:style-name="T2639">master</text:span><text:span text:style-name="T2640">.</text:span></text:p>
                </text:list-item>
                <text:list-item>
                  <text:p text:style-name="P2641">Processam as partes da imagem.</text:p>
                </text:list-item>
                <text:list-item>
                  <text:p text:style-name="P2642"><text:span text:style-name="T2643">Envia partes processadas para o<text:s/></text:span><text:span text:style-name="T2644">master</text:span><text:span text:style-name="T2645">.</text:span></text:p>
                </text:list-item>
              </text:list>
            </text:list-item>
          </text:list>
        </text:list-item>
      </text:list>
      <text:p text:style-name="P2646">Diagrama com 3 processos (Processo 0, Processo 1, Processo 2):</text:p>
      <text:p text:style-name="P2647"><text:span text:style-name="T2648">Processo 0 (Master) <text:s/>| <text:s text:c="2"/>Processo 1 (Worker) <text:s/>| <text:s/>Processo 2 (Worker)</text:span><text:span text:style-name="T2649"><text:line-break/></text:span><text:span text:style-name="T2650">---------------------+-----------------------+----------------------</text:span><text:span text:style-name="T2651"><text:line-break/></text:span><text:span text:style-name="T2652"><text:s text:c="3"/>1.<text:s/></text:span><text:span text:style-name="T2653">Divide imagem <text:s text:c="2"/>| <text:s text:c="22"/>|</text:span><text:span text:style-name="T2654"><text:line-break/></text:span><text:span text:style-name="T2655"><text:s text:c="4"/>---------&gt; <text:s text:c="8"/>| <text:s text:c="22"/>|</text:span><text:span text:style-name="T2656"><text:line-break/></text:span><text:span text:style-name="T2657"><text:s text:c="4"/>2. Envia Parte 1 <text:s text:c="2"/>| <text:s/>3. Recebe Parte 1 <text:s text:c="2"/>|</text:span><text:span text:style-name="T2658"><text:line-break/></text:span><text:span text:style-name="T2659"><text:s text:c="22"/>| <text:s/>4. Processa <text:s text:c="7"/>|</text:span><text:span text:style-name="T2660"><text:line-break/></text:span><text:span text:style-name="T2661"><text:s text:c="4"/>&lt;--------- <text:s text:c="8"/>| <text:s/>5. Envia Parte 1 P <text:s text:c="2"/>|</text:span><text:span text:style-name="T2662"><text:line-break/></text:span><text:span text:style-name="T2663"><text:s text:c="4"/>6. Envia Parte 2 <text:s text:c="2"/>| <text:s text:c="22"/>| 7. Recebe Parte 2</text:span><text:span text:style-name="T2664"><text:line-break/></text:span><text:span text:style-name="T2665"><text:s text:c="4"/>| <text:s text:c="23"/>| <text:s text:c="20"/>8. Processa</text:span><text:span text:style-name="T2666"><text:line-break/></text:span><text:span text:style-name="T2667"><text:s text:c="24"/>| <text:s text:c="24"/>9. Envia Parte 2 P</text:span><text:span text:style-name="T2668"><text:line-break/></text:span><text:span text:style-name="T2669"><text:s text:c="5"/>&lt;---------</text:span><text:span text:style-name="T2670"><text:line-break/></text:span><text:span text:style-name="T2671"><text:s text:c="5"/>10. Reune tudo <text:s text:c="2"/>| <text:s text:c="23"/>|</text:span></text:p>
      <text:p text:style-name="P2672"><text:span text:style-name="T2673">b) Implementação da Versão Paralela com MPI</text:span></text:p>
      <text:p text:style-name="P2674"><text:span text:style-name="T2675">#include<text:s/></text:span><text:span text:style-name="T2676">&lt;mpi.h&gt;</text:span><text:span text:style-name="T2677"><text:line-break/></text:span><text:span text:style-name="T2678">#include<text:s/></text:span><text:span text:style-name="T2679">&lt;stdio.h&gt;</text:span><text:span text:style-name="T2680"><text:line-break/></text:span><text:span text:style-name="T2681">#include<text:s/></text:span><text:span text:style-name="T2682">&lt;stdlib.h&gt;</text:span><text:span text:style-name="T2683"><text:line-break/></text:span><text:span text:style-name="T2684"><text:line-break/></text:span><text:span text:style-name="T2685">void</text:span><text:span text:style-name="T2686"><text:s/>transformPart</text:span><text:span text:style-name="T2687">(</text:span><text:span text:style-name="T2688">unsigned</text:span><text:span text:style-name="T2689"><text:s/></text:span><text:span text:style-name="T2690">char</text:span><text:span text:style-name="T2691">*</text:span><text:span text:style-name="T2692"><text:s/>part</text:span><text:span text:style-name="T2693">,</text:span><text:span text:style-name="T2694"><text:s/></text:span><text:span text:style-name="T2695">int</text:span><text:span text:style-name="T2696"><text:s/>size</text:span><text:span text:style-name="T2697">)</text:span><text:span text:style-name="T2698"><text:s/></text:span><text:span text:style-name="T2699">{</text:span><text:span text:style-name="T2700"><text:line-break/></text:span><text:span text:style-name="T2701"><text:s text:c="4"/></text:span><text:span text:style-name="T2702">for</text:span><text:span text:style-name="T2703">(</text:span><text:span text:style-name="T2704">int</text:span><text:span text:style-name="T2705"><text:s/>i<text:s/></text:span><text:span text:style-name="T2706">=</text:span><text:span text:style-name="T2707"><text:s/></text:span><text:span text:style-name="T2708">0</text:span><text:span text:style-name="T2709">;</text:span><text:span text:style-name="T2710"><text:s/>i<text:s/></text:span><text:span text:style-name="T2711">&lt;</text:span><text:span text:style-name="T2712"><text:s/>size</text:span><text:span text:style-name="T2713">;</text:span><text:span text:style-name="T2714"><text:s/>i</text:span><text:span text:style-name="T2715">++){</text:span><text:span text:style-name="T2716"><text:line-break/></text:span><text:span text:style-name="T2717"><text:s text:c="8"/>part</text:span><text:span text:style-name="T2718">[</text:span><text:span text:style-name="T2719">i</text:span><text:span text:style-name="T2720">]</text:span><text:span text:style-name="T2721"><text:s/></text:span><text:span text:style-name="T2722">=</text:span><text:span text:style-name="T2723"><text:s/></text:span><text:span text:style-name="T2724">255</text:span><text:span text:style-name="T2725"><text:s/></text:span><text:span text:style-name="T2726">-</text:span><text:span text:style-name="T2727"><text:s/>part</text:span><text:span text:style-name="T2728">[</text:span><text:span text:style-name="T2729">i</text:span><text:span text:style-name="T2730">];</text:span><text:span text:style-name="T2731"><text:line-break/></text:span><text:span text:style-name="T2732"><text:s text:c="4"/></text:span><text:span text:style-name="T2733">}</text:span><text:span text:style-name="T2734"><text:line-break/></text:span><text:span text:style-name="T2735">}</text:span><text:span text:style-name="T2736"><text:line-break/></text:span><text:span text:style-name="T2737"><text:line-break/></text:span><text:span text:style-name="T2738">int</text:span><text:span text:style-name="T2739"><text:s/>main</text:span><text:span text:style-name="T2740">(</text:span><text:span text:style-name="T2741">int</text:span><text:span text:style-name="T2742"><text:s/>argc</text:span><text:span text:style-name="T2743">,</text:span><text:span text:style-name="T2744"><text:s/></text:span><text:span text:style-name="T2745">char</text:span><text:span text:style-name="T2746"><text:s/></text:span><text:span text:style-name="T2747">*</text:span><text:span text:style-name="T2748">argv</text:span><text:span text:style-name="T2749">[])</text:span><text:span text:style-name="T2750"><text:s/></text:span><text:span text:style-name="T2751">{</text:span><text:span text:style-name="T2752"><text:line-break/></text:span><text:span text:style-name="T2753"><text:s text:c="4"/></text:span><text:span text:style-name="T2754">int</text:span><text:span text:style-name="T2755"><text:s/>rank</text:span><text:span text:style-name="T2756">,</text:span><text:span text:style-name="T2757"><text:s/>numProcs</text:span><text:span text:style-name="T2758">,</text:span><text:span text:style-name="T2759"><text:s/>width<text:s/></text:span><text:span text:style-name="T2760">=</text:span><text:span text:style-name="T2761"><text:s/></text:span><text:span text:style-name="T2762">20</text:span><text:span text:style-name="T2763">,</text:span><text:span text:style-name="T2764"><text:s/>height<text:s/></text:span><text:span text:style-name="T2765">=</text:span><text:span text:style-name="T2766"><text:s/></text:span><text:span text:style-name="T2767">10</text:span><text:span text:style-name="T2768">;</text:span><text:span text:style-name="T2769"><text:line-break/></text:span><text:span text:style-name="T2770"><text:s text:c="4"/></text:span><text:span text:style-name="T2771">int</text:span><text:span text:style-name="T2772"><text:s/>imageSize<text:s/></text:span><text:span text:style-name="T2773">=</text:span><text:span text:style-name="T2774"><text:s/>width<text:s/></text:span><text:span text:style-name="T2775">*</text:span><text:span text:style-name="T2776"><text:s/>height</text:span><text:span text:style-name="T2777">;</text:span><text:span text:style-name="T2778"><text:line-break/></text:span><text:span text:style-name="T2779"><text:s text:c="4"/></text:span><text:span text:style-name="T2780">unsigned</text:span><text:span text:style-name="T2781"><text:s/></text:span><text:span text:style-name="T2782">char</text:span><text:span text:style-name="T2783"><text:s/></text:span><text:span text:style-name="T2784">*</text:span><text:span text:style-name="T2785">image</text:span><text:span text:style-name="T2786">,</text:span><text:span text:style-name="T2787"><text:s/></text:span><text:span text:style-name="T2788">*</text:span><text:span text:style-name="T2789">localImage</text:span><text:span text:style-name="T2790">;</text:span><text:span text:style-name="T2791"><text:line-break/></text:span><text:span text:style-name="T2792"><text:s text:c="3"/></text:span><text:span text:style-name="T2793"><text:line-break/></text:span><text:span text:style-name="T2794"><text:s text:c="4"/>MPI_Init</text:span><text:span text:style-name="T2795">(&amp;</text:span><text:span text:style-name="T2796">argc</text:span><text:span text:style-name="T2797">,</text:span><text:span text:style-name="T2798"><text:s/></text:span><text:span text:style-name="T2799">&amp;</text:span><text:span text:style-name="T2800">argv</text:span><text:span text:style-name="T2801">);</text:span><text:span text:style-name="T2802"><text:line-break/></text:span><text:span text:style-name="T2803"><text:s text:c="4"/>MPI_Comm_rank</text:span><text:span text:style-name="T2804">(</text:span><text:span text:style-name="T2805">MPI_COMM_WORLD</text:span><text:span text:style-name="T2806">,</text:span><text:span text:style-name="T2807"><text:s/></text:span><text:span text:style-name="T2808">&amp;</text:span><text:span text:style-name="T2809">rank</text:span><text:span text:style-name="T2810">);</text:span><text:span text:style-name="T2811"><text:line-break/></text:span><text:span text:style-name="T2812"><text:s text:c="4"/>MPI_Comm_size</text:span><text:span text:style-name="T2813">(</text:span><text:span text:style-name="T2814">MPI_COMM_WORLD</text:span><text:span text:style-name="T2815">,</text:span><text:span text:style-name="T2816"><text:s/></text:span><text:span text:style-name="T2817">&amp;</text:span><text:span text:style-name="T2818">numProcs</text:span><text:span text:style-name="T2819">);</text:span><text:span text:style-name="T2820"><text:line-break/></text:span><text:span text:style-name="T2821"><text:s text:c="4"/></text:span><text:span text:style-name="T2822"><text:line-break/></text:span><text:span text:style-name="T2823"><text:s text:c="3"/></text:span><text:span text:style-name="T2824"><text:line-break/></text:span><text:span text:style-name="T2825"><text:s text:c="4"/></text:span><text:span text:style-name="T2826">if</text:span><text:span text:style-name="T2827">(</text:span><text:span text:style-name="T2828">rank<text:s/></text:span><text:span text:style-name="T2829">==</text:span><text:span text:style-name="T2830"><text:s/></text:span><text:span text:style-name="T2831">0</text:span><text:span text:style-name="T2832">)</text:span><text:span text:style-name="T2833"><text:s/></text:span><text:span text:style-name="T2834">{</text:span><text:span text:style-name="T2835"><text:line-break/></text:span><text:span text:style-name="T2836"><text:s text:c="8"/>image<text:s/></text:span><text:span text:style-name="T2837">=</text:span><text:span text:style-name="T2838"><text:s/></text:span><text:span text:style-name="T2839">(</text:span><text:span text:style-name="T2840">unsigned</text:span><text:span text:style-name="T2841"><text:s/></text:span><text:span text:style-name="T2842">char</text:span><text:span text:style-name="T2843">*)</text:span><text:span text:style-name="T2844">malloc</text:span><text:span text:style-name="T2845">(</text:span><text:span text:style-name="T2846">imageSize</text:span><text:span text:style-name="T2847">*</text:span><text:span text:style-name="T2848">sizeof</text:span><text:span text:style-name="T2849">(</text:span><text:span text:style-name="T2850">unsigned</text:span><text:span text:style-name="T2851"><text:s/></text:span><text:span text:style-name="T2852">char</text:span><text:span text:style-name="T2853">));</text:span><text:span text:style-name="T2854"><text:line-break/></text:span><text:span text:style-name="T2855"><text:s text:c="8"/></text:span><text:span text:style-name="T2856">for</text:span><text:span text:style-name="T2857">(</text:span><text:span text:style-name="T2858">int</text:span><text:span text:style-name="T2859"><text:s/>i<text:s/></text:span><text:span text:style-name="T2860">=</text:span><text:span text:style-name="T2861">0</text:span><text:span text:style-name="T2862">;</text:span><text:span text:style-name="T2863"><text:s/>i<text:s/></text:span><text:span text:style-name="T2864">&lt;</text:span><text:span text:style-name="T2865"><text:s/>imageSize</text:span><text:span text:style-name="T2866">;</text:span><text:span text:style-name="T2867"><text:s/>i</text:span><text:span text:style-name="T2868">++)</text:span><text:span text:style-name="T2869"><text:s/>image</text:span><text:span text:style-name="T2870">[</text:span><text:span text:style-name="T2871">i</text:span><text:span text:style-name="T2872">]</text:span><text:span text:style-name="T2873"><text:s/></text:span><text:span text:style-name="T2874">=</text:span><text:span text:style-name="T2875"><text:s/>i<text:s/></text:span><text:span text:style-name="T2876">%</text:span><text:span text:style-name="T2877"><text:s/></text:span><text:span text:style-name="T2878">256</text:span><text:span text:style-name="T2879">;</text:span><text:span text:style-name="T2880"><text:s/></text:span><text:span text:style-name="T2881">// Inicializar imagem</text:span><text:span text:style-name="T2882"><text:line-break/></text:span><text:span text:style-name="T2883"><text:s text:c="4"/></text:span><text:span text:style-name="T2884">}</text:span><text:span text:style-name="T2885"><text:line-break/></text:span><text:span text:style-name="T2886"><text:line-break/></text:span><text:span text:style-name="T2887"><text:s text:c="5"/></text:span><text:span text:style-name="T2888">int</text:span><text:span text:style-name="T2889"><text:s/>localImageSize<text:s/></text:span><text:span text:style-name="T2890">=</text:span><text:span text:style-name="T2891"><text:s/>imageSize<text:s/></text:span><text:span text:style-name="T2892">/</text:span><text:span text:style-name="T2893"><text:s/></text:span><text:span text:style-name="T2894">(</text:span><text:span text:style-name="T2895">numProcs<text:s/></text:span><text:span text:style-name="T2896">-</text:span><text:span text:style-name="T2897"><text:s/></text:span><text:span text:style-name="T2898">1</text:span><text:span text:style-name="T2899">);</text:span><text:span text:style-name="T2900"><text:line-break/></text:span><text:span text:style-name="T2901"><text:s text:c="5"/></text:span><text:span text:style-name="T2902">if</text:span><text:span text:style-name="T2903">(</text:span><text:span text:style-name="T2904">numProcs<text:s/></text:span><text:span text:style-name="T2905">==</text:span><text:span text:style-name="T2906"><text:s/></text:span><text:span text:style-name="T2907">1</text:span><text:span text:style-name="T2908">)</text:span><text:span text:style-name="T2909"><text:s/>localImageSize<text:s/></text:span><text:span text:style-name="T2910">=</text:span><text:span text:style-name="T2911"><text:s/>imageSize</text:span><text:span text:style-name="T2912">;</text:span><text:span text:style-name="T2913"><text:s/></text:span><text:span text:style-name="T2914">// Para o caso de existir apenas 1 processo</text:span><text:span text:style-name="T2915"><text:line-break/></text:span><text:span text:style-name="T2916"><text:s text:c="5"/>localImage<text:s/></text:span><text:span text:style-name="T2917">=</text:span><text:span text:style-name="T2918"><text:s/></text:span><text:span text:style-name="T2919">(</text:span><text:span text:style-name="T2920">unsigned</text:span><text:span text:style-name="T2921"><text:s/></text:span><text:span text:style-name="T2922">char</text:span><text:span text:style-name="T2923">*)</text:span><text:span text:style-name="T2924">malloc</text:span><text:span text:style-name="T2925">(</text:span><text:span text:style-name="T2926">localImageSize<text:s/></text:span><text:span text:style-name="T2927">*</text:span><text:span text:style-name="T2928"><text:s/></text:span><text:span text:style-name="T2929">sizeof</text:span><text:span text:style-name="T2930">(</text:span><text:span text:style-name="T2931">unsigned</text:span><text:span text:style-name="T2932"><text:s/></text:span><text:span text:style-name="T2933">char</text:span><text:span text:style-name="T2934">));</text:span><text:span text:style-name="T2935"><text:line-break/></text:span><text:span text:style-name="T2936"><text:s text:c="5"/></text:span><text:span text:style-name="T2937"><text:line-break/></text:span><text:span text:style-name="T2938"><text:s text:c="5"/></text:span><text:span text:style-name="T2939"><text:line-break/></text:span><text:span text:style-name="T2940"><text:s text:c="4"/></text:span><text:span text:style-name="T2941">if</text:span><text:span text:style-name="T2942"><text:s/></text:span><text:span text:style-name="T2943">(</text:span><text:span text:style-name="T2944">numProcs<text:s/></text:span><text:span text:style-name="T2945">&gt;</text:span><text:span text:style-name="T2946"><text:s/></text:span><text:span text:style-name="T2947">1</text:span><text:span text:style-name="T2948">)</text:span><text:span text:style-name="T2949"><text:s/></text:span><text:span text:style-name="T2950">{</text:span><text:span text:style-name="T2951"><text:line-break/></text:span><text:soft-page-break/><text:span text:style-name="T2952"><text:s text:c="6"/></text:span><text:span text:style-name="T2953">if</text:span><text:span text:style-name="T2954"><text:s/></text:span><text:span text:style-name="T2955">(</text:span><text:span text:style-name="T2956">rank<text:s/></text:span><text:span text:style-name="T2957">==</text:span><text:span text:style-name="T2958"><text:s/></text:span><text:span text:style-name="T2959">0</text:span><text:span text:style-name="T2960">)</text:span><text:span text:style-name="T2961"><text:s/></text:span><text:span text:style-name="T2962">{</text:span><text:span text:style-name="T2963"><text:line-break/></text:span><text:span text:style-name="T2964"><text:s text:c="8"/></text:span><text:span text:style-name="T2965">int</text:span><text:span text:style-name="T2966"><text:s/>offset<text:s/></text:span><text:span text:style-name="T2967">=</text:span><text:span text:style-name="T2968"><text:s/></text:span><text:span text:style-name="T2969">0</text:span><text:span text:style-name="T2970">;</text:span><text:span text:style-name="T2971"><text:line-break/></text:span><text:span text:style-name="T2972"><text:s text:c="7"/></text:span><text:span text:style-name="T2973">for</text:span><text:span text:style-name="T2974">(</text:span><text:span text:style-name="T2975">int</text:span><text:span text:style-name="T2976"><text:s/>i<text:s/></text:span><text:span text:style-name="T2977">=</text:span><text:span text:style-name="T2978"><text:s/></text:span><text:span text:style-name="T2979">1</text:span><text:span text:style-name="T2980">;</text:span><text:span text:style-name="T2981"><text:s/>i<text:s/></text:span><text:span text:style-name="T2982">&lt;</text:span><text:span text:style-name="T2983"><text:s/>numProcs</text:span><text:span text:style-name="T2984">;</text:span><text:span text:style-name="T2985"><text:s/>i</text:span><text:span text:style-name="T2986">++){</text:span><text:span text:style-name="T2987"><text:line-break/></text:span><text:span text:style-name="T2988"><text:s text:c="12"/></text:span><text:span text:style-name="T2989">int</text:span><text:span text:style-name="T2990"><text:s/>dest<text:s/></text:span><text:span text:style-name="T2991">=</text:span><text:span text:style-name="T2992"><text:s/>i</text:span><text:span text:style-name="T2993">;</text:span><text:span text:style-name="T2994"><text:line-break/></text:span><text:span text:style-name="T2995"><text:s text:c="11"/></text:span><text:span text:style-name="T2996">int</text:span><text:span text:style-name="T2997"><text:s/>partSize<text:s/></text:span><text:span text:style-name="T2998">=</text:span><text:span text:style-name="T2999"><text:s/>localImageSize</text:span><text:span text:style-name="T3000">;</text:span><text:span text:style-name="T3001"><text:line-break/></text:span><text:span text:style-name="T3002"><text:s text:c="11"/></text:span><text:span text:style-name="T3003">if</text:span><text:span text:style-name="T3004">(</text:span><text:span text:style-name="T3005">i<text:s/></text:span><text:span text:style-name="T3006">==</text:span><text:span text:style-name="T3007"><text:s/>numProcs<text:s/></text:span><text:span text:style-name="T3008">-</text:span><text:span text:style-name="T3009">1</text:span><text:span text:style-name="T3010">)</text:span><text:span text:style-name="T3011"><text:s/>partSize<text:s/></text:span><text:span text:style-name="T3012">=</text:span><text:span text:style-name="T3013"><text:s/>imageSize<text:s/></text:span><text:span text:style-name="T3014">-</text:span><text:span text:style-name="T3015"><text:s/>offset</text:span><text:span text:style-name="T3016">;</text:span><text:span text:style-name="T3017"><text:s/></text:span><text:span text:style-name="T3018">// para o último worker tratar do resto</text:span><text:span text:style-name="T3019"><text:line-break/></text:span><text:span text:style-name="T3020"><text:s text:c="12"/>MPI_Send</text:span><text:span text:style-name="T3021">(&amp;</text:span><text:span text:style-name="T3022">image</text:span><text:span text:style-name="T3023">[</text:span><text:span text:style-name="T3024">offset</text:span><text:span text:style-name="T3025">],</text:span><text:span text:style-name="T3026"><text:s/>partSize</text:span><text:span text:style-name="T3027">,</text:span><text:span text:style-name="T3028"><text:s/>MPI_UNSIGNED_CHAR</text:span><text:span text:style-name="T3029">,</text:span><text:span text:style-name="T3030"><text:s/>dest</text:span><text:span text:style-name="T3031">,</text:span><text:span text:style-name="T3032"><text:s/></text:span><text:span text:style-name="T3033">0</text:span><text:span text:style-name="T3034">,</text:span><text:span text:style-name="T3035"><text:s/>MPI_COMM_WORLD</text:span><text:span text:style-name="T3036">);</text:span><text:span text:style-name="T3037"><text:line-break/></text:span><text:span text:style-name="T3038"><text:s text:c="12"/>offset</text:span><text:span text:style-name="T3039">+=</text:span><text:span text:style-name="T3040"><text:s/>partSize</text:span><text:span text:style-name="T3041">;</text:span><text:span text:style-name="T3042"><text:line-break/></text:span><text:span text:style-name="T3043"><text:s text:c="7"/></text:span><text:span text:style-name="T3044">}</text:span><text:span text:style-name="T3045"><text:line-break/></text:span><text:span text:style-name="T3046"><text:s text:c="6"/></text:span><text:span text:style-name="T3047">}</text:span><text:span text:style-name="T3048"><text:s/></text:span><text:span text:style-name="T3049">else</text:span><text:span text:style-name="T3050"><text:s/></text:span><text:span text:style-name="T3051">{</text:span><text:span text:style-name="T3052"><text:line-break/></text:span><text:span text:style-name="T3053"><text:s text:c="8"/>MPI_Recv</text:span><text:span text:style-name="T3054">(</text:span><text:span text:style-name="T3055">localImage</text:span><text:span text:style-name="T3056">,</text:span><text:span text:style-name="T3057"><text:s/>localImageSize</text:span><text:span text:style-name="T3058">,</text:span><text:span text:style-name="T3059"><text:s/>MPI_UNSIGNED_CHAR</text:span><text:span text:style-name="T3060">,</text:span><text:span text:style-name="T3061"><text:s/></text:span><text:span text:style-name="T3062">0</text:span><text:span text:style-name="T3063">,</text:span><text:span text:style-name="T3064"><text:s/></text:span><text:span text:style-name="T3065">0</text:span><text:span text:style-name="T3066">,</text:span><text:span text:style-name="T3067"><text:s/>MPI_COMM_WORLD</text:span><text:span text:style-name="T3068">,</text:span><text:span text:style-name="T3069"><text:s/>MPI_STATUS_IGNORE</text:span><text:span text:style-name="T3070">);</text:span><text:span text:style-name="T3071"><text:line-break/></text:span><text:span text:style-name="T3072"><text:s text:c="8"/>transformPart</text:span><text:span text:style-name="T3073">(</text:span><text:span text:style-name="T3074">localImage</text:span><text:span text:style-name="T3075">,</text:span><text:span text:style-name="T3076"><text:s/>localImageSize</text:span><text:span text:style-name="T3077">);</text:span><text:span text:style-name="T3078"><text:line-break/></text:span><text:span text:style-name="T3079"><text:s text:c="8"/>MPI_Send</text:span><text:span text:style-name="T3080">(</text:span><text:span text:style-name="T3081">localImage</text:span><text:span text:style-name="T3082">,</text:span><text:span text:style-name="T3083"><text:s/>localImageSize</text:span><text:span text:style-name="T3084">,</text:span><text:span text:style-name="T3085"><text:s/>MPI_UNSIGNED_CHAR</text:span><text:span text:style-name="T3086">,</text:span><text:span text:style-name="T3087"><text:s/></text:span><text:span text:style-name="T3088">0</text:span><text:span text:style-name="T3089">,</text:span><text:span text:style-name="T3090"><text:s/></text:span><text:span text:style-name="T3091">1</text:span><text:span text:style-name="T3092">,</text:span><text:span text:style-name="T3093"><text:s/>MPI_COMM_WORLD</text:span><text:span text:style-name="T3094">);</text:span><text:span text:style-name="T3095"><text:line-break/></text:span><text:span text:style-name="T3096"><text:s text:c="6"/></text:span><text:span text:style-name="T3097">}</text:span><text:span text:style-name="T3098"><text:line-break/></text:span><text:span text:style-name="T3099"><text:s text:c="4"/></text:span><text:span text:style-name="T3100">}</text:span><text:span text:style-name="T3101"><text:s/></text:span><text:span text:style-name="T3102">else</text:span><text:span text:style-name="T3103"><text:s/></text:span><text:span text:style-name="T3104">{</text:span><text:span text:style-name="T3105"><text:line-break/></text:span><text:span text:style-name="T3106"><text:s text:c="8"/></text:span><text:span text:style-name="T3107">if</text:span><text:span text:style-name="T3108">(</text:span><text:span text:style-name="T3109">rank<text:s/></text:span><text:span text:style-name="T3110">==</text:span><text:span text:style-name="T3111"><text:s/></text:span><text:span text:style-name="T3112">0</text:span><text:span text:style-name="T3113">)</text:span><text:span text:style-name="T3114"><text:s/></text:span><text:span text:style-name="T3115">{</text:span><text:span text:style-name="T3116"><text:line-break/></text:span><text:span text:style-name="T3117"><text:s text:c="10"/>transformPart</text:span><text:span text:style-name="T3118">(</text:span><text:span text:style-name="T3119">image</text:span><text:span text:style-name="T3120">,</text:span><text:span text:style-name="T3121"><text:s/>localImageSize</text:span><text:span text:style-name="T3122">);</text:span><text:span text:style-name="T3123"><text:line-break/></text:span><text:span text:style-name="T3124"><text:s text:c="10"/>printf</text:span><text:span text:style-name="T3125">(</text:span><text:span text:style-name="T3126">"Processo 0 processou toda a imagem."</text:span><text:span text:style-name="T3127">);</text:span><text:span text:style-name="T3128"><text:line-break/></text:span><text:span text:style-name="T3129"><text:s text:c="8"/></text:span><text:span text:style-name="T3130">}</text:span><text:span text:style-name="T3131"><text:line-break/></text:span><text:span text:style-name="T3132"><text:s text:c="4"/></text:span><text:span text:style-name="T3133">}</text:span><text:span text:style-name="T3134"><text:line-break/></text:span><text:span text:style-name="T3135"><text:s text:c="5"/></text:span><text:span text:style-name="T3136"><text:line-break/></text:span><text:span text:style-name="T3137"><text:s text:c="4"/></text:span><text:span text:style-name="T3138">if</text:span><text:span text:style-name="T3139"><text:s/></text:span><text:span text:style-name="T3140">(</text:span><text:span text:style-name="T3141">rank<text:s/></text:span><text:span text:style-name="T3142">==</text:span><text:span text:style-name="T3143"><text:s/></text:span><text:span text:style-name="T3144">0</text:span><text:span text:style-name="T3145"><text:s/></text:span><text:span text:style-name="T3146">&amp;&amp;</text:span><text:span text:style-name="T3147"><text:s/>numProcs<text:s/></text:span><text:span text:style-name="T3148">&gt;</text:span><text:span text:style-name="T3149"><text:s/></text:span><text:span text:style-name="T3150">1</text:span><text:span text:style-name="T3151">)</text:span><text:span text:style-name="T3152"><text:s/></text:span><text:span text:style-name="T3153">{</text:span><text:span text:style-name="T3154"><text:line-break/></text:span><text:span text:style-name="T3155"><text:s text:c="8"/></text:span><text:span text:style-name="T3156">int</text:span><text:span text:style-name="T3157"><text:s/>offset<text:s/></text:span><text:span text:style-name="T3158">=</text:span><text:span text:style-name="T3159"><text:s/></text:span><text:span text:style-name="T3160">0</text:span><text:span text:style-name="T3161">;</text:span><text:span text:style-name="T3162"><text:line-break/></text:span><text:span text:style-name="T3163"><text:s text:c="9"/></text:span><text:span text:style-name="T3164">for</text:span><text:span text:style-name="T3165">(</text:span><text:span text:style-name="T3166">int</text:span><text:span text:style-name="T3167"><text:s/>i<text:s/></text:span><text:span text:style-name="T3168">=</text:span><text:span text:style-name="T3169"><text:s/></text:span><text:span text:style-name="T3170">1</text:span><text:span text:style-name="T3171">;</text:span><text:span text:style-name="T3172"><text:s/>i<text:s/></text:span><text:span text:style-name="T3173">&lt;</text:span><text:span text:style-name="T3174"><text:s/>numProcs</text:span><text:span text:style-name="T3175">;</text:span><text:span text:style-name="T3176"><text:s/>i</text:span><text:span text:style-name="T3177">++){</text:span><text:span text:style-name="T3178"><text:line-break/></text:span><text:span text:style-name="T3179"><text:s text:c="12"/></text:span><text:span text:style-name="T3180">int</text:span><text:span text:style-name="T3181"><text:s/>source<text:s/></text:span><text:span text:style-name="T3182">=</text:span><text:span text:style-name="T3183"><text:s/>i</text:span><text:span text:style-name="T3184">;</text:span><text:span text:style-name="T3185"><text:line-break/></text:span><text:span text:style-name="T3186"><text:s text:c="12"/></text:span><text:span text:style-name="T3187">int</text:span><text:span text:style-name="T3188"><text:s/>partSize<text:s/></text:span><text:span text:style-name="T3189">=</text:span><text:span text:style-name="T3190"><text:s/>localImageSize</text:span><text:span text:style-name="T3191">;</text:span><text:span text:style-name="T3192"><text:line-break/></text:span><text:span text:style-name="T3193"><text:s text:c="11"/></text:span><text:span text:style-name="T3194">if</text:span><text:span text:style-name="T3195">(</text:span><text:span text:style-name="T3196">i<text:s/></text:span><text:span text:style-name="T3197">==</text:span><text:span text:style-name="T3198"><text:s/>numProcs<text:s/></text:span><text:span text:style-name="T3199">-</text:span><text:span text:style-name="T3200">1</text:span><text:span text:style-name="T3201">)</text:span><text:span text:style-name="T3202"><text:s/>partSize<text:s/></text:span><text:span text:style-name="T3203">=</text:span><text:span text:style-name="T3204"><text:s/>imageSize<text:s/></text:span><text:span text:style-name="T3205">-</text:span><text:span text:style-name="T3206"><text:s/>offset</text:span><text:span text:style-name="T3207">;</text:span><text:span text:style-name="T3208"><text:line-break/></text:span><text:span text:style-name="T3209"><text:s text:c="12"/>MPI_Recv</text:span><text:span text:style-name="T3210">(&amp;</text:span><text:span text:style-name="T3211">image</text:span><text:span text:style-name="T3212">[</text:span><text:span text:style-name="T3213">offset</text:span><text:span text:style-name="T3214">],</text:span><text:span text:style-name="T3215"><text:s/>partSize</text:span><text:span text:style-name="T3216">,</text:span><text:span text:style-name="T3217"><text:s/>MPI_UNSIGNED_CHAR</text:span><text:span text:style-name="T3218">,</text:span><text:span text:style-name="T3219"><text:s/>source</text:span><text:span text:style-name="T3220">,</text:span><text:span text:style-name="T3221"><text:s/></text:span><text:span text:style-name="T3222">1</text:span><text:span text:style-name="T3223">,</text:span><text:span text:style-name="T3224"><text:s/>MPI_COMM_WORLD</text:span><text:span text:style-name="T3225">,</text:span><text:span text:style-name="T3226"><text:s/>MPI_STATUS_IGNORE</text:span><text:span text:style-name="T3227">);</text:span><text:span text:style-name="T3228"><text:line-break/></text:span><text:span text:style-name="T3229"><text:s text:c="11"/>offset<text:s/></text:span><text:span text:style-name="T3230">+=</text:span><text:span text:style-name="T3231"><text:s/>partSize</text:span><text:span text:style-name="T3232">;</text:span><text:span text:style-name="T3233"><text:line-break/></text:span><text:span text:style-name="T3234"><text:s text:c="8"/></text:span><text:span text:style-name="T3235">}</text:span><text:span text:style-name="T3236"><text:line-break/></text:span><text:span text:style-name="T3237"><text:s text:c="10"/>printf</text:span><text:span text:style-name="T3238">(</text:span><text:span text:style-name="T3239">"Processo 0 tem a imagem processada.\n"</text:span><text:span text:style-name="T3240">);</text:span><text:span text:style-name="T3241"><text:line-break/></text:span><text:span text:style-name="T3242"><text:s text:c="4"/></text:span><text:span text:style-name="T3243">}</text:span><text:span text:style-name="T3244"><text:line-break/></text:span><text:span text:style-name="T3245"><text:line-break/></text:span><text:span text:style-name="T3246"><text:s text:c="3"/></text:span><text:span text:style-name="T3247"><text:line-break/></text:span><text:span text:style-name="T3248"><text:s text:c="4"/></text:span><text:span text:style-name="T3249">if</text:span><text:span text:style-name="T3250">(</text:span><text:span text:style-name="T3251">rank<text:s/></text:span><text:span text:style-name="T3252">==</text:span><text:span text:style-name="T3253"><text:s/></text:span><text:span text:style-name="T3254">0</text:span><text:span text:style-name="T3255">)</text:span><text:span text:style-name="T3256"><text:line-break/></text:span><text:span text:style-name="T3257"><text:s text:c="8"/>free</text:span><text:span text:style-name="T3258">(</text:span><text:span text:style-name="T3259">image</text:span><text:span text:style-name="T3260">);</text:span><text:span text:style-name="T3261"><text:line-break/></text:span><text:span text:style-name="T3262"><text:s text:c="4"/>free</text:span><text:span text:style-name="T3263">(</text:span><text:span text:style-name="T3264">localImage</text:span><text:span text:style-name="T3265">);</text:span><text:span text:style-name="T3266"><text:line-break/></text:span><text:span text:style-name="T3267"><text:line-break/></text:span><text:span text:style-name="T3268"><text:s text:c="4"/>MPI_Finalize</text:span><text:span text:style-name="T3269">();</text:span><text:span text:style-name="T3270"><text:line-break/></text:span><text:span text:style-name="T3271"><text:s text:c="4"/></text:span><text:span text:style-name="T3272">return</text:span><text:span text:style-name="T3273"><text:s/></text:span><text:span text:style-name="T3274">0</text:span><text:span text:style-name="T3275">;</text:span><text:span text:style-name="T3276"><text:line-break/></text:span><text:span text:style-name="T3277">}</text:span></text:p>
      <text:p text:style-name="P3278"><text:span text:style-name="T3279">Explicação:</text:span></text:p>
      <text:list text:style-name="LFO61" text:continue-numbering="true">
        <text:list-item>
          <text:p text:style-name="P3280">O processo 0 (master) distribui partes da imagem para os workers (processos 1 e 2).</text:p>
        </text:list-item>
        <text:list-item>
          <text:p text:style-name="P3281">Cada worker transforma a parte da imagem que recebeu e envia de volta para o processo 0.</text:p>
        </text:list-item>
        <text:list-item>
          <text:p text:style-name="P3282">O processo 0 recebe as partes transformadas e as junta.</text:p>
        </text:list-item>
        <text:list-item>
          <text:p text:style-name="P3283">O código está preparado para lidar com o caso de apenas um processo.</text:p>
        </text:list-item>
      </text:list>
      <text:p text:style-name="P3284"><text:span text:style-name="T3285">Espero que estes exemplos e a estrutura de resposta ajudem a clarificar os conceitos e a preparar para os exercícios!<text:s/></text:span><text:span text:style-name="T3286">Se tiver mais questões, estou à disposição.</text:span></text:p>
      <text:p text:style-name="P3287"/>
      <text:p text:style-name="P3288"/>
      <text:p text:style-name="P3289"><text:span text:style-name="T3290">Principais Tópicos Abordados:</text:span></text:p>
      <text:list text:style-name="LFO36" text:continue-numbering="true">
        <text:list-item>
          <text:p text:style-name="P3291"><text:span text:style-name="T3292">Dispositivos de Computação de Alto Desempenho (HPC):</text:span></text:p>
          <text:soft-page-break/>
          <text:list text:continue-numbering="true">
            <text:list-item>
              <text:p text:style-name="P3293"><text:span text:style-name="T3294">Unidades de Processamento (PUs):</text:span><text:span text:style-name="T3295"><text:s/>Aborda a arquitetura de CPUs multi/manycore, focando em aspectos como o número de núcleos, multithreading, extensões vetoriais e de tensores, tamanhos de caches, e interfaces com aceleradores.</text:span></text:p>
            </text:list-item>
            <text:list-item>
              <text:p text:style-name="P3296"><text:span text:style-name="T3297">Aceleradores de Computação:</text:span><text:span text:style-name="T3298"><text:s/>Discute GPUs (Unidades de Processamento Gráfico), DSPs (Processadores de Sinal Digital), TPUs (Unidades de Processamento Tensor) e FPGAs (Matrizes de Portas Programáveis em Campo), destacando o papel das GPUs em computação científica e IA.</text:span></text:p>
            </text:list-item>
            <text:list-item>
              <text:p text:style-name="P3299"><text:span text:style-name="T3300">Sistemas de Memória:</text:span><text:span text:style-name="T3301"><text:s/>Analisa a importância da latência, largura de banda e HBM (Memória de Alta Largura de Banda) on-chip ou in-package.</text:span></text:p>
            </text:list-item>
            <text:list-item>
              <text:p text:style-name="P3302"><text:span text:style-name="T3303">Tecido de Interconexão:</text:span><text:span text:style-name="T3304"><text:s/>Descreve as redes de interconexão (NoC) entre núcleos, caches e aceleradores, assim como as ligações entre diferentes dispositivos.</text:span></text:p>
            </text:list-item>
            <text:list-item>
              <text:p text:style-name="P3305"><text:span text:style-name="T3306">Processos de Fabricação:</text:span><text:span text:style-name="T3307"><text:s/>Menciona as tecnologias de fabricação (5nm, 4nm, etc.) e a organização de núcleos em clusters, MCMs e chiplets.</text:span></text:p>
            </text:list-item>
          </text:list>
        </text:list-item>
        <text:list-item>
          <text:p text:style-name="P3308"><text:span text:style-name="T3309">GPUs como Aceleradores de Computação:</text:span></text:p>
          <text:list text:continue-numbering="true">
            <text:list-item>
              <text:p text:style-name="P3310">Os GPUs destacam-se devido ao seu grande número de unidades de execução de ponto flutuante (FP), otimizadas para computação vetorial e matricial.</text:p>
            </text:list-item>
            <text:list-item>
              <text:p text:style-name="P3311">A evolução dos formatos de ponto flutuante (FP32, FP16, BFLOAT16, FP8) para IA é discutida, com o Tensor Float 32 (TF32) a destacar-se pelo seu uso em núcleos Tensor da NVIDIA.</text:p>
            </text:list-item>
          </text:list>
        </text:list-item>
        <text:list-item>
          <text:p text:style-name="P3312"><text:span text:style-name="T3313">Análise do Ranking TOP500:</text:span></text:p>
          <text:list text:continue-numbering="true">
            <text:list-item>
              <text:p text:style-name="P3314"><text:span text:style-name="T3315">O que é o TOP500:</text:span><text:span text:style-name="T3316"><text:s/>O projeto TOP500 classifica e detalha os 500 supercomputadores mais potentes do mundo, com base no benchmark LINPACK (HPL).</text:span></text:p>
            </text:list-item>
            <text:list-item>
              <text:p text:style-name="P3317"><text:span text:style-name="T3318">LINPACK (HPL):</text:span><text:span text:style-name="T3319"><text:s/>Mede o desempenho de ponto flutuante ao resolver sistemas de equações lineares com aritmética de ponto flutuante de precisão dupla.</text:span></text:p>
            </text:list-item>
            <text:list-item>
              <text:p text:style-name="P3320"><text:span text:style-name="T3321">Evolução do TOP500:</text:span><text:span text:style-name="T3322"><text:s/>A análise da evolução das listas ao longo do tempo revela as tecnologias que tiveram sucesso e as que foram rejeitadas.</text:span></text:p>
            </text:list-item>
            <text:list-item>
              <text:p text:style-name="P3323"><text:span text:style-name="T3324">Análise de Sistemas Específicos:</text:span><text:span text:style-name="T3325"><text:s/>Discute supercomputadores como o Fugaku, Summit, Sierra, Sunway TaihuLight, Frontier, LUMI, entre outros, descrevendo as suas arquiteturas e componentes principais.</text:span></text:p>
            </text:list-item>
            <text:list-item>
              <text:p text:style-name="P3326"><text:span text:style-name="T3327">Comparação entre Diferentes Arquiteturas:</text:span><text:span text:style-name="T3328"><text:s/>Detalha a evolução das arquiteturas da Intel (Xeon), AMD (Epyc), e supercomputadores como o Fugaku (ARM) e o Cerebras (wafer-scale), mostrando a transição de anéis para malhas e a adoção de outras tecnologias.</text:span></text:p>
            </text:list-item>
          </text:list>
        </text:list-item>
        <text:list-item>
          <text:p text:style-name="P3329"><text:span text:style-name="T3330">Arquiteturas da NVIDIA:</text:span></text:p>
          <text:list text:continue-numbering="true">
            <text:list-item>
              <text:p text:style-name="P3331"><text:span text:style-name="T3332">Evolução das Arquiteturas NVIDIA:</text:span><text:span text:style-name="T3333"><text:s/>Apresenta a evolução desde Volta até Hopper e Blackwell, destacando a evolução das unidades de execução FP32, núcleos tensor, HBM e outros avanços.</text:span></text:p>
            </text:list-item>
            <text:list-item>
              <text:p text:style-name="P3334"><text:span text:style-name="T3335">Transformer Engine:</text:span><text:span text:style-name="T3336"><text:s/>Explica o Transformer Engine e a sua importância para modelos de aprendizagem profunda.</text:span></text:p>
            </text:list-item>
            <text:list-item>
              <text:p text:style-name="P3337"><text:span text:style-name="T3338">Superchips NVIDIA:</text:span><text:span text:style-name="T3339"><text:s/>Explora a arquitetura dos Superchips Grace e Grace Hopper, incluindo o NVIDIA GB200.</text:span></text:p>
            </text:list-item>
          </text:list>
        </text:list-item>
        <text:list-item>
          <text:p text:style-name="P3340"><text:span text:style-name="T3341">Supercomputadores Europeus (EuroHPC):</text:span></text:p>
          <text:list text:continue-numbering="true">
            <text:list-item>
              <text:p text:style-name="P3342"><text:span text:style-name="T3343">Iniciativa EuroHPC:</text:span><text:span text:style-name="T3344"><text:s/>Apresenta a colaboração Europeia para desenvolver sistemas de computação de alto desempenho.</text:span></text:p>
            </text:list-item>
            <text:list-item>
              <text:p text:style-name="P3345"><text:span text:style-name="T3346">Sistemas EuroHPC:</text:span><text:span text:style-name="T3347"><text:s/>Descreve sistemas como LUMI, Leonardo, MareNostrum 5, Deucalion, Vega, Karolina e o projeto JUPITER (primeiro supercomputador exascale europeu).</text:span></text:p>
            </text:list-item>
            <text:list-item>
              <text:p text:style-name="P3348"><text:span text:style-name="T3349">Arquitetura do JUPITER:</text:span><text:span text:style-name="T3350"><text:s/>Explica o uso de superchips NVIDIA Grace Hopper e processadores SiPearl Rhea para as unidades de computação.</text:span></text:p>
            </text:list-item>
          </text:list>
        </text:list-item>
        <text:list-item>
          <text:p text:style-name="P3351"><text:span text:style-name="T3352">Green500 e HPCG:</text:span></text:p>
          <text:list text:continue-numbering="true">
            <text:list-item>
              <text:p text:style-name="P3353"><text:span text:style-name="T3354">Green500:</text:span><text:span text:style-name="T3355"><text:s/>Avalia os supercomputadores em termos de eficiência energética (FLOPS por Watt), incentivando sistemas mais sustentáveis.</text:span></text:p>
            </text:list-item>
            <text:list-item>
              <text:p text:style-name="P3356"><text:span text:style-name="T3357">HPCG:</text:span><text:span text:style-name="T3358"><text:s/>Apresenta um benchmark que modela o acesso a dados em aplicações reais de cálculo matricial.</text:span></text:p>
            </text:list-item>
          </text:list>
        </text:list-item>
        <text:list-item>
          <text:p text:style-name="P3359"><text:span text:style-name="T3360">HPL-AI (HPL-MxP):</text:span></text:p>
          <text:list text:continue-numbering="true">
            <text:list-item>
              <text:p text:style-name="P3361">Explica como o HPL-MxP procura unir o HPC e a IA através de cálculos em precisão mista (baixa precisão para LU, precisão total para iteração).</text:p>
            </text:list-item>
            <text:list-item>
              <text:p text:style-name="P3362">Lista os sistemas com melhor performance neste benchmark.</text:p>
            </text:list-item>
          </text:list>
        </text:list-item>
      </text:list>
      <text:p text:style-name="P3363"><text:span text:style-name="T3364">Tendências e Conclusões:</text:span></text:p>
      <text:list text:style-name="LFO37" text:continue-numbering="true">
        <text:list-item>
          <text:p text:style-name="P3365"><text:span text:style-name="T3366">Adoção de GPUs:</text:span><text:span text:style-name="T3367"><text:s/>Um aumento significativo da utilização de GPUs e, mais recentemente, de APUs como aceleradores.</text:span></text:p>
        </text:list-item>
        <text:list-item>
          <text:p text:style-name="P3368"><text:span text:style-name="T3369">Arquiteturas Heterogéneas:</text:span><text:span text:style-name="T3370"><text:s/>O uso crescente de arquiteturas híbridas CPU-GPU.</text:span></text:p>
        </text:list-item>
        <text:list-item>
          <text:p text:style-name="P3371"><text:span text:style-name="T3372">Importância da Memória:</text:span><text:span text:style-name="T3373"><text:s/>A crescente importância da largura de banda e latência da memória, e de tecnologias como HBM.</text:span></text:p>
        </text:list-item>
        <text:list-item>
          <text:p text:style-name="P3374"><text:span text:style-name="T3375">Foco na Eficiência Energética:</text:span><text:span text:style-name="T3376"><text:s/>A importância crescente da eficiência energética como um critério crucial de avaliação, como demonstrado pelo Green500.</text:span></text:p>
        </text:list-item>
        <text:list-item>
          <text:p text:style-name="P3377"><text:span text:style-name="T3378">Evolução da Arquitetura:</text:span><text:span text:style-name="T3379"><text:s/>A transição de anéis para malhas na interconexão de CPU, e a integração de chips como aceleradores na arquitetura geral do sistema.</text:span></text:p>
        </text:list-item>
        <text:list-item>
          <text:p text:style-name="P3380"><text:span text:style-name="T3381">Impacto da Inteligência Artificial:</text:span><text:span text:style-name="T3382"><text:s/>A influência da IA na evolução dos formatos de ponto flutuante e nas arquiteturas de supercomputadores.</text:span></text:p>
        </text:list-item>
        <text:list-item>
          <text:p text:style-name="P3383"><text:span text:style-name="T3384">Colaboração Europeia:</text:span><text:span text:style-name="T3385"><text:s/>O investimento e desenvolvimento de supercomputadores na Europa com o projeto EuroHPC.</text:span></text:p>
        </text:list-item>
      </text:list>
      <text:p text:style-name="P3386"><text:span text:style-name="T3387">Código Base CUDA (com comentários explicativos)</text:span></text:p>
      <text:p text:style-name="P3388">Este exemplo mostra a estrutura básica de um programa CUDA, incluindo a alocação de memória, o lançamento de kernels, e a cópia de dados entre host e device:</text:p>
      <text:p text:style-name="P3389"><text:span text:style-name="T3390">#include<text:s/></text:span><text:span text:style-name="T3391">&lt;cuda.h&gt;</text:span><text:span text:style-name="T3392"><text:line-break/>#include<text:s/></text:span><text:span text:style-name="T3393">&lt;iostream&gt;</text:span><text:span text:style-name="T3394"><text:line-break/></text:span><text:span text:style-name="T3395"><text:line-break/></text:span><text:span text:style-name="T3396">// Kernel CUDA: função a ser executada na GPU</text:span><text:span text:style-name="T3397"><text:line-break/>__global__ void myKernel(float* input, float* output, int N) {</text:span><text:span text:style-name="T3398"><text:line-break/><text:s text:c="4"/>int i = blockIdx.x * blockDim.x + threadIdx.x; <text:s/></text:span><text:span text:style-name="T3399">// Calcula o índice da thread</text:span><text:span text:style-name="T3400"><text:line-break/><text:s text:c="4"/></text:span><text:span text:style-name="T3401">if</text:span><text:span text:style-name="T3402"><text:s/>(i &lt; N) {<text:s/></text:span><text:span text:style-name="T3403">// Garante que o índice é válido</text:span><text:span text:style-name="T3404"><text:line-break/><text:s text:c="8"/>output[i] = input[i] * 2.0f; <text:s/></text:span><text:span text:style-name="T3405">// Exemplo de operação</text:span><text:span text:style-name="T3406"><text:line-break/><text:s text:c="4"/>}</text:span><text:span text:style-name="T3407"><text:line-break/>}</text:span><text:span text:style-name="T3408"><text:line-break/></text:span><text:span text:style-name="T3409"><text:line-break/>int main() {</text:span><text:span text:style-name="T3410"><text:line-break/><text:s text:c="4"/>int N = 1024;</text:span><text:span text:style-name="T3411"><text:line-break/><text:s text:c="4"/>float *h_input, *h_output, *d_input, *d_output;<text:s/></text:span><text:span text:style-name="T3412">// h_ para host, d_ para device</text:span><text:span text:style-name="T3413"><text:line-break/><text:s text:c="4"/>size_t memSize = N *<text:s/></text:span><text:span text:style-name="T3414">sizeof</text:span><text:span text:style-name="T3415">(float);</text:span><text:span text:style-name="T3416"><text:line-break/></text:span><text:span text:style-name="T3417"><text:line-break/><text:s text:c="4"/></text:span><text:span text:style-name="T3418">// Alocar memória no host (CPU)</text:span><text:span text:style-name="T3419"><text:line-break/><text:s text:c="4"/>h_input = (float*)malloc(memSize);</text:span><text:span text:style-name="T3420"><text:line-break/><text:s text:c="4"/>h_output = (float*)malloc(memSize);</text:span><text:span text:style-name="T3421"><text:line-break/></text:span><text:span text:style-name="T3422"><text:line-break/><text:s text:c="4"/></text:span><text:span text:style-name="T3423">// Inicializar dados no host (Ex: preencher com valores)</text:span><text:span text:style-name="T3424"><text:line-break/><text:s text:c="4"/></text:span><text:span text:style-name="T3425">for</text:span><text:span text:style-name="T3426">(int i = 0; i &lt; N; i++) {</text:span><text:span text:style-name="T3427"><text:line-break/><text:s text:c="8"/>h_input[i] = (float)i;</text:span><text:span text:style-name="T3428"><text:line-break/><text:s text:c="4"/>}</text:span><text:span text:style-name="T3429"><text:line-break/></text:span><text:span text:style-name="T3430"><text:line-break/><text:s text:c="4"/></text:span><text:span text:style-name="T3431">// Alocar memória no device (GPU)</text:span><text:span text:style-name="T3432"><text:line-break/></text:span><text:soft-page-break/><text:span text:style-name="T3433"><text:s text:c="4"/>cudaMalloc((void**)&amp;d_input, memSize);</text:span><text:span text:style-name="T3434"><text:line-break/><text:s text:c="4"/>cudaMalloc((void**)&amp;d_output, memSize);</text:span><text:span text:style-name="T3435"><text:line-break/></text:span><text:span text:style-name="T3436"><text:line-break/><text:s text:c="4"/></text:span><text:span text:style-name="T3437">// Copiar dados do host para o device</text:span><text:span text:style-name="T3438"><text:line-break/><text:s text:c="4"/>cudaMemcpy(d_input, h_input, memSize, cudaMemcpyHostToDevice);</text:span><text:span text:style-name="T3439"><text:line-break/></text:span><text:span text:style-name="T3440"><text:line-break/><text:s text:c="4"/></text:span><text:span text:style-name="T3441">// Definir configuração do grid e block</text:span><text:span text:style-name="T3442"><text:line-break/><text:s text:c="4"/>int threadsPerBlock = 256; <text:s/></text:span><text:span text:style-name="T3443">// Número de threads por bloco</text:span><text:span text:style-name="T3444"><text:line-break/><text:s text:c="4"/>int blocksPerGrid = (N + threadsPerBlock - 1) / threadsPerBlock; <text:s/></text:span><text:span text:style-name="T3445">// Calcular o número de blocos necessários</text:span><text:span text:style-name="T3446"><text:line-break/></text:span><text:span text:style-name="T3447"><text:line-break/><text:s text:c="4"/></text:span><text:span text:style-name="T3448">// Lançar o kernel</text:span><text:span text:style-name="T3449"><text:line-break/><text:s text:c="4"/>myKernel&lt;&lt;&lt;blocksPerGrid, threadsPerBlock&gt;&gt;&gt;(d_input, d_output, N);</text:span><text:span text:style-name="T3450"><text:line-break/></text:span><text:span text:style-name="T3451"><text:line-break/><text:s text:c="4"/></text:span><text:span text:style-name="T3452">// Copiar dados do device para o host</text:span><text:span text:style-name="T3453"><text:line-break/><text:s text:c="4"/>cudaMemcpy(h_output, d_output, memSize, cudaMemcpyDeviceToHost);</text:span><text:span text:style-name="T3454"><text:line-break/></text:span><text:span text:style-name="T3455"><text:line-break/><text:s text:c="4"/></text:span><text:span text:style-name="T3456">// Exibir ou processar os resultados (ex: exibir os primeiros 10 elementos)</text:span><text:span text:style-name="T3457"><text:line-break/><text:s text:c="4"/></text:span><text:span text:style-name="T3458">for</text:span><text:span text:style-name="T3459">(int i = 0; i &lt; 10; i++) {</text:span><text:span text:style-name="T3460"><text:line-break/><text:s text:c="8"/>std::cout &lt;&lt; h_output[i] &lt;&lt; " ";</text:span><text:span text:style-name="T3461"><text:line-break/><text:s text:c="4"/>}</text:span><text:span text:style-name="T3462"><text:line-break/><text:s text:c="4"/>std::cout &lt;&lt; std::endl;</text:span><text:span text:style-name="T3463"><text:line-break/><text:s text:c="4"/></text:span><text:span text:style-name="T3464">// Limpar a memória (libertar memoria alocada)</text:span><text:span text:style-name="T3465"><text:line-break/><text:s text:c="4"/>free(h_input);</text:span><text:span text:style-name="T3466"><text:line-break/><text:s text:c="4"/>free(h_output);</text:span><text:span text:style-name="T3467"><text:line-break/><text:s text:c="4"/>cudaFree(d_input);</text:span><text:span text:style-name="T3468"><text:line-break/><text:s text:c="4"/>cudaFree(d_output);</text:span><text:span text:style-name="T3469"><text:line-break/><text:s text:c="4"/></text:span><text:span text:style-name="T3470">return</text:span><text:span text:style-name="T3471"><text:s/>0;</text:span><text:span text:style-name="T3472"><text:line-break/>}</text:span></text:p>
      <text:p text:style-name="P3473"><text:span text:style-name="T3474">Estrutura Geral para adaptação:</text:span></text:p>
      <text:list text:style-name="LFO56" text:continue-numbering="true">
        <text:list-item>
          <text:p text:style-name="P3475"><text:span text:style-name="T3476">Adaptar o Kernel (__global__ void myKernel(...))</text:span><text:span text:style-name="T3477">: Substituir a operação output[i] = input[i] * 2.0f; com o processamento desejado (transformação de imagem, redução, etc.)</text:span></text:p>
        </text:list-item>
      </text:list>
      <text:list text:style-name="LFO56" text:continue-numbering="true">
        <text:list-item>
          <text:p text:style-name="P3478"><text:span text:style-name="T3479">Alterar a configuração do grid e block</text:span><text:span text:style-name="T3480">: ajusta a threadsPerBlock e blocksPerGrid para adequar-se à tarefa. Em particular se a tarefa tiver 2 dimensões (como no caso de uma imagem) é conveniente que threadsPerBlock e blocksPerGrid sejam vetores de 2 dimensões.</text:span></text:p>
        </text:list-item>
      </text:list>
      <text:list text:style-name="LFO56" text:continue-numbering="true">
        <text:list-item>
          <text:p text:style-name="P3481"><text:span text:style-name="T3482">Adicionar memória partilhada (__shared__)</text:span><text:span text:style-name="T3483">: Se necessário, adicione e utilize memória partilhada para otimizar a comunicação entre threads do mesmo bloco.</text:span></text:p>
        </text:list-item>
      </text:list>
      <text:p text:style-name="P3484"><text:span text:style-name="T3485">Código Base MPI (com comentários explicativos)</text:span></text:p>
      <text:p text:style-name="P3486">Este exemplo mostra a estrutura básica de um programa MPI, incluindo envio e receção de mensagens, comunicação coletiva e divisão de dados:</text:p>
      <text:p text:style-name="P3487"><text:span text:style-name="T3488">#include<text:s/></text:span><text:span text:style-name="T3489">&lt;mpi.h&gt;</text:span><text:span text:style-name="T3490"><text:line-break/>#include<text:s/></text:span><text:span text:style-name="T3491">&lt;iostream&gt;</text:span><text:span text:style-name="T3492"><text:line-break/>#include<text:s/></text:span><text:span text:style-name="T3493">&lt;vector&gt;</text:span><text:span text:style-name="T3494"><text:line-break/></text:span><text:span text:style-name="T3495"><text:line-break/>int main(int argc, char *argv[]) {</text:span><text:span text:style-name="T3496"><text:line-break/><text:s text:c="4"/>int rank, numProcs;</text:span><text:span text:style-name="T3497"><text:line-break/><text:s text:c="4"/>MPI_Init(&amp;argc, &amp;argv);</text:span><text:span text:style-name="T3498"><text:line-break/><text:s text:c="4"/>MPI_Comm_rank(MPI_COMM_WORLD, &amp;rank);</text:span><text:span text:style-name="T3499"><text:line-break/><text:s text:c="4"/>MPI_Comm_size(MPI_COMM_WORLD, &amp;numProcs);</text:span><text:span text:style-name="T3500"><text:line-break/></text:span><text:soft-page-break/><text:span text:style-name="T3501"><text:line-break/><text:s text:c="4"/>int dataSize = 10;</text:span><text:span text:style-name="T3502"><text:line-break/><text:s text:c="4"/>std::vector&lt;int&gt; data(dataSize);</text:span><text:span text:style-name="T3503"><text:line-break/></text:span><text:span text:style-name="T3504"><text:line-break/><text:s text:c="4"/></text:span><text:span text:style-name="T3505">// Inicializar dados (todos os processos, exemplo)</text:span><text:span text:style-name="T3506"><text:line-break/><text:s text:c="4"/></text:span><text:span text:style-name="T3507">for</text:span><text:span text:style-name="T3508">(int i = 0; i &lt; dataSize; ++i) {</text:span><text:span text:style-name="T3509"><text:line-break/><text:s text:c="8"/>data[i] = rank * dataSize + i;<text:s/></text:span><text:span text:style-name="T3510">// Cada processo com dados diferentes</text:span><text:span text:style-name="T3511"><text:line-break/><text:s text:c="4"/>}</text:span><text:span text:style-name="T3512"><text:line-break/><text:s text:c="4"/></text:span><text:span text:style-name="T3513"><text:line-break/><text:s text:c="4"/></text:span><text:span text:style-name="T3514">if</text:span><text:span text:style-name="T3515">(rank == 0)</text:span><text:span text:style-name="T3516"><text:line-break/><text:s text:c="8"/>std::cout &lt;&lt; "Processo " &lt;&lt; rank &lt;&lt; " dados iniciais: ";</text:span><text:span text:style-name="T3517"><text:line-break/></text:span><text:span text:style-name="T3518"><text:line-break/><text:s text:c="4"/></text:span><text:span text:style-name="T3519">// Imprimir dados (todos os processos, exemplo)</text:span><text:span text:style-name="T3520"><text:line-break/><text:s text:c="5"/></text:span><text:span text:style-name="T3521">for</text:span><text:span text:style-name="T3522">(int i = 0; i &lt; dataSize; ++i) {</text:span><text:span text:style-name="T3523"><text:line-break/><text:s text:c="8"/></text:span><text:span text:style-name="T3524">if</text:span><text:span text:style-name="T3525">(rank == 0)</text:span><text:span text:style-name="T3526"><text:line-break/><text:s text:c="12"/>std::cout &lt;&lt; data[i] &lt;&lt; " ";</text:span><text:span text:style-name="T3527"><text:line-break/><text:s text:c="5"/>}</text:span><text:span text:style-name="T3528"><text:line-break/></text:span><text:span text:style-name="T3529"><text:line-break/><text:s text:c="5"/></text:span><text:span text:style-name="T3530">if</text:span><text:span text:style-name="T3531">(rank == 0)</text:span><text:span text:style-name="T3532"><text:line-break/><text:s text:c="9"/>std::cout &lt;&lt; std::endl;</text:span><text:span text:style-name="T3533"><text:line-break/></text:span><text:span text:style-name="T3534"><text:line-break/></text:span><text:span text:style-name="T3535"><text:line-break/><text:s text:c="4"/></text:span><text:span text:style-name="T3536">// Exemplo de comunicação ponto a ponto (envio e receção do primeiro processo para o último):</text:span><text:span text:style-name="T3537"><text:line-break/><text:s text:c="4"/></text:span><text:span text:style-name="T3538">if</text:span><text:span text:style-name="T3539"><text:s/>(rank == 0 &amp;&amp; numProcs &gt; 1) {<text:s/></text:span><text:span text:style-name="T3540">// Master</text:span><text:span text:style-name="T3541"><text:line-break/><text:s text:c="8"/>MPI_Send(&amp;data[0], 1, MPI_INT, numProcs - 1, 0, MPI_COMM_WORLD);</text:span><text:span text:style-name="T3542"><text:line-break/><text:s text:c="4"/>}<text:s/></text:span><text:span text:style-name="T3543">else</text:span><text:span text:style-name="T3544"><text:s/></text:span><text:span text:style-name="T3545">if</text:span><text:span text:style-name="T3546">(rank == numProcs -1) {<text:s/></text:span><text:span text:style-name="T3547">// Last</text:span><text:span text:style-name="T3548"><text:line-break/><text:s text:c="8"/>int received;</text:span><text:span text:style-name="T3549"><text:line-break/><text:s text:c="8"/>MPI_Recv(&amp;received, 1, MPI_INT, 0, 0, MPI_COMM_WORLD, MPI_STATUS_IGNORE);</text:span><text:span text:style-name="T3550"><text:line-break/><text:s text:c="8"/></text:span><text:span text:style-name="T3551">if</text:span><text:span text:style-name="T3552">(numProcs &gt; 1)</text:span><text:span text:style-name="T3553"><text:line-break/><text:s text:c="12"/>std::cout &lt;&lt; "Processo " &lt;&lt; rank &lt;&lt; " recebeu valor " &lt;&lt; received &lt;&lt; " do processo 0" &lt;&lt; std::endl;</text:span><text:span text:style-name="T3554"><text:line-break/><text:s text:c="4"/>}</text:span><text:span text:style-name="T3555"><text:line-break/></text:span><text:span text:style-name="T3556"><text:line-break/></text:span><text:span text:style-name="T3557"><text:line-break/><text:s text:c="3"/></text:span><text:span text:style-name="T3558">// Exemplo de comunicação coletiva (broadcast):</text:span><text:span text:style-name="T3559"><text:line-break/><text:s text:c="3"/>int broadcastValue = 0;</text:span><text:span text:style-name="T3560"><text:line-break/><text:s text:c="3"/></text:span><text:span text:style-name="T3561">if</text:span><text:span text:style-name="T3562">(rank == 0){</text:span><text:span text:style-name="T3563"><text:line-break/><text:s text:c="5"/>broadcastValue = 100;</text:span><text:span text:style-name="T3564"><text:line-break/><text:s text:c="4"/>}</text:span><text:span text:style-name="T3565"><text:line-break/></text:span><text:span text:style-name="T3566"><text:line-break/><text:s text:c="3"/>MPI_Bcast(&amp;broadcastValue, 1, MPI_INT, 0, MPI_COMM_WORLD);</text:span><text:span text:style-name="T3567"><text:line-break/><text:s text:c="3"/>std::cout &lt;&lt; "Processo " &lt;&lt; rank &lt;&lt; " recebeu o valor de broadcast " &lt;&lt; broadcastValue &lt;&lt; std::endl;</text:span><text:span text:style-name="T3568"><text:line-break/></text:span><text:span text:style-name="T3569"><text:line-break/><text:s text:c="3"/></text:span><text:span text:style-name="T3570">// Exemplo de comunicação coletiva (reduce):</text:span><text:span text:style-name="T3571"><text:line-break/><text:s text:c="4"/>int localSum = rank + 1;<text:s/></text:span><text:span text:style-name="T3572">// Cada processo tem um valor a ser adicionado</text:span><text:span text:style-name="T3573"><text:line-break/><text:s text:c="4"/>int totalSum;</text:span><text:span text:style-name="T3574"><text:line-break/><text:s text:c="4"/>MPI_Reduce(&amp;localSum, &amp;totalSum, 1, MPI_INT, MPI_SUM, 0, MPI_COMM_WORLD);<text:s/></text:span><text:span text:style-name="T3575">// Soma todos os valores no processo 0</text:span><text:span text:style-name="T3576"><text:line-break/><text:s text:c="4"/></text:span><text:span text:style-name="T3577">if</text:span><text:span text:style-name="T3578">(rank == 0){</text:span><text:span text:style-name="T3579"><text:line-break/><text:s text:c="7"/>std::cout &lt;&lt; "Processo " &lt;&lt; rank &lt;&lt; " soma total = <text:s/>" &lt;&lt; totalSum &lt;&lt; std::endl;</text:span><text:span text:style-name="T3580"><text:line-break/></text:span><text:soft-page-break/><text:span text:style-name="T3581"><text:s text:c="4"/>}</text:span><text:span text:style-name="T3582"><text:line-break/></text:span><text:span text:style-name="T3583"><text:line-break/><text:s text:c="5"/></text:span><text:span text:style-name="T3584">// Divisão de dados por processos (por simplicidade, assumindo que dataSize é divisível por numProcs)</text:span><text:span text:style-name="T3585"><text:line-break/><text:s text:c="5"/>int localSize = dataSize / numProcs;</text:span><text:span text:style-name="T3586"><text:line-break/><text:s text:c="5"/>std::vector&lt;int&gt; localData(localSize);</text:span><text:span text:style-name="T3587"><text:line-break/><text:s text:c="5"/>MPI_Scatter(&amp;data[0], localSize, MPI_INT, &amp;localData[0], localSize, MPI_INT, 0, MPI_COMM_WORLD);</text:span><text:span text:style-name="T3588"><text:line-break/></text:span><text:span text:style-name="T3589"><text:line-break/><text:s text:c="4"/></text:span><text:span text:style-name="T3590">// Exibir os dados locais (todos os processos, exemplo):</text:span><text:span text:style-name="T3591"><text:line-break/><text:s text:c="4"/>std::cout &lt;&lt; "Processo " &lt;&lt; rank &lt;&lt; " dados locais: ";</text:span><text:span text:style-name="T3592"><text:line-break/><text:s text:c="4"/></text:span><text:span text:style-name="T3593">for</text:span><text:span text:style-name="T3594"><text:s/>(int i = 0; i &lt; localSize; ++i) {</text:span><text:span text:style-name="T3595"><text:line-break/><text:s text:c="12"/>std::cout &lt;&lt; localData[i] &lt;&lt; " ";</text:span><text:span text:style-name="T3596"><text:line-break/><text:s text:c="4"/>}</text:span><text:span text:style-name="T3597"><text:line-break/><text:s text:c="4"/>std::cout &lt;&lt; std::endl;</text:span><text:span text:style-name="T3598"><text:line-break/></text:span><text:span text:style-name="T3599"><text:line-break/><text:s text:c="4"/>MPI_Finalize();</text:span><text:span text:style-name="T3600"><text:line-break/><text:s text:c="4"/></text:span><text:span text:style-name="T3601">return</text:span><text:span text:style-name="T3602"><text:s/>0;</text:span><text:span text:style-name="T3603"><text:line-break/>}</text:span></text:p>
      <text:p text:style-name="P3604"><text:span text:style-name="T3605">Estrutura Geral para adaptação:</text:span></text:p>
      <text:list text:style-name="LFO57">
        <text:list-item text:start-value="1">
          <text:p text:style-name="P3606"><text:span text:style-name="T3607">Ajustar a Divisão de Dados</text:span><text:span text:style-name="T3608">: Se precisar, modifique a lógica do MPI_Scatter (ou outra forma de dividir dados) para que seja apropriada para a sua aplicação.</text:span></text:p>
        </text:list-item>
      </text:list>
      <text:list text:style-name="LFO57" text:continue-numbering="true">
        <text:list-item>
          <text:p text:style-name="P3609"><text:span text:style-name="T3610">Adaptar a comunicação entre processos</text:span><text:span text:style-name="T3611">: ajustar os envios (MPI_Send), receções (MPI_Recv), ou outras chamadas da API MPI para realizar a comunicação desejada.</text:span></text:p>
        </text:list-item>
      </text:list>
      <text:list text:style-name="LFO57" text:continue-numbering="true">
        <text:list-item>
          <text:p text:style-name="P3612"><text:span text:style-name="T3613">Implementar o processamento local</text:span><text:span text:style-name="T3614">: dentro de cada processo, realiza-se o processamento especifico para cada caso.</text:span></text:p>
        </text:list-item>
      </text:list>
      <text:list text:style-name="LFO57" text:continue-numbering="true">
        <text:list-item>
          <text:p text:style-name="P3615"><text:span text:style-name="T3616">Organizar a comunicação</text:span><text:span text:style-name="T3617">: Utilize as operações coletivas (broadcast, scatter, reduce, etc.) de acordo com o padrão paralelo apropriado (farm, pipeline, etc.).</text:span></text:p>
        </text:list-item>
      </text:list>
      <text:p text:style-name="P36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orpodetexto" style:display-name="Corpo de texto" style:family="paragraph" style:parent-style-name="Normal">
      <style:paragraph-properties fo:margin-top="0.125in" fo:margin-bottom="0.125in" fo:line-height="100%"/>
      <style:text-properties style:letter-kerning="false" fo:language="en" fo:country="US" fo:hyphenate="false"/>
    </style:style>
    <style:style style:name="CorpodetextoCaráter" style:display-name="Corpo de texto Caráter" style:family="text" style:parent-style-name="Tipodeletrapredefinidodoparágrafo">
      <style:text-properties style:letter-kerning="false" fo:language="en" fo:country="US"/>
    </style:style>
    <style:style style:name="FirstParagraph" style:display-name="First Paragraph" style:family="paragraph" style:parent-style-name="Corpodetexto" style:next-style-name="Corpodetexto">
      <style:text-properties fo:hyphenate="false"/>
    </style:style>
    <style:style style:name="Compact" style:display-name="Compact" style:family="paragraph" style:parent-style-name="Corpodetexto">
      <style:paragraph-properties fo:margin-top="0.025in" fo:margin-bottom="0.025in"/>
      <style:text-properties fo:hyphenate="false"/>
    </style:style>
    <style:style style:name="Author" style:display-name="Author" style:family="paragraph" style:next-style-name="Corpodetexto">
      <style:paragraph-properties fo:keep-with-next="always" fo:keep-together="always" fo:text-align="center" fo:margin-bottom="0.1388in" fo:line-height="100%"/>
      <style:text-properties style:letter-kerning="false" fo:language="en" fo:country="US" fo:hyphenate="false"/>
    </style:style>
    <style:style style:name="Data" style:display-name="Data" style:family="paragraph" style:next-style-name="Corpodetexto">
      <style:paragraph-properties fo:keep-with-next="always" fo:keep-together="always" fo:text-align="center" fo:margin-bottom="0.1388in" fo:line-height="100%"/>
      <style:text-properties style:letter-kerning="false" fo:language="en" fo:country="US" fo:hyphenate="false"/>
    </style:style>
    <style:style style:name="DataCaráter" style:display-name="Data Caráter" style:family="text" style:parent-style-name="Tipodeletrapredefinidodoparágrafo">
      <style:text-properties style:letter-kerning="false" fo:language="en" fo:country="US"/>
    </style:style>
    <style:style style:name="Abstract" style:display-name="Abstract" style:family="paragraph" style:parent-style-name="Normal" style:next-style-name="Corpodetexto">
      <style:paragraph-properties fo:keep-with-next="always" fo:keep-together="always" fo:margin-top="0.2083in" fo:margin-bottom="0.2083in" fo:line-height="100%"/>
      <style:text-properties style:letter-kerning="false" fo:font-size="10pt" style:font-size-asian="10pt" style:font-size-complex="10pt" fo:language="en" fo:country="US" fo:hyphenate="false"/>
    </style:style>
    <style:style style:name="Bibliografia" style:display-name="Bibliografia" style:family="paragraph" style:parent-style-name="Normal">
      <style:paragraph-properties fo:margin-bottom="0.1388in" fo:line-height="100%"/>
      <style:text-properties style:letter-kerning="false" fo:language="en" fo:country="US" fo:hyphenate="false"/>
    </style:style>
    <style:style style:name="Textodebloco" style:display-name="Texto de bloco" style:family="paragraph" style:parent-style-name="Corpodetexto" style:next-style-name="Corpodetexto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Textodenotaderodapé" style:display-name="Texto de nota de rodapé" style:family="paragraph" style:parent-style-name="Normal">
      <style:paragraph-properties fo:margin-bottom="0.1388in" fo:line-height="100%"/>
      <style:text-properties style:letter-kerning="false" fo:language="en" fo:country="US" fo:hyphenate="false"/>
    </style:style>
    <style:style style:name="TextodenotaderodapéCaráter" style:display-name="Texto de nota de rodapé Caráter" style:family="text" style:parent-style-name="Tipodeletrapredefinidodoparágrafo">
      <style:text-properties style:letter-kerning="false" fo:language="en" fo:country="US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 fo:line-height="100%"/>
      <style:text-properties fo:font-weight="bold" style:font-weight-asian="bold" style:letter-kerning="false" fo:language="en" fo:country="US" fo:hyphenate="false"/>
    </style:style>
    <style:style style:name="Definition" style:display-name="Definition" style:family="paragraph" style:parent-style-name="Normal">
      <style:paragraph-properties fo:margin-bottom="0.1388in" fo:line-height="100%"/>
      <style:text-properties style:letter-kerning="false" fo:language="en" fo:country="US" fo:hyphenate="false"/>
    </style:style>
    <style:style style:name="Legenda" style:display-name="Legenda" style:family="paragraph" style:parent-style-name="Normal">
      <style:paragraph-properties fo:margin-bottom="0.0833in" fo:line-height="100%"/>
      <style:text-properties fo:font-style="italic" style:font-style-asian="italic" style:letter-kerning="false" fo:language="en" fo:country="US" fo:hyphenate="false"/>
    </style:style>
    <style:style style:name="TableCaption" style:display-name="Table Caption" style:family="paragraph" style:parent-style-name="Legenda">
      <style:paragraph-properties fo:keep-with-next="always"/>
      <style:text-properties fo:hyphenate="false"/>
    </style:style>
    <style:style style:name="ImageCaption" style:display-name="Image Caption" style:family="paragraph" style:parent-style-name="Legenda">
      <style:text-properties fo:hyphenate="false"/>
    </style:style>
    <style:style style:name="Figure" style:display-name="Figure" style:family="paragraph" style:parent-style-name="Normal">
      <style:paragraph-properties fo:margin-bottom="0.1388in" fo:line-height="100%"/>
      <style:text-properties style:letter-kerning="false" fo:language="en" fo:country="US"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LegendaCaráter" style:display-name="Legenda Caráter" style:family="text" style:parent-style-name="Tipodeletrapredefinidodoparágrafo">
      <style:text-properties fo:font-style="italic" style:font-style-asian="italic" style:letter-kerning="false" fo:language="en" fo:country="US"/>
    </style:style>
    <style:style style:name="VerbatimChar" style:display-name="Verbatim Char" style:family="text" style:parent-style-name="LegendaCaráter">
      <style:text-properties style:font-name="Consolas" fo:font-style="italic" style:font-style-asian="italic" style:letter-kerning="false" fo:font-size="11pt" style:font-size-asian="11pt" fo:language="en" fo:country="US"/>
    </style:style>
    <style:style style:name="SectionNumber" style:display-name="Section Number" style:family="text" style:parent-style-name="LegendaCaráter">
      <style:text-properties fo:font-style="italic" style:font-style-asian="italic" style:letter-kerning="false" fo:language="en" fo:country="US"/>
    </style:style>
    <style:style style:name="Ref.denotaderodapé" style:display-name="Ref. de nota de rodapé" style:family="text" style:parent-style-name="LegendaCaráter">
      <style:text-properties fo:font-style="italic" style:font-style-asian="italic" style:letter-kerning="false" style:text-position="super 58.3%" fo:language="en" fo:country="US"/>
    </style:style>
    <style:style style:name="Hiperligação1" style:display-name="Hiperligação1" style:family="text" style:parent-style-name="LegendaCaráter">
      <style:text-properties fo:font-style="italic" style:font-style-asian="italic" fo:color="#4F81BD" style:letter-kerning="false" fo:language="en" fo:country="US"/>
    </style:style>
    <style:style style:name="CabeçalhodoÍndice1" style:display-name="Cabeçalho do Índice1" style:family="paragraph" style:parent-style-name="Título1" style:next-style-name="Corpodetexto">
      <style:paragraph-properties fo:margin-top="0.1666in" fo:margin-bottom="0in" fo:line-height="107%"/>
      <style:text-properties style:letter-kerning="false" fo:font-size="16pt" style:font-size-asian="16pt" style:font-size-complex="16pt" fo:language="en" fo:country="US" fo:hyphenate="false"/>
    </style:style>
    <style:style style:name="SourceCode" style:display-name="Source Code" style:family="paragraph" style:parent-style-name="Normal">
      <style:paragraph-properties style:line-break="normal" fo:margin-bottom="0.1388in" fo:line-height="100%"/>
      <style:text-properties style:font-name="Consolas" fo:font-style="italic" style:font-style-asian="italic" style:letter-kerning="false" fo:font-size="11pt" style:font-size-asian="11pt" fo:language="en" fo:country="US"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font-style="italic" style:font-style-asian="italic" fo:color="#007020" style:letter-kerning="false" fo:font-size="11pt" style:font-size-asian="11pt" fo:language="en" fo:country="US"/>
    </style:style>
    <style:style style:name="DataTypeTok" style:display-name="DataTypeTok" style:family="text" style:parent-style-name="VerbatimChar">
      <style:text-properties style:font-name="Consolas" fo:font-style="italic" style:font-style-asian="italic" fo:color="#902000" style:letter-kerning="false" fo:font-size="11pt" style:font-size-asian="11pt" fo:language="en" fo:country="US"/>
    </style:style>
    <style:style style:name="DecValTok" style:display-name="DecValTok" style:family="text" style:parent-style-name="VerbatimChar">
      <style:text-properties style:font-name="Consolas" fo:font-style="italic" style:font-style-asian="italic" fo:color="#40A070" style:letter-kerning="false" fo:font-size="11pt" style:font-size-asian="11pt" fo:language="en" fo:country="US"/>
    </style:style>
    <style:style style:name="BaseNTok" style:display-name="BaseNTok" style:family="text" style:parent-style-name="VerbatimChar">
      <style:text-properties style:font-name="Consolas" fo:font-style="italic" style:font-style-asian="italic" fo:color="#40A070" style:letter-kerning="false" fo:font-size="11pt" style:font-size-asian="11pt" fo:language="en" fo:country="US"/>
    </style:style>
    <style:style style:name="FloatTok" style:display-name="FloatTok" style:family="text" style:parent-style-name="VerbatimChar">
      <style:text-properties style:font-name="Consolas" fo:font-style="italic" style:font-style-asian="italic" fo:color="#40A070" style:letter-kerning="false" fo:font-size="11pt" style:font-size-asian="11pt" fo:language="en" fo:country="US"/>
    </style:style>
    <style:style style:name="ConstantTok" style:display-name="ConstantTok" style:family="text" style:parent-style-name="VerbatimChar">
      <style:text-properties style:font-name="Consolas" fo:font-style="italic" style:font-style-asian="italic" fo:color="#880000" style:letter-kerning="false" fo:font-size="11pt" style:font-size-asian="11pt" fo:language="en" fo:country="US"/>
    </style:style>
    <style:style style:name="CharTok" style:display-name="CharTok" style:family="text" style:parent-style-name="VerbatimChar">
      <style:text-properties style:font-name="Consolas" fo:font-style="italic" style:font-style-asian="italic" fo:color="#4070A0" style:letter-kerning="false" fo:font-size="11pt" style:font-size-asian="11pt" fo:language="en" fo:country="US"/>
    </style:style>
    <style:style style:name="SpecialCharTok" style:display-name="SpecialCharTok" style:family="text" style:parent-style-name="VerbatimChar">
      <style:text-properties style:font-name="Consolas" fo:font-style="italic" style:font-style-asian="italic" fo:color="#4070A0" style:letter-kerning="false" fo:font-size="11pt" style:font-size-asian="11pt" fo:language="en" fo:country="US"/>
    </style:style>
    <style:style style:name="StringTok" style:display-name="StringTok" style:family="text" style:parent-style-name="VerbatimChar">
      <style:text-properties style:font-name="Consolas" fo:font-style="italic" style:font-style-asian="italic" fo:color="#4070A0" style:letter-kerning="false" fo:font-size="11pt" style:font-size-asian="11pt" fo:language="en" fo:country="US"/>
    </style:style>
    <style:style style:name="VerbatimStringTok" style:display-name="VerbatimStringTok" style:family="text" style:parent-style-name="VerbatimChar">
      <style:text-properties style:font-name="Consolas" fo:font-style="italic" style:font-style-asian="italic" fo:color="#4070A0" style:letter-kerning="false" fo:font-size="11pt" style:font-size-asian="11pt" fo:language="en" fo:country="US"/>
    </style:style>
    <style:style style:name="SpecialStringTok" style:display-name="SpecialStringTok" style:family="text" style:parent-style-name="VerbatimChar">
      <style:text-properties style:font-name="Consolas" fo:font-style="italic" style:font-style-asian="italic" fo:color="#BB6688" style:letter-kerning="false" fo:font-size="11pt" style:font-size-asian="11pt" fo:language="en" fo:country="US"/>
    </style:style>
    <style:style style:name="ImportTok" style:display-name="ImportTok" style:family="text" style:parent-style-name="VerbatimChar">
      <style:text-properties style:font-name="Consolas" fo:font-weight="bold" style:font-weight-asian="bold" fo:font-style="italic" style:font-style-asian="italic" fo:color="#008000" style:letter-kerning="false" fo:font-size="11pt" style:font-size-asian="11pt" fo:language="en" fo:country="US"/>
    </style:style>
    <style:style style:name="CommentTok" style:display-name="CommentTok" style:family="text" style:parent-style-name="VerbatimChar">
      <style:text-properties style:font-name="Consolas" fo:font-style="normal" style:font-style-asian="normal" fo:color="#60A0B0" style:letter-kerning="false" fo:font-size="11pt" style:font-size-asian="11pt" fo:language="en" fo:country="US"/>
    </style:style>
    <style:style style:name="DocumentationTok" style:display-name="DocumentationTok" style:family="text" style:parent-style-name="VerbatimChar">
      <style:text-properties style:font-name="Consolas" fo:font-style="normal" style:font-style-asian="normal" fo:color="#BA2121" style:letter-kerning="false" fo:font-size="11pt" style:font-size-asian="11pt" fo:language="en" fo:country="US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normal" style:font-style-asian="normal" fo:color="#60A0B0" style:letter-kerning="false" fo:font-size="11pt" style:font-size-asian="11pt" fo:language="en" fo:country="US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normal" style:font-style-asian="normal" fo:color="#60A0B0" style:letter-kerning="false" fo:font-size="11pt" style:font-size-asian="11pt" fo:language="en" fo:country="US"/>
    </style:style>
    <style:style style:name="OtherTok" style:display-name="OtherTok" style:family="text" style:parent-style-name="VerbatimChar">
      <style:text-properties style:font-name="Consolas" fo:font-style="italic" style:font-style-asian="italic" fo:color="#007020" style:letter-kerning="false" fo:font-size="11pt" style:font-size-asian="11pt" fo:language="en" fo:country="US"/>
    </style:style>
    <style:style style:name="FunctionTok" style:display-name="FunctionTok" style:family="text" style:parent-style-name="VerbatimChar">
      <style:text-properties style:font-name="Consolas" fo:font-style="italic" style:font-style-asian="italic" fo:color="#06287E" style:letter-kerning="false" fo:font-size="11pt" style:font-size-asian="11pt" fo:language="en" fo:country="US"/>
    </style:style>
    <style:style style:name="VariableTok" style:display-name="VariableTok" style:family="text" style:parent-style-name="VerbatimChar">
      <style:text-properties style:font-name="Consolas" fo:font-style="italic" style:font-style-asian="italic" fo:color="#19177C" style:letter-kerning="false" fo:font-size="11pt" style:font-size-asian="11pt" fo:language="en" fo:country="US"/>
    </style:style>
    <style:style style:name="ControlFlowTok" style:display-name="ControlFlowTok" style:family="text" style:parent-style-name="VerbatimChar">
      <style:text-properties style:font-name="Consolas" fo:font-weight="bold" style:font-weight-asian="bold" fo:font-style="italic" style:font-style-asian="italic" fo:color="#007020" style:letter-kerning="false" fo:font-size="11pt" style:font-size-asian="11pt" fo:language="en" fo:country="US"/>
    </style:style>
    <style:style style:name="OperatorTok" style:display-name="OperatorTok" style:family="text" style:parent-style-name="VerbatimChar">
      <style:text-properties style:font-name="Consolas" fo:font-style="italic" style:font-style-asian="italic" fo:color="#666666" style:letter-kerning="false" fo:font-size="11pt" style:font-size-asian="11pt" fo:language="en" fo:country="US"/>
    </style:style>
    <style:style style:name="BuiltInTok" style:display-name="BuiltInTok" style:family="text" style:parent-style-name="VerbatimChar">
      <style:text-properties style:font-name="Consolas" fo:font-style="italic" style:font-style-asian="italic" fo:color="#008000" style:letter-kerning="false" fo:font-size="11pt" style:font-size-asian="11pt" fo:language="en" fo:country="US"/>
    </style:style>
    <style:style style:name="ExtensionTok" style:display-name="ExtensionTok" style:family="text" style:parent-style-name="VerbatimChar">
      <style:text-properties style:font-name="Consolas" fo:font-style="italic" style:font-style-asian="italic" style:letter-kerning="false" fo:font-size="11pt" style:font-size-asian="11pt" fo:language="en" fo:country="US"/>
    </style:style>
    <style:style style:name="PreprocessorTok" style:display-name="PreprocessorTok" style:family="text" style:parent-style-name="VerbatimChar">
      <style:text-properties style:font-name="Consolas" fo:font-style="italic" style:font-style-asian="italic" fo:color="#BC7A00" style:letter-kerning="false" fo:font-size="11pt" style:font-size-asian="11pt" fo:language="en" fo:country="US"/>
    </style:style>
    <style:style style:name="AttributeTok" style:display-name="AttributeTok" style:family="text" style:parent-style-name="VerbatimChar">
      <style:text-properties style:font-name="Consolas" fo:font-style="italic" style:font-style-asian="italic" fo:color="#7D9029" style:letter-kerning="false" fo:font-size="11pt" style:font-size-asian="11pt" fo:language="en" fo:country="US"/>
    </style:style>
    <style:style style:name="RegionMarkerTok" style:display-name="RegionMarkerTok" style:family="text" style:parent-style-name="VerbatimChar">
      <style:text-properties style:font-name="Consolas" fo:font-style="italic" style:font-style-asian="italic" style:letter-kerning="false" fo:font-size="11pt" style:font-size-asian="11pt" fo:language="en" fo:country="US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normal" style:font-style-asian="normal" fo:color="#60A0B0" style:letter-kerning="false" fo:font-size="11pt" style:font-size-asian="11pt" fo:language="en" fo:country="US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normal" style:font-style-asian="normal" fo:color="#60A0B0" style:letter-kerning="false" fo:font-size="11pt" style:font-size-asian="11pt" fo:language="en" fo:country="US"/>
    </style:style>
    <style:style style:name="AlertTok" style:display-name="AlertTok" style:family="text" style:parent-style-name="VerbatimChar">
      <style:text-properties style:font-name="Consolas" fo:font-weight="bold" style:font-weight-asian="bold" fo:font-style="italic" style:font-style-asian="italic" fo:color="#FF0000" style:letter-kerning="false" fo:font-size="11pt" style:font-size-asian="11pt" fo:language="en" fo:country="US"/>
    </style:style>
    <style:style style:name="ErrorTok" style:display-name="ErrorTok" style:family="text" style:parent-style-name="VerbatimChar">
      <style:text-properties style:font-name="Consolas" fo:font-weight="bold" style:font-weight-asian="bold" fo:font-style="italic" style:font-style-asian="italic" fo:color="#FF0000" style:letter-kerning="false" fo:font-size="11pt" style:font-size-asian="11pt" fo:language="en" fo:country="US"/>
    </style:style>
    <style:style style:name="NormalTok" style:display-name="NormalTok" style:family="text" style:parent-style-name="VerbatimChar">
      <style:text-properties style:font-name="Consolas" fo:font-style="italic" style:font-style-asian="italic" style:letter-kerning="false" fo:font-size="11pt" style:font-size-asian="11pt" fo:language="en" fo:country="US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7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8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9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0">
      <text:list-level-style-bullet text:level="1" text:bullet-char=" 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 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 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 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 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 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 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 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 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1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2">
      <text:list-level-style-number text:level="1" style:num-suffix="." style:num-list-format-name="NLF1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list-format-name="NLF1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list-format-name="NLF1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list-format-name="NLF1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list-format-name="NLF1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list-format-name="NLF1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list-format-name="NLF1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list-format-name="NLF1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list-format-name="NLF1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.</number:text>
    </number:num-list-format>
    <number:num-list-format style:name="NLF3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celo Araújo de Sousa</meta:initial-creator>
    <dc:creator>Marcelo Araújo de Sousa</dc:creator>
    <meta:creation-date>2024-12-19T16:43:00Z</meta:creation-date>
    <dc:date>2024-12-19T17:27:00Z</dc:date>
    <meta:template xlink:href="Normal" xlink:type="simple"/>
    <meta:editing-cycles>5</meta:editing-cycles>
    <meta:editing-duration>PT2280S</meta:editing-duration>
    <meta:document-statistic meta:page-count="24" meta:paragraph-count="102" meta:word-count="8022" meta:character-count="51240" meta:row-count="361" meta:non-whitespace-character-count="43320"/>
  </office:meta>
</office:document-meta>
</file>